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00F0000000F10988300.jpg"/>
  <manifest:file-entry manifest:media-type="image/png" manifest:full-path="Pictures/100000000000021A00000069A4CB2CBE.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Courier New1" svg:font-family="'Courier New'" style:font-family-generic="modern" style:font-pitch="fixed"/>
    <style:font-face style:name="AcadEref" svg:font-family="AcadEref" style:font-pitch="variable"/>
    <style:font-face style:name="Times New Roman" svg:font-family="'Times New Roman'" style:font-family-generic="roman" style:font-pitch="variable"/>
    <style:font-face style:name="Arial" svg:font-family="Arial" style:font-family-generic="swiss" style:font-pitch="variable"/>
    <style:font-face style:name="Dresdner Bank AG" svg:font-family="'Dresdner Bank AG', Arial"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2" style:family="paragraph" style:parent-style-name="Standard">
      <style:paragraph-properties fo:margin-left="0cm" fo:margin-right="0cm" fo:margin-top="0.42cm" fo:margin-bottom="0cm" fo:text-align="start" style:justify-single-word="false" fo:orphans="2" fo:widows="2" fo:hyphenation-ladder-count="no-limit" fo:text-indent="0cm" style:auto-text-indent="false" style:writing-mode="lr-tb"/>
      <style:text-properties style:use-window-font-color="true" style:font-name="Arial" fo:language="de" fo:country="DE" style:font-name-asian="Times New Roman" style:font-name-complex="Arial" style:language-complex="ar" style:country-complex="SA" fo:hyphenate="true" fo:hyphenation-remain-char-count="2" fo:hyphenation-push-char-count="2"/>
    </style:style>
    <style:style style:name="P3" style:family="paragraph" style:parent-style-name="Standard">
      <style:paragraph-properties fo:margin-left="0cm" fo:margin-right="0cm" fo:margin-top="0.42cm" fo:margin-bottom="0cm" fo:text-align="start" style:justify-single-word="false" fo:orphans="2" fo:widows="2" fo:hyphenation-ladder-count="no-limit" fo:text-indent="0cm" style:auto-text-indent="false" style:writing-mode="lr-tb"/>
      <style:text-properties style:use-window-font-color="true" style:font-name="Arial" fo:language="en" fo:country="US" style:font-name-asian="Times New Roman" style:font-name-complex="Arial" style:language-complex="ar" style:country-complex="SA" fo:hyphenate="true" fo:hyphenation-remain-char-count="2" fo:hyphenation-push-char-count="2"/>
    </style:style>
    <style:style style:name="P4" style:family="paragraph" style:parent-style-name="Standard">
      <style:paragraph-properties fo:margin-left="0cm" fo:margin-right="0cm" fo:margin-top="0.42cm" fo:margin-bottom="0cm" fo:text-align="start" style:justify-single-word="false" fo:orphans="2" fo:widows="2" fo:hyphenation-ladder-count="no-limit" fo:text-indent="0cm" style:auto-text-indent="false" style:writing-mode="lr-tb"/>
      <style:text-properties fo:language="en" fo:country="US" style:language-complex="ar" style:country-complex="SA" fo:hyphenate="true" fo:hyphenation-remain-char-count="2" fo:hyphenation-push-char-count="2"/>
    </style:style>
    <style:style style:name="P5" style:family="paragraph" style:parent-style-name="Standard">
      <style:paragraph-properties fo:margin-left="0cm" fo:margin-right="0cm" fo:text-align="start" style:justify-single-word="false" fo:orphans="2" fo:widows="2" fo:hyphenation-ladder-count="no-limit" fo:text-indent="0cm" style:auto-text-indent="false" style:writing-mode="lr-tb"/>
      <style:text-properties style:use-window-font-color="true" fo:language="en" fo:country="US" style:language-complex="ar" style:country-complex="SA" fo:hyphenate="true" fo:hyphenation-remain-char-count="2" fo:hyphenation-push-char-count="2"/>
    </style:style>
    <style:style style:name="P6" style:family="paragraph" style:parent-style-name="Footer">
      <style:paragraph-properties fo:margin-left="0cm" fo:margin-right="-0.002cm" fo:text-indent="0cm" style:auto-text-indent="false">
        <style:tab-stops>
          <style:tab-stop style:position="1.251cm"/>
          <style:tab-stop style:position="8.251cm" style:type="center"/>
          <style:tab-stop style:position="16.503cm" style:type="right"/>
        </style:tab-stops>
      </style:paragraph-properties>
    </style:style>
    <style:style style:name="P7" style:family="paragraph" style:parent-style-name="Standard">
      <style:text-properties fo:language="en" fo:country="GB"/>
    </style:style>
    <style:style style:name="P8" style:family="paragraph" style:parent-style-name="Standard">
      <style:text-properties fo:language="en" fo:country="GB" style:language-complex="ar" style:country-complex="SA"/>
    </style:style>
    <style:style style:name="P9" style:family="paragraph" style:parent-style-name="Standard">
      <style:paragraph-properties fo:text-align="center" style:justify-single-word="false"/>
      <style:text-properties fo:font-size="18pt" fo:language="en" fo:country="GB" style:font-size-asian="18pt" style:font-size-complex="18pt"/>
    </style:style>
    <style:style style:name="P10" style:family="paragraph" style:parent-style-name="Standard">
      <style:paragraph-properties fo:text-align="center" style:justify-single-word="false"/>
      <style:text-properties fo:font-size="18pt" fo:language="en" fo:country="GB" fo:font-weight="bold" style:font-size-asian="18pt" style:font-weight-asian="bold" style:font-size-complex="18pt" style:font-weight-complex="bold"/>
    </style:style>
    <style:style style:name="P11" style:family="paragraph" style:parent-style-name="Standard">
      <style:text-properties text:display="none"/>
    </style:style>
    <style:style style:name="P12" style:family="paragraph" style:parent-style-name="Standard">
      <style:paragraph-properties fo:text-align="center" style:justify-single-word="false"/>
      <style:text-properties fo:font-size="14pt" fo:language="en" fo:country="GB" style:font-size-asian="14pt" style:font-size-complex="14pt"/>
    </style:style>
    <style:style style:name="P13" style:family="paragraph" style:parent-style-name="Standard">
      <style:text-properties fo:language="en" fo:country="US" style:language-complex="ar" style:country-complex="SA"/>
    </style:style>
    <style:style style:name="P14" style:family="paragraph" style:parent-style-name="Datum">
      <style:text-properties fo:language="en" fo:country="GB"/>
    </style:style>
    <style:style style:name="P15" style:family="paragraph" style:parent-style-name="Standard">
      <style:paragraph-properties fo:text-align="start" style:justify-single-word="false" fo:orphans="2" fo:widows="2" fo:hyphenation-ladder-count="no-limit" style:writing-mode="lr-tb"/>
      <style:text-properties fo:language="en" fo:country="US" style:language-complex="ar" style:country-complex="SA" fo:hyphenate="true" fo:hyphenation-remain-char-count="2" fo:hyphenation-push-char-count="2"/>
    </style:style>
    <style:style style:name="P16" style:family="paragraph" style:parent-style-name="Standard">
      <style:paragraph-properties fo:margin-top="0cm" fo:margin-bottom="0cm" fo:text-align="start" style:justify-single-word="false" fo:orphans="2" fo:widows="2" fo:hyphenation-ladder-count="no-limit" style:writing-mode="lr-tb"/>
      <style:text-properties fo:language="en" fo:country="US" style:language-complex="ar" style:country-complex="SA" fo:hyphenate="true" fo:hyphenation-remain-char-count="2" fo:hyphenation-push-char-count="2"/>
    </style:style>
    <style:style style:name="P17" style:family="paragraph" style:parent-style-name="Standard">
      <style:paragraph-properties fo:margin-left="1.251cm" fo:margin-right="0cm" fo:text-align="start" style:justify-single-word="false" fo:orphans="2" fo:widows="2" fo:hyphenation-ladder-count="no-limit" fo:text-indent="0cm" style:auto-text-indent="false" style:writing-mode="lr-tb"/>
      <style:text-properties fo:color="#2300dc" fo:language="en" fo:country="US" style:language-complex="ar" style:country-complex="SA" fo:hyphenate="true" fo:hyphenation-remain-char-count="2" fo:hyphenation-push-char-count="2"/>
    </style:style>
    <style:style style:name="P18" style:family="paragraph" style:parent-style-name="Standard">
      <style:paragraph-properties fo:margin-left="1.251cm" fo:margin-right="0cm" fo:text-align="start" style:justify-single-word="false" fo:orphans="2" fo:widows="2" fo:hyphenation-ladder-count="no-limit" fo:text-indent="0cm" style:auto-text-indent="false" style:writing-mode="lr-tb"/>
      <style:text-properties fo:color="#ff0000" fo:language="en" fo:country="US" style:language-complex="ar" style:country-complex="SA" fo:hyphenate="true" fo:hyphenation-remain-char-count="2" fo:hyphenation-push-char-count="2"/>
    </style:style>
    <style:style style:name="P19" style:family="paragraph" style:parent-style-name="Header">
      <style:paragraph-properties fo:margin-left="0cm" fo:margin-right="0cm" fo:text-align="start" style:justify-single-word="false" fo:orphans="2" fo:widows="2" fo:hyphenation-ladder-count="no-limit" fo:text-indent="0cm" style:auto-text-indent="false" fo:padding-left="0cm" fo:padding-right="0cm" fo:padding-top="0cm" fo:padding-bottom="0.035cm" fo:border-left="none" fo:border-right="none" fo:border-top="none" fo:border-bottom="0.018cm solid #000000" style:writing-mode="lr-tb">
        <style:tab-stops>
          <style:tab-stop style:position="16.503cm" style:type="right"/>
        </style:tab-stops>
      </style:paragraph-properties>
      <style:text-properties fo:hyphenate="true" fo:hyphenation-remain-char-count="2" fo:hyphenation-push-char-count="2"/>
    </style:style>
    <style:style style:name="P20" style:family="paragraph" style:parent-style-name="Heading_20_2">
      <style:text-properties style:use-window-font-color="true" style:font-name="Arial" fo:font-size="14pt" style:font-size-asian="14pt" style:font-size-complex="14pt"/>
    </style:style>
    <style:style style:name="P21" style:family="paragraph" style:parent-style-name="Heading_20_2">
      <style:paragraph-properties fo:text-align="start" style:justify-single-word="false" fo:orphans="2" fo:widows="2" fo:hyphenation-ladder-count="no-limit" fo:keep-with-next="always" style:writing-mode="lr-tb"/>
      <style:text-properties fo:language="en" fo:country="US" style:language-complex="ar" style:country-complex="SA" fo:hyphenate="true" fo:hyphenation-remain-char-count="2" fo:hyphenation-push-char-count="2"/>
    </style:style>
    <style:style style:name="P22" style:family="paragraph" style:parent-style-name="Heading_20_2">
      <style:paragraph-properties fo:margin-left="0cm" fo:margin-right="0cm" fo:margin-top="0.42cm" fo:margin-bottom="0cm" fo:text-align="start" style:justify-single-word="false" fo:orphans="2" fo:widows="2" fo:hyphenation-ladder-count="no-limit" fo:text-indent="0cm" style:auto-text-indent="false" fo:keep-with-next="always" style:writing-mode="lr-tb"/>
      <style:text-properties style:use-window-font-color="true" style:font-name="Arial" fo:language="en" fo:country="US" style:font-name-asian="Times New Roman" style:font-name-complex="Arial" style:language-complex="ar" style:country-complex="SA" fo:hyphenate="true" fo:hyphenation-remain-char-count="2" fo:hyphenation-push-char-count="2"/>
    </style:style>
    <style:style style:name="P23" style:family="paragraph" style:parent-style-name="Heading_20_2">
      <style:paragraph-properties fo:text-align="start" style:justify-single-word="false" fo:orphans="2" fo:widows="2" fo:hyphenation-ladder-count="no-limit" style:writing-mode="lr-tb"/>
      <style:text-properties fo:language="en" fo:country="US" style:language-complex="ar" style:country-complex="SA" fo:hyphenate="true" fo:hyphenation-remain-char-count="2" fo:hyphenation-push-char-count="2"/>
    </style:style>
    <style:style style:name="P24" style:family="paragraph" style:parent-style-name="Heading_20_1">
      <style:text-properties fo:language="en" fo:country="GB"/>
    </style:style>
    <style:style style:name="P25" style:family="paragraph" style:parent-style-name="Heading_20_1">
      <style:text-properties fo:language="en" fo:country="US" style:language-complex="ar" style:country-complex="SA"/>
    </style:style>
    <style:style style:name="P26" style:family="paragraph" style:parent-style-name="Heading_20_1">
      <style:paragraph-properties fo:break-before="page"/>
      <style:text-properties fo:language="en" fo:country="GB"/>
    </style:style>
    <style:style style:name="P27" style:family="paragraph" style:parent-style-name="Heading_20_1">
      <style:paragraph-properties fo:text-align="start" style:justify-single-word="false" fo:orphans="2" fo:widows="2" fo:hyphenation-ladder-count="no-limit" fo:keep-with-next="always" style:writing-mode="lr-tb"/>
      <style:text-properties fo:language="en" fo:country="US" style:language-complex="ar" style:country-complex="SA" fo:hyphenate="true" fo:hyphenation-remain-char-count="2" fo:hyphenation-push-char-count="2"/>
    </style:style>
    <style:style style:name="P28" style:family="paragraph" style:parent-style-name="Heading_20_1">
      <style:paragraph-properties fo:margin-left="0cm" fo:margin-right="0cm" fo:margin-top="0.42cm" fo:margin-bottom="0cm" fo:text-align="start" style:justify-single-word="false" fo:orphans="2" fo:widows="2" fo:hyphenation-ladder-count="no-limit" fo:text-indent="0cm" style:auto-text-indent="false" style:writing-mode="lr-tb"/>
      <style:text-properties style:use-window-font-color="true" style:font-name="Arial" fo:language="en" fo:country="US" style:font-name-asian="Times New Roman" style:font-name-complex="Arial" style:language-complex="ar" style:country-complex="SA" fo:hyphenate="true" fo:hyphenation-remain-char-count="2" fo:hyphenation-push-char-count="2"/>
    </style:style>
    <style:style style:name="P29" style:family="paragraph" style:parent-style-name="Heading_20_1">
      <style:paragraph-properties fo:margin-left="0cm" fo:margin-right="0cm" fo:margin-top="0.42cm" fo:margin-bottom="0cm" fo:text-align="start" style:justify-single-word="false" fo:orphans="2" fo:widows="2" fo:hyphenation-ladder-count="no-limit" fo:text-indent="0cm" style:auto-text-indent="false" style:writing-mode="lr-tb"/>
      <style:text-properties style:use-window-font-color="true" style:font-name="Arial" fo:language="de" fo:country="DE" style:font-name-asian="Times New Roman" style:font-name-complex="Arial" style:language-complex="ar" style:country-complex="SA" fo:hyphenate="true" fo:hyphenation-remain-char-count="2" fo:hyphenation-push-char-count="2"/>
    </style:style>
    <style:style style:name="P30" style:family="paragraph" style:parent-style-name="Contents_20_1">
      <style:paragraph-properties>
        <style:tab-stops>
          <style:tab-stop style:position="16.499cm" style:type="right" style:leader-style="dotted" style:leader-text="."/>
        </style:tab-stops>
      </style:paragraph-properties>
    </style:style>
    <style:style style:name="P31" style:family="paragraph" style:parent-style-name="Contents_20_2">
      <style:paragraph-properties>
        <style:tab-stops>
          <style:tab-stop style:position="16.499cm" style:type="right" style:leader-style="dotted" style:leader-text="."/>
        </style:tab-stops>
      </style:paragraph-properties>
    </style:style>
    <style:style style:name="P32" style:family="paragraph" style:parent-style-name="Standard">
      <style:text-properties fo:language="en" fo:country="GB"/>
    </style:style>
    <style:style style:name="P33" style:family="paragraph" style:parent-style-name="Standard">
      <style:text-properties fo:language="en" fo:country="GB" style:language-complex="ar" style:country-complex="SA"/>
    </style:style>
    <style:style style:name="P34" style:family="paragraph" style:parent-style-name="Standard">
      <style:text-properties fo:language="en" fo:country="US" style:language-complex="ar" style:country-complex="SA"/>
    </style:style>
    <style:style style:name="P35" style:family="paragraph" style:parent-style-name="Standard">
      <style:text-properties fo:font-size="10pt" style:font-size-asian="10pt" style:font-size-complex="10pt"/>
    </style:style>
    <style:style style:name="P36" style:family="paragraph" style:parent-style-name="Standard">
      <style:paragraph-properties fo:text-align="start" style:justify-single-word="false" fo:orphans="2" fo:widows="2" fo:hyphenation-ladder-count="no-limit" style:writing-mode="lr-tb"/>
      <style:text-properties fo:language="en" fo:country="US" style:language-complex="ar" style:country-complex="SA" fo:hyphenate="true" fo:hyphenation-remain-char-count="2" fo:hyphenation-push-char-count="2"/>
    </style:style>
    <style:style style:name="P37" style:family="paragraph" style:parent-style-name="Standard">
      <style:paragraph-properties fo:text-align="start" style:justify-single-word="false" fo:orphans="2" fo:widows="2" fo:hyphenation-ladder-count="no-limit" style:writing-mode="lr-tb"/>
      <style:text-properties fo:hyphenate="true" fo:hyphenation-remain-char-count="2" fo:hyphenation-push-char-count="2"/>
    </style:style>
    <style:style style:name="P38" style:family="paragraph" style:parent-style-name="Standard">
      <style:paragraph-properties fo:margin-left="0cm" fo:margin-right="0cm" fo:margin-top="0.42cm" fo:margin-bottom="0cm" fo:text-align="start" style:justify-single-word="false" fo:text-indent="0cm" style:auto-text-indent="false"/>
    </style:style>
    <style:style style:name="P39" style:family="paragraph" style:parent-style-name="Standard">
      <style:paragraph-properties fo:margin-left="0cm" fo:margin-right="0cm" fo:margin-top="0.42cm" fo:margin-bottom="0cm" fo:text-align="start" style:justify-single-word="false" fo:orphans="2" fo:widows="2" fo:hyphenation-ladder-count="no-limit" fo:text-indent="0cm" style:auto-text-indent="false" style:writing-mode="lr-tb"/>
      <style:text-properties style:use-window-font-color="true" style:font-name="Arial" fo:language="en" fo:country="US" style:font-name-asian="Times New Roman" style:font-name-complex="Arial" style:language-complex="ar" style:country-complex="SA" fo:hyphenate="true" fo:hyphenation-remain-char-count="2" fo:hyphenation-push-char-count="2"/>
    </style:style>
    <style:style style:name="P40" style:family="paragraph" style:parent-style-name="Standard">
      <style:paragraph-properties fo:margin-left="0cm" fo:margin-right="0cm" fo:margin-top="0.42cm" fo:margin-bottom="0cm" fo:text-align="start" style:justify-single-word="false" fo:orphans="2" fo:widows="2" fo:hyphenation-ladder-count="no-limit" fo:text-indent="0cm" style:auto-text-indent="false" style:writing-mode="lr-tb"/>
      <style:text-properties style:use-window-font-color="true" style:font-name="Arial" fo:language="de" fo:country="DE" style:font-name-asian="Times New Roman" style:font-name-complex="Arial" style:language-complex="ar" style:country-complex="SA" fo:hyphenate="true" fo:hyphenation-remain-char-count="2" fo:hyphenation-push-char-count="2"/>
    </style:style>
    <style:style style:name="P41" style:family="paragraph" style:parent-style-name="Standard">
      <style:paragraph-properties fo:margin-left="0cm" fo:margin-right="0cm" fo:margin-top="0.42cm" fo:margin-bottom="0cm" fo:text-align="start" style:justify-single-word="false" fo:orphans="2" fo:widows="2" fo:hyphenation-ladder-count="no-limit" fo:text-indent="0cm" style:auto-text-indent="false" style:writing-mode="lr-tb"/>
      <style:text-properties fo:hyphenate="true" fo:hyphenation-remain-char-count="2" fo:hyphenation-push-char-count="2"/>
    </style:style>
    <style:style style:name="P42" style:family="paragraph" style:parent-style-name="Standard" style:list-style-name="" style:master-page-name="">
      <style:paragraph-properties fo:margin-left="0cm" fo:margin-right="0cm" fo:margin-top="0cm" fo:margin-bottom="0cm" fo:line-height="100%" fo:text-align="start" style:justify-single-word="false" fo:text-indent="0cm" style:auto-text-indent="false" style:page-number="auto" style:text-autospace="none"/>
      <style:text-properties style:font-name="Courier New1" fo:font-size="8pt" style:font-name-asian="Courier New1" style:font-size-asian="8pt" style:font-name-complex="Courier New1" style:font-size-complex="8pt"/>
    </style:style>
    <style:style style:name="P43" style:family="paragraph" style:parent-style-name="Standard" style:list-style-name="">
      <style:paragraph-properties fo:margin-left="0cm" fo:margin-right="0cm" fo:margin-top="0cm" fo:margin-bottom="0cm" fo:line-height="0.349cm" fo:text-align="start" style:justify-single-word="false" fo:text-indent="0cm" style:auto-text-indent="false" fo:background-color="transparent" style:text-autospace="none">
        <style:background-image/>
      </style:paragraph-properties>
      <style:text-properties style:font-name="Arial" fo:font-size="8pt" style:font-name-asian="Courier New1" style:font-size-asian="8pt" style:font-name-complex="Courier New1" style:font-size-complex="8pt"/>
    </style:style>
    <style:style style:name="P44" style:family="paragraph" style:parent-style-name="Standard" style:list-style-name="">
      <style:paragraph-properties fo:margin-left="0cm" fo:margin-right="0cm" fo:margin-top="0cm" fo:margin-bottom="0cm" fo:line-height="0.349cm" fo:text-align="start" style:justify-single-word="false" fo:text-indent="0cm" style:auto-text-indent="false" fo:background-color="transparent" style:text-autospace="none">
        <style:background-image/>
      </style:paragraph-properties>
      <style:text-properties style:font-name="Arial" fo:font-size="8pt" style:font-size-asian="8pt" style:font-size-complex="8pt"/>
    </style:style>
    <style:style style:name="P45" style:family="paragraph" style:parent-style-name="Standard" style:list-style-name="">
      <style:paragraph-properties fo:margin-left="0cm" fo:margin-right="0cm" fo:margin-top="0cm" fo:margin-bottom="0cm" fo:line-height="0.349cm" fo:text-align="start" style:justify-single-word="false" fo:text-indent="0cm" style:auto-text-indent="false" fo:background-color="transparent" style:text-autospace="none">
        <style:background-image/>
      </style:paragraph-properties>
      <style:text-properties fo:color="#3f5fbf" style:font-name="Arial" fo:font-size="8pt" style:font-name-asian="Courier New1" style:font-size-asian="8pt" style:font-name-complex="Courier New1" style:font-size-complex="8pt"/>
    </style:style>
    <style:style style:name="P46" style:family="paragraph" style:parent-style-name="Standard" style:list-style-name="">
      <style:paragraph-properties fo:margin-left="0cm" fo:margin-right="0cm" fo:margin-top="0cm" fo:margin-bottom="0cm" fo:line-height="0.349cm" fo:text-align="start" style:justify-single-word="false" fo:text-indent="0cm" style:auto-text-indent="false" fo:background-color="transparent" style:text-autospace="none">
        <style:background-image/>
      </style:paragraph-properties>
      <style:text-properties fo:color="#000000" style:font-name="Arial" fo:font-size="8pt" style:font-name-asian="Courier New1" style:font-size-asian="8pt" style:font-name-complex="Courier New1" style:font-size-complex="8pt"/>
    </style:style>
    <style:style style:name="P47" style:family="paragraph" style:parent-style-name="Standard" style:master-page-name="">
      <style:paragraph-properties fo:margin-left="0cm" fo:margin-right="0cm" fo:margin-top="0cm" fo:margin-bottom="0cm" fo:line-height="0.349cm" fo:orphans="0" fo:widows="0" fo:text-indent="0cm" style:auto-text-indent="false" style:page-number="auto" fo:background-color="transparent" style:shadow="none" fo:keep-with-next="always">
        <style:tab-stops/>
        <style:background-image/>
      </style:paragraph-properties>
      <style:text-properties style:font-name="Arial" fo:font-size="8pt" style:font-name-asian="Courier New1" style:font-size-asian="8pt" style:font-name-complex="Courier New1" style:font-size-complex="8pt"/>
    </style:style>
    <style:style style:name="P48" style:family="paragraph" style:parent-style-name="Standard" style:list-style-name="">
      <style:paragraph-properties fo:margin-left="0cm" fo:margin-right="0cm" fo:margin-top="0cm" fo:margin-bottom="0cm" fo:line-height="100%" fo:text-align="start" style:justify-single-word="false" fo:text-indent="0cm" style:auto-text-indent="false" style:text-autospace="none"/>
      <style:text-properties style:font-name="Courier New1" fo:font-size="8pt" style:font-name-asian="Courier New1" style:font-size-asian="8pt" style:font-name-complex="Courier New1" style:font-size-complex="8pt"/>
    </style:style>
    <style:style style:name="P49" style:family="paragraph" style:parent-style-name="Standard" style:list-style-name="">
      <style:paragraph-properties fo:margin-left="0cm" fo:margin-right="0cm" fo:margin-top="0cm" fo:margin-bottom="0cm" fo:text-align="start" style:justify-single-word="false" fo:text-indent="0cm" style:auto-text-indent="false" style:text-autospace="none"/>
      <style:text-properties style:font-name="Courier New1" fo:font-size="8pt" style:font-name-asian="Courier New1" style:font-size-asian="8pt" style:font-name-complex="Courier New1" style:font-size-complex="8pt"/>
    </style:style>
    <style:style style:name="P50" style:family="paragraph" style:parent-style-name="Standard" style:list-style-name="">
      <style:paragraph-properties fo:margin-left="0cm" fo:margin-right="0cm" fo:margin-top="0cm" fo:margin-bottom="0cm" fo:line-height="100%" fo:text-align="start" style:justify-single-word="false" fo:text-indent="0cm" style:auto-text-indent="false" style:text-autospace="none"/>
      <style:text-properties fo:color="#000000" style:font-name="Courier New1" fo:font-size="8pt" style:font-name-asian="Courier New1" style:font-size-asian="8pt" style:font-name-complex="Courier New1" style:font-size-complex="8pt"/>
    </style:style>
    <style:style style:name="P51" style:family="paragraph" style:parent-style-name="Standard" style:list-style-name="">
      <style:paragraph-properties fo:margin-left="0cm" fo:margin-right="0cm" fo:margin-top="0cm" fo:margin-bottom="0cm" fo:text-align="start" style:justify-single-word="false" fo:text-indent="0cm" style:auto-text-indent="false" style:text-autospace="none"/>
      <style:text-properties fo:font-size="8pt" style:font-size-asian="8pt" style:font-size-complex="8pt"/>
    </style:style>
    <style:style style:name="P52" style:family="paragraph" style:parent-style-name="Standard" style:list-style-name="">
      <style:paragraph-properties fo:margin-left="0cm" fo:margin-right="0cm" fo:margin-top="0cm" fo:margin-bottom="0cm" fo:line-height="100%" fo:text-align="start" style:justify-single-word="false" fo:text-indent="0cm" style:auto-text-indent="false" style:text-autospace="none"/>
      <style:text-properties fo:color="#3f7f7f" style:font-name="Courier New1" fo:font-size="8pt" style:font-name-asian="Courier New1" style:font-size-asian="8pt" style:font-name-complex="Courier New1" style:font-size-complex="8pt"/>
    </style:style>
    <style:style style:name="P53" style:family="paragraph" style:parent-style-name="Standard">
      <style:paragraph-properties fo:margin-left="0cm" fo:margin-right="0cm" fo:margin-top="0cm" fo:margin-bottom="0cm" fo:line-height="100%" fo:text-align="start" style:justify-single-word="false" fo:orphans="2" fo:widows="2" fo:hyphenation-ladder-count="no-limit" fo:text-indent="0cm" style:auto-text-indent="false" style:writing-mode="lr-tb"/>
      <style:text-properties style:font-name="Courier New1" fo:font-size="8pt" style:font-name-asian="Courier New1" style:font-size-asian="8pt" style:font-name-complex="Courier New1" style:font-size-complex="8pt" fo:hyphenate="true" fo:hyphenation-remain-char-count="2" fo:hyphenation-push-char-count="2"/>
    </style:style>
    <style:style style:name="P54" style:family="paragraph" style:parent-style-name="Standard" style:list-style-name="" style:master-page-name="">
      <style:paragraph-properties fo:margin-left="0cm" fo:margin-right="0cm" fo:margin-top="0cm" fo:margin-bottom="0cm" fo:line-height="100%" fo:text-align="start" style:justify-single-word="false" fo:text-indent="0cm" style:auto-text-indent="false" style:page-number="auto" style:text-autospace="none"/>
      <style:text-properties style:font-name="Courier New1" fo:font-size="8pt" style:font-name-asian="Courier New1" style:font-size-asian="8pt" style:font-name-complex="Courier New1" style:font-size-complex="8pt"/>
    </style:style>
    <style:style style:name="P55" style:family="paragraph" style:parent-style-name="Standard" style:list-style-name="">
      <style:paragraph-properties fo:margin-left="0cm" fo:margin-right="0cm" fo:margin-top="0.019cm" fo:margin-bottom="0.101cm" fo:text-align="start" style:justify-single-word="false" fo:text-indent="0cm" style:auto-text-indent="false" style:text-autospace="none"/>
      <style:text-properties style:font-name="Courier New1" fo:font-size="8pt" style:font-name-asian="Courier New1" style:font-size-asian="8pt" style:font-name-complex="Courier New1" style:font-size-complex="8pt"/>
    </style:style>
    <style:style style:name="P56" style:family="paragraph" style:parent-style-name="Standard" style:list-style-name="">
      <style:paragraph-properties fo:margin-left="0cm" fo:margin-right="0cm" fo:margin-top="0.019cm" fo:margin-bottom="0.101cm" fo:text-align="start" style:justify-single-word="false" fo:text-indent="0cm" style:auto-text-indent="false" style:text-autospace="none"/>
      <style:text-properties fo:color="#000000" style:font-name="Courier New1" fo:font-size="8pt" style:font-name-asian="Courier New1" style:font-size-asian="8pt" style:font-name-complex="Courier New1" style:font-size-complex="8pt"/>
    </style:style>
    <style:style style:name="P57" style:family="paragraph" style:parent-style-name="Standard" style:list-style-name="">
      <style:paragraph-properties fo:margin-left="0cm" fo:margin-right="0cm" fo:margin-top="0.019cm" fo:margin-bottom="0.101cm" fo:text-align="start" style:justify-single-word="false" fo:text-indent="0cm" style:auto-text-indent="false" style:text-autospace="none"/>
      <style:text-properties fo:color="#3f5fbf" style:font-name="Courier New1" fo:font-size="8pt" style:font-name-asian="Courier New1" style:font-size-asian="8pt" style:font-name-complex="Courier New1" style:font-size-complex="8pt"/>
    </style:style>
    <style:style style:name="P58" style:family="paragraph" style:parent-style-name="Standard" style:list-style-name="">
      <style:paragraph-properties fo:margin-left="0cm" fo:margin-right="0cm" fo:margin-top="0.019cm" fo:margin-bottom="0.101cm" fo:text-align="start" style:justify-single-word="false" fo:text-indent="0cm" style:auto-text-indent="false" style:text-autospace="none"/>
      <style:text-properties fo:font-size="8pt" style:font-size-asian="8pt" style:font-size-complex="8pt"/>
    </style:style>
    <style:style style:name="P59" style:family="paragraph" style:parent-style-name="Standard">
      <style:paragraph-properties fo:margin-top="0.019cm" fo:margin-bottom="0.101cm" fo:text-align="start" style:justify-single-word="false" fo:orphans="2" fo:widows="2" fo:hyphenation-ladder-count="no-limit" style:writing-mode="lr-tb"/>
      <style:text-properties style:font-name="Courier New1" fo:font-size="8pt" style:font-name-asian="Courier New1" style:font-size-asian="8pt" style:font-name-complex="Courier New1" style:font-size-complex="8pt" fo:hyphenate="true" fo:hyphenation-remain-char-count="2" fo:hyphenation-push-char-count="2"/>
    </style:style>
    <style:style style:name="P60" style:family="paragraph" style:parent-style-name="Standard" style:master-page-name="Standard">
      <style:paragraph-properties fo:text-align="center" style:justify-single-word="false" style:page-number="auto"/>
      <style:text-properties fo:font-size="18pt" fo:language="en" fo:country="GB" style:font-size-asian="18pt" style:font-size-complex="18pt"/>
    </style:style>
    <style:style style:name="T1" style:family="text">
      <style:text-properties fo:language="zxx" fo:country="none" style:language-asian="zxx" style:country-asian="none"/>
    </style:style>
    <style:style style:name="T2" style:family="text">
      <style:text-properties fo:font-size="12pt" fo:language="de" fo:country="DE" style:font-size-asian="12pt" style:language-asian="zxx" style:country-asian="none" style:font-size-complex="12pt"/>
    </style:style>
    <style:style style:name="T3" style:family="text">
      <style:text-properties style:use-window-font-color="true" style:font-name="Arial" style:font-name-asian="Times New Roman" style:font-name-complex="Arial"/>
    </style:style>
    <style:style style:name="T4" style:family="text">
      <style:text-properties style:use-window-font-color="true" style:font-name="Arial" fo:font-size="12pt" fo:language="de" fo:country="DE" style:font-name-asian="Times New Roman" style:font-size-asian="12pt" style:language-asian="zxx" style:country-asian="none" style:font-name-complex="Arial" style:font-size-complex="12pt" style:language-complex="ar" style:country-complex="SA"/>
    </style:style>
    <style:style style:name="T5" style:family="text">
      <style:text-properties style:use-window-font-color="true" style:font-name="Arial" fo:language="en" fo:country="US" style:font-name-asian="Times New Roman" style:font-name-complex="Arial" style:language-complex="ar" style:country-complex="SA"/>
    </style:style>
    <style:style style:name="T6" style:family="text">
      <style:text-properties style:use-window-font-color="true" style:font-name="Arial" fo:font-size="10pt" fo:language="en" fo:country="US" style:font-name-asian="Times New Roman" style:font-size-asian="10pt" style:font-name-complex="Arial" style:font-size-complex="10pt" style:language-complex="ar" style:country-complex="SA"/>
    </style:style>
    <style:style style:name="T7" style:family="text">
      <style:text-properties style:use-window-font-color="true" style:font-name="Arial" fo:font-size="11pt" fo:language="en" fo:country="US" style:font-name-asian="Times New Roman" style:font-size-asian="11pt" style:font-name-complex="Arial" style:font-size-complex="11pt" style:language-complex="ar" style:country-complex="SA"/>
    </style:style>
    <style:style style:name="T8" style:family="text">
      <style:text-properties style:use-window-font-color="true" style:font-name="Arial" fo:language="en" fo:country="US" style:font-name-asian="Courier New1" style:font-name-complex="Courier New1" style:language-complex="ar" style:country-complex="SA"/>
    </style:style>
    <style:style style:name="T9" style:family="text">
      <style:text-properties fo:language="en" fo:country="US" style:language-complex="ar" style:country-complex="SA"/>
    </style:style>
    <style:style style:name="T10" style:family="text">
      <style:text-properties fo:language="en" fo:country="US" style:font-name-asian="Courier New1" style:font-name-complex="Courier New1" style:language-complex="ar" style:country-complex="SA"/>
    </style:style>
    <style:style style:name="T11" style:family="text">
      <style:text-properties fo:color="#000000"/>
    </style:style>
    <style:style style:name="T12" style:family="text">
      <style:text-properties fo:color="#000000" style:font-name="Courier New1" style:font-name-asian="Courier New1" style:font-name-complex="Courier New1"/>
    </style:style>
    <style:style style:name="T13" style:family="text">
      <style:text-properties fo:color="#000000" fo:language="en" fo:country="US" style:language-complex="ar" style:country-complex="SA"/>
    </style:style>
    <style:style style:name="T14" style:family="text">
      <style:text-properties style:font-name="Courier New1"/>
    </style:style>
    <style:style style:name="T15" style:family="text">
      <style:text-properties style:font-name="Courier New1" fo:font-weight="bold" style:font-weight-asian="bold" style:font-weight-complex="bold"/>
    </style:style>
    <style:style style:name="T16" style:family="text">
      <style:text-properties fo:color="#008080"/>
    </style:style>
    <style:style style:name="T17" style:family="text">
      <style:text-properties fo:color="#008080" style:font-name="Courier New1" style:font-name-asian="Courier New1" style:font-name-complex="Courier New1"/>
    </style:style>
    <style:style style:name="T18" style:family="text">
      <style:text-properties fo:color="#008080" style:font-name="Courier New1" fo:font-size="8pt" fo:language="en" fo:country="US" style:font-name-asian="Courier New1" style:font-size-asian="8pt" style:font-name-complex="Courier New1" style:font-size-complex="8pt" style:language-complex="ar" style:country-complex="SA"/>
    </style:style>
    <style:style style:name="T19" style:family="text">
      <style:text-properties fo:color="#008080" style:font-name-asian="Courier New1" style:font-name-complex="Courier New1"/>
    </style:style>
    <style:style style:name="T20" style:family="text">
      <style:text-properties fo:color="#008080" fo:language="en" fo:country="US" style:language-complex="ar" style:country-complex="SA"/>
    </style:style>
    <style:style style:name="T21" style:family="text">
      <style:text-properties fo:color="#3f7f7f"/>
    </style:style>
    <style:style style:name="T22" style:family="text">
      <style:text-properties fo:color="#3f7f7f" style:font-name="Courier New1" style:font-name-asian="Courier New1" style:font-name-complex="Courier New1"/>
    </style:style>
    <style:style style:name="T23" style:family="text">
      <style:text-properties fo:color="#3f7f7f" style:font-name-asian="Courier New1" style:font-name-complex="Courier New1"/>
    </style:style>
    <style:style style:name="T24" style:family="text">
      <style:text-properties fo:color="#3f7f7f" fo:language="en" fo:country="US" style:language-complex="ar" style:country-complex="SA"/>
    </style:style>
    <style:style style:name="T25" style:family="text">
      <style:text-properties fo:color="#3f5fbf"/>
    </style:style>
    <style:style style:name="T26" style:family="text">
      <style:text-properties fo:color="#7f007f"/>
    </style:style>
    <style:style style:name="T27" style:family="text">
      <style:text-properties fo:color="#7f007f" fo:language="en" fo:country="US" style:language-complex="ar" style:country-complex="SA"/>
    </style:style>
    <style:style style:name="T28" style:family="text">
      <style:text-properties fo:color="#2a00ff" fo:font-style="italic" style:font-style-asian="italic" style:font-style-complex="italic"/>
    </style:style>
    <style:style style:name="T29" style:family="text">
      <style:text-properties fo:color="#2a00ff" fo:language="en" fo:country="US" fo:font-style="italic" style:font-style-asian="italic" style:language-complex="ar" style:country-complex="SA" style:font-style-complex="italic"/>
    </style:style>
    <style:style style:name="T30" style:family="text"/>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0"/>
      <text:p text:style-name="P9"/>
      <text:p text:style-name="P10">Cognos Configuration Manager 2.7</text:p>
      <text:p text:style-name="P10">for IBM Cognos 10.2</text:p>
      <text:p text:style-name="P10">(Documentation)</text:p>
      <text:p text:style-name="P12"/>
      <text:p text:style-name="P9"/>
      <text:p text:style-name="P9"/>
      <text:p text:style-name="P9"/>
      <text:p text:style-name="P7">AMVARA Consulting</text:p>
      <text:p text:style-name="P14">07/05/2015</text:p>
      <text:h text:style-name="P26" text:outline-level="1"><text:bookmark-start text:name="__RefHeading__46_1125058665"/>Index<text:bookmark-end text:name="__RefHeading__46_1125058665"/></text:h>
      <text:table-of-content text:style-name="Sect1" text:name="Inhaltsverzeichnis1">
        <text:table-of-content-source text:outline-level="3" text:use-index-marks="false" text:use-index-source-styles="tru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6.999cm" style:leader-char="." style:with-tab="false"/>
          </text:table-of-content-entry-template>
          <text:index-source-styles text:outline-level="1">
            <text:index-source-style text:style-name="Title"/>
          </text:index-source-styles>
          <text:index-source-styles text:outline-level="2">
            <text:index-source-style text:style-name="Subtitle"/>
          </text:index-source-styles>
          <text:index-source-styles text:outline-level="3">
            <text:index-source-style text:style-name="Stnard"/>
          </text:index-source-styles>
        </text:table-of-content-source>
        <text:index-body>
          <text:p text:style-name="P30"><text:a xlink:type="simple" xlink:href="#__RefHeading__46_1125058665">1 Index<text:tab/>2</text:a></text:p>
          <text:p text:style-name="P30"><text:a xlink:type="simple" xlink:href="#__RefHeading__680_441195037">2 Management Summary<text:tab/>3</text:a></text:p>
          <text:p text:style-name="P30"><text:a xlink:type="simple" xlink:href="#__RefHeading__48_1125058665">3 Introduction<text:tab/>4</text:a></text:p>
          <text:p text:style-name="P30"><text:a xlink:type="simple" xlink:href="#__RefHeading__50_1125058665">4 Installation<text:tab/>5</text:a></text:p>
          <text:p text:style-name="P30"><text:a xlink:type="simple" xlink:href="#__RefHeading__756_1163373423">5 De-installation<text:tab/>6</text:a></text:p>
          <text:p text:style-name="P30"><text:a xlink:type="simple" xlink:href="#__RefHeading__758_1163373423">6 Running the CoCoMa<text:tab/>7</text:a></text:p>
          <text:p text:style-name="P30"><text:a xlink:type="simple" xlink:href="#__RefHeading__52_1125058665">7 Configure parameters<text:tab/>8</text:a></text:p>
          <text:p text:style-name="P31"><text:a xlink:type="simple" xlink:href="#__RefHeading__170_1125058665">7.1 Example 1 – Import deployment archive<text:tab/>8</text:a></text:p>
          <text:p text:style-name="P31"><text:a xlink:type="simple" xlink:href="#__RefHeading__772_30617906">7.2 Example 2 – reimport fullbackup<text:tab/>10</text:a></text:p>
          <text:p text:style-name="P31"><text:a xlink:type="simple" xlink:href="#__RefHeading__774_30617906">7.3 Example 3 - Configuration of Cognos Server Environment<text:tab/>12</text:a></text:p>
          <text:p text:style-name="P31"><text:a xlink:type="simple" xlink:href="#__RefHeading__172_1125058665">7.4 Configure Password<text:tab/>23</text:a></text:p>
          <text:p text:style-name="P31"><text:a xlink:type="simple" xlink:href="#__RefHeading__174_1125058665">7.5 Using Searchpath<text:tab/>23</text:a></text:p>
          <text:p text:style-name="P31"><text:a xlink:type="simple" xlink:href="#__RefHeading__182_1125058665">7.6 Loglevel<text:tab/>24</text:a></text:p>
          <text:p text:style-name="P30"><text:a xlink:type="simple" xlink:href="#__RefHeading__776_30617906">8 Command Line parameters<text:tab/>25</text:a></text:p>
          <text:p text:style-name="P30"><text:a xlink:type="simple" xlink:href="#__RefHeading__184_1125058665">9 Execute CoCoMa<text:tab/>26</text:a></text:p>
          <text:p text:style-name="P30"><text:a xlink:type="simple" xlink:href="#__RefHeading__651_1163373423">10 Warranty / Disclaimer<text:tab/>27</text:a></text:p>
          <text:p text:style-name="P30"><text:a xlink:type="simple" xlink:href="#__RefHeading__653_1163373423">11 License<text:tab/>28</text:a></text:p>
          <text:p text:style-name="P30"><text:a xlink:type="simple" xlink:href="#__RefHeading__690_441195037">12 Contact<text:tab/>29</text:a></text:p>
          <text:p text:style-name="P30"><text:a xlink:type="simple" xlink:href="#__RefHeading__238_1125058665">13 Courtesy<text:tab/>30</text:a></text:p>
        </text:index-body>
      </text:table-of-content>
      <text:h text:style-name="Heading_20_1" text:outline-level="1"><text:bookmark-start text:name="__RefHeading__680_441195037"/>Management Summary<text:bookmark-end text:name="__RefHeading__680_441195037"/></text:h>
      <text:p text:style-name="P7">Cognos Configuration Manager (CoCoMa) is used to deploy a wide variety of settings into Cognos environments in a standardized, documented and reproducible way, this includes deployment of configuration items as well as content deployment like reports.</text:p>
      <text:p text:style-name="P7">CoCoMa is controlled completely from commandline and can be integrated easily and efficiently into fully automated maintenance of IBM Cognos environments.</text:p>
      <text:p text:style-name="P7"/>
      <text:h text:style-name="Heading_20_1" text:outline-level="1"><text:bookmark-start text:name="__RefHeading__48_1125058665"/>Introduction<text:bookmark-end text:name="__RefHeading__48_1125058665"/></text:h>
      <text:p text:style-name="P7">This document describes the installation and usage of CoCoMa for Cognos. CoCoMa uses IBM Cognos SDK calls to connect against IBM Cognos portalservices.</text:p>
      <text:p text:style-name="P7">CoCoMa has been developed and tested with Cognos 10.2 and Java 1.5, Windows 7, Windows XP, SLES.</text:p>
      <text:p text:style-name="P7">Throughout this documentation the &lt;projectname&gt; or other placeholders (not XML tags) in “&lt;..&gt;” should be replaced with something meaningful.</text:p>
      <text:h text:style-name="P24" text:outline-level="1"><text:bookmark-start text:name="__RefHeading__50_1125058665"/>Installation<text:bookmark-end text:name="__RefHeading__50_1125058665"/></text:h>
      <text:p text:style-name="P8">Unzip CoCoMa_Vxx.zip to a directory of your choice on a workstation or server with access to your reportserver, this maybe your laptop, desktop or the cognosserver itself.</text:p>
      <text:p text:style-name="P8">If the Cognos-Server is siteminder secured or is behind a firewall, then run it on the application server, as CoCoMa needs access to the dispatcher URL.</text:p>
      <text:h text:style-name="P24" text:outline-level="1"><text:bookmark-start text:name="__RefHeading__756_1163373423"/>De-installation<text:bookmark-end text:name="__RefHeading__756_1163373423"/></text:h>
      <text:p text:style-name="P8">Just remove any directory and files create during installation. CoCoMa does not create any files outside the installation directory (unless otherwise configured).</text:p>
      <text:h text:style-name="P27" text:outline-level="1"><text:bookmark-start text:name="__RefHeading__758_1163373423"/>Running CoCoMa<text:bookmark-end text:name="__RefHeading__758_1163373423"/></text:h>
      <text:p text:style-name="P15"/>
      <text:p text:style-name="P15"><text:tab/>Java -jar CoCoMa_C102_fat.jar --config &lt;configfile&gt;</text:p>
      <text:p text:style-name="P15">Within the configfile it will be defined if CoCoMa deployes content, creates a backup, writes emails and so on. </text:p>
      <text:p text:style-name="P15">To switch between either behaviour simply store one or more configfiles and call CoCoMa with the config file of your desire.</text:p>
      <text:p text:style-name="P15"><text:tab/>Java -jar CoCoMa_C102_fat.jar --config config_deploy_reports_a_to_z.xml<text:tab/></text:p>
      <text:p text:style-name="P15"><text:tab/>Java -jar CoCoMa_C102_fat.jar --config config_configure_basic_settings.xml</text:p>
      <text:p text:style-name="P15">Copy the config file to any other enviroment and run CoCoMa there to deploy the same settings and content.</text:p>
      <text:h text:style-name="P25" text:outline-level="1"><text:bookmark-start text:name="__RefHeading__52_1125058665"/>Configure parameters<text:bookmark-end text:name="__RefHeading__52_1125058665"/></text:h>
      <text:p text:style-name="P13">Edit config_&lt;projectname&gt;_.xml to your needs. </text:p>
      <text:p text:style-name="P13">Each XML file is fully documentated within the XML file itself. </text:p>
      <text:p text:style-name="P13">See following chapters for more information on certain aspects as needed. </text:p>
      <text:p text:style-name="P13"/>
      <text:h text:style-name="P21" text:outline-level="2"><text:bookmark-start text:name="__RefHeading__170_1125058665"/>Example 1 – Import deployment archive<text:bookmark-end text:name="__RefHeading__170_1125058665"/></text:h>
      <text:p text:style-name="P37"><text:span text:style-name="T9">This example shows how to import a deployment archive into a cognos environment.</text:span></text:p>
      <text:p text:style-name="P37"><text:span text:style-name="T9"/></text:p>
      <text:p text:style-name="P59"><text:span text:style-name="T20">&lt;?</text:span><text:span text:style-name="T24">xml</text:span><text:span text:style-name="T9"> </text:span><text:span text:style-name="T27">version</text:span><text:span text:style-name="T13">=</text:span><text:span text:style-name="T29">"1.0"</text:span><text:span text:style-name="T9"> </text:span><text:span text:style-name="T27">encoding</text:span><text:span text:style-name="T13">=</text:span><text:span text:style-name="T29">"UTF-8"</text:span><text:span text:style-name="T20">?&gt;</text:span></text:p>
      <text:p text:style-name="P55"><text:span text:style-name="T16">&lt;</text:span><text:span text:style-name="T21">CoCoMa</text:span><text:span text:style-name="T16">&gt;</text:span></text:p>
      <text:p text:style-name="P55"><text:span text:style-name="T16">&lt;</text:span><text:span text:style-name="T21">log4jloglevel</text:span><text:span text:style-name="T16">&gt;</text:span><text:span text:style-name="T11">INFO</text:span><text:span text:style-name="T16">&lt;/</text:span><text:span text:style-name="T21">log4jloglevel</text:span><text:span text:style-name="T16">&gt;</text:span></text:p>
      <text:p text:style-name="P55"><text:span text:style-name="T16">&lt;</text:span><text:span text:style-name="T21">version</text:span><text:span text:style-name="T16">&gt;</text:span><text:span text:style-name="T11">$Revision: 139 $</text:span><text:span text:style-name="T16">&lt;/</text:span><text:span text:style-name="T21">version</text:span><text:span text:style-name="T16">&gt;</text:span></text:p>
      <text:p text:style-name="P55"><text:span text:style-name="T11"><text:tab/></text:span><text:span text:style-name="T16">&lt;</text:span><text:span text:style-name="T21">server</text:span><text:span text:style-name="T16">&gt;</text:span></text:p>
      <text:p text:style-name="P55"><text:span text:style-name="T11"><text:tab/><text:tab/><text:tab/></text:span><text:span text:style-name="T16">&lt;</text:span><text:span text:style-name="T21">dispatcherURL</text:span><text:span text:style-name="T16">&gt;</text:span><text:span text:style-name="T11">http://192.168.33.135:9300/p2pd/servlet/dispatch</text:span><text:span text:style-name="T16">&lt;/</text:span><text:span text:style-name="T21">dispatcherURL</text:span><text:span text:style-name="T16">&gt;</text:span></text:p>
      <text:p text:style-name="P55"><text:span text:style-name="T11"><text:tab/><text:tab/><text:tab/></text:span><text:span text:style-name="T16">&lt;</text:span><text:span text:style-name="T21">namespace</text:span><text:span text:style-name="T16">&gt;</text:span><text:span text:style-name="T11">LDAP</text:span><text:span text:style-name="T16">&lt;/</text:span><text:span text:style-name="T21">namespace</text:span><text:span text:style-name="T16">&gt;</text:span></text:p>
      <text:p text:style-name="P55"><text:span text:style-name="T11"><text:tab/><text:tab/><text:tab/></text:span><text:span text:style-name="T16">&lt;</text:span><text:span text:style-name="T21">username</text:span><text:span text:style-name="T16">&gt;</text:span><text:span text:style-name="T11">administrator</text:span><text:span text:style-name="T16">&lt;/</text:span><text:span text:style-name="T21">username</text:span><text:span text:style-name="T16">&gt;</text:span></text:p>
      <text:p text:style-name="P55"><text:span text:style-name="T11"><text:tab/><text:tab/><text:tab/></text:span><text:span text:style-name="T16">&lt;</text:span><text:span text:style-name="T21">password</text:span><text:span text:style-name="T16">&gt;</text:span><text:span text:style-name="T11">jxWkxnSGloWpa2NAcfhFVw==</text:span><text:span text:style-name="T16">&lt;/</text:span><text:span text:style-name="T21">password</text:span><text:span text:style-name="T16">&gt;</text:span></text:p>
      <text:p text:style-name="P55"><text:span text:style-name="T11"><text:tab/><text:tab/><text:tab/></text:span><text:span text:style-name="T16">&lt;</text:span><text:span text:style-name="T21">version</text:span><text:span text:style-name="T16">&gt;</text:span><text:span text:style-name="T11">10</text:span><text:span text:style-name="T16">&lt;/</text:span><text:span text:style-name="T21">version</text:span><text:span text:style-name="T16">&gt;</text:span></text:p>
      <text:p text:style-name="P55"><text:span text:style-name="T11"><text:tab/><text:tab/><text:tab/></text:span><text:span text:style-name="T25">&lt;!-- ================================================================ --&gt;</text:span></text:p>
      <text:p text:style-name="P55"><text:span text:style-name="T11"><text:tab/><text:tab/><text:tab/></text:span><text:span text:style-name="T25">&lt;!-- Using Windows netshares with Java Programm requires <text:s/>--&gt;</text:span></text:p>
      <text:p text:style-name="P55"><text:span text:style-name="T11"><text:tab/><text:tab/><text:tab/></text:span><text:span text:style-name="T25">&lt;!-- drive letters to be replace with remote information from command "net use" --&gt;</text:span></text:p>
      <text:p text:style-name="P55"><text:span text:style-name="T11"><text:tab/><text:tab/><text:tab/></text:span><text:span text:style-name="T25">&lt;!-- Y:\temp_rrr\deployment &gt; net use --&gt;</text:span></text:p>
      <text:p text:style-name="P55"><text:span text:style-name="T11"><text:tab/><text:tab/><text:tab/></text:span><text:span text:style-name="T25">&lt;!-- Neue Verbindungen werden nicht gespeichert. --&gt;</text:span></text:p>
      <text:p text:style-name="P55"><text:span text:style-name="T11"><text:tab/><text:tab/><text:tab/></text:span><text:span text:style-name="T25">&lt;!-- Status <text:s text:c="6"/>Lokal <text:s text:c="4"/>Remote <text:s text:c="19"/>Netzwerk --&gt;</text:span></text:p>
      <text:p text:style-name="P55"><text:span text:style-name="T11"><text:tab/><text:tab/><text:tab/></text:span><text:span text:style-name="T25">&lt;!-- ================================================================ --&gt;</text:span></text:p>
      <text:p text:style-name="P55"><text:span text:style-name="T11"><text:tab/><text:tab/><text:tab/></text:span><text:span text:style-name="T25">&lt;!-- OK <text:s text:c="10"/>Y: <text:s text:c="7"/>\\192.168.33.135\c$ <text:s text:c="6"/>Microsoft Windows Network --&gt;</text:span></text:p>
      <text:p text:style-name="P55"><text:span text:style-name="T11"><text:tab/><text:tab/><text:tab/></text:span><text:span text:style-name="T25">&lt;!-- ================================================================ --&gt;</text:span></text:p>
      <text:p text:style-name="P55"><text:span text:style-name="T11"><text:tab/><text:tab/><text:tab/></text:span><text:span text:style-name="T25">&lt;!-- Y:\temp_rrr translates into \\192.168.33.135\c$\temp_rrr --&gt;</text:span></text:p>
      <text:p text:style-name="P55"><text:span text:style-name="T11"><text:tab/><text:tab/><text:tab/></text:span><text:span text:style-name="T16">&lt;</text:span><text:span text:style-name="T21">deploymentFolder</text:span><text:span text:style-name="T16">&gt;</text:span><text:span text:style-name="T11">\\192.168.33.135\c$\Programme\ibm\cognos\c1021_server\deployment\</text:span><text:span text:style-name="T16">&lt;/</text:span><text:span text:style-name="T21">deploymentFolder</text:span><text:span text:style-name="T16">&gt;</text:span></text:p>
      <text:p text:style-name="P55"><text:span text:style-name="T11"><text:tab/></text:span><text:span text:style-name="T16">&lt;/</text:span><text:span text:style-name="T21">server</text:span><text:span text:style-name="T16">&gt;</text:span></text:p>
      <text:p text:style-name="P56"><text:tab/></text:p>
      <text:p text:style-name="P57">&lt;!-- <text:s/></text:p>
      <text:p text:style-name="P57"><text:tab/>&lt;mailserver&gt;</text:p>
      <text:p text:style-name="P57"><text:s text:c="8"/>&lt;username&gt;amvara.roeber@extaccount.com&lt;/username&gt;</text:p>
      <text:p text:style-name="P57"><text:s text:c="8"/>&lt;host&gt;mailhost&lt;/host&gt;</text:p>
      <text:p text:style-name="P57"><text:s text:c="8"/>&lt;port&gt;25&lt;/port&gt;</text:p>
      <text:p text:style-name="P57">--&gt;</text:p>
      <text:p text:style-name="P55"><text:span text:style-name="T11"><text:s text:c="8"/></text:span><text:span text:style-name="T25">&lt;!-- Strategy: TLS <text:s/>--&gt;</text:span></text:p>
      <text:p text:style-name="P57">&lt;!-- <text:s text:c="8"/>&lt;strategy/&gt;</text:p>
      <text:p text:style-name="P57"><text:tab/><text:tab/>&lt;password&gt;hdb7fPCDpRl9uORM1zzYMw==&lt;/password&gt;</text:p>
      <text:p text:style-name="P57"><text:tab/>&lt;/mailserver&gt;</text:p>
      <text:p text:style-name="P57">--&gt;</text:p>
      <text:p text:style-name="P56"><text:soft-page-break/><text:s/><text:tab/></text:p>
      <text:p text:style-name="P55"><text:span text:style-name="T11"><text:tab/></text:span><text:span text:style-name="T16">&lt;</text:span><text:span text:style-name="T21">backup</text:span><text:span text:style-name="T16">&gt;</text:span></text:p>
      <text:p text:style-name="P55"><text:span text:style-name="T11"><text:tab/> <text:s text:c="2"/></text:span><text:span text:style-name="T16">&lt;</text:span><text:span text:style-name="T21">name</text:span><text:span text:style-name="T16">&gt;</text:span><text:span text:style-name="T11">FullBackup</text:span><text:span text:style-name="T16">&lt;/</text:span><text:span text:style-name="T21">name</text:span><text:span text:style-name="T16">&gt;</text:span></text:p>
      <text:p text:style-name="P55"><text:span text:style-name="T11"><text:tab/> <text:s text:c="2"/></text:span><text:span text:style-name="T16">&lt;</text:span><text:span text:style-name="T21">enabled</text:span><text:span text:style-name="T16">&gt;</text:span><text:span text:style-name="T11">false</text:span><text:span text:style-name="T16">&lt;/</text:span><text:span text:style-name="T21">enabled</text:span><text:span text:style-name="T16">&gt;</text:span></text:p>
      <text:p text:style-name="P55"><text:span text:style-name="T11"><text:tab/> <text:s text:c="2"/></text:span><text:span text:style-name="T16">&lt;</text:span><text:span text:style-name="T21">password</text:span><text:span text:style-name="T16">&gt;</text:span><text:span text:style-name="T11">DRTuZlLmF6Y4KLV78IPZZQ==</text:span><text:span text:style-name="T16">&lt;/</text:span><text:span text:style-name="T21">password</text:span><text:span text:style-name="T16">&gt;</text:span></text:p>
      <text:p text:style-name="P55"><text:span text:style-name="T11"><text:tab/> <text:s text:c="2"/></text:span><text:span text:style-name="T16">&lt;</text:span><text:span text:style-name="T21">use_datetimesuffix</text:span><text:span text:style-name="T16">&gt;</text:span><text:span text:style-name="T11">true</text:span><text:span text:style-name="T16">&lt;/</text:span><text:span text:style-name="T21">use_datetimesuffix</text:span><text:span text:style-name="T16">&gt;</text:span></text:p>
      <text:p text:style-name="P55"><text:span text:style-name="T11"><text:tab/></text:span><text:span text:style-name="T16">&lt;/</text:span><text:span text:style-name="T21">backup</text:span><text:span text:style-name="T16">&gt;</text:span></text:p>
      <text:p text:style-name="P56"><text:tab/></text:p>
      <text:p text:style-name="P55"><text:span text:style-name="T11"><text:tab/></text:span><text:span text:style-name="T16">&lt;</text:span><text:span text:style-name="T21">deployments</text:span><text:span text:style-name="T16">&gt;</text:span></text:p>
      <text:p text:style-name="P55"><text:span text:style-name="T11"><text:tab/><text:tab/></text:span><text:span text:style-name="T16">&lt;</text:span><text:span text:style-name="T21">deployment</text:span><text:span text:style-name="T16">&gt;</text:span></text:p>
      <text:p text:style-name="P55"><text:span text:style-name="T11"><text:tab/><text:tab/><text:tab/></text:span><text:span text:style-name="T16">&lt;</text:span><text:span text:style-name="T21">name</text:span><text:span text:style-name="T16">&gt;</text:span><text:span text:style-name="T11">MIF_Arbeitslisten</text:span><text:span text:style-name="T16">&lt;/</text:span><text:span text:style-name="T21">name</text:span><text:span text:style-name="T16">&gt;</text:span></text:p>
      <text:p text:style-name="P55"><text:span text:style-name="T11"><text:tab/><text:tab/><text:tab/></text:span><text:span text:style-name="T16">&lt;</text:span><text:span text:style-name="T21">name_set_datetime_suffix</text:span><text:span text:style-name="T16">&gt;</text:span></text:p>
      <text:p text:style-name="P55"><text:span text:style-name="T11"><text:tab/><text:tab/><text:tab/><text:tab/></text:span><text:span text:style-name="T25">&lt;!-- </text:span></text:p>
      <text:p text:style-name="P57"><text:tab/><text:tab/><text:tab/><text:tab/><text:tab/>Set Datetime String as Suffix on deployment name appearing in CognosConnection</text:p>
      <text:p text:style-name="P57"><text:tab/><text:tab/><text:tab/><text:tab/> <text:tab/>true = YYYYMMDD_HHmmss will be appended to name</text:p>
      <text:p text:style-name="P57"><text:tab/><text:tab/><text:tab/><text:tab/> <text:tab/>false = name as specified will be used, if exists older deployment with same name, it will be overwritten</text:p>
      <text:p text:style-name="P57"><text:tab/><text:tab/><text:tab/><text:tab/> --&gt;</text:p>
      <text:p text:style-name="P56"><text:tab/><text:tab/><text:tab/><text:tab/>true</text:p>
      <text:p text:style-name="P55"><text:span text:style-name="T11"><text:tab/><text:tab/><text:tab/></text:span><text:span text:style-name="T16">&lt;/</text:span><text:span text:style-name="T21">name_set_datetime_suffix</text:span><text:span text:style-name="T16">&gt;</text:span></text:p>
      <text:p text:style-name="P55"><text:span text:style-name="T11"><text:tab/><text:tab/><text:tab/></text:span><text:span text:style-name="T16">&lt;</text:span><text:span text:style-name="T21">password</text:span><text:span text:style-name="T16">&gt;</text:span><text:span text:style-name="T11">Ad63BGTKYKwoMqGMW3xGYw==</text:span><text:span text:style-name="T16">&lt;/</text:span><text:span text:style-name="T21">password</text:span><text:span text:style-name="T16">&gt;</text:span></text:p>
      <text:p text:style-name="P55"><text:span text:style-name="T11"><text:tab/><text:tab/><text:tab/></text:span><text:span text:style-name="T16">&lt;</text:span><text:span text:style-name="T21">prefix_archive_after_deployent</text:span><text:span text:style-name="T16">&gt;</text:span><text:span text:style-name="T11">yyyyMMdd_HHmmss</text:span><text:span text:style-name="T16">&lt;/</text:span><text:span text:style-name="T21">prefix_archive_after_deployent</text:span><text:span text:style-name="T16">&gt;</text:span></text:p>
      <text:p text:style-name="P55"><text:span text:style-name="T11"><text:tab/><text:tab/><text:tab/></text:span><text:span text:style-name="T16">&lt;</text:span><text:span text:style-name="T21">recordingLevel</text:span><text:span text:style-name="T16">&gt;</text:span></text:p>
      <text:p text:style-name="P55"><text:span text:style-name="T11"><text:tab/><text:tab/><text:tab/><text:tab/></text:span><text:span text:style-name="T25">&lt;!-- basic --&gt;</text:span></text:p>
      <text:p text:style-name="P56"><text:tab/><text:tab/><text:tab/><text:tab/>full</text:p>
      <text:p text:style-name="P55"><text:span text:style-name="T11"><text:tab/><text:tab/><text:tab/></text:span><text:span text:style-name="T16">&lt;/</text:span><text:span text:style-name="T21">recordingLevel</text:span><text:span text:style-name="T16">&gt;</text:span></text:p>
      <text:p text:style-name="P55"><text:span text:style-name="T11"><text:tab/><text:tab/><text:tab/></text:span><text:span text:style-name="T16">&lt;</text:span><text:span text:style-name="T21">archive</text:span><text:span text:style-name="T16">&gt;</text:span><text:span text:style-name="T11">deployment_incoming/MIFReporting_revision_63252.zip</text:span><text:span text:style-name="T16">&lt;/</text:span><text:span text:style-name="T21">archive</text:span><text:span text:style-name="T16">&gt;</text:span></text:p>
      <text:p text:style-name="P55"><text:span text:style-name="T11"><text:tab/><text:tab/><text:tab/></text:span><text:span text:style-name="T25">&lt;!-- </text:span></text:p>
      <text:p text:style-name="P57"><text:tab/><text:tab/><text:tab/>&lt;delete_items&gt;</text:p>
      <text:p text:style-name="P57"><text:tab/><text:tab/><text:tab/><text:tab/>&lt;item&gt;/content/folder[@name='Samples_PowerCube']&lt;/item&gt;</text:p>
      <text:p text:style-name="P57"><text:tab/><text:tab/><text:tab/><text:tab/>&lt;item&gt;/content/folder[@name='Samples_PowerCube_Dummy']&lt;/item&gt;</text:p>
      <text:p text:style-name="P57"><text:tab/><text:tab/><text:tab/>&lt;/delete_items&gt;</text:p>
      <text:p text:style-name="P57"><text:tab/><text:tab/><text:tab/>--&gt;</text:p>
      <text:p text:style-name="P55"><text:span text:style-name="T11"><text:tab/><text:tab/><text:tab/></text:span><text:span text:style-name="T16">&lt;</text:span><text:span text:style-name="T21">runCureJar</text:span><text:span text:style-name="T16">&gt;</text:span><text:span text:style-name="T11">true</text:span><text:span text:style-name="T16">&lt;/</text:span><text:span text:style-name="T21">runCureJar</text:span><text:span text:style-name="T16">&gt;</text:span></text:p>
      <text:p text:style-name="P55"><text:span text:style-name="T11"><text:tab/><text:tab/><text:tab/></text:span><text:span text:style-name="T16">&lt;</text:span><text:span text:style-name="T21">runCureJar_searchPath</text:span><text:span text:style-name="T16">&gt;</text:span><text:span text:style-name="T11"><text:tab/><text:tab/><text:tab/></text:span></text:p>
      <text:p text:style-name="P55"><text:span text:style-name="T11"><text:tab/><text:tab/><text:tab/></text:span><text:span text:style-name="T25">&lt;!-- reportSearchPath is a CognosSearchPath from Cognos Connection --&gt;</text:span></text:p>
      <text:p text:style-name="P55"><text:span text:style-name="T11"><text:tab/><text:tab/><text:tab/></text:span><text:span text:style-name="T25">&lt;!-- /content/folder[@name='Beispiele']//report | /content/folder[@name='Beispiele']//query --&gt;</text:span></text:p>
      <text:p text:style-name="P55"><text:span text:style-name="T11"><text:tab/><text:tab/><text:tab/></text:span><text:span text:style-name="T25">&lt;!-- ATTENTION!!! following searchpath may read thousands of reports!!!! --&gt;</text:span><text:span text:style-name="T11"> </text:span></text:p>
      <text:p text:style-name="P56"><text:tab/><text:tab/><text:tab/>//query</text:p>
      <text:p text:style-name="P55"><text:span text:style-name="T11"><text:tab/><text:tab/><text:tab/></text:span><text:span text:style-name="T16">&lt;/</text:span><text:span text:style-name="T21">runCureJar_searchPath</text:span><text:span text:style-name="T16">&gt;</text:span></text:p>
      <text:p text:style-name="P55"><text:span text:style-name="T11"><text:tab/><text:tab/><text:tab/></text:span><text:span text:style-name="T16">&lt;</text:span><text:span text:style-name="T21">runCureJar_PackagePath</text:span><text:span text:style-name="T16">&gt;</text:span><text:span text:style-name="T11"><text:tab/><text:tab/></text:span></text:p>
      <text:p text:style-name="P55"><text:span text:style-name="T11"><text:tab/><text:tab/><text:tab/><text:tab/></text:span><text:span text:style-name="T25">&lt;!-- </text:span></text:p>
      <text:p text:style-name="P57"><text:tab/><text:tab/><text:tab/><text:tab/>reportPackagePath is a CognosSearchPath from Cognos </text:p>
      <text:p text:style-name="P57"><text:tab/><text:tab/><text:tab/><text:tab/>Connection for the Package that was upgraded </text:p>
      <text:p text:style-name="P57"><text:tab/><text:tab/><text:tab/><text:tab/>This element is optional.</text:p>
      <text:p text:style-name="P57"><text:tab/><text:tab/><text:tab/><text:tab/>--&gt;</text:p>
      <text:p text:style-name="P55"><text:span text:style-name="T11"><text:tab/><text:tab/><text:tab/></text:span><text:span text:style-name="T16">&lt;/</text:span><text:span text:style-name="T21">runCureJar_PackagePath</text:span><text:span text:style-name="T16">&gt;</text:span><text:span text:style-name="T11"><text:tab/><text:tab/></text:span></text:p>
      <text:p text:style-name="P55"><text:span text:style-name="T11"><text:tab/> <text:s text:c="7"/></text:span><text:span text:style-name="T16">&lt;</text:span><text:span text:style-name="T21">mail_sender</text:span><text:span text:style-name="T16">&gt;</text:span><text:span text:style-name="T11">amvara.roeber@extaccount.com</text:span><text:span text:style-name="T16">&lt;/</text:span><text:span text:style-name="T21">mail_sender</text:span><text:span text:style-name="T16">&gt;</text:span></text:p>
      <text:p text:style-name="P55"><text:span text:style-name="T11"><text:tab/> <text:s text:c="7"/></text:span><text:span text:style-name="T16">&lt;</text:span><text:span text:style-name="T21">mail_recipient</text:span><text:span text:style-name="T16">&gt;</text:span><text:span text:style-name="T11">amvara.roeber@extaccount.com</text:span><text:span text:style-name="T16">&lt;/</text:span><text:span text:style-name="T21">mail_recipient</text:span><text:span text:style-name="T16">&gt;</text:span></text:p>
      <text:p text:style-name="P55"><text:span text:style-name="T11"><text:tab/> <text:s text:c="7"/></text:span><text:span text:style-name="T16">&lt;</text:span><text:span text:style-name="T21">mail_subject</text:span><text:span text:style-name="T16">&gt;</text:span><text:span text:style-name="T11">[MIF] Cognos Autodeployment {HOST} {STATUS}</text:span><text:span text:style-name="T16">&lt;/</text:span><text:span text:style-name="T21">mail_subject</text:span><text:span text:style-name="T16">&gt;</text:span></text:p>
      <text:p text:style-name="P55"><text:span text:style-name="T11"><text:tab/> <text:s text:c="7"/></text:span><text:span text:style-name="T16">&lt;</text:span><text:span text:style-name="T21">mail_text</text:span><text:span text:style-name="T16">&gt;</text:span><text:span text:style-name="T11">Deployment-Archive: {ARCHIVE}</text:span></text:p>
      <text:p text:style-name="P56"><text:tab/>Status: {STATUS}</text:p>
      <text:p text:style-name="P56"><text:tab/>Date: {DATE}</text:p>
      <text:p text:style-name="P56"><text:tab/>Time: {TIME}</text:p>
      <text:p text:style-name="P56"><text:tab/>---</text:p>
      <text:p text:style-name="P55"><text:soft-page-break/><text:span text:style-name="T11"><text:tab/>Cognos Autodeployment using COCOMA Version {VERSION} on Host {HOST}</text:span><text:span text:style-name="T16">&lt;/</text:span><text:span text:style-name="T21">mail_text</text:span><text:span text:style-name="T16">&gt;</text:span></text:p>
      <text:p text:style-name="P56"><text:tab/></text:p>
      <text:p text:style-name="P55"><text:span text:style-name="T11"><text:tab/><text:tab/></text:span><text:span text:style-name="T16">&lt;/</text:span><text:span text:style-name="T21">deployment</text:span><text:span text:style-name="T16">&gt;</text:span></text:p>
      <text:p text:style-name="P55"><text:span text:style-name="T11"><text:tab/></text:span><text:span text:style-name="T16">&lt;/</text:span><text:span text:style-name="T21">deployments</text:span><text:span text:style-name="T16">&gt;</text:span></text:p>
      <text:p text:style-name="P56"><text:tab/></text:p>
      <text:p text:style-name="P55"><text:span text:style-name="T11"><text:tab/></text:span><text:span text:style-name="T16">&lt;</text:span><text:span text:style-name="T21">curjar_searchpath</text:span><text:span text:style-name="T16">&gt;</text:span></text:p>
      <text:p text:style-name="P55"><text:span text:style-name="T11"><text:tab/><text:tab/></text:span><text:span text:style-name="T25">&lt;!-- reportSearchPath is a CognosSearchPath from Cognos Connection --&gt;</text:span></text:p>
      <text:p text:style-name="P56"><text:tab/><text:tab/>//query</text:p>
      <text:p text:style-name="P55"><text:span text:style-name="T11"><text:tab/></text:span><text:span text:style-name="T16">&lt;/</text:span><text:span text:style-name="T21">curjar_searchpath</text:span><text:span text:style-name="T16">&gt;</text:span></text:p>
      <text:p text:style-name="P55"/>
      <text:p text:style-name="P58"><text:span text:style-name="T17">&lt;/</text:span><text:span text:style-name="T22">CoCoMa</text:span><text:span text:style-name="T17">&gt;</text:span></text:p>
      <text:h text:style-name="P20" text:outline-level="2"><text:bookmark-start text:name="__RefHeading__772_30617906"/><text:span text:style-name="T10">Example 2 – reimport fullbackup</text:span><text:bookmark-end text:name="__RefHeading__772_30617906"/></text:h>
      <text:p text:style-name="P35"><text:span text:style-name="T8">This example shows how to reimport a fullbackup.</text:span></text:p>
      <text:p text:style-name="P13">[…]</text:p>
      <text:p text:style-name="P47"><text:span text:style-name="T16">&lt;?</text:span><text:span text:style-name="T21">xml</text:span><text:span text:style-name="T16"> </text:span><text:span text:style-name="T26">version</text:span><text:span text:style-name="T11">=</text:span><text:span text:style-name="T28">"1.0"</text:span><text:span text:style-name="T16"> </text:span><text:span text:style-name="T26">encoding</text:span><text:span text:style-name="T11">=</text:span><text:span text:style-name="T28">"UTF-8"</text:span><text:span text:style-name="T16">?&gt;</text:span></text:p>
      <text:p text:style-name="P43"><text:span text:style-name="T16">&lt;</text:span><text:span text:style-name="T21">CoCoMa</text:span><text:span text:style-name="T16">&gt;</text:span></text:p>
      <text:p text:style-name="P43"><text:span text:style-name="T16">&lt;</text:span><text:span text:style-name="T21">log4jloglevel</text:span><text:span text:style-name="T16">&gt;</text:span><text:span text:style-name="T11">INFO</text:span><text:span text:style-name="T16">&lt;/</text:span><text:span text:style-name="T21">log4jloglevel</text:span><text:span text:style-name="T16">&gt;</text:span></text:p>
      <text:p text:style-name="P43"><text:span text:style-name="T16">&lt;</text:span><text:span text:style-name="T21">version</text:span><text:span text:style-name="T16">&gt;</text:span><text:span text:style-name="T11">$Revision: 139 $</text:span><text:span text:style-name="T16">&lt;/</text:span><text:span text:style-name="T21">version</text:span><text:span text:style-name="T16">&gt;</text:span></text:p>
      <text:p text:style-name="P43"><text:span text:style-name="T11"><text:tab/></text:span><text:span text:style-name="T16">&lt;</text:span><text:span text:style-name="T21">server</text:span><text:span text:style-name="T16">&gt;</text:span></text:p>
      <text:p text:style-name="P43"><text:span text:style-name="T11"><text:tab/><text:tab/><text:tab/></text:span><text:span text:style-name="T25">&lt;!-- </text:span></text:p>
      <text:p text:style-name="P45"><text:tab/><text:tab/><text:tab/>dispatcherURL: This is the URL where to find your Cognos Server. </text:p>
      <text:p text:style-name="P45"><text:tab/><text:tab/><text:tab/><text:tab/><text:tab/><text:tab/><text:tab/>It may be the cgi-bin URL from your webserver or</text:p>
      <text:p text:style-name="P45"><text:tab/><text:tab/><text:tab/><text:tab/><text:tab/><text:tab/><text:tab/>the p2pd URL from your application server as well.</text:p>
      <text:p text:style-name="P45"><text:tab/><text:tab/><text:tab/><text:tab/><text:tab/><text:tab/><text:tab/>Try which one fits your needs best.</text:p>
      <text:p text:style-name="P45"><text:tab/><text:tab/><text:tab/>--&gt;</text:p>
      <text:p text:style-name="P43"><text:span text:style-name="T11"><text:tab/><text:tab/><text:tab/></text:span><text:span text:style-name="T16">&lt;</text:span><text:span text:style-name="T21">dispatcherURL</text:span><text:span text:style-name="T16">&gt;</text:span><text:span text:style-name="T11">http://192.168.33.135:9300/p2pd/servlet/dispatch</text:span><text:span text:style-name="T16">&lt;/</text:span><text:span text:style-name="T21">dispatcherURL</text:span><text:span text:style-name="T16">&gt;</text:span></text:p>
      <text:p text:style-name="P43"><text:span text:style-name="T11"><text:tab/><text:tab/><text:tab/></text:span><text:span text:style-name="T25">&lt;!-- </text:span></text:p>
      <text:p text:style-name="P45"><text:tab/><text:tab/><text:tab/>namespace: <text:tab/><text:tab/>This is the namespace ID configured in Cognos Configuration.</text:p>
      <text:p text:style-name="P45"><text:tab/><text:tab/><text:tab/><text:tab/><text:tab/><text:tab/><text:tab/>Don't be missguided by the namespace shown in your browser, when</text:p>
      <text:p text:style-name="P45"><text:tab/><text:tab/><text:tab/><text:tab/><text:tab/><text:tab/><text:tab/>you log in. Theses two can be different and are a common mistake.</text:p>
      <text:p text:style-name="P45"><text:tab/><text:tab/><text:tab/><text:tab/><text:tab/><text:tab/><text:tab/>Use the namespaceID you find in CognosConfiguration. </text:p>
      <text:p text:style-name="P45"><text:tab/><text:tab/><text:tab/>--&gt;</text:p>
      <text:p text:style-name="P43"><text:span text:style-name="T11"><text:tab/><text:tab/><text:tab/></text:span><text:span text:style-name="T16">&lt;</text:span><text:span text:style-name="T21">namespace</text:span><text:span text:style-name="T16">&gt;</text:span><text:span text:style-name="T11">LDAP</text:span><text:span text:style-name="T16">&lt;/</text:span><text:span text:style-name="T21">namespace</text:span><text:span text:style-name="T16">&gt;</text:span></text:p>
      <text:p text:style-name="P43"><text:span text:style-name="T11"><text:tab/><text:tab/><text:tab/></text:span><text:span text:style-name="T25">&lt;!-- </text:span></text:p>
      <text:p text:style-name="P45"><text:tab/><text:tab/><text:tab/>username: <text:tab/><text:tab/>This is the username of an account that has administrator rights</text:p>
      <text:p text:style-name="P45"><text:tab/><text:tab/><text:tab/><text:tab/><text:tab/><text:tab/><text:tab/>in your enviroment</text:p>
      <text:p text:style-name="P45"><text:tab/><text:tab/><text:tab/>--&gt;</text:p>
      <text:p text:style-name="P43"><text:span text:style-name="T11"><text:tab/><text:tab/><text:tab/></text:span><text:span text:style-name="T16">&lt;</text:span><text:span text:style-name="T21">username</text:span><text:span text:style-name="T16">&gt;</text:span><text:span text:style-name="T11">administrator</text:span><text:span text:style-name="T16">&lt;/</text:span><text:span text:style-name="T21">username</text:span><text:span text:style-name="T16">&gt;</text:span></text:p>
      <text:p text:style-name="P43"><text:span text:style-name="T11"><text:tab/><text:tab/><text:tab/></text:span><text:span text:style-name="T25">&lt;!-- </text:span></text:p>
      <text:p text:style-name="P45"><text:tab/><text:tab/><text:tab/>password:<text:tab/><text:tab/>This is the crypted password of your account. Decryption is done by </text:p>
      <text:p text:style-name="P45"><text:tab/><text:tab/><text:tab/><text:tab/><text:tab/><text:tab/><text:tab/>CoCoMa. So no worry with security hazzards. Empty the password and</text:p>
      <text:p text:style-name="P45"><text:tab/><text:tab/><text:tab/><text:tab/><text:tab/><text:tab/><text:tab/>call CoCoMa with commandline parameter "--setpass" to create and store</text:p>
      <text:p text:style-name="P45"><text:tab/><text:tab/><text:tab/><text:tab/><text:tab/><text:tab/><text:tab/>a newly crypted password. </text:p>
      <text:p text:style-name="P45"><text:tab/><text:tab/><text:tab/>--&gt;</text:p>
      <text:p text:style-name="P43"><text:span text:style-name="T11"><text:tab/><text:tab/><text:tab/></text:span><text:span text:style-name="T16">&lt;</text:span><text:span text:style-name="T21">password</text:span><text:span text:style-name="T16">&gt;</text:span><text:span text:style-name="T11">jxWkxnSGloWpa2NAcfhFVw==</text:span><text:span text:style-name="T16">&lt;/</text:span><text:span text:style-name="T21">password</text:span><text:span text:style-name="T16">&gt;</text:span></text:p>
      <text:p text:style-name="P43"><text:span text:style-name="T11"><text:tab/><text:tab/><text:tab/></text:span><text:span text:style-name="T16">&lt;</text:span><text:span text:style-name="T21">version</text:span><text:span text:style-name="T16">&gt;</text:span><text:span text:style-name="T11">10</text:span><text:span text:style-name="T16">&lt;/</text:span><text:span text:style-name="T21">version</text:span><text:span text:style-name="T16">&gt;</text:span></text:p>
      <text:p text:style-name="P43"><text:span text:style-name="T11"><text:tab/><text:tab/><text:tab/></text:span><text:span text:style-name="T25">&lt;!-- ================================================================ --&gt;</text:span></text:p>
      <text:p text:style-name="P43"><text:span text:style-name="T11"><text:tab/><text:tab/><text:tab/></text:span><text:span text:style-name="T25">&lt;!-- Using Windows netshares with Java Programm requires <text:s/>--&gt;</text:span></text:p>
      <text:p text:style-name="P43"><text:span text:style-name="T11"><text:tab/><text:tab/><text:tab/></text:span><text:span text:style-name="T25">&lt;!-- drive letters to be replace with remote information from command "net use" --&gt;</text:span></text:p>
      <text:p text:style-name="P43"><text:span text:style-name="T11"><text:tab/><text:tab/><text:tab/></text:span><text:span text:style-name="T25">&lt;!-- Y:\temp_rrr\deployment &gt; net use --&gt;</text:span></text:p>
      <text:p text:style-name="P43"><text:span text:style-name="T11"><text:tab/><text:tab/><text:tab/></text:span><text:span text:style-name="T25">&lt;!-- Neue Verbindungen werden nicht gespeichert. --&gt;</text:span></text:p>
      <text:p text:style-name="P43"><text:span text:style-name="T11"><text:tab/><text:tab/><text:tab/></text:span><text:span text:style-name="T25">&lt;!-- Status <text:s text:c="6"/>Lokal <text:s text:c="4"/>Remote <text:s text:c="19"/>Netzwerk --&gt;</text:span></text:p>
      <text:p text:style-name="P43"><text:span text:style-name="T11"><text:tab/><text:tab/><text:tab/></text:span><text:span text:style-name="T25">&lt;!-- ================================================================ --&gt;</text:span></text:p>
      <text:p text:style-name="P43"><text:span text:style-name="T11"><text:tab/><text:tab/><text:tab/></text:span><text:span text:style-name="T25">&lt;!-- OK <text:s text:c="10"/>Y: <text:s text:c="7"/>\\192.168.33.135\c$ <text:s text:c="6"/>Microsoft Windows Network --&gt;</text:span></text:p>
      <text:p text:style-name="P43"><text:span text:style-name="T11"><text:tab/><text:tab/><text:tab/></text:span><text:span text:style-name="T25">&lt;!-- ================================================================ --&gt;</text:span></text:p>
      <text:p text:style-name="P43"><text:span text:style-name="T11"><text:tab/><text:tab/><text:tab/></text:span><text:span text:style-name="T25">&lt;!-- Y:\temp_rrr translates into \\192.168.33.135\c$\temp_rrr --&gt;</text:span></text:p>
      <text:p text:style-name="P43"><text:span text:style-name="T11"><text:tab/><text:tab/><text:tab/></text:span><text:span text:style-name="T25">&lt;!-- <text:s/></text:span></text:p>
      <text:p text:style-name="P45"><text:soft-page-break/><text:tab/><text:tab/><text:tab/><text:tab/>&lt;deploymentFolder&gt;\\192.168.33.135\c$\Programme\ibm\cognos\c1021_server\deployment\&lt;/deploymentFolder&gt;</text:p>
      <text:p text:style-name="P45"><text:tab/><text:tab/><text:tab/>--&gt;</text:p>
      <text:p text:style-name="P43"><text:span text:style-name="T11"><text:tab/></text:span><text:span text:style-name="T16">&lt;/</text:span><text:span text:style-name="T21">server</text:span><text:span text:style-name="T16">&gt;</text:span></text:p>
      <text:p text:style-name="P46"><text:s/><text:tab/></text:p>
      <text:p text:style-name="P43"/>
      <text:p text:style-name="P43"><text:span text:style-name="T11"><text:tab/></text:span><text:span text:style-name="T25">&lt;!-- </text:span></text:p>
      <text:p text:style-name="P45"><text:tab/>Backup:<text:tab/><text:tab/>This sections steers the CoCoMa behavior around creating or not a backup</text:p>
      <text:p text:style-name="P45"><text:tab/><text:tab/><text:tab/><text:tab/>before deployment. It might be usefull for a rollback if something unpredicted</text:p>
      <text:p text:style-name="P45"><text:tab/><text:tab/><text:tab/><text:tab/>happens.</text:p>
      <text:p text:style-name="P45"><text:tab/> --&gt;</text:p>
      <text:p text:style-name="P43"><text:span text:style-name="T11"><text:tab/></text:span><text:span text:style-name="T16">&lt;</text:span><text:span text:style-name="T21">backup</text:span><text:span text:style-name="T16">&gt;</text:span></text:p>
      <text:p text:style-name="P43"><text:span text:style-name="T11"><text:tab/> <text:s text:c="2"/></text:span><text:span text:style-name="T25">&lt;!-- </text:span></text:p>
      <text:p text:style-name="P45"><text:tab/> <text:s text:c="2"/>name: <text:tab/>name of the archive that will be used for storeing the backup.</text:p>
      <text:p text:style-name="P45"><text:tab/> <text:s text:c="3"/>--&gt;</text:p>
      <text:p text:style-name="P43"><text:span text:style-name="T11"><text:tab/> <text:s text:c="2"/></text:span><text:span text:style-name="T16">&lt;</text:span><text:span text:style-name="T21">name</text:span><text:span text:style-name="T16">&gt;</text:span><text:span text:style-name="T11">FullBackup</text:span><text:span text:style-name="T16">&lt;/</text:span><text:span text:style-name="T21">name</text:span><text:span text:style-name="T16">&gt;</text:span></text:p>
      <text:p text:style-name="P43"><text:span text:style-name="T11"><text:tab/> <text:s text:c="2"/></text:span><text:span text:style-name="T25">&lt;!-- <text:s/></text:span></text:p>
      <text:p text:style-name="P45"><text:tab/> <text:s text:c="2"/>enabled:<text:tab/>true or false. Setting this to true, causes CoCoMa to create a backup </text:p>
      <text:p text:style-name="P45"><text:tab/> <text:s text:c="2"/><text:tab/><text:tab/><text:tab/>before deployment of any other type.</text:p>
      <text:p text:style-name="P45"><text:tab/> <text:s text:c="3"/>--&gt;</text:p>
      <text:p text:style-name="P43"><text:span text:style-name="T11"><text:tab/> <text:s text:c="2"/></text:span><text:span text:style-name="T16">&lt;</text:span><text:span text:style-name="T21">enabled</text:span><text:span text:style-name="T16">&gt;</text:span><text:span text:style-name="T11">false</text:span><text:span text:style-name="T16">&lt;/</text:span><text:span text:style-name="T21">enabled</text:span><text:span text:style-name="T16">&gt;</text:span></text:p>
      <text:p text:style-name="P43"><text:span text:style-name="T11"><text:tab/><text:tab/></text:span><text:span text:style-name="T25">&lt;!-- </text:span></text:p>
      <text:p text:style-name="P45"><text:tab/><text:tab/>password:<text:tab/>encrypted password for the ZIP archive containing the backup</text:p>
      <text:p text:style-name="P45"><text:tab/><text:tab/> --&gt;</text:p>
      <text:p text:style-name="P43"><text:span text:style-name="T11"><text:tab/> <text:s text:c="2"/></text:span><text:span text:style-name="T16">&lt;</text:span><text:span text:style-name="T21">password</text:span><text:span text:style-name="T16">&gt;</text:span><text:span text:style-name="T11">DRTuZlLmF6Y4KLV78IPZZQ==</text:span><text:span text:style-name="T16">&lt;/</text:span><text:span text:style-name="T21">password</text:span><text:span text:style-name="T16">&gt;</text:span></text:p>
      <text:p text:style-name="P43"><text:span text:style-name="T11"><text:tab/> <text:s text:c="2"/></text:span><text:span text:style-name="T25">&lt;!-- </text:span></text:p>
      <text:p text:style-name="P45"><text:tab/> <text:s text:c="2"/>use_datetimesuffix:<text:tab/>true or false. Settings this to true will cause CoCoMa</text:p>
      <text:p text:style-name="P45"><text:tab/> <text:s text:c="2"/><text:tab/><text:tab/><text:tab/><text:tab/><text:tab/><text:tab/>to included a timestamp in the archive name of the ZIP file</text:p>
      <text:p text:style-name="P45"><text:tab/> <text:s text:c="2"/><text:tab/><text:tab/><text:tab/><text:tab/><text:tab/><text:tab/>containing the fullbackup. This might be usefull, for versioning.</text:p>
      <text:p text:style-name="P45"><text:tab/> <text:s text:c="2"/><text:tab/><text:tab/><text:tab/><text:tab/><text:tab/><text:tab/>Makes it a little bit difficult to reimport fully automated</text:p>
      <text:p text:style-name="P45"><text:tab/> <text:s text:c="2"/><text:tab/><text:tab/><text:tab/><text:tab/><text:tab/><text:tab/>a backup after some dpeloyment failures. Use it as you like.</text:p>
      <text:p text:style-name="P45"><text:tab/> <text:s text:c="3"/>--&gt;</text:p>
      <text:p text:style-name="P43"><text:span text:style-name="T11"><text:tab/> <text:s text:c="2"/></text:span><text:span text:style-name="T16">&lt;</text:span><text:span text:style-name="T21">use_datetimesuffix</text:span><text:span text:style-name="T16">&gt;</text:span><text:span text:style-name="T11">false</text:span><text:span text:style-name="T16">&lt;/</text:span><text:span text:style-name="T21">use_datetimesuffix</text:span><text:span text:style-name="T16">&gt;</text:span></text:p>
      <text:p text:style-name="P43"><text:span text:style-name="T11"><text:tab/></text:span><text:span text:style-name="T16">&lt;/</text:span><text:span text:style-name="T21">backup</text:span><text:span text:style-name="T16">&gt;</text:span></text:p>
      <text:p text:style-name="P43"/>
      <text:p text:style-name="P46"><text:tab/></text:p>
      <text:p text:style-name="P43"><text:span text:style-name="T11"><text:tab/></text:span><text:span text:style-name="T25">&lt;!-- <text:s/></text:span></text:p>
      <text:p text:style-name="P45"><text:tab/>deployments:<text:tab/><text:tab/>This sections describes what to deploy into the Cognos environment. It</text:p>
      <text:p text:style-name="P45"><text:tab/><text:tab/><text:tab/><text:tab/><text:tab/><text:tab/>is used to defined content deployments from ZIP-archives, that</text:p>
      <text:p text:style-name="P45"><text:tab/><text:tab/><text:tab/><text:tab/><text:tab/><text:tab/>normally contains reports, modells and a like.</text:p>
      <text:p text:style-name="P45"><text:tab/>--&gt;</text:p>
      <text:p text:style-name="P43"><text:span text:style-name="T11"><text:tab/></text:span><text:span text:style-name="T16">&lt;</text:span><text:span text:style-name="T21">deployments</text:span><text:span text:style-name="T16">&gt;</text:span></text:p>
      <text:p text:style-name="P43"><text:span text:style-name="T11"><text:tab/><text:tab/></text:span><text:span text:style-name="T25">&lt;!-- </text:span></text:p>
      <text:p text:style-name="P45"><text:tab/><text:tab/><text:tab/>within the deployments tag, use deployment-tag to define one or more deployments.</text:p>
      <text:p text:style-name="P45"><text:tab/><text:tab/> --&gt;</text:p>
      <text:p text:style-name="P43"><text:span text:style-name="T11"><text:tab/><text:tab/></text:span><text:span text:style-name="T16">&lt;</text:span><text:span text:style-name="T21">deployment</text:span><text:span text:style-name="T16">&gt;</text:span></text:p>
      <text:p text:style-name="P43"><text:span text:style-name="T11"><text:tab/><text:tab/><text:tab/></text:span><text:span text:style-name="T25">&lt;!-- <text:s text:c="2"/></text:span></text:p>
      <text:p text:style-name="P45"><text:tab/><text:tab/><text:tab/>name: <text:tab/>This defines the name of the import to be shown in Cognos Connection.</text:p>
      <text:p text:style-name="P45"><text:tab/><text:tab/><text:tab/>--&gt;</text:p>
      <text:p text:style-name="P43"><text:span text:style-name="T11"><text:tab/><text:tab/><text:tab/></text:span><text:span text:style-name="T16">&lt;</text:span><text:span text:style-name="T21">name</text:span><text:span text:style-name="T16">&gt;</text:span><text:span text:style-name="T11">Reimport_FullBackup_before_after_autodeployment</text:span><text:span text:style-name="T16">&lt;/</text:span><text:span text:style-name="T21">name</text:span><text:span text:style-name="T16">&gt;</text:span></text:p>
      <text:p text:style-name="P43"><text:span text:style-name="T11"><text:tab/><text:tab/><text:tab/></text:span><text:span text:style-name="T25">&lt;!-- </text:span></text:p>
      <text:p text:style-name="P45"><text:tab/><text:tab/><text:tab/>name_set_datetime_suffix:<text:tab/>true or false. The archive name may be suffixed by a timestamp</text:p>
      <text:p text:style-name="P45"><text:tab/><text:tab/><text:tab/><text:tab/><text:tab/><text:tab/><text:tab/><text:tab/><text:tab/><text:tab/>in cognos connection. Settings this option to true will</text:p>
      <text:p text:style-name="P45"><text:tab/><text:tab/><text:tab/><text:tab/><text:tab/><text:tab/><text:tab/><text:tab/><text:tab/><text:tab/>put a timestamp behinde the import archive name in</text:p>
      <text:p text:style-name="P45"><text:tab/><text:tab/><text:tab/><text:tab/><text:tab/><text:tab/><text:tab/><text:tab/><text:tab/><text:tab/>cognos connection.</text:p>
      <text:p text:style-name="P45"><text:tab/><text:tab/><text:tab/><text:tab/><text:tab/><text:tab/><text:tab/><text:tab/><text:tab/><text:tab/>This will not influence the archive name used on disc.</text:p>
      <text:p text:style-name="P45"><text:tab/><text:tab/><text:tab/>--&gt;</text:p>
      <text:p text:style-name="P43"><text:span text:style-name="T11"><text:tab/><text:tab/><text:tab/></text:span><text:span text:style-name="T16">&lt;</text:span><text:span text:style-name="T21">name_set_datetime_suffix</text:span><text:span text:style-name="T16">&gt;</text:span></text:p>
      <text:p text:style-name="P46"><text:tab/><text:tab/><text:tab/><text:tab/>true</text:p>
      <text:p text:style-name="P43"><text:span text:style-name="T11"><text:tab/><text:tab/><text:tab/></text:span><text:span text:style-name="T16">&lt;/</text:span><text:span text:style-name="T21">name_set_datetime_suffix</text:span><text:span text:style-name="T16">&gt;</text:span></text:p>
      <text:p text:style-name="P43"><text:span text:style-name="T11"><text:tab/><text:tab/><text:tab/></text:span><text:span text:style-name="T25">&lt;!-- </text:span></text:p>
      <text:p text:style-name="P45"><text:tab/><text:tab/><text:tab/>password:<text:tab/>if the archive is crypted and secured via password, use this password</text:p>
      <text:p text:style-name="P45"><text:tab/><text:tab/><text:tab/><text:tab/><text:tab/><text:tab/>to tell cognos when importing a secured deployment archive.</text:p>
      <text:p text:style-name="P45"><text:tab/><text:tab/><text:tab/>--&gt;</text:p>
      <text:p text:style-name="P43"><text:span text:style-name="T11"><text:tab/><text:tab/><text:tab/></text:span><text:span text:style-name="T16">&lt;</text:span><text:span text:style-name="T21">password</text:span><text:span text:style-name="T16">&gt;</text:span><text:span text:style-name="T11">DRTuZlLmF6Y4KLV78IPZZQ==</text:span><text:span text:style-name="T16">&lt;/</text:span><text:span text:style-name="T21">password</text:span><text:span text:style-name="T16">&gt;</text:span></text:p>
      <text:p text:style-name="P43"><text:soft-page-break/><text:span text:style-name="T11"><text:tab/><text:tab/><text:tab/></text:span><text:span text:style-name="T25">&lt;!-- </text:span></text:p>
      <text:p text:style-name="P45"><text:tab/><text:tab/><text:tab/>prefix_archive_after_deployment:<text:tab/>Use this option and CoCoMa will copy the imported</text:p>
      <text:p text:style-name="P45"><text:tab/><text:tab/><text:tab/><text:tab/><text:tab/><text:tab/><text:tab/><text:tab/><text:tab/><text:tab/><text:tab/><text:tab/>arhive to &lt;archive_name&gt;+timestamp. In other</text:p>
      <text:p text:style-name="P45"><text:tab/><text:tab/><text:tab/><text:tab/><text:tab/><text:tab/><text:tab/><text:tab/><text:tab/><text:tab/><text:tab/><text:tab/>words, CoCoMa adds the actual timestamp to the</text:p>
      <text:p text:style-name="P45"><text:tab/><text:tab/><text:tab/><text:tab/><text:tab/><text:tab/><text:tab/><text:tab/><text:tab/><text:tab/><text:tab/><text:tab/>imported archive name.</text:p>
      <text:p text:style-name="P43"><text:span text:style-name="T25"><text:tab/><text:tab/><text:tab/>--&gt;</text:span><text:span text:style-name="T16">&lt;</text:span><text:span text:style-name="T21">prefix_archive_after_deployment</text:span><text:span text:style-name="T16">&gt;</text:span><text:span text:style-name="T11">yyyyMMdd_HHmmss</text:span><text:span text:style-name="T16">&lt;/</text:span><text:span text:style-name="T21">prefix_archive_after_deployment</text:span><text:span text:style-name="T16">&gt;</text:span></text:p>
      <text:p text:style-name="P43"><text:span text:style-name="T11"><text:tab/><text:tab/><text:tab/></text:span><text:span text:style-name="T25">&lt;!-- recordingLevel:<text:tab/>This is the recording level from Cognos Connection. </text:span></text:p>
      <text:p text:style-name="P45"><text:tab/><text:tab/><text:tab/><text:tab/><text:tab/><text:tab/><text:tab/><text:tab/><text:tab/>Could be basic as well. Use it <text:s/>as you like. </text:p>
      <text:p text:style-name="P45"><text:tab/><text:tab/><text:tab/>--&gt;</text:p>
      <text:p text:style-name="P43"><text:span text:style-name="T11"><text:tab/><text:tab/><text:tab/></text:span><text:span text:style-name="T16">&lt;</text:span><text:span text:style-name="T21">recordingLevel</text:span><text:span text:style-name="T16">&gt;</text:span></text:p>
      <text:p text:style-name="P46"><text:tab/><text:tab/><text:tab/><text:tab/>full</text:p>
      <text:p text:style-name="P43"><text:span text:style-name="T11"><text:tab/><text:tab/><text:tab/></text:span><text:span text:style-name="T16">&lt;/</text:span><text:span text:style-name="T21">recordingLevel</text:span><text:span text:style-name="T16">&gt;</text:span></text:p>
      <text:p text:style-name="P43"><text:span text:style-name="T11"><text:tab/><text:tab/><text:tab/></text:span><text:span text:style-name="T25">&lt;!-- archive:<text:tab/><text:tab/><text:tab/>name of the archive to be read from disc.<text:tab/></text:span></text:p>
      <text:p text:style-name="P45"><text:tab/><text:tab/><text:tab/>--&gt;</text:p>
      <text:p text:style-name="P43"><text:span text:style-name="T11"><text:tab/><text:tab/><text:tab/></text:span><text:span text:style-name="T16">&lt;</text:span><text:span text:style-name="T21">archive</text:span><text:span text:style-name="T16">&gt;</text:span><text:span text:style-name="T11">FullBackup_before_autodeployment.zip</text:span><text:span text:style-name="T16">&lt;/</text:span><text:span text:style-name="T21">archive</text:span><text:span text:style-name="T16">&gt;</text:span></text:p>
      <text:p text:style-name="P43"><text:span text:style-name="T11"><text:tab/><text:tab/><text:tab/></text:span><text:span text:style-name="T25">&lt;!-- show_job_history_after_deployment:<text:tab/><text:tab/>true or false. No comment. <text:s/>--&gt;</text:span></text:p>
      <text:p text:style-name="P43"><text:span text:style-name="T11"><text:tab/><text:tab/><text:tab/></text:span><text:span text:style-name="T16">&lt;</text:span><text:span text:style-name="T21">show_job_history_after_deployment</text:span><text:span text:style-name="T16">&gt;</text:span><text:span text:style-name="T11">true</text:span><text:span text:style-name="T16">&lt;/</text:span><text:span text:style-name="T21">show_job_history_after_deployment</text:span><text:span text:style-name="T16">&gt;</text:span></text:p>
      <text:p text:style-name="P43"><text:span text:style-name="T11"><text:tab/><text:tab/></text:span><text:span text:style-name="T16">&lt;/</text:span><text:span text:style-name="T21">deployment</text:span><text:span text:style-name="T16">&gt;</text:span></text:p>
      <text:p text:style-name="P43"><text:span text:style-name="T11"><text:tab/></text:span><text:span text:style-name="T16">&lt;/</text:span><text:span text:style-name="T21">deployments</text:span><text:span text:style-name="T16">&gt;</text:span></text:p>
      <text:p text:style-name="P43"/>
      <text:p text:style-name="P44"><text:span text:style-name="T19">&lt;/</text:span><text:span text:style-name="T23">CoCoMa</text:span><text:span text:style-name="T19">&gt;</text:span></text:p>
      <text:p text:style-name="P13">[…]</text:p>
      <text:p text:style-name="P13"/>
      <text:h text:style-name="P21" text:outline-level="2"><text:bookmark-start text:name="__RefHeading__774_30617906"/>Example 3 - Configuration of Cognos Server Environment<text:bookmark-end text:name="__RefHeading__774_30617906"/></text:h>
      <text:p text:style-name="P37"><text:span text:style-name="T9">The following example has to be surrounded by &lt;CoCoMa&gt; and must includ &lt;server/&gt; tag. Please refer to previous examples for completeness.</text:span></text:p>
      <text:p text:style-name="P37"><text:span text:style-name="T9">The following example shows how to configure the Cognos UI, create roles, add users to roles, remove users from roles, set capabilities, advanced dispatcher settings on global or dispatcher level and much. </text:span></text:p>
      <text:p text:style-name="P37"><text:span text:style-name="T9">Use this example to reflect the setup to be used with your Cognos environment. </text:span></text:p>
      <text:p text:style-name="P37"><text:span text:style-name="T9">Reproduce this setup without any click on other enviroments, backups, restores … save time, have a coffee.</text:span></text:p>
      <text:p text:style-name="P37"><text:span text:style-name="T9"/></text:p>
      <text:p text:style-name="P42"><text:span text:style-name="T11"><text:tab/></text:span><text:span text:style-name="T16">&lt;</text:span><text:span text:style-name="T21">ui</text:span><text:span text:style-name="T16">&gt;</text:span></text:p>
      <text:p text:style-name="P53"><text:span text:style-name="T13"><text:tab/><text:tab/></text:span><text:span text:style-name="T20">&lt;</text:span><text:span text:style-name="T24">skins</text:span><text:span text:style-name="T20">&gt;</text:span></text:p>
      <text:p text:style-name="P48"><text:span text:style-name="T11"><text:tab/><text:tab/><text:tab/></text:span><text:span text:style-name="T16">&lt;</text:span><text:span text:style-name="T21">skin</text:span><text:span text:style-name="T16">&gt;</text:span></text:p>
      <text:p text:style-name="P48"><text:span text:style-name="T11"><text:tab/><text:tab/><text:tab/><text:tab/></text:span><text:span text:style-name="T16">&lt;</text:span><text:span text:style-name="T21">name</text:span><text:span text:style-name="T16">&gt;</text:span><text:span text:style-name="T11">Daimler</text:span><text:span text:style-name="T16">&lt;/</text:span><text:span text:style-name="T21">name</text:span><text:span text:style-name="T16">&gt;</text:span></text:p>
      <text:p text:style-name="P48"><text:span text:style-name="T11"><text:tab/><text:tab/><text:tab/><text:tab/></text:span><text:span text:style-name="T16">&lt;</text:span><text:span text:style-name="T21">resourceLocation</text:span><text:span text:style-name="T16">&gt;</text:span><text:span text:style-name="T11">Daimler</text:span><text:span text:style-name="T16">&lt;/</text:span><text:span text:style-name="T21">resourceLocation</text:span><text:span text:style-name="T16">&gt;</text:span></text:p>
      <text:p text:style-name="P48"><text:span text:style-name="T11"><text:tab/><text:tab/><text:tab/><text:tab/></text:span><text:span text:style-name="T16">&lt;</text:span><text:span text:style-name="T21">preview</text:span><text:span text:style-name="T16">&gt;</text:span><text:span text:style-name="T11">../skins/Daimler/preview.htm</text:span><text:span text:style-name="T16">&lt;/</text:span><text:span text:style-name="T21">preview</text:span><text:span text:style-name="T16">&gt;</text:span></text:p>
      <text:p text:style-name="P48"><text:span text:style-name="T11"><text:tab/><text:tab/><text:tab/></text:span><text:span text:style-name="T16">&lt;/</text:span><text:span text:style-name="T21">skin</text:span><text:span text:style-name="T16">&gt;</text:span></text:p>
      <text:p text:style-name="P48"><text:span text:style-name="T11"><text:tab/><text:tab/></text:span><text:span text:style-name="T16">&lt;/</text:span><text:span text:style-name="T21">skins</text:span><text:span text:style-name="T16">&gt;</text:span></text:p>
      <text:p text:style-name="P48"/>
      <text:p text:style-name="P48"><text:span text:style-name="T11"><text:tab/><text:tab/></text:span><text:span text:style-name="T16">&lt;</text:span><text:span text:style-name="T21">defaultProfile</text:span><text:span text:style-name="T16">&gt;</text:span></text:p>
      <text:p text:style-name="P48"><text:span text:style-name="T11"><text:tab/><text:tab/><text:tab/></text:span><text:span text:style-name="T16">&lt;</text:span><text:span text:style-name="T21">skin</text:span><text:span text:style-name="T16">&gt;</text:span><text:span text:style-name="T11">Daimler</text:span><text:span text:style-name="T16">&lt;/</text:span><text:span text:style-name="T21">skin</text:span><text:span text:style-name="T16">&gt;</text:span></text:p>
      <text:p text:style-name="P48"><text:span text:style-name="T11"><text:tab/><text:tab/><text:tab/></text:span><text:span text:style-name="T16">&lt;</text:span><text:span text:style-name="T21">linesPerPage</text:span><text:span text:style-name="T16">&gt;</text:span><text:span text:style-name="T11">999</text:span><text:span text:style-name="T16">&lt;/</text:span><text:span text:style-name="T21">linesPerPage</text:span><text:span text:style-name="T16">&gt;</text:span></text:p>
      <text:p text:style-name="P48"><text:span text:style-name="T11"><text:tab/><text:tab/><text:tab/></text:span><text:span text:style-name="T16">&lt;</text:span><text:span text:style-name="T21">listSeparator</text:span><text:span text:style-name="T16">&gt;</text:span><text:span text:style-name="T11">background</text:span><text:span text:style-name="T16">&lt;/</text:span><text:span text:style-name="T21">listSeparator</text:span><text:span text:style-name="T16">&gt;</text:span></text:p>
      <text:p text:style-name="P48"><text:span text:style-name="T11"><text:tab/><text:tab/></text:span><text:span text:style-name="T16">&lt;/</text:span><text:span text:style-name="T21">defaultProfile</text:span><text:span text:style-name="T16">&gt;</text:span></text:p>
      <text:p text:style-name="P48"/>
      <text:p text:style-name="P48"><text:span text:style-name="T11"><text:tab/></text:span><text:span text:style-name="T16">&lt;/</text:span><text:span text:style-name="T21">ui</text:span><text:span text:style-name="T16">&gt;</text:span></text:p>
      <text:p text:style-name="P48"><text:span text:style-name="T16"/></text:p>
      <text:p text:style-name="P48"><text:span text:style-name="T16">&lt;</text:span><text:span text:style-name="T21">dataSources</text:span><text:span text:style-name="T16">&gt;</text:span></text:p>
      <text:p text:style-name="P48"/>
      <text:p text:style-name="P48"><text:soft-page-break/><text:span text:style-name="T11"><text:tab/><text:tab/></text:span><text:span text:style-name="T16">&lt;</text:span><text:span text:style-name="T21">dataSource</text:span><text:span text:style-name="T16">&gt;</text:span></text:p>
      <text:p text:style-name="P48"><text:span text:style-name="T11"><text:tab/><text:tab/><text:tab/></text:span><text:span text:style-name="T16">&lt;</text:span><text:span text:style-name="T21">name</text:span><text:span text:style-name="T16">&gt;</text:span><text:span text:style-name="T11">QSUSERDS</text:span><text:span text:style-name="T16">&lt;/</text:span><text:span text:style-name="T21">name</text:span><text:span text:style-name="T16">&gt;</text:span></text:p>
      <text:p text:style-name="P48"><text:span text:style-name="T11"><text:tab/><text:tab/><text:tab/></text:span><text:span text:style-name="T16">&lt;</text:span><text:span text:style-name="T21">dbalias</text:span><text:span text:style-name="T16">&gt;</text:span><text:span text:style-name="T11">APP0</text:span><text:span text:style-name="T16">&lt;/</text:span><text:span text:style-name="T21">dbalias</text:span><text:span text:style-name="T16">&gt;</text:span></text:p>
      <text:p text:style-name="P48"><text:span text:style-name="T11"><text:tab/><text:tab/><text:tab/></text:span><text:span text:style-name="T16">&lt;</text:span><text:span text:style-name="T21">username</text:span><text:span text:style-name="T16">&gt;</text:span><text:span text:style-name="T11">cognosro</text:span><text:span text:style-name="T16">&lt;/</text:span><text:span text:style-name="T21">username</text:span><text:span text:style-name="T16">&gt;</text:span></text:p>
      <text:p text:style-name="P48"><text:span text:style-name="T11"><text:tab/><text:tab/><text:tab/></text:span><text:span text:style-name="T16">&lt;</text:span><text:span text:style-name="T21">password</text:span><text:span text:style-name="T16">&gt;</text:span><text:span text:style-name="T11">xxx</text:span><text:span text:style-name="T16">&lt;/</text:span><text:span text:style-name="T21">password</text:span><text:span text:style-name="T16">&gt;</text:span></text:p>
      <text:p text:style-name="P48"><text:span text:style-name="T11"><text:tab/><text:tab/><text:tab/></text:span><text:span text:style-name="T16">&lt;</text:span><text:span text:style-name="T21">isolationLevel</text:span><text:span text:style-name="T16">&gt;</text:span><text:span text:style-name="T11">readUncommitted</text:span><text:span text:style-name="T16">&lt;/</text:span><text:span text:style-name="T21">isolationLevel</text:span><text:span text:style-name="T16">&gt;</text:span></text:p>
      <text:p text:style-name="P48"><text:span text:style-name="T11"><text:tab/><text:tab/><text:tab/></text:span><text:span text:style-name="T16">&lt;</text:span><text:span text:style-name="T21">connectionCommands</text:span><text:span text:style-name="T16">&gt;</text:span></text:p>
      <text:p text:style-name="P48"><text:span text:style-name="T11"><text:tab/><text:tab/><text:tab/><text:tab/></text:span><text:span text:style-name="T16">&lt;</text:span><text:span text:style-name="T21">openConnection</text:span><text:span text:style-name="T16">/&gt;</text:span></text:p>
      <text:p text:style-name="P48"><text:span text:style-name="T11"><text:tab/><text:tab/><text:tab/><text:tab/></text:span><text:span text:style-name="T16">&lt;</text:span><text:span text:style-name="T21">closeConnection</text:span><text:span text:style-name="T16">/&gt;</text:span></text:p>
      <text:p text:style-name="P48"><text:span text:style-name="T11"><text:tab/><text:tab/><text:tab/><text:tab/></text:span><text:span text:style-name="T16">&lt;</text:span><text:span text:style-name="T21">openSession</text:span><text:span text:style-name="T16">&gt;</text:span><text:span text:style-name="T11">SET CURRENT SCHEMA=MIF_DEV</text:span><text:span text:style-name="T16">&lt;/</text:span><text:span text:style-name="T21">openSession</text:span><text:span text:style-name="T16">&gt;</text:span></text:p>
      <text:p text:style-name="P48"><text:span text:style-name="T11"><text:tab/><text:tab/><text:tab/><text:tab/></text:span><text:span text:style-name="T16">&lt;</text:span><text:span text:style-name="T21">closeSession</text:span><text:span text:style-name="T16">/&gt;</text:span></text:p>
      <text:p text:style-name="P48"><text:span text:style-name="T11"><text:tab/><text:tab/><text:tab/></text:span><text:span text:style-name="T16">&lt;/</text:span><text:span text:style-name="T21">connectionCommands</text:span><text:span text:style-name="T16">&gt;</text:span></text:p>
      <text:p text:style-name="P48"><text:span text:style-name="T11"><text:tab/><text:tab/></text:span><text:span text:style-name="T16">&lt;/</text:span><text:span text:style-name="T21">dataSource</text:span><text:span text:style-name="T16">&gt;</text:span></text:p>
      <text:p text:style-name="P48"/>
      <text:p text:style-name="P48"><text:span text:style-name="T11"><text:tab/><text:tab/></text:span><text:span text:style-name="T16">&lt;</text:span><text:span text:style-name="T21">dataSource</text:span><text:span text:style-name="T16">&gt;</text:span></text:p>
      <text:p text:style-name="P48"><text:span text:style-name="T11"><text:tab/><text:tab/><text:tab/></text:span><text:span text:style-name="T16">&lt;</text:span><text:span text:style-name="T21">name</text:span><text:span text:style-name="T16">&gt;</text:span><text:span text:style-name="T11">FK1XAT03</text:span><text:span text:style-name="T16">&lt;/</text:span><text:span text:style-name="T21">name</text:span><text:span text:style-name="T16">&gt;</text:span></text:p>
      <text:p text:style-name="P48"><text:span text:style-name="T11"><text:tab/><text:tab/><text:tab/></text:span><text:span text:style-name="T16">&lt;</text:span><text:span text:style-name="T21">dbalias</text:span><text:span text:style-name="T16">&gt;</text:span><text:span text:style-name="T11">APP0</text:span><text:span text:style-name="T16">&lt;/</text:span><text:span text:style-name="T21">dbalias</text:span><text:span text:style-name="T16">&gt;</text:span></text:p>
      <text:p text:style-name="P48"><text:span text:style-name="T11"><text:tab/><text:tab/><text:tab/></text:span><text:span text:style-name="T16">&lt;</text:span><text:span text:style-name="T21">username</text:span><text:span text:style-name="T16">&gt;</text:span><text:span text:style-name="T11">cognosro</text:span><text:span text:style-name="T16">&lt;/</text:span><text:span text:style-name="T21">username</text:span><text:span text:style-name="T16">&gt;</text:span></text:p>
      <text:p text:style-name="P48"><text:span text:style-name="T11"><text:tab/><text:tab/><text:tab/></text:span><text:span text:style-name="T16">&lt;</text:span><text:span text:style-name="T21">password</text:span><text:span text:style-name="T16">&gt;</text:span><text:span text:style-name="T11">xxx</text:span><text:span text:style-name="T16">&lt;/</text:span><text:span text:style-name="T21">password</text:span><text:span text:style-name="T16">&gt;</text:span></text:p>
      <text:p text:style-name="P48"><text:span text:style-name="T11"><text:tab/><text:tab/><text:tab/></text:span><text:span text:style-name="T16">&lt;</text:span><text:span text:style-name="T21">isolationLevel</text:span><text:span text:style-name="T16">&gt;</text:span><text:span text:style-name="T11">readUncommitted</text:span><text:span text:style-name="T16">&lt;/</text:span><text:span text:style-name="T21">isolationLevel</text:span><text:span text:style-name="T16">&gt;</text:span></text:p>
      <text:p text:style-name="P48"><text:span text:style-name="T11"><text:tab/><text:tab/><text:tab/></text:span><text:span text:style-name="T16">&lt;</text:span><text:span text:style-name="T21">connectionCommands</text:span><text:span text:style-name="T16">&gt;</text:span></text:p>
      <text:p text:style-name="P48"><text:span text:style-name="T11"><text:tab/><text:tab/><text:tab/><text:tab/></text:span><text:span text:style-name="T16">&lt;</text:span><text:span text:style-name="T21">openConnection</text:span><text:span text:style-name="T16">/&gt;</text:span></text:p>
      <text:p text:style-name="P48"><text:span text:style-name="T11"><text:tab/><text:tab/><text:tab/><text:tab/></text:span><text:span text:style-name="T16">&lt;</text:span><text:span text:style-name="T21">closeConnection</text:span><text:span text:style-name="T16">/&gt;</text:span></text:p>
      <text:p text:style-name="P48"><text:span text:style-name="T11"><text:tab/><text:tab/><text:tab/><text:tab/></text:span><text:span text:style-name="T16">&lt;</text:span><text:span text:style-name="T21">openSession</text:span><text:span text:style-name="T16">&gt;</text:span><text:span text:style-name="T11">SET CURRENT SCHEMA=MIF_DEV</text:span><text:span text:style-name="T16">&lt;/</text:span><text:span text:style-name="T21">openSession</text:span><text:span text:style-name="T16">&gt;</text:span></text:p>
      <text:p text:style-name="P48"><text:span text:style-name="T11"><text:tab/><text:tab/><text:tab/><text:tab/></text:span><text:span text:style-name="T16">&lt;</text:span><text:span text:style-name="T21">closeSession</text:span><text:span text:style-name="T16">/&gt;</text:span></text:p>
      <text:p text:style-name="P48"><text:span text:style-name="T11"><text:tab/><text:tab/><text:tab/></text:span><text:span text:style-name="T16">&lt;/</text:span><text:span text:style-name="T21">connectionCommands</text:span><text:span text:style-name="T16">&gt;</text:span></text:p>
      <text:p text:style-name="P48"><text:span text:style-name="T11"><text:tab/><text:tab/></text:span><text:span text:style-name="T16">&lt;/</text:span><text:span text:style-name="T21">dataSource</text:span><text:span text:style-name="T16">&gt;</text:span></text:p>
      <text:p text:style-name="P48"/>
      <text:p text:style-name="P48"><text:span text:style-name="T11"><text:tab/><text:tab/></text:span><text:span text:style-name="T16">&lt;</text:span><text:span text:style-name="T21">dataSource</text:span><text:span text:style-name="T16">&gt;</text:span></text:p>
      <text:p text:style-name="P48"><text:span text:style-name="T11"><text:tab/><text:tab/><text:tab/></text:span><text:span text:style-name="T16">&lt;</text:span><text:span text:style-name="T21">name</text:span><text:span text:style-name="T16">&gt;</text:span><text:span text:style-name="T11">Audit</text:span><text:span text:style-name="T16">&lt;/</text:span><text:span text:style-name="T21">name</text:span><text:span text:style-name="T16">&gt;</text:span></text:p>
      <text:p text:style-name="P48"><text:span text:style-name="T11"><text:tab/><text:tab/><text:tab/></text:span><text:span text:style-name="T16">&lt;</text:span><text:span text:style-name="T21">dbalias</text:span><text:span text:style-name="T16">&gt;</text:span><text:span text:style-name="T11">CRN0</text:span><text:span text:style-name="T16">&lt;/</text:span><text:span text:style-name="T21">dbalias</text:span><text:span text:style-name="T16">&gt;</text:span></text:p>
      <text:p text:style-name="P48"><text:span text:style-name="T11"><text:tab/><text:tab/><text:tab/></text:span><text:span text:style-name="T16">&lt;</text:span><text:span text:style-name="T21">username</text:span><text:span text:style-name="T16">&gt;</text:span><text:span text:style-name="T11">cognosaud</text:span><text:span text:style-name="T16">&lt;/</text:span><text:span text:style-name="T21">username</text:span><text:span text:style-name="T16">&gt;</text:span></text:p>
      <text:p text:style-name="P48"><text:span text:style-name="T11"><text:tab/><text:tab/><text:tab/></text:span><text:span text:style-name="T16">&lt;</text:span><text:span text:style-name="T21">password</text:span><text:span text:style-name="T16">&gt;</text:span><text:span text:style-name="T11">xxx</text:span><text:span text:style-name="T16">&lt;/</text:span><text:span text:style-name="T21">password</text:span><text:span text:style-name="T16">&gt;</text:span></text:p>
      <text:p text:style-name="P48"><text:span text:style-name="T11"><text:tab/><text:tab/><text:tab/></text:span><text:span text:style-name="T16">&lt;</text:span><text:span text:style-name="T21">isolationLevel</text:span><text:span text:style-name="T16">&gt;</text:span><text:span text:style-name="T11">readUncommitted</text:span><text:span text:style-name="T16">&lt;/</text:span><text:span text:style-name="T21">isolationLevel</text:span><text:span text:style-name="T16">&gt;</text:span></text:p>
      <text:p text:style-name="P48"><text:span text:style-name="T11"><text:tab/><text:tab/></text:span><text:span text:style-name="T16">&lt;/</text:span><text:span text:style-name="T21">dataSource</text:span><text:span text:style-name="T16">&gt;</text:span></text:p>
      <text:p text:style-name="P48"><text:span text:style-name="T11"><text:tab/></text:span><text:span text:style-name="T16">&lt;/</text:span><text:span text:style-name="T21">dataSources</text:span><text:span text:style-name="T16">&gt;</text:span></text:p>
      <text:p text:style-name="P48"><text:span text:style-name="T16">&lt;</text:span><text:span text:style-name="T21">dispatchers</text:span><text:span text:style-name="T16">&gt;</text:span></text:p>
      <text:p text:style-name="P48"/>
      <text:p text:style-name="P48"><text:span text:style-name="T11"><text:tab/><text:tab/></text:span><text:span text:style-name="T16">&lt;</text:span><text:span text:style-name="T21">dispatcher</text:span> <text:span text:style-name="T26">global</text:span><text:span text:style-name="T11">=</text:span><text:span text:style-name="T28">"true"</text:span><text:span text:style-name="T16">&gt;</text:span></text:p>
      <text:p text:style-name="P48"><text:span text:style-name="T11"><text:tab/><text:tab/><text:tab/></text:span><text:span text:style-name="T16">&lt;</text:span><text:span text:style-name="T21">name</text:span><text:span text:style-name="T16">&gt;</text:span><text:span text:style-name="T11">http://ashost0:9082/p2pd</text:span><text:span text:style-name="T16">&lt;/</text:span><text:span text:style-name="T21">name</text:span><text:span text:style-name="T16">&gt;</text:span></text:p>
      <text:p text:style-name="P48"><text:span text:style-name="T11"><text:tab/><text:tab/><text:tab/></text:span><text:span text:style-name="T16">&lt;</text:span><text:span text:style-name="T21">loadBalancingMode</text:span><text:span text:style-name="T16">&gt;</text:span><text:span text:style-name="T11">weightedRoundRobin</text:span><text:span text:style-name="T16">&lt;/</text:span><text:span text:style-name="T21">loadBalancingMode</text:span><text:span text:style-name="T16">&gt;</text:span></text:p>
      <text:p text:style-name="P48"><text:span text:style-name="T11"><text:tab/><text:tab/><text:tab/></text:span><text:span text:style-name="T16">&lt;</text:span><text:span text:style-name="T21">governorLimit</text:span><text:span text:style-name="T16">&gt;</text:span><text:span text:style-name="T11">50</text:span><text:span text:style-name="T16">&lt;/</text:span><text:span text:style-name="T21">governorLimit</text:span><text:span text:style-name="T16">&gt;</text:span></text:p>
      <text:p text:style-name="P48"><text:span text:style-name="T11"><text:tab/><text:tab/><text:tab/></text:span><text:span text:style-name="T16">&lt;</text:span><text:span text:style-name="T21">peakStartHour</text:span><text:span text:style-name="T16">&gt;</text:span><text:span text:style-name="T11">0</text:span><text:span text:style-name="T16">&lt;/</text:span><text:span text:style-name="T21">peakStartHour</text:span><text:span text:style-name="T16">&gt;</text:span></text:p>
      <text:p text:style-name="P48"><text:span text:style-name="T11"><text:tab/><text:tab/><text:tab/></text:span><text:span text:style-name="T16">&lt;</text:span><text:span text:style-name="T21">peakEndHour</text:span><text:span text:style-name="T16">&gt;</text:span><text:span text:style-name="T11">23</text:span><text:span text:style-name="T16">&lt;/</text:span><text:span text:style-name="T21">peakEndHour</text:span><text:span text:style-name="T16">&gt;</text:span></text:p>
      <text:p text:style-name="P48"><text:span text:style-name="T11"><text:tab/><text:tab/><text:tab/></text:span><text:span text:style-name="T16">&lt;</text:span><text:span text:style-name="T21">connectionsHighAffinity</text:span><text:span text:style-name="T16">&gt;</text:span><text:span text:style-name="T11">1</text:span><text:span text:style-name="T16">&lt;/</text:span><text:span text:style-name="T21">connectionsHighAffinity</text:span><text:span text:style-name="T16">&gt;</text:span></text:p>
      <text:p text:style-name="P48"><text:span text:style-name="T11"><text:tab/><text:tab/><text:tab/></text:span><text:span text:style-name="T16">&lt;</text:span><text:span text:style-name="T21">connectionsLowAffinity</text:span><text:span text:style-name="T16">&gt;</text:span><text:span text:style-name="T11">2</text:span><text:span text:style-name="T16">&lt;/</text:span><text:span text:style-name="T21">connectionsLowAffinity</text:span><text:span text:style-name="T16">&gt;</text:span></text:p>
      <text:p text:style-name="P52"><text:tab/><text:tab/><text:tab/>&lt;maxProcessesInteractiveReporting&gt;10&lt;/maxProcessesInteractiveReporting&gt;</text:p>
      <text:p text:style-name="P52"><text:tab/><text:tab/><text:tab/>&lt;queueTimeoutReporting&gt;120&lt;/queueTimeoutReporting&gt;</text:p>
      <text:p text:style-name="P52"><text:tab/><text:tab/><text:tab/>&lt;advancedSettings&gt;</text:p>
      <text:p text:style-name="P52"><text:tab/><text:tab/><text:tab/><text:tab/>&lt;name&gt;CM.AMVARA_TEST_FROM_CONFIG1&lt;/name&gt;</text:p>
      <text:p text:style-name="P52"><text:tab/><text:tab/><text:tab/><text:tab/>&lt;value&gt;AMVARA_XXX_FROM_CONFIG1&lt;/value&gt;</text:p>
      <text:p text:style-name="P52"><text:tab/><text:tab/><text:tab/>&lt;/advancedSettings&gt;</text:p>
      <text:p text:style-name="P52"><text:tab/><text:tab/><text:tab/>&lt;auditLevel&gt;</text:p>
      <text:p text:style-name="P48"><text:span text:style-name="T11"><text:tab/><text:tab/><text:tab/><text:tab/></text:span><text:span text:style-name="T16">&lt;</text:span><text:span text:style-name="T21">contentManagerService</text:span><text:span text:style-name="T16">&gt;</text:span><text:span text:style-name="T11">BASIC</text:span><text:span text:style-name="T16">&lt;/</text:span><text:span text:style-name="T21">contentManagerService</text:span><text:span text:style-name="T16">&gt;</text:span></text:p>
      <text:p text:style-name="P48"><text:span text:style-name="T11"><text:tab/><text:tab/><text:tab/><text:tab/></text:span><text:span text:style-name="T16">&lt;</text:span><text:span text:style-name="T21">reportDataService</text:span><text:span text:style-name="T16">&gt;</text:span><text:span text:style-name="T11">REQUEST</text:span><text:span text:style-name="T16">&lt;/</text:span><text:span text:style-name="T21">reportDataService</text:span><text:span text:style-name="T16">&gt;</text:span></text:p>
      <text:p text:style-name="P48"><text:span text:style-name="T11"><text:tab/><text:tab/><text:tab/><text:tab/></text:span><text:span text:style-name="T16">&lt;</text:span><text:span text:style-name="T21">eventManagementService</text:span><text:span text:style-name="T16">&gt;</text:span><text:span text:style-name="T11">BASIC</text:span><text:span text:style-name="T16">&lt;/</text:span><text:span text:style-name="T21">eventManagementService</text:span><text:span text:style-name="T16">&gt;</text:span></text:p>
      <text:p text:style-name="P48"><text:span text:style-name="T11"><text:tab/><text:tab/><text:tab/><text:tab/></text:span><text:span text:style-name="T16">&lt;</text:span><text:span text:style-name="T21">jobService</text:span><text:span text:style-name="T16">&gt;</text:span><text:span text:style-name="T11">BASIC</text:span><text:span text:style-name="T16">&lt;/</text:span><text:span text:style-name="T21">jobService</text:span><text:span text:style-name="T16">&gt;</text:span></text:p>
      <text:p text:style-name="P48"><text:span text:style-name="T11"><text:tab/><text:tab/><text:tab/><text:tab/></text:span><text:span text:style-name="T16">&lt;</text:span><text:span text:style-name="T21">monitorService</text:span><text:span text:style-name="T16">&gt;</text:span><text:span text:style-name="T11">BASIC</text:span><text:span text:style-name="T16">&lt;/</text:span><text:span text:style-name="T21">monitorService</text:span><text:span text:style-name="T16">&gt;</text:span></text:p>
      <text:p text:style-name="P48"><text:span text:style-name="T11"><text:tab/><text:tab/><text:tab/><text:tab/></text:span><text:span text:style-name="T16">&lt;</text:span><text:span text:style-name="T21">presentationService</text:span><text:span text:style-name="T16">&gt;</text:span><text:span text:style-name="T11">BASIC</text:span><text:span text:style-name="T16">&lt;/</text:span><text:span text:style-name="T21">presentationService</text:span><text:span text:style-name="T16">&gt;</text:span></text:p>
      <text:p text:style-name="P48"><text:span text:style-name="T11"><text:tab/><text:tab/><text:tab/><text:tab/></text:span><text:span text:style-name="T16">&lt;</text:span><text:span text:style-name="T21">reportService</text:span><text:span text:style-name="T16">&gt;</text:span><text:span text:style-name="T11">REQUEST</text:span><text:span text:style-name="T16">&lt;/</text:span><text:span text:style-name="T21">reportService</text:span><text:span text:style-name="T16">&gt;</text:span></text:p>
      <text:p text:style-name="P48"><text:span text:style-name="T11"><text:tab/><text:tab/><text:tab/><text:tab/></text:span><text:span text:style-name="T16">&lt;</text:span><text:span text:style-name="T21">reportServiceNativeQuery</text:span><text:span text:style-name="T16">&gt;</text:span><text:span text:style-name="T11">TRUE</text:span><text:span text:style-name="T16">&lt;/</text:span><text:span text:style-name="T21">reportServiceNativeQuery</text:span><text:span text:style-name="T16">&gt;</text:span></text:p>
      <text:p text:style-name="P48"><text:span text:style-name="T11"><text:tab/><text:tab/><text:tab/><text:tab/></text:span><text:span text:style-name="T16">&lt;</text:span><text:span text:style-name="T21">systemService</text:span><text:span text:style-name="T16">&gt;</text:span><text:span text:style-name="T11">BASIC</text:span><text:span text:style-name="T16">&lt;/</text:span><text:span text:style-name="T21">systemService</text:span><text:span text:style-name="T16">&gt;</text:span></text:p>
      <text:p text:style-name="P48"><text:span text:style-name="T11"><text:tab/><text:tab/><text:tab/><text:tab/></text:span><text:span text:style-name="T16">&lt;</text:span><text:span text:style-name="T21">dispatcher</text:span><text:span text:style-name="T16">&gt;</text:span><text:span text:style-name="T11">BASIC</text:span><text:span text:style-name="T16">&lt;/</text:span><text:span text:style-name="T21">dispatcher</text:span><text:span text:style-name="T16">&gt;</text:span></text:p>
      <text:p text:style-name="P48"><text:span text:style-name="T11"><text:tab/><text:tab/><text:tab/></text:span><text:span text:style-name="T16">&lt;/</text:span><text:span text:style-name="T21">auditLevel</text:span><text:span text:style-name="T16">&gt;</text:span></text:p>
      <text:p text:style-name="P48"/>
      <text:p text:style-name="P48"><text:span text:style-name="T11"><text:tab/><text:tab/></text:span><text:span text:style-name="T16">&lt;/</text:span><text:span text:style-name="T21">dispatcher</text:span><text:span text:style-name="T16">&gt;</text:span></text:p>
      <text:p text:style-name="P48"/>
      <text:p text:style-name="P48"><text:span text:style-name="T11"><text:tab/></text:span><text:span text:style-name="T16">&lt;/</text:span><text:span text:style-name="T21">dispatchers</text:span><text:span text:style-name="T16">&gt;</text:span></text:p>
      <text:p text:style-name="P48"><text:span text:style-name="T16">&lt;</text:span><text:span text:style-name="T21">security</text:span><text:span text:style-name="T16">&gt;</text:span></text:p>
      <text:p text:style-name="P48"><text:span text:style-name="T11"><text:tab/><text:tab/></text:span><text:span text:style-name="T16">&lt;</text:span><text:span text:style-name="T21">roles</text:span><text:span text:style-name="T16">&gt;</text:span></text:p>
      <text:p text:style-name="P48"><text:span text:style-name="T11"><text:tab/><text:tab/><text:tab/></text:span><text:span text:style-name="T16">&lt;</text:span><text:span text:style-name="T21">role</text:span><text:span text:style-name="T16">&gt;</text:span></text:p>
      <text:p text:style-name="P48"><text:span text:style-name="T11"><text:tab/><text:tab/><text:tab/><text:tab/></text:span><text:span text:style-name="T16">&lt;</text:span><text:span text:style-name="T21">name</text:span><text:span text:style-name="T16">&gt;</text:span><text:span text:style-name="T11">System Administrators</text:span><text:span text:style-name="T16">&lt;/</text:span><text:span text:style-name="T21">name</text:span><text:span text:style-name="T16">&gt;</text:span></text:p>
      <text:p text:style-name="P48"><text:span text:style-name="T11"><text:tab/><text:tab/><text:tab/><text:tab/></text:span><text:span text:style-name="T16">&lt;</text:span><text:span text:style-name="T21">keepExisting</text:span><text:span text:style-name="T16">&gt;</text:span><text:span text:style-name="T11">true</text:span><text:span text:style-name="T16">&lt;/</text:span><text:span text:style-name="T21">keepExisting</text:span><text:span text:style-name="T16">&gt;</text:span></text:p>
      <text:p text:style-name="P48"><text:span text:style-name="T11"><text:tab/><text:tab/><text:tab/><text:tab/></text:span><text:span text:style-name="T16">&lt;</text:span><text:span text:style-name="T21">members</text:span><text:span text:style-name="T16">&gt;</text:span></text:p>
      <text:p text:style-name="P48"><text:span text:style-name="T11"><text:tab/><text:tab/><text:tab/><text:tab/><text:tab/></text:span><text:span text:style-name="T16">&lt;</text:span><text:span text:style-name="T21">user</text:span><text:span text:style-name="T16">&gt;</text:span><text:span text:style-name="T11">apiuser</text:span><text:span text:style-name="T16">&lt;/</text:span><text:span text:style-name="T21">user</text:span><text:span text:style-name="T16">&gt;</text:span></text:p>
      <text:p text:style-name="P48"><text:soft-page-break/><text:span text:style-name="T11"><text:tab/><text:tab/><text:tab/><text:tab/><text:tab/></text:span><text:span text:style-name="T16">&lt;</text:span><text:span text:style-name="T21">user</text:span><text:span text:style-name="T16">&gt;</text:span><text:span text:style-name="T11">rroeber</text:span><text:span text:style-name="T16">&lt;/</text:span><text:span text:style-name="T21">user</text:span><text:span text:style-name="T16">&gt;</text:span></text:p>
      <text:p text:style-name="P48"><text:span text:style-name="T11"><text:tab/><text:tab/><text:tab/><text:tab/></text:span><text:span text:style-name="T16">&lt;/</text:span><text:span text:style-name="T21">members</text:span><text:span text:style-name="T16">&gt;</text:span></text:p>
      <text:p text:style-name="P48"><text:span text:style-name="T11"><text:tab/><text:tab/><text:tab/><text:tab/></text:span><text:span text:style-name="T16">&lt;</text:span><text:span text:style-name="T21">removeMembers</text:span><text:span text:style-name="T16">&gt;</text:span></text:p>
      <text:p text:style-name="P48"><text:span text:style-name="T11"><text:tab/><text:tab/><text:tab/><text:tab/><text:tab/></text:span><text:span text:style-name="T16">&lt;</text:span><text:span text:style-name="T21">group</text:span><text:span text:style-name="T16">&gt;</text:span><text:span text:style-name="T11">Everyone</text:span><text:span text:style-name="T16">&lt;/</text:span><text:span text:style-name="T21">group</text:span><text:span text:style-name="T16">&gt;</text:span></text:p>
      <text:p text:style-name="P48"><text:span text:style-name="T11"><text:tab/><text:tab/><text:tab/><text:tab/></text:span><text:span text:style-name="T16">&lt;/</text:span><text:span text:style-name="T21">removeMembers</text:span><text:span text:style-name="T16">&gt;</text:span></text:p>
      <text:p text:style-name="P48"><text:span text:style-name="T11"><text:tab/><text:tab/><text:tab/></text:span><text:span text:style-name="T16">&lt;/</text:span><text:span text:style-name="T21">role</text:span><text:span text:style-name="T16">&gt;</text:span></text:p>
      <text:p text:style-name="P50"><text:tab/><text:tab/><text:tab/></text:p>
      <text:p text:style-name="P48"><text:span text:style-name="T11"><text:tab/><text:tab/><text:tab/></text:span><text:span text:style-name="T25">&lt;!-- ======================= --&gt;</text:span></text:p>
      <text:p text:style-name="P48"><text:span text:style-name="T11"><text:tab/><text:tab/><text:tab/></text:span><text:span text:style-name="T25">&lt;!-- READONLY Administrators --&gt;</text:span></text:p>
      <text:p text:style-name="P48"><text:span text:style-name="T11"><text:tab/><text:tab/><text:tab/></text:span><text:span text:style-name="T25">&lt;!-- ======================= --&gt;</text:span></text:p>
      <text:p text:style-name="P50"><text:tab/><text:tab/></text:p>
      <text:p text:style-name="P48"><text:span text:style-name="T11"><text:tab/><text:tab/><text:tab/></text:span><text:span text:style-name="T16">&lt;</text:span><text:span text:style-name="T21">role</text:span><text:span text:style-name="T16">&gt;</text:span></text:p>
      <text:p text:style-name="P48"><text:span text:style-name="T11"><text:tab/><text:tab/><text:tab/><text:tab/></text:span><text:span text:style-name="T16">&lt;</text:span><text:span text:style-name="T21">name</text:span><text:span text:style-name="T16">&gt;</text:span><text:span text:style-name="T11">System Administrators (ReadOnly)</text:span><text:span text:style-name="T16">&lt;/</text:span><text:span text:style-name="T21">name</text:span><text:span text:style-name="T16">&gt;</text:span></text:p>
      <text:p text:style-name="P48"><text:span text:style-name="T11"><text:tab/><text:tab/><text:tab/><text:tab/></text:span><text:span text:style-name="T16">&lt;</text:span><text:span text:style-name="T21">members</text:span><text:span text:style-name="T16">&gt;</text:span></text:p>
      <text:p text:style-name="P48"><text:span text:style-name="T11"><text:tab/><text:tab/><text:tab/><text:tab/><text:tab/></text:span><text:span text:style-name="T25">&lt;!-- &lt;user&gt;&lt;/user&gt; --&gt;</text:span></text:p>
      <text:p text:style-name="P48"><text:span text:style-name="T11"><text:tab/><text:tab/><text:tab/><text:tab/></text:span><text:span text:style-name="T16">&lt;/</text:span><text:span text:style-name="T21">members</text:span><text:span text:style-name="T16">&gt;</text:span></text:p>
      <text:p text:style-name="P48"><text:span text:style-name="T11"><text:tab/><text:tab/><text:tab/></text:span><text:span text:style-name="T16">&lt;/</text:span><text:span text:style-name="T21">role</text:span><text:span text:style-name="T16">&gt;</text:span></text:p>
      <text:p text:style-name="P50"><text:s text:c="12"/></text:p>
      <text:p text:style-name="P48"><text:span text:style-name="T11"><text:tab/><text:tab/><text:tab/></text:span><text:span text:style-name="T16">&lt;</text:span><text:span text:style-name="T21">role</text:span><text:span text:style-name="T16">&gt;</text:span></text:p>
      <text:p text:style-name="P48"><text:span text:style-name="T11"><text:tab/><text:tab/><text:tab/><text:tab/></text:span><text:span text:style-name="T16">&lt;</text:span><text:span text:style-name="T21">name</text:span><text:span text:style-name="T16">&gt;</text:span><text:span text:style-name="T11">WorklistUser</text:span><text:span text:style-name="T16">&lt;/</text:span><text:span text:style-name="T21">name</text:span><text:span text:style-name="T16">&gt;</text:span></text:p>
      <text:p text:style-name="P48"><text:span text:style-name="T11"><text:tab/><text:tab/><text:tab/><text:tab/></text:span><text:span text:style-name="T16">&lt;</text:span><text:span text:style-name="T21">members</text:span><text:span text:style-name="T16">&gt;</text:span></text:p>
      <text:p text:style-name="P48"><text:span text:style-name="T11"><text:tab/><text:tab/><text:tab/><text:tab/><text:tab/></text:span><text:span text:style-name="T25">&lt;!-- &lt;user&gt;&lt;/user&gt; --&gt;</text:span></text:p>
      <text:p text:style-name="P48"><text:span text:style-name="T11"><text:tab/><text:tab/><text:tab/><text:tab/><text:tab/></text:span><text:span text:style-name="T16">&lt;</text:span><text:span text:style-name="T21">user</text:span><text:span text:style-name="T16">&gt;</text:span><text:span text:style-name="T11">test111</text:span><text:span text:style-name="T16">&lt;/</text:span><text:span text:style-name="T21">user</text:span><text:span text:style-name="T16">&gt;</text:span></text:p>
      <text:p text:style-name="P48"><text:span text:style-name="T11"><text:tab/><text:tab/><text:tab/><text:tab/><text:tab/></text:span><text:span text:style-name="T16">&lt;</text:span><text:span text:style-name="T21">user</text:span><text:span text:style-name="T16">&gt;</text:span><text:span text:style-name="T11">test2111</text:span><text:span text:style-name="T16">&lt;/</text:span><text:span text:style-name="T21">user</text:span><text:span text:style-name="T16">&gt;</text:span></text:p>
      <text:p text:style-name="P48"><text:span text:style-name="T11"><text:tab/><text:tab/><text:tab/><text:tab/><text:tab/></text:span><text:span text:style-name="T16">&lt;</text:span><text:span text:style-name="T21">user</text:span><text:span text:style-name="T16">&gt;</text:span><text:span text:style-name="T11">DE_15</text:span><text:span text:style-name="T16">&lt;/</text:span><text:span text:style-name="T21">user</text:span><text:span text:style-name="T16">&gt;</text:span></text:p>
      <text:p text:style-name="P48"><text:span text:style-name="T11"><text:tab/><text:tab/><text:tab/><text:tab/><text:tab/></text:span><text:span text:style-name="T16">&lt;</text:span><text:span text:style-name="T21">user</text:span><text:span text:style-name="T16">&gt;</text:span><text:span text:style-name="T11">KESSLERA</text:span><text:span text:style-name="T16">&lt;/</text:span><text:span text:style-name="T21">user</text:span><text:span text:style-name="T16">&gt;</text:span></text:p>
      <text:p text:style-name="P48"><text:span text:style-name="T11"><text:tab/><text:tab/><text:tab/><text:tab/></text:span><text:span text:style-name="T16">&lt;/</text:span><text:span text:style-name="T21">members</text:span><text:span text:style-name="T16">&gt;</text:span></text:p>
      <text:p text:style-name="P48"><text:span text:style-name="T11"><text:tab/><text:tab/><text:tab/></text:span><text:span text:style-name="T16">&lt;/</text:span><text:span text:style-name="T21">role</text:span><text:span text:style-name="T16">&gt;</text:span></text:p>
      <text:p text:style-name="P48"/>
      <text:p text:style-name="P48"><text:span text:style-name="T11"><text:tab/><text:tab/><text:tab/></text:span><text:span text:style-name="T16">&lt;</text:span><text:span text:style-name="T21">role</text:span><text:span text:style-name="T16">&gt;</text:span></text:p>
      <text:p text:style-name="P48"><text:span text:style-name="T11"><text:tab/><text:tab/><text:tab/><text:tab/></text:span><text:span text:style-name="T16">&lt;</text:span><text:span text:style-name="T21">name</text:span><text:span text:style-name="T16">&gt;</text:span><text:span text:style-name="T11">QSWorklistUser</text:span><text:span text:style-name="T16">&lt;/</text:span><text:span text:style-name="T21">name</text:span><text:span text:style-name="T16">&gt;</text:span></text:p>
      <text:p text:style-name="P48"><text:span text:style-name="T11"><text:tab/><text:tab/><text:tab/><text:tab/></text:span><text:span text:style-name="T16">&lt;</text:span><text:span text:style-name="T21">members</text:span><text:span text:style-name="T16">&gt;</text:span></text:p>
      <text:p text:style-name="P48"><text:span text:style-name="T11"><text:tab/><text:tab/><text:tab/><text:tab/><text:tab/></text:span><text:span text:style-name="T16">&lt;</text:span><text:span text:style-name="T21">user</text:span><text:span text:style-name="T16">&gt;</text:span><text:span text:style-name="T11">test111</text:span><text:span text:style-name="T16">&lt;/</text:span><text:span text:style-name="T21">user</text:span><text:span text:style-name="T16">&gt;</text:span></text:p>
      <text:p text:style-name="P48"><text:span text:style-name="T11"><text:tab/><text:tab/><text:tab/><text:tab/><text:tab/></text:span><text:span text:style-name="T16">&lt;</text:span><text:span text:style-name="T21">user</text:span><text:span text:style-name="T16">&gt;</text:span><text:span text:style-name="T11">test2111</text:span><text:span text:style-name="T16">&lt;/</text:span><text:span text:style-name="T21">user</text:span><text:span text:style-name="T16">&gt;</text:span></text:p>
      <text:p text:style-name="P48"><text:span text:style-name="T11"><text:tab/><text:tab/><text:tab/><text:tab/><text:tab/></text:span><text:span text:style-name="T16">&lt;</text:span><text:span text:style-name="T21">user</text:span><text:span text:style-name="T16">&gt;</text:span><text:span text:style-name="T11">DE_15</text:span><text:span text:style-name="T16">&lt;/</text:span><text:span text:style-name="T21">user</text:span><text:span text:style-name="T16">&gt;</text:span></text:p>
      <text:p text:style-name="P48"><text:span text:style-name="T11"><text:tab/><text:tab/><text:tab/><text:tab/><text:tab/></text:span><text:span text:style-name="T16">&lt;</text:span><text:span text:style-name="T21">user</text:span><text:span text:style-name="T16">&gt;</text:span><text:span text:style-name="T11">KESSLERA</text:span><text:span text:style-name="T16">&lt;/</text:span><text:span text:style-name="T21">user</text:span><text:span text:style-name="T16">&gt;</text:span></text:p>
      <text:p text:style-name="P48"><text:span text:style-name="T11"><text:tab/><text:tab/><text:tab/><text:tab/></text:span><text:span text:style-name="T16">&lt;/</text:span><text:span text:style-name="T21">members</text:span><text:span text:style-name="T16">&gt;</text:span></text:p>
      <text:p text:style-name="P48"><text:span text:style-name="T11"><text:tab/><text:tab/><text:tab/></text:span><text:span text:style-name="T16">&lt;/</text:span><text:span text:style-name="T21">role</text:span><text:span text:style-name="T16">&gt;</text:span></text:p>
      <text:p text:style-name="P48"/>
      <text:p text:style-name="P48"><text:span text:style-name="T11"><text:tab/><text:tab/></text:span><text:span text:style-name="T16">&lt;/</text:span><text:span text:style-name="T21">roles</text:span><text:span text:style-name="T16">&gt;</text:span></text:p>
      <text:p text:style-name="P48"/>
      <text:p text:style-name="P48"><text:span text:style-name="T11"><text:tab/><text:tab/></text:span><text:span text:style-name="T16">&lt;</text:span><text:span text:style-name="T21">permissions</text:span><text:span text:style-name="T16">&gt;</text:span></text:p>
      <text:p text:style-name="P48"><text:span text:style-name="T11"><text:tab/><text:tab/><text:tab/></text:span><text:span text:style-name="T16">&lt;</text:span><text:span text:style-name="T21">permission</text:span><text:span text:style-name="T16">&gt;</text:span></text:p>
      <text:p text:style-name="P48"><text:span text:style-name="T11"><text:tab/><text:tab/><text:tab/><text:tab/></text:span><text:span text:style-name="T16">&lt;</text:span><text:span text:style-name="T21">target</text:span><text:span text:style-name="T16">&gt;</text:span><text:span text:style-name="T11">/content</text:span><text:span text:style-name="T16">&lt;/</text:span><text:span text:style-name="T21">target</text:span><text:span text:style-name="T16">&gt;</text:span></text:p>
      <text:p text:style-name="P48"><text:span text:style-name="T11"><text:tab/><text:tab/><text:tab/><text:tab/></text:span><text:span text:style-name="T16">&lt;</text:span><text:span text:style-name="T21">read</text:span><text:span text:style-name="T16">&gt;</text:span><text:span text:style-name="T11">true</text:span><text:span text:style-name="T16">&lt;/</text:span><text:span text:style-name="T21">read</text:span><text:span text:style-name="T16">&gt;</text:span></text:p>
      <text:p text:style-name="P48"><text:span text:style-name="T11"><text:tab/><text:tab/><text:tab/><text:tab/></text:span><text:span text:style-name="T16">&lt;</text:span><text:span text:style-name="T21">write</text:span><text:span text:style-name="T16">&gt;</text:span><text:span text:style-name="T11">false</text:span><text:span text:style-name="T16">&lt;/</text:span><text:span text:style-name="T21">write</text:span><text:span text:style-name="T16">&gt;</text:span></text:p>
      <text:p text:style-name="P48"><text:span text:style-name="T11"><text:tab/><text:tab/><text:tab/><text:tab/></text:span><text:span text:style-name="T16">&lt;</text:span><text:span text:style-name="T21">execute</text:span><text:span text:style-name="T16">&gt;</text:span><text:span text:style-name="T11">true</text:span><text:span text:style-name="T16">&lt;/</text:span><text:span text:style-name="T21">execute</text:span><text:span text:style-name="T16">&gt;</text:span></text:p>
      <text:p text:style-name="P48"><text:span text:style-name="T11"><text:tab/><text:tab/><text:tab/><text:tab/></text:span><text:span text:style-name="T16">&lt;</text:span><text:span text:style-name="T21">setPolicy</text:span><text:span text:style-name="T16">&gt;</text:span><text:span text:style-name="T11">false</text:span><text:span text:style-name="T16">&lt;/</text:span><text:span text:style-name="T21">setPolicy</text:span><text:span text:style-name="T16">&gt;</text:span></text:p>
      <text:p text:style-name="P48"><text:span text:style-name="T11"><text:tab/><text:tab/><text:tab/><text:tab/></text:span><text:span text:style-name="T16">&lt;</text:span><text:span text:style-name="T21">traverse</text:span><text:span text:style-name="T16">&gt;</text:span><text:span text:style-name="T11">true</text:span><text:span text:style-name="T16">&lt;/</text:span><text:span text:style-name="T21">traverse</text:span><text:span text:style-name="T16">&gt;</text:span></text:p>
      <text:p text:style-name="P48"><text:span text:style-name="T11"><text:tab/><text:tab/><text:tab/><text:tab/></text:span><text:span text:style-name="T16">&lt;</text:span><text:span text:style-name="T21">members</text:span><text:span text:style-name="T16">&gt;</text:span></text:p>
      <text:p text:style-name="P48"><text:span text:style-name="T11"><text:tab/><text:tab/><text:tab/><text:tab/><text:tab/></text:span><text:span text:style-name="T16">&lt;</text:span><text:span text:style-name="T21">role</text:span><text:span text:style-name="T16">&gt;</text:span><text:span text:style-name="T11">WorklistUser</text:span><text:span text:style-name="T16">&lt;/</text:span><text:span text:style-name="T21">role</text:span><text:span text:style-name="T16">&gt;</text:span></text:p>
      <text:p text:style-name="P48"><text:span text:style-name="T11"><text:tab/><text:tab/><text:tab/><text:tab/><text:tab/></text:span><text:span text:style-name="T16">&lt;</text:span><text:span text:style-name="T21">role</text:span><text:span text:style-name="T16">&gt;</text:span><text:span text:style-name="T11">QSWorklistUser</text:span><text:span text:style-name="T16">&lt;/</text:span><text:span text:style-name="T21">role</text:span><text:span text:style-name="T16">&gt;</text:span></text:p>
      <text:p text:style-name="P48"><text:span text:style-name="T11"><text:tab/><text:tab/><text:tab/><text:tab/></text:span><text:span text:style-name="T16">&lt;/</text:span><text:span text:style-name="T21">members</text:span><text:span text:style-name="T16">&gt;</text:span></text:p>
      <text:p text:style-name="P48"><text:span text:style-name="T11"><text:tab/><text:tab/><text:tab/></text:span><text:span text:style-name="T16">&lt;/</text:span><text:span text:style-name="T21">permission</text:span><text:span text:style-name="T16">&gt;</text:span></text:p>
      <text:p text:style-name="P48"/>
      <text:p text:style-name="P48"><text:span text:style-name="T11"><text:tab/><text:tab/><text:tab/></text:span><text:span text:style-name="T16">&lt;</text:span><text:span text:style-name="T21">permission</text:span><text:span text:style-name="T16">&gt;</text:span></text:p>
      <text:p text:style-name="P48"><text:span text:style-name="T11"><text:tab/><text:tab/><text:tab/><text:tab/></text:span><text:span text:style-name="T16">&lt;</text:span><text:span text:style-name="T21">target</text:span><text:span text:style-name="T16">&gt;</text:span><text:span text:style-name="T11">/content/folder[@name='MIF_QueryStudio']/folder[@name='MIF_QueryStudio new (3.1)']</text:span><text:span text:style-name="T16">&lt;/</text:span><text:span text:style-name="T21">target</text:span><text:span text:style-name="T16">&gt;</text:span></text:p>
      <text:p text:style-name="P48"><text:span text:style-name="T11"><text:tab/><text:tab/><text:tab/><text:tab/></text:span><text:span text:style-name="T16">&lt;</text:span><text:span text:style-name="T21">read</text:span><text:span text:style-name="T16">&gt;</text:span><text:span text:style-name="T11">true</text:span><text:span text:style-name="T16">&lt;/</text:span><text:span text:style-name="T21">read</text:span><text:span text:style-name="T16">&gt;</text:span></text:p>
      <text:p text:style-name="P48"><text:span text:style-name="T11"><text:tab/><text:tab/><text:tab/><text:tab/></text:span><text:span text:style-name="T16">&lt;</text:span><text:span text:style-name="T21">write</text:span><text:span text:style-name="T16">&gt;</text:span><text:span text:style-name="T11">true</text:span><text:span text:style-name="T16">&lt;/</text:span><text:span text:style-name="T21">write</text:span><text:span text:style-name="T16">&gt;</text:span></text:p>
      <text:p text:style-name="P48"><text:span text:style-name="T11"><text:tab/><text:tab/><text:tab/><text:tab/></text:span><text:span text:style-name="T16">&lt;</text:span><text:span text:style-name="T21">execute</text:span><text:span text:style-name="T16">&gt;</text:span><text:span text:style-name="T11">true</text:span><text:span text:style-name="T16">&lt;/</text:span><text:span text:style-name="T21">execute</text:span><text:span text:style-name="T16">&gt;</text:span></text:p>
      <text:p text:style-name="P48"><text:span text:style-name="T11"><text:tab/><text:tab/><text:tab/><text:tab/></text:span><text:span text:style-name="T16">&lt;</text:span><text:span text:style-name="T21">setPolicy</text:span><text:span text:style-name="T16">&gt;</text:span><text:span text:style-name="T11">false</text:span><text:span text:style-name="T16">&lt;/</text:span><text:span text:style-name="T21">setPolicy</text:span><text:span text:style-name="T16">&gt;</text:span></text:p>
      <text:p text:style-name="P48"><text:span text:style-name="T11"><text:tab/><text:tab/><text:tab/><text:tab/></text:span><text:span text:style-name="T16">&lt;</text:span><text:span text:style-name="T21">traverse</text:span><text:span text:style-name="T16">&gt;</text:span><text:span text:style-name="T11">true</text:span><text:span text:style-name="T16">&lt;/</text:span><text:span text:style-name="T21">traverse</text:span><text:span text:style-name="T16">&gt;</text:span></text:p>
      <text:p text:style-name="P48"><text:span text:style-name="T11"><text:tab/><text:tab/><text:tab/><text:tab/></text:span><text:span text:style-name="T16">&lt;</text:span><text:span text:style-name="T21">members</text:span><text:span text:style-name="T16">&gt;</text:span></text:p>
      <text:p text:style-name="P48"><text:span text:style-name="T11"><text:tab/><text:tab/><text:tab/><text:tab/><text:tab/></text:span><text:span text:style-name="T16">&lt;</text:span><text:span text:style-name="T21">role</text:span><text:span text:style-name="T16">&gt;</text:span><text:span text:style-name="T11">QSWorklistUser</text:span><text:span text:style-name="T16">&lt;/</text:span><text:span text:style-name="T21">role</text:span><text:span text:style-name="T16">&gt;</text:span></text:p>
      <text:p text:style-name="P48"><text:span text:style-name="T11"><text:tab/><text:tab/><text:tab/><text:tab/></text:span><text:span text:style-name="T16">&lt;/</text:span><text:span text:style-name="T21">members</text:span><text:span text:style-name="T16">&gt;</text:span></text:p>
      <text:p text:style-name="P48"><text:span text:style-name="T11"><text:tab/><text:tab/><text:tab/></text:span><text:span text:style-name="T16">&lt;/</text:span><text:span text:style-name="T21">permission</text:span><text:span text:style-name="T16">&gt;</text:span></text:p>
      <text:p text:style-name="P48"/>
      <text:p text:style-name="P48"><text:span text:style-name="T11"><text:tab/><text:tab/><text:tab/></text:span><text:span text:style-name="T16">&lt;</text:span><text:span text:style-name="T21">permission</text:span><text:span text:style-name="T16">&gt;</text:span></text:p>
      <text:p text:style-name="P48"><text:span text:style-name="T11"><text:tab/><text:tab/><text:tab/><text:tab/></text:span><text:span text:style-name="T16">&lt;</text:span><text:span text:style-name="T21">target</text:span><text:span text:style-name="T16">&gt;</text:span><text:span text:style-name="T11">/content/package[@name="MIF_Adapter"]</text:span><text:span text:style-name="T16">&lt;/</text:span><text:span text:style-name="T21">target</text:span><text:span text:style-name="T16">&gt;</text:span></text:p>
      <text:p text:style-name="P48"><text:span text:style-name="T11"><text:tab/><text:tab/><text:tab/><text:tab/></text:span><text:span text:style-name="T16">&lt;</text:span><text:span text:style-name="T21">read</text:span><text:span text:style-name="T16">&gt;</text:span><text:span text:style-name="T11">true</text:span><text:span text:style-name="T16">&lt;/</text:span><text:span text:style-name="T21">read</text:span><text:span text:style-name="T16">&gt;</text:span></text:p>
      <text:p text:style-name="P48"><text:span text:style-name="T11"><text:tab/><text:tab/><text:tab/><text:tab/></text:span><text:span text:style-name="T16">&lt;</text:span><text:span text:style-name="T21">write</text:span><text:span text:style-name="T16">&gt;</text:span><text:span text:style-name="T11">false</text:span><text:span text:style-name="T16">&lt;/</text:span><text:span text:style-name="T21">write</text:span><text:span text:style-name="T16">&gt;</text:span></text:p>
      <text:p text:style-name="P48"><text:span text:style-name="T11"><text:tab/><text:tab/><text:tab/><text:tab/></text:span><text:span text:style-name="T16">&lt;</text:span><text:span text:style-name="T21">execute</text:span><text:span text:style-name="T16">&gt;</text:span><text:span text:style-name="T11">true</text:span><text:span text:style-name="T16">&lt;/</text:span><text:span text:style-name="T21">execute</text:span><text:span text:style-name="T16">&gt;</text:span></text:p>
      <text:p text:style-name="P48"><text:span text:style-name="T11"><text:tab/><text:tab/><text:tab/><text:tab/></text:span><text:span text:style-name="T16">&lt;</text:span><text:span text:style-name="T21">setPolicy</text:span><text:span text:style-name="T16">&gt;</text:span><text:span text:style-name="T11">false</text:span><text:span text:style-name="T16">&lt;/</text:span><text:span text:style-name="T21">setPolicy</text:span><text:span text:style-name="T16">&gt;</text:span></text:p>
      <text:p text:style-name="P48"><text:span text:style-name="T11"><text:tab/><text:tab/><text:tab/><text:tab/></text:span><text:span text:style-name="T16">&lt;</text:span><text:span text:style-name="T21">traverse</text:span><text:span text:style-name="T16">&gt;</text:span><text:span text:style-name="T11">true</text:span><text:span text:style-name="T16">&lt;/</text:span><text:span text:style-name="T21">traverse</text:span><text:span text:style-name="T16">&gt;</text:span></text:p>
      <text:p text:style-name="P48"><text:soft-page-break/><text:span text:style-name="T11"><text:tab/><text:tab/><text:tab/><text:tab/></text:span><text:span text:style-name="T16">&lt;</text:span><text:span text:style-name="T21">members</text:span><text:span text:style-name="T16">&gt;</text:span></text:p>
      <text:p text:style-name="P48"><text:span text:style-name="T11"><text:tab/><text:tab/><text:tab/><text:tab/><text:tab/></text:span><text:span text:style-name="T16">&lt;</text:span><text:span text:style-name="T21">role</text:span><text:span text:style-name="T16">&gt;</text:span><text:span text:style-name="T11">WorklistUser</text:span><text:span text:style-name="T16">&lt;/</text:span><text:span text:style-name="T21">role</text:span><text:span text:style-name="T16">&gt;</text:span></text:p>
      <text:p text:style-name="P48"><text:span text:style-name="T11"><text:tab/><text:tab/><text:tab/><text:tab/><text:tab/></text:span><text:span text:style-name="T16">&lt;</text:span><text:span text:style-name="T21">role</text:span><text:span text:style-name="T16">&gt;</text:span><text:span text:style-name="T11">QSWorklistUser</text:span><text:span text:style-name="T16">&lt;/</text:span><text:span text:style-name="T21">role</text:span><text:span text:style-name="T16">&gt;</text:span></text:p>
      <text:p text:style-name="P48"><text:span text:style-name="T11"><text:tab/><text:tab/><text:tab/><text:tab/></text:span><text:span text:style-name="T16">&lt;/</text:span><text:span text:style-name="T21">members</text:span><text:span text:style-name="T16">&gt;</text:span></text:p>
      <text:p text:style-name="P48"><text:span text:style-name="T11"><text:tab/><text:tab/><text:tab/></text:span><text:span text:style-name="T16">&lt;/</text:span><text:span text:style-name="T21">permission</text:span><text:span text:style-name="T16">&gt;</text:span></text:p>
      <text:p text:style-name="P48"><text:span text:style-name="T11"><text:tab/><text:tab/><text:tab/></text:span><text:span text:style-name="T16">&lt;</text:span><text:span text:style-name="T21">permission</text:span><text:span text:style-name="T16">&gt;</text:span></text:p>
      <text:p text:style-name="P48"><text:span text:style-name="T11"><text:tab/><text:tab/><text:tab/><text:tab/></text:span><text:span text:style-name="T16">&lt;</text:span><text:span text:style-name="T21">target</text:span><text:span text:style-name="T16">&gt;</text:span><text:span text:style-name="T11">/content/package[@name="MIF_QS3.1_CAVLGL"]</text:span><text:span text:style-name="T16">&lt;/</text:span><text:span text:style-name="T21">target</text:span><text:span text:style-name="T16">&gt;</text:span></text:p>
      <text:p text:style-name="P48"><text:span text:style-name="T11"><text:tab/><text:tab/><text:tab/><text:tab/></text:span><text:span text:style-name="T16">&lt;</text:span><text:span text:style-name="T21">read</text:span><text:span text:style-name="T16">&gt;</text:span><text:span text:style-name="T11">true</text:span><text:span text:style-name="T16">&lt;/</text:span><text:span text:style-name="T21">read</text:span><text:span text:style-name="T16">&gt;</text:span></text:p>
      <text:p text:style-name="P48"><text:span text:style-name="T11"><text:tab/><text:tab/><text:tab/><text:tab/></text:span><text:span text:style-name="T16">&lt;</text:span><text:span text:style-name="T21">write</text:span><text:span text:style-name="T16">&gt;</text:span><text:span text:style-name="T11">false</text:span><text:span text:style-name="T16">&lt;/</text:span><text:span text:style-name="T21">write</text:span><text:span text:style-name="T16">&gt;</text:span></text:p>
      <text:p text:style-name="P48"><text:span text:style-name="T11"><text:tab/><text:tab/><text:tab/><text:tab/></text:span><text:span text:style-name="T16">&lt;</text:span><text:span text:style-name="T21">execute</text:span><text:span text:style-name="T16">&gt;</text:span><text:span text:style-name="T11">true</text:span><text:span text:style-name="T16">&lt;/</text:span><text:span text:style-name="T21">execute</text:span><text:span text:style-name="T16">&gt;</text:span></text:p>
      <text:p text:style-name="P48"><text:span text:style-name="T11"><text:tab/><text:tab/><text:tab/><text:tab/></text:span><text:span text:style-name="T16">&lt;</text:span><text:span text:style-name="T21">setPolicy</text:span><text:span text:style-name="T16">&gt;</text:span><text:span text:style-name="T11">false</text:span><text:span text:style-name="T16">&lt;/</text:span><text:span text:style-name="T21">setPolicy</text:span><text:span text:style-name="T16">&gt;</text:span></text:p>
      <text:p text:style-name="P48"><text:span text:style-name="T11"><text:tab/><text:tab/><text:tab/><text:tab/></text:span><text:span text:style-name="T16">&lt;</text:span><text:span text:style-name="T21">traverse</text:span><text:span text:style-name="T16">&gt;</text:span><text:span text:style-name="T11">true</text:span><text:span text:style-name="T16">&lt;/</text:span><text:span text:style-name="T21">traverse</text:span><text:span text:style-name="T16">&gt;</text:span></text:p>
      <text:p text:style-name="P48"><text:span text:style-name="T11"><text:tab/><text:tab/><text:tab/><text:tab/></text:span><text:span text:style-name="T16">&lt;</text:span><text:span text:style-name="T21">members</text:span><text:span text:style-name="T16">&gt;</text:span></text:p>
      <text:p text:style-name="P48"><text:span text:style-name="T11"><text:tab/><text:tab/><text:tab/><text:tab/><text:tab/></text:span><text:span text:style-name="T16">&lt;</text:span><text:span text:style-name="T21">role</text:span><text:span text:style-name="T16">&gt;</text:span><text:span text:style-name="T11">QSWorklistUser</text:span><text:span text:style-name="T16">&lt;/</text:span><text:span text:style-name="T21">role</text:span><text:span text:style-name="T16">&gt;</text:span></text:p>
      <text:p text:style-name="P48"><text:span text:style-name="T11"><text:tab/><text:tab/><text:tab/><text:tab/></text:span><text:span text:style-name="T16">&lt;/</text:span><text:span text:style-name="T21">members</text:span><text:span text:style-name="T16">&gt;</text:span></text:p>
      <text:p text:style-name="P48"><text:span text:style-name="T11"><text:tab/><text:tab/><text:tab/></text:span><text:span text:style-name="T16">&lt;/</text:span><text:span text:style-name="T21">permission</text:span><text:span text:style-name="T16">&gt;</text:span></text:p>
      <text:p text:style-name="P48"/>
      <text:p text:style-name="P48"><text:span text:style-name="T11"><text:tab/><text:tab/></text:span><text:span text:style-name="T16">&lt;/</text:span><text:span text:style-name="T21">permissions</text:span><text:span text:style-name="T16">&gt;</text:span></text:p>
      <text:p text:style-name="P48"><text:span text:style-name="T11"><text:tab/></text:span><text:span text:style-name="T16">&lt;/</text:span><text:span text:style-name="T21">security</text:span><text:span text:style-name="T16">&gt;</text:span></text:p>
      <text:p text:style-name="P48"><text:span text:style-name="T16">&lt;</text:span><text:span text:style-name="T21">capabilities</text:span><text:span text:style-name="T16">&gt;</text:span></text:p>
      <text:p text:style-name="P48"/>
      <text:p text:style-name="P48"><text:span text:style-name="T11"><text:tab/><text:tab/></text:span><text:span text:style-name="T16">&lt;</text:span><text:span text:style-name="T21">capability</text:span><text:span text:style-name="T16">&gt;</text:span></text:p>
      <text:p text:style-name="P48"><text:span text:style-name="T11"><text:tab/><text:tab/><text:tab/></text:span><text:span text:style-name="T16">&lt;</text:span><text:span text:style-name="T21">name</text:span><text:span text:style-name="T16">&gt;</text:span><text:span text:style-name="T11">Query Studio</text:span><text:span text:style-name="T16">&lt;/</text:span><text:span text:style-name="T21">name</text:span><text:span text:style-name="T16">&gt;</text:span></text:p>
      <text:p text:style-name="P48"><text:span text:style-name="T11"><text:tab/><text:tab/><text:tab/></text:span><text:span text:style-name="T16">&lt;</text:span><text:span text:style-name="T21">permission</text:span><text:span text:style-name="T16">&gt;</text:span></text:p>
      <text:p text:style-name="P48"><text:span text:style-name="T11"><text:tab/><text:tab/><text:tab/><text:tab/></text:span><text:span text:style-name="T16">&lt;</text:span><text:span text:style-name="T21">read</text:span><text:span text:style-name="T16">&gt;</text:span><text:span text:style-name="T11">true</text:span><text:span text:style-name="T16">&lt;/</text:span><text:span text:style-name="T21">read</text:span><text:span text:style-name="T16">&gt;</text:span></text:p>
      <text:p text:style-name="P48"><text:span text:style-name="T11"><text:tab/><text:tab/><text:tab/><text:tab/></text:span><text:span text:style-name="T16">&lt;</text:span><text:span text:style-name="T21">write</text:span><text:span text:style-name="T16">&gt;</text:span><text:span text:style-name="T11">true</text:span><text:span text:style-name="T16">&lt;/</text:span><text:span text:style-name="T21">write</text:span><text:span text:style-name="T16">&gt;</text:span></text:p>
      <text:p text:style-name="P48"><text:span text:style-name="T11"><text:tab/><text:tab/><text:tab/><text:tab/></text:span><text:span text:style-name="T16">&lt;</text:span><text:span text:style-name="T21">execute</text:span><text:span text:style-name="T16">&gt;</text:span><text:span text:style-name="T11">true</text:span><text:span text:style-name="T16">&lt;/</text:span><text:span text:style-name="T21">execute</text:span><text:span text:style-name="T16">&gt;</text:span></text:p>
      <text:p text:style-name="P48"><text:span text:style-name="T11"><text:tab/><text:tab/><text:tab/><text:tab/></text:span><text:span text:style-name="T16">&lt;</text:span><text:span text:style-name="T21">setPolicy</text:span><text:span text:style-name="T16">&gt;</text:span><text:span text:style-name="T11">false</text:span><text:span text:style-name="T16">&lt;/</text:span><text:span text:style-name="T21">setPolicy</text:span><text:span text:style-name="T16">&gt;</text:span></text:p>
      <text:p text:style-name="P48"><text:span text:style-name="T11"><text:tab/><text:tab/><text:tab/><text:tab/></text:span><text:span text:style-name="T16">&lt;</text:span><text:span text:style-name="T21">traverse</text:span><text:span text:style-name="T16">&gt;</text:span><text:span text:style-name="T11">true</text:span><text:span text:style-name="T16">&lt;/</text:span><text:span text:style-name="T21">traverse</text:span><text:span text:style-name="T16">&gt;</text:span></text:p>
      <text:p text:style-name="P48"><text:span text:style-name="T11"><text:tab/><text:tab/><text:tab/><text:tab/></text:span><text:span text:style-name="T16">&lt;</text:span><text:span text:style-name="T21">members</text:span><text:span text:style-name="T16">&gt;</text:span></text:p>
      <text:p text:style-name="P48"><text:span text:style-name="T11"><text:tab/><text:tab/><text:tab/><text:tab/><text:tab/></text:span><text:span text:style-name="T16">&lt;</text:span><text:span text:style-name="T21">role</text:span><text:span text:style-name="T16">&gt;</text:span><text:span text:style-name="T11">QSWorklistUser</text:span><text:span text:style-name="T16">&lt;/</text:span><text:span text:style-name="T21">role</text:span><text:span text:style-name="T16">&gt;</text:span></text:p>
      <text:p text:style-name="P48"><text:span text:style-name="T11"><text:tab/><text:tab/><text:tab/><text:tab/></text:span><text:span text:style-name="T16">&lt;/</text:span><text:span text:style-name="T21">members</text:span><text:span text:style-name="T16">&gt;</text:span></text:p>
      <text:p text:style-name="P48"><text:span text:style-name="T11"><text:tab/><text:tab/><text:tab/></text:span><text:span text:style-name="T16">&lt;/</text:span><text:span text:style-name="T21">permission</text:span><text:span text:style-name="T16">&gt;</text:span></text:p>
      <text:p text:style-name="P48"><text:span text:style-name="T11"><text:tab/><text:tab/><text:tab/></text:span><text:span text:style-name="T16">&lt;</text:span><text:span text:style-name="T21">features</text:span><text:span text:style-name="T16">&gt;</text:span></text:p>
      <text:p text:style-name="P48"><text:span text:style-name="T11"><text:tab/><text:tab/><text:tab/><text:tab/></text:span><text:span text:style-name="T16">&lt;</text:span><text:span text:style-name="T21">feature</text:span><text:span text:style-name="T16">&gt;</text:span></text:p>
      <text:p text:style-name="P48"><text:span text:style-name="T11"><text:tab/><text:tab/><text:tab/><text:tab/><text:tab/></text:span><text:span text:style-name="T16">&lt;</text:span><text:span text:style-name="T21">name</text:span><text:span text:style-name="T16">&gt;</text:span><text:span text:style-name="T11">Advanced</text:span><text:span text:style-name="T16">&lt;/</text:span><text:span text:style-name="T21">name</text:span><text:span text:style-name="T16">&gt;</text:span></text:p>
      <text:p text:style-name="P48"><text:span text:style-name="T11"><text:tab/><text:tab/><text:tab/><text:tab/><text:tab/></text:span><text:span text:style-name="T16">&lt;</text:span><text:span text:style-name="T21">permission</text:span><text:span text:style-name="T16">&gt;</text:span></text:p>
      <text:p text:style-name="P48"><text:span text:style-name="T11"><text:tab/><text:tab/><text:tab/><text:tab/><text:tab/><text:tab/></text:span><text:span text:style-name="T16">&lt;</text:span><text:span text:style-name="T21">read</text:span><text:span text:style-name="T16">&gt;</text:span><text:span text:style-name="T11">true</text:span><text:span text:style-name="T16">&lt;/</text:span><text:span text:style-name="T21">read</text:span><text:span text:style-name="T16">&gt;</text:span></text:p>
      <text:p text:style-name="P48"><text:span text:style-name="T11"><text:tab/><text:tab/><text:tab/><text:tab/><text:tab/><text:tab/></text:span><text:span text:style-name="T16">&lt;</text:span><text:span text:style-name="T21">write</text:span><text:span text:style-name="T16">&gt;</text:span><text:span text:style-name="T11">true</text:span><text:span text:style-name="T16">&lt;/</text:span><text:span text:style-name="T21">write</text:span><text:span text:style-name="T16">&gt;</text:span></text:p>
      <text:p text:style-name="P48"><text:span text:style-name="T11"><text:tab/><text:tab/><text:tab/><text:tab/><text:tab/><text:tab/></text:span><text:span text:style-name="T16">&lt;</text:span><text:span text:style-name="T21">execute</text:span><text:span text:style-name="T16">&gt;</text:span><text:span text:style-name="T11">true</text:span><text:span text:style-name="T16">&lt;/</text:span><text:span text:style-name="T21">execute</text:span><text:span text:style-name="T16">&gt;</text:span></text:p>
      <text:p text:style-name="P48"><text:span text:style-name="T11"><text:tab/><text:tab/><text:tab/><text:tab/><text:tab/><text:tab/></text:span><text:span text:style-name="T16">&lt;</text:span><text:span text:style-name="T21">setPolicy</text:span><text:span text:style-name="T16">&gt;</text:span><text:span text:style-name="T11">false</text:span><text:span text:style-name="T16">&lt;/</text:span><text:span text:style-name="T21">setPolicy</text:span><text:span text:style-name="T16">&gt;</text:span></text:p>
      <text:p text:style-name="P48"><text:span text:style-name="T11"><text:tab/><text:tab/><text:tab/><text:tab/><text:tab/><text:tab/></text:span><text:span text:style-name="T16">&lt;</text:span><text:span text:style-name="T21">traverse</text:span><text:span text:style-name="T16">&gt;</text:span><text:span text:style-name="T11">true</text:span><text:span text:style-name="T16">&lt;/</text:span><text:span text:style-name="T21">traverse</text:span><text:span text:style-name="T16">&gt;</text:span></text:p>
      <text:p text:style-name="P48"><text:span text:style-name="T11"><text:tab/><text:tab/><text:tab/><text:tab/><text:tab/><text:tab/></text:span><text:span text:style-name="T16">&lt;</text:span><text:span text:style-name="T21">members</text:span><text:span text:style-name="T16">&gt;</text:span></text:p>
      <text:p text:style-name="P48"><text:span text:style-name="T11"><text:tab/><text:tab/><text:tab/><text:tab/><text:tab/><text:tab/><text:tab/></text:span><text:span text:style-name="T16">&lt;</text:span><text:span text:style-name="T21">role</text:span><text:span text:style-name="T16">&gt;</text:span><text:span text:style-name="T11">QSWorklistUser</text:span><text:span text:style-name="T16">&lt;/</text:span><text:span text:style-name="T21">role</text:span><text:span text:style-name="T16">&gt;</text:span></text:p>
      <text:p text:style-name="P48"><text:span text:style-name="T11"><text:tab/><text:tab/><text:tab/><text:tab/><text:tab/><text:tab/></text:span><text:span text:style-name="T16">&lt;/</text:span><text:span text:style-name="T21">members</text:span><text:span text:style-name="T16">&gt;</text:span></text:p>
      <text:p text:style-name="P48"><text:span text:style-name="T11"><text:tab/><text:tab/><text:tab/><text:tab/><text:tab/></text:span><text:span text:style-name="T16">&lt;/</text:span><text:span text:style-name="T21">permission</text:span><text:span text:style-name="T16">&gt;</text:span></text:p>
      <text:p text:style-name="P48"><text:span text:style-name="T11"><text:tab/><text:tab/><text:tab/><text:tab/></text:span><text:span text:style-name="T16">&lt;/</text:span><text:span text:style-name="T21">feature</text:span><text:span text:style-name="T16">&gt;</text:span></text:p>
      <text:p text:style-name="P48"><text:span text:style-name="T11"><text:tab/><text:tab/><text:tab/><text:tab/></text:span><text:span text:style-name="T16">&lt;</text:span><text:span text:style-name="T21">feature</text:span><text:span text:style-name="T16">&gt;</text:span></text:p>
      <text:p text:style-name="P48"><text:span text:style-name="T11"><text:tab/><text:tab/><text:tab/><text:tab/><text:tab/></text:span><text:span text:style-name="T16">&lt;</text:span><text:span text:style-name="T21">name</text:span><text:span text:style-name="T16">&gt;</text:span><text:span text:style-name="T11">Create</text:span><text:span text:style-name="T16">&lt;/</text:span><text:span text:style-name="T21">name</text:span><text:span text:style-name="T16">&gt;</text:span></text:p>
      <text:p text:style-name="P48"><text:span text:style-name="T11"><text:tab/><text:tab/><text:tab/><text:tab/><text:tab/></text:span><text:span text:style-name="T16">&lt;</text:span><text:span text:style-name="T21">permission</text:span><text:span text:style-name="T16">&gt;</text:span></text:p>
      <text:p text:style-name="P48"><text:span text:style-name="T11"><text:tab/><text:tab/><text:tab/><text:tab/><text:tab/><text:tab/></text:span><text:span text:style-name="T16">&lt;</text:span><text:span text:style-name="T21">read</text:span><text:span text:style-name="T16">&gt;</text:span><text:span text:style-name="T11">true</text:span><text:span text:style-name="T16">&lt;/</text:span><text:span text:style-name="T21">read</text:span><text:span text:style-name="T16">&gt;</text:span></text:p>
      <text:p text:style-name="P48"><text:span text:style-name="T11"><text:tab/><text:tab/><text:tab/><text:tab/><text:tab/><text:tab/></text:span><text:span text:style-name="T16">&lt;</text:span><text:span text:style-name="T21">write</text:span><text:span text:style-name="T16">&gt;</text:span><text:span text:style-name="T11">true</text:span><text:span text:style-name="T16">&lt;/</text:span><text:span text:style-name="T21">write</text:span><text:span text:style-name="T16">&gt;</text:span></text:p>
      <text:p text:style-name="P48"><text:span text:style-name="T11"><text:tab/><text:tab/><text:tab/><text:tab/><text:tab/><text:tab/></text:span><text:span text:style-name="T16">&lt;</text:span><text:span text:style-name="T21">execute</text:span><text:span text:style-name="T16">&gt;</text:span><text:span text:style-name="T11">true</text:span><text:span text:style-name="T16">&lt;/</text:span><text:span text:style-name="T21">execute</text:span><text:span text:style-name="T16">&gt;</text:span></text:p>
      <text:p text:style-name="P48"><text:span text:style-name="T11"><text:tab/><text:tab/><text:tab/><text:tab/><text:tab/><text:tab/></text:span><text:span text:style-name="T16">&lt;</text:span><text:span text:style-name="T21">setPolicy</text:span><text:span text:style-name="T16">&gt;</text:span><text:span text:style-name="T11">false</text:span><text:span text:style-name="T16">&lt;/</text:span><text:span text:style-name="T21">setPolicy</text:span><text:span text:style-name="T16">&gt;</text:span></text:p>
      <text:p text:style-name="P48"><text:span text:style-name="T11"><text:tab/><text:tab/><text:tab/><text:tab/><text:tab/><text:tab/></text:span><text:span text:style-name="T16">&lt;</text:span><text:span text:style-name="T21">traverse</text:span><text:span text:style-name="T16">&gt;</text:span><text:span text:style-name="T11">true</text:span><text:span text:style-name="T16">&lt;/</text:span><text:span text:style-name="T21">traverse</text:span><text:span text:style-name="T16">&gt;</text:span></text:p>
      <text:p text:style-name="P48"><text:span text:style-name="T11"><text:tab/><text:tab/><text:tab/><text:tab/><text:tab/><text:tab/></text:span><text:span text:style-name="T16">&lt;</text:span><text:span text:style-name="T21">members</text:span><text:span text:style-name="T16">&gt;</text:span></text:p>
      <text:p text:style-name="P48"><text:span text:style-name="T11"><text:tab/><text:tab/><text:tab/><text:tab/><text:tab/><text:tab/><text:tab/></text:span><text:span text:style-name="T16">&lt;</text:span><text:span text:style-name="T21">role</text:span><text:span text:style-name="T16">&gt;</text:span><text:span text:style-name="T11">QSWorklistUser</text:span><text:span text:style-name="T16">&lt;/</text:span><text:span text:style-name="T21">role</text:span><text:span text:style-name="T16">&gt;</text:span></text:p>
      <text:p text:style-name="P48"><text:span text:style-name="T11"><text:tab/><text:tab/><text:tab/><text:tab/><text:tab/><text:tab/></text:span><text:span text:style-name="T16">&lt;/</text:span><text:span text:style-name="T21">members</text:span><text:span text:style-name="T16">&gt;</text:span></text:p>
      <text:p text:style-name="P48"><text:span text:style-name="T11"><text:tab/><text:tab/><text:tab/><text:tab/><text:tab/></text:span><text:span text:style-name="T16">&lt;/</text:span><text:span text:style-name="T21">permission</text:span><text:span text:style-name="T16">&gt;</text:span></text:p>
      <text:p text:style-name="P48"><text:span text:style-name="T11"><text:tab/><text:tab/><text:tab/><text:tab/></text:span><text:span text:style-name="T16">&lt;/</text:span><text:span text:style-name="T21">feature</text:span><text:span text:style-name="T16">&gt;</text:span></text:p>
      <text:p text:style-name="P48"><text:span text:style-name="T11"><text:tab/><text:tab/><text:tab/></text:span><text:span text:style-name="T16">&lt;/</text:span><text:span text:style-name="T21">features</text:span><text:span text:style-name="T16">&gt;</text:span></text:p>
      <text:p text:style-name="P48"><text:span text:style-name="T11"><text:tab/><text:tab/></text:span><text:span text:style-name="T16">&lt;/</text:span><text:span text:style-name="T21">capability</text:span><text:span text:style-name="T16">&gt;</text:span></text:p>
      <text:p text:style-name="P48"/>
      <text:p text:style-name="P48"><text:span text:style-name="T11"><text:tab/><text:tab/></text:span><text:span text:style-name="T16">&lt;</text:span><text:span text:style-name="T21">capability</text:span><text:span text:style-name="T16">&gt;</text:span></text:p>
      <text:p text:style-name="P48"><text:span text:style-name="T11"><text:tab/><text:tab/><text:tab/></text:span><text:span text:style-name="T16">&lt;</text:span><text:span text:style-name="T21">name</text:span><text:span text:style-name="T16">&gt;</text:span><text:span text:style-name="T11">Report Studio</text:span><text:span text:style-name="T16">&lt;/</text:span><text:span text:style-name="T21">name</text:span><text:span text:style-name="T16">&gt;</text:span></text:p>
      <text:p text:style-name="P48"><text:span text:style-name="T11"><text:tab/><text:tab/><text:tab/></text:span><text:span text:style-name="T16">&lt;</text:span><text:span text:style-name="T21">permission</text:span><text:span text:style-name="T16">&gt;</text:span></text:p>
      <text:p text:style-name="P48"><text:span text:style-name="T11"><text:tab/><text:tab/><text:tab/><text:tab/></text:span><text:span text:style-name="T16">&lt;</text:span><text:span text:style-name="T21">read</text:span><text:span text:style-name="T16">&gt;</text:span><text:span text:style-name="T11">false</text:span><text:span text:style-name="T16">&lt;/</text:span><text:span text:style-name="T21">read</text:span><text:span text:style-name="T16">&gt;</text:span></text:p>
      <text:p text:style-name="P48"><text:span text:style-name="T11"><text:tab/><text:tab/><text:tab/><text:tab/></text:span><text:span text:style-name="T16">&lt;</text:span><text:span text:style-name="T21">write</text:span><text:span text:style-name="T16">&gt;</text:span><text:span text:style-name="T11">false</text:span><text:span text:style-name="T16">&lt;/</text:span><text:span text:style-name="T21">write</text:span><text:span text:style-name="T16">&gt;</text:span></text:p>
      <text:p text:style-name="P48"><text:span text:style-name="T11"><text:tab/><text:tab/><text:tab/><text:tab/></text:span><text:span text:style-name="T16">&lt;</text:span><text:span text:style-name="T21">execute</text:span><text:span text:style-name="T16">&gt;</text:span><text:span text:style-name="T11">false</text:span><text:span text:style-name="T16">&lt;/</text:span><text:span text:style-name="T21">execute</text:span><text:span text:style-name="T16">&gt;</text:span></text:p>
      <text:p text:style-name="P48"><text:span text:style-name="T11"><text:tab/><text:tab/><text:tab/><text:tab/></text:span><text:span text:style-name="T16">&lt;</text:span><text:span text:style-name="T21">setPolicy</text:span><text:span text:style-name="T16">&gt;</text:span><text:span text:style-name="T11">false</text:span><text:span text:style-name="T16">&lt;/</text:span><text:span text:style-name="T21">setPolicy</text:span><text:span text:style-name="T16">&gt;</text:span></text:p>
      <text:p text:style-name="P48"><text:span text:style-name="T11"><text:tab/><text:tab/><text:tab/><text:tab/></text:span><text:span text:style-name="T16">&lt;</text:span><text:span text:style-name="T21">traverse</text:span><text:span text:style-name="T16">&gt;</text:span><text:span text:style-name="T11">true</text:span><text:span text:style-name="T16">&lt;/</text:span><text:span text:style-name="T21">traverse</text:span><text:span text:style-name="T16">&gt;</text:span></text:p>
      <text:p text:style-name="P48"><text:span text:style-name="T11"><text:tab/><text:tab/><text:tab/><text:tab/></text:span><text:span text:style-name="T16">&lt;</text:span><text:span text:style-name="T21">members</text:span><text:span text:style-name="T16">&gt;</text:span></text:p>
      <text:p text:style-name="P48"><text:span text:style-name="T11"><text:tab/><text:tab/><text:tab/><text:tab/><text:tab/></text:span><text:span text:style-name="T16">&lt;</text:span><text:span text:style-name="T21">role</text:span><text:span text:style-name="T16">&gt;</text:span><text:span text:style-name="T11">QSWorklistUser</text:span><text:span text:style-name="T16">&lt;/</text:span><text:span text:style-name="T21">role</text:span><text:span text:style-name="T16">&gt;</text:span></text:p>
      <text:p text:style-name="P48"><text:span text:style-name="T11"><text:tab/><text:tab/><text:tab/><text:tab/><text:tab/></text:span><text:span text:style-name="T16">&lt;</text:span><text:span text:style-name="T21">role</text:span><text:span text:style-name="T16">&gt;</text:span><text:span text:style-name="T11">WorklistUser</text:span><text:span text:style-name="T16">&lt;/</text:span><text:span text:style-name="T21">role</text:span><text:span text:style-name="T16">&gt;</text:span></text:p>
      <text:p text:style-name="P48"><text:span text:style-name="T11"><text:tab/><text:tab/><text:tab/><text:tab/></text:span><text:span text:style-name="T16">&lt;/</text:span><text:span text:style-name="T21">members</text:span><text:span text:style-name="T16">&gt;</text:span></text:p>
      <text:p text:style-name="P48"><text:soft-page-break/><text:span text:style-name="T11"><text:tab/><text:tab/><text:tab/></text:span><text:span text:style-name="T16">&lt;/</text:span><text:span text:style-name="T21">permission</text:span><text:span text:style-name="T16">&gt;</text:span></text:p>
      <text:p text:style-name="P48"><text:span text:style-name="T11"><text:tab/><text:tab/><text:tab/></text:span><text:span text:style-name="T16">&lt;</text:span><text:span text:style-name="T21">features</text:span><text:span text:style-name="T16">&gt;</text:span></text:p>
      <text:p text:style-name="P48"><text:span text:style-name="T11"><text:tab/><text:tab/><text:tab/><text:tab/></text:span><text:span text:style-name="T16">&lt;</text:span><text:span text:style-name="T21">feature</text:span><text:span text:style-name="T16">&gt;</text:span></text:p>
      <text:p text:style-name="P48"><text:span text:style-name="T11"><text:tab/><text:tab/><text:tab/><text:tab/><text:tab/></text:span><text:span text:style-name="T16">&lt;</text:span><text:span text:style-name="T21">name</text:span><text:span text:style-name="T16">&gt;</text:span><text:span text:style-name="T11">User Defined SQL</text:span><text:span text:style-name="T16">&lt;/</text:span><text:span text:style-name="T21">name</text:span><text:span text:style-name="T16">&gt;</text:span></text:p>
      <text:p text:style-name="P48"><text:span text:style-name="T11"><text:tab/><text:tab/><text:tab/><text:tab/><text:tab/></text:span><text:span text:style-name="T16">&lt;</text:span><text:span text:style-name="T21">permission</text:span><text:span text:style-name="T16">&gt;</text:span></text:p>
      <text:p text:style-name="P48"><text:span text:style-name="T11"><text:tab/><text:tab/><text:tab/><text:tab/><text:tab/><text:tab/></text:span><text:span text:style-name="T16">&lt;</text:span><text:span text:style-name="T21">read</text:span><text:span text:style-name="T16">&gt;</text:span><text:span text:style-name="T11">true</text:span><text:span text:style-name="T16">&lt;/</text:span><text:span text:style-name="T21">read</text:span><text:span text:style-name="T16">&gt;</text:span></text:p>
      <text:p text:style-name="P48"><text:span text:style-name="T11"><text:tab/><text:tab/><text:tab/><text:tab/><text:tab/><text:tab/></text:span><text:span text:style-name="T16">&lt;</text:span><text:span text:style-name="T21">write</text:span><text:span text:style-name="T16">&gt;</text:span><text:span text:style-name="T11">false</text:span><text:span text:style-name="T16">&lt;/</text:span><text:span text:style-name="T21">write</text:span><text:span text:style-name="T16">&gt;</text:span></text:p>
      <text:p text:style-name="P48"><text:span text:style-name="T11"><text:tab/><text:tab/><text:tab/><text:tab/><text:tab/><text:tab/></text:span><text:span text:style-name="T16">&lt;</text:span><text:span text:style-name="T21">execute</text:span><text:span text:style-name="T16">&gt;</text:span><text:span text:style-name="T11">true</text:span><text:span text:style-name="T16">&lt;/</text:span><text:span text:style-name="T21">execute</text:span><text:span text:style-name="T16">&gt;</text:span></text:p>
      <text:p text:style-name="P48"><text:span text:style-name="T11"><text:tab/><text:tab/><text:tab/><text:tab/><text:tab/><text:tab/></text:span><text:span text:style-name="T16">&lt;</text:span><text:span text:style-name="T21">setPolicy</text:span><text:span text:style-name="T16">&gt;</text:span><text:span text:style-name="T11">false</text:span><text:span text:style-name="T16">&lt;/</text:span><text:span text:style-name="T21">setPolicy</text:span><text:span text:style-name="T16">&gt;</text:span></text:p>
      <text:p text:style-name="P48"><text:span text:style-name="T11"><text:tab/><text:tab/><text:tab/><text:tab/><text:tab/><text:tab/></text:span><text:span text:style-name="T16">&lt;</text:span><text:span text:style-name="T21">traverse</text:span><text:span text:style-name="T16">&gt;</text:span><text:span text:style-name="T11">false</text:span><text:span text:style-name="T16">&lt;/</text:span><text:span text:style-name="T21">traverse</text:span><text:span text:style-name="T16">&gt;</text:span></text:p>
      <text:p text:style-name="P48"><text:span text:style-name="T11"><text:tab/><text:tab/><text:tab/><text:tab/><text:tab/><text:tab/></text:span><text:span text:style-name="T16">&lt;</text:span><text:span text:style-name="T21">members</text:span><text:span text:style-name="T16">&gt;</text:span></text:p>
      <text:p text:style-name="P48"><text:span text:style-name="T11"><text:tab/><text:tab/><text:tab/><text:tab/><text:tab/><text:tab/><text:tab/></text:span><text:span text:style-name="T16">&lt;</text:span><text:span text:style-name="T21">role</text:span><text:span text:style-name="T16">&gt;</text:span><text:span text:style-name="T11">QSWorklistUser</text:span><text:span text:style-name="T16">&lt;/</text:span><text:span text:style-name="T21">role</text:span><text:span text:style-name="T16">&gt;</text:span></text:p>
      <text:p text:style-name="P48"><text:span text:style-name="T11"><text:tab/><text:tab/><text:tab/><text:tab/><text:tab/><text:tab/><text:tab/></text:span><text:span text:style-name="T16">&lt;</text:span><text:span text:style-name="T21">role</text:span><text:span text:style-name="T16">&gt;</text:span><text:span text:style-name="T11">WorklistUser</text:span><text:span text:style-name="T16">&lt;/</text:span><text:span text:style-name="T21">role</text:span><text:span text:style-name="T16">&gt;</text:span></text:p>
      <text:p text:style-name="P48"><text:span text:style-name="T11"><text:tab/><text:tab/><text:tab/><text:tab/><text:tab/><text:tab/></text:span><text:span text:style-name="T16">&lt;/</text:span><text:span text:style-name="T21">members</text:span><text:span text:style-name="T16">&gt;</text:span></text:p>
      <text:p text:style-name="P48"><text:span text:style-name="T11"><text:tab/><text:tab/><text:tab/><text:tab/><text:tab/></text:span><text:span text:style-name="T16">&lt;/</text:span><text:span text:style-name="T21">permission</text:span><text:span text:style-name="T16">&gt;</text:span></text:p>
      <text:p text:style-name="P48"><text:span text:style-name="T11"><text:tab/><text:tab/><text:tab/><text:tab/></text:span><text:span text:style-name="T16">&lt;/</text:span><text:span text:style-name="T21">feature</text:span><text:span text:style-name="T16">&gt;</text:span></text:p>
      <text:p text:style-name="P48"><text:span text:style-name="T11"><text:tab/><text:tab/><text:tab/><text:tab/></text:span><text:span text:style-name="T16">&lt;</text:span><text:span text:style-name="T21">feature</text:span><text:span text:style-name="T16">&gt;</text:span></text:p>
      <text:p text:style-name="P48"><text:span text:style-name="T11"><text:tab/><text:tab/><text:tab/><text:tab/><text:tab/></text:span><text:span text:style-name="T16">&lt;</text:span><text:span text:style-name="T21">name</text:span><text:span text:style-name="T16">&gt;</text:span><text:span text:style-name="T11">HTML Items in Report</text:span><text:span text:style-name="T16">&lt;/</text:span><text:span text:style-name="T21">name</text:span><text:span text:style-name="T16">&gt;</text:span></text:p>
      <text:p text:style-name="P48"><text:span text:style-name="T11"><text:tab/><text:tab/><text:tab/><text:tab/><text:tab/></text:span><text:span text:style-name="T16">&lt;</text:span><text:span text:style-name="T21">permission</text:span><text:span text:style-name="T16">&gt;</text:span></text:p>
      <text:p text:style-name="P48"><text:span text:style-name="T11"><text:tab/><text:tab/><text:tab/><text:tab/><text:tab/><text:tab/></text:span><text:span text:style-name="T16">&lt;</text:span><text:span text:style-name="T21">read</text:span><text:span text:style-name="T16">&gt;</text:span><text:span text:style-name="T11">true</text:span><text:span text:style-name="T16">&lt;/</text:span><text:span text:style-name="T21">read</text:span><text:span text:style-name="T16">&gt;</text:span></text:p>
      <text:p text:style-name="P48"><text:span text:style-name="T11"><text:tab/><text:tab/><text:tab/><text:tab/><text:tab/><text:tab/></text:span><text:span text:style-name="T16">&lt;</text:span><text:span text:style-name="T21">write</text:span><text:span text:style-name="T16">&gt;</text:span><text:span text:style-name="T11">false</text:span><text:span text:style-name="T16">&lt;/</text:span><text:span text:style-name="T21">write</text:span><text:span text:style-name="T16">&gt;</text:span></text:p>
      <text:p text:style-name="P48"><text:span text:style-name="T11"><text:tab/><text:tab/><text:tab/><text:tab/><text:tab/><text:tab/></text:span><text:span text:style-name="T16">&lt;</text:span><text:span text:style-name="T21">execute</text:span><text:span text:style-name="T16">&gt;</text:span><text:span text:style-name="T11">true</text:span><text:span text:style-name="T16">&lt;/</text:span><text:span text:style-name="T21">execute</text:span><text:span text:style-name="T16">&gt;</text:span></text:p>
      <text:p text:style-name="P48"><text:span text:style-name="T11"><text:tab/><text:tab/><text:tab/><text:tab/><text:tab/><text:tab/></text:span><text:span text:style-name="T16">&lt;</text:span><text:span text:style-name="T21">setPolicy</text:span><text:span text:style-name="T16">&gt;</text:span><text:span text:style-name="T11">false</text:span><text:span text:style-name="T16">&lt;/</text:span><text:span text:style-name="T21">setPolicy</text:span><text:span text:style-name="T16">&gt;</text:span></text:p>
      <text:p text:style-name="P48"><text:span text:style-name="T11"><text:tab/><text:tab/><text:tab/><text:tab/><text:tab/><text:tab/></text:span><text:span text:style-name="T16">&lt;</text:span><text:span text:style-name="T21">traverse</text:span><text:span text:style-name="T16">&gt;</text:span><text:span text:style-name="T11">false</text:span><text:span text:style-name="T16">&lt;/</text:span><text:span text:style-name="T21">traverse</text:span><text:span text:style-name="T16">&gt;</text:span></text:p>
      <text:p text:style-name="P48"><text:span text:style-name="T11"><text:tab/><text:tab/><text:tab/><text:tab/><text:tab/><text:tab/></text:span><text:span text:style-name="T16">&lt;</text:span><text:span text:style-name="T21">members</text:span><text:span text:style-name="T16">&gt;</text:span></text:p>
      <text:p text:style-name="P48"><text:span text:style-name="T11"><text:tab/><text:tab/><text:tab/><text:tab/><text:tab/><text:tab/><text:tab/></text:span><text:span text:style-name="T16">&lt;</text:span><text:span text:style-name="T21">role</text:span><text:span text:style-name="T16">&gt;</text:span><text:span text:style-name="T11">QSWorklistUser</text:span><text:span text:style-name="T16">&lt;/</text:span><text:span text:style-name="T21">role</text:span><text:span text:style-name="T16">&gt;</text:span></text:p>
      <text:p text:style-name="P48"><text:span text:style-name="T11"><text:tab/><text:tab/><text:tab/><text:tab/><text:tab/><text:tab/><text:tab/></text:span><text:span text:style-name="T16">&lt;</text:span><text:span text:style-name="T21">role</text:span><text:span text:style-name="T16">&gt;</text:span><text:span text:style-name="T11">WorklistUser</text:span><text:span text:style-name="T16">&lt;/</text:span><text:span text:style-name="T21">role</text:span><text:span text:style-name="T16">&gt;</text:span></text:p>
      <text:p text:style-name="P48"><text:span text:style-name="T11"><text:tab/><text:tab/><text:tab/><text:tab/><text:tab/><text:tab/></text:span><text:span text:style-name="T16">&lt;/</text:span><text:span text:style-name="T21">members</text:span><text:span text:style-name="T16">&gt;</text:span></text:p>
      <text:p text:style-name="P48"><text:span text:style-name="T11"><text:tab/><text:tab/><text:tab/><text:tab/><text:tab/></text:span><text:span text:style-name="T16">&lt;/</text:span><text:span text:style-name="T21">permission</text:span><text:span text:style-name="T16">&gt;</text:span></text:p>
      <text:p text:style-name="P48"><text:span text:style-name="T11"><text:tab/><text:tab/><text:tab/><text:tab/></text:span><text:span text:style-name="T16">&lt;/</text:span><text:span text:style-name="T21">feature</text:span><text:span text:style-name="T16">&gt;</text:span></text:p>
      <text:p text:style-name="P48"><text:span text:style-name="T11"><text:tab/><text:tab/><text:tab/><text:tab/></text:span><text:span text:style-name="T16">&lt;</text:span><text:span text:style-name="T21">feature</text:span><text:span text:style-name="T16">&gt;</text:span></text:p>
      <text:p text:style-name="P48"><text:span text:style-name="T11"><text:tab/><text:tab/><text:tab/><text:tab/><text:tab/></text:span><text:span text:style-name="T16">&lt;</text:span><text:span text:style-name="T21">name</text:span><text:span text:style-name="T16">&gt;</text:span><text:span text:style-name="T11">Bursting</text:span><text:span text:style-name="T16">&lt;/</text:span><text:span text:style-name="T21">name</text:span><text:span text:style-name="T16">&gt;</text:span></text:p>
      <text:p text:style-name="P48"><text:span text:style-name="T11"><text:tab/><text:tab/><text:tab/><text:tab/><text:tab/></text:span><text:span text:style-name="T16">&lt;</text:span><text:span text:style-name="T21">permission</text:span><text:span text:style-name="T16">&gt;</text:span></text:p>
      <text:p text:style-name="P48"><text:span text:style-name="T11"><text:tab/><text:tab/><text:tab/><text:tab/><text:tab/><text:tab/></text:span><text:span text:style-name="T16">&lt;</text:span><text:span text:style-name="T21">read</text:span><text:span text:style-name="T16">&gt;</text:span><text:span text:style-name="T11">false</text:span><text:span text:style-name="T16">&lt;/</text:span><text:span text:style-name="T21">read</text:span><text:span text:style-name="T16">&gt;</text:span></text:p>
      <text:p text:style-name="P48"><text:span text:style-name="T11"><text:tab/><text:tab/><text:tab/><text:tab/><text:tab/><text:tab/></text:span><text:span text:style-name="T16">&lt;</text:span><text:span text:style-name="T21">write</text:span><text:span text:style-name="T16">&gt;</text:span><text:span text:style-name="T11">false</text:span><text:span text:style-name="T16">&lt;/</text:span><text:span text:style-name="T21">write</text:span><text:span text:style-name="T16">&gt;</text:span></text:p>
      <text:p text:style-name="P48"><text:span text:style-name="T11"><text:tab/><text:tab/><text:tab/><text:tab/><text:tab/><text:tab/></text:span><text:span text:style-name="T16">&lt;</text:span><text:span text:style-name="T21">execute</text:span><text:span text:style-name="T16">&gt;</text:span><text:span text:style-name="T11">false</text:span><text:span text:style-name="T16">&lt;/</text:span><text:span text:style-name="T21">execute</text:span><text:span text:style-name="T16">&gt;</text:span></text:p>
      <text:p text:style-name="P48"><text:span text:style-name="T11"><text:tab/><text:tab/><text:tab/><text:tab/><text:tab/><text:tab/></text:span><text:span text:style-name="T16">&lt;</text:span><text:span text:style-name="T21">setPolicy</text:span><text:span text:style-name="T16">&gt;</text:span><text:span text:style-name="T11">false</text:span><text:span text:style-name="T16">&lt;/</text:span><text:span text:style-name="T21">setPolicy</text:span><text:span text:style-name="T16">&gt;</text:span></text:p>
      <text:p text:style-name="P48"><text:span text:style-name="T11"><text:tab/><text:tab/><text:tab/><text:tab/><text:tab/><text:tab/></text:span><text:span text:style-name="T16">&lt;</text:span><text:span text:style-name="T21">traverse</text:span><text:span text:style-name="T16">&gt;</text:span><text:span text:style-name="T11">false</text:span><text:span text:style-name="T16">&lt;/</text:span><text:span text:style-name="T21">traverse</text:span><text:span text:style-name="T16">&gt;</text:span></text:p>
      <text:p text:style-name="P48"><text:span text:style-name="T11"><text:tab/><text:tab/><text:tab/><text:tab/><text:tab/><text:tab/></text:span><text:span text:style-name="T16">&lt;</text:span><text:span text:style-name="T21">members</text:span><text:span text:style-name="T16">&gt;</text:span></text:p>
      <text:p text:style-name="P48"><text:span text:style-name="T11"><text:tab/><text:tab/><text:tab/><text:tab/><text:tab/><text:tab/><text:tab/></text:span><text:span text:style-name="T16">&lt;</text:span><text:span text:style-name="T21">role</text:span><text:span text:style-name="T16">&gt;</text:span><text:span text:style-name="T11">QSWorklistUser</text:span><text:span text:style-name="T16">&lt;/</text:span><text:span text:style-name="T21">role</text:span><text:span text:style-name="T16">&gt;</text:span></text:p>
      <text:p text:style-name="P48"><text:span text:style-name="T11"><text:tab/><text:tab/><text:tab/><text:tab/><text:tab/><text:tab/><text:tab/></text:span><text:span text:style-name="T16">&lt;</text:span><text:span text:style-name="T21">role</text:span><text:span text:style-name="T16">&gt;</text:span><text:span text:style-name="T11">WorklistUser</text:span><text:span text:style-name="T16">&lt;/</text:span><text:span text:style-name="T21">role</text:span><text:span text:style-name="T16">&gt;</text:span></text:p>
      <text:p text:style-name="P48"><text:span text:style-name="T11"><text:tab/><text:tab/><text:tab/><text:tab/><text:tab/><text:tab/></text:span><text:span text:style-name="T16">&lt;/</text:span><text:span text:style-name="T21">members</text:span><text:span text:style-name="T16">&gt;</text:span></text:p>
      <text:p text:style-name="P48"><text:span text:style-name="T11"><text:tab/><text:tab/><text:tab/><text:tab/><text:tab/></text:span><text:span text:style-name="T16">&lt;/</text:span><text:span text:style-name="T21">permission</text:span><text:span text:style-name="T16">&gt;</text:span></text:p>
      <text:p text:style-name="P48"><text:span text:style-name="T11"><text:tab/><text:tab/><text:tab/><text:tab/></text:span><text:span text:style-name="T16">&lt;/</text:span><text:span text:style-name="T21">feature</text:span><text:span text:style-name="T16">&gt;</text:span></text:p>
      <text:p text:style-name="P48"><text:span text:style-name="T11"><text:tab/><text:tab/><text:tab/><text:tab/></text:span><text:span text:style-name="T16">&lt;</text:span><text:span text:style-name="T21">feature</text:span><text:span text:style-name="T16">&gt;</text:span></text:p>
      <text:p text:style-name="P48"><text:span text:style-name="T11"><text:tab/><text:tab/><text:tab/><text:tab/><text:tab/></text:span><text:span text:style-name="T16">&lt;</text:span><text:span text:style-name="T21">name</text:span><text:span text:style-name="T16">&gt;</text:span><text:span text:style-name="T11">Create/Delete</text:span><text:span text:style-name="T16">&lt;/</text:span><text:span text:style-name="T21">name</text:span><text:span text:style-name="T16">&gt;</text:span></text:p>
      <text:p text:style-name="P48"><text:span text:style-name="T11"><text:tab/><text:tab/><text:tab/><text:tab/><text:tab/></text:span><text:span text:style-name="T16">&lt;</text:span><text:span text:style-name="T21">permission</text:span><text:span text:style-name="T16">&gt;</text:span></text:p>
      <text:p text:style-name="P48"><text:span text:style-name="T11"><text:tab/><text:tab/><text:tab/><text:tab/><text:tab/><text:tab/></text:span><text:span text:style-name="T16">&lt;</text:span><text:span text:style-name="T21">read</text:span><text:span text:style-name="T16">&gt;</text:span><text:span text:style-name="T11">false</text:span><text:span text:style-name="T16">&lt;/</text:span><text:span text:style-name="T21">read</text:span><text:span text:style-name="T16">&gt;</text:span></text:p>
      <text:p text:style-name="P48"><text:span text:style-name="T11"><text:tab/><text:tab/><text:tab/><text:tab/><text:tab/><text:tab/></text:span><text:span text:style-name="T16">&lt;</text:span><text:span text:style-name="T21">write</text:span><text:span text:style-name="T16">&gt;</text:span><text:span text:style-name="T11">false</text:span><text:span text:style-name="T16">&lt;/</text:span><text:span text:style-name="T21">write</text:span><text:span text:style-name="T16">&gt;</text:span></text:p>
      <text:p text:style-name="P48"><text:span text:style-name="T11"><text:tab/><text:tab/><text:tab/><text:tab/><text:tab/><text:tab/></text:span><text:span text:style-name="T16">&lt;</text:span><text:span text:style-name="T21">execute</text:span><text:span text:style-name="T16">&gt;</text:span><text:span text:style-name="T11">false</text:span><text:span text:style-name="T16">&lt;/</text:span><text:span text:style-name="T21">execute</text:span><text:span text:style-name="T16">&gt;</text:span></text:p>
      <text:p text:style-name="P48"><text:span text:style-name="T11"><text:tab/><text:tab/><text:tab/><text:tab/><text:tab/><text:tab/></text:span><text:span text:style-name="T16">&lt;</text:span><text:span text:style-name="T21">setPolicy</text:span><text:span text:style-name="T16">&gt;</text:span><text:span text:style-name="T11">false</text:span><text:span text:style-name="T16">&lt;/</text:span><text:span text:style-name="T21">setPolicy</text:span><text:span text:style-name="T16">&gt;</text:span></text:p>
      <text:p text:style-name="P48"><text:span text:style-name="T11"><text:tab/><text:tab/><text:tab/><text:tab/><text:tab/><text:tab/></text:span><text:span text:style-name="T16">&lt;</text:span><text:span text:style-name="T21">traverse</text:span><text:span text:style-name="T16">&gt;</text:span><text:span text:style-name="T11">false</text:span><text:span text:style-name="T16">&lt;/</text:span><text:span text:style-name="T21">traverse</text:span><text:span text:style-name="T16">&gt;</text:span></text:p>
      <text:p text:style-name="P48"><text:span text:style-name="T11"><text:tab/><text:tab/><text:tab/><text:tab/><text:tab/><text:tab/></text:span><text:span text:style-name="T16">&lt;</text:span><text:span text:style-name="T21">members</text:span><text:span text:style-name="T16">&gt;</text:span></text:p>
      <text:p text:style-name="P48"><text:span text:style-name="T11"><text:tab/><text:tab/><text:tab/><text:tab/><text:tab/><text:tab/><text:tab/></text:span><text:span text:style-name="T16">&lt;</text:span><text:span text:style-name="T21">role</text:span><text:span text:style-name="T16">&gt;</text:span><text:span text:style-name="T11">QSWorklistUser</text:span><text:span text:style-name="T16">&lt;/</text:span><text:span text:style-name="T21">role</text:span><text:span text:style-name="T16">&gt;</text:span></text:p>
      <text:p text:style-name="P48"><text:span text:style-name="T11"><text:tab/><text:tab/><text:tab/><text:tab/><text:tab/><text:tab/><text:tab/></text:span><text:span text:style-name="T16">&lt;</text:span><text:span text:style-name="T21">role</text:span><text:span text:style-name="T16">&gt;</text:span><text:span text:style-name="T11">WorklistUser</text:span><text:span text:style-name="T16">&lt;/</text:span><text:span text:style-name="T21">role</text:span><text:span text:style-name="T16">&gt;</text:span></text:p>
      <text:p text:style-name="P48"><text:span text:style-name="T11"><text:tab/><text:tab/><text:tab/><text:tab/><text:tab/><text:tab/></text:span><text:span text:style-name="T16">&lt;/</text:span><text:span text:style-name="T21">members</text:span><text:span text:style-name="T16">&gt;</text:span></text:p>
      <text:p text:style-name="P48"><text:span text:style-name="T11"><text:tab/><text:tab/><text:tab/><text:tab/><text:tab/></text:span><text:span text:style-name="T16">&lt;/</text:span><text:span text:style-name="T21">permission</text:span><text:span text:style-name="T16">&gt;</text:span></text:p>
      <text:p text:style-name="P48"><text:span text:style-name="T11"><text:tab/><text:tab/><text:tab/><text:tab/></text:span><text:span text:style-name="T16">&lt;/</text:span><text:span text:style-name="T21">feature</text:span><text:span text:style-name="T16">&gt;</text:span></text:p>
      <text:p text:style-name="P48"><text:span text:style-name="T11"><text:tab/><text:tab/><text:tab/></text:span><text:span text:style-name="T16">&lt;/</text:span><text:span text:style-name="T21">features</text:span><text:span text:style-name="T16">&gt;</text:span></text:p>
      <text:p text:style-name="P48"><text:span text:style-name="T11"><text:tab/><text:tab/></text:span><text:span text:style-name="T16">&lt;/</text:span><text:span text:style-name="T21">capability</text:span><text:span text:style-name="T16">&gt;</text:span></text:p>
      <text:p text:style-name="P50"><text:tab/><text:tab/></text:p>
      <text:p text:style-name="P48"><text:span text:style-name="T11"><text:tab/><text:tab/></text:span><text:span text:style-name="T16">&lt;</text:span><text:span text:style-name="T21">capability</text:span><text:span text:style-name="T16">&gt;</text:span></text:p>
      <text:p text:style-name="P48"><text:span text:style-name="T11"><text:tab/><text:tab/><text:tab/></text:span><text:span text:style-name="T16">&lt;</text:span><text:span text:style-name="T21">name</text:span><text:span text:style-name="T16">&gt;</text:span><text:span text:style-name="T11">Cognos Viewer</text:span><text:span text:style-name="T16">&lt;/</text:span><text:span text:style-name="T21">name</text:span><text:span text:style-name="T16">&gt;</text:span></text:p>
      <text:p text:style-name="P48"><text:span text:style-name="T11"><text:tab/><text:tab/><text:tab/></text:span><text:span text:style-name="T16">&lt;</text:span><text:span text:style-name="T21">permission</text:span><text:span text:style-name="T16">&gt;</text:span></text:p>
      <text:p text:style-name="P48"><text:span text:style-name="T11"><text:tab/><text:tab/><text:tab/><text:tab/></text:span><text:span text:style-name="T16">&lt;</text:span><text:span text:style-name="T21">read</text:span><text:span text:style-name="T16">&gt;</text:span><text:span text:style-name="T11">true</text:span><text:span text:style-name="T16">&lt;/</text:span><text:span text:style-name="T21">read</text:span><text:span text:style-name="T16">&gt;</text:span></text:p>
      <text:p text:style-name="P48"><text:span text:style-name="T11"><text:tab/><text:tab/><text:tab/><text:tab/></text:span><text:span text:style-name="T16">&lt;</text:span><text:span text:style-name="T21">write</text:span><text:span text:style-name="T16">&gt;</text:span><text:span text:style-name="T11">false</text:span><text:span text:style-name="T16">&lt;/</text:span><text:span text:style-name="T21">write</text:span><text:span text:style-name="T16">&gt;</text:span></text:p>
      <text:p text:style-name="P48"><text:span text:style-name="T11"><text:tab/><text:tab/><text:tab/><text:tab/></text:span><text:span text:style-name="T16">&lt;</text:span><text:span text:style-name="T21">execute</text:span><text:span text:style-name="T16">&gt;</text:span><text:span text:style-name="T11">true</text:span><text:span text:style-name="T16">&lt;/</text:span><text:span text:style-name="T21">execute</text:span><text:span text:style-name="T16">&gt;</text:span></text:p>
      <text:p text:style-name="P48"><text:span text:style-name="T11"><text:tab/><text:tab/><text:tab/><text:tab/></text:span><text:span text:style-name="T16">&lt;</text:span><text:span text:style-name="T21">setPolicy</text:span><text:span text:style-name="T16">&gt;</text:span><text:span text:style-name="T11">false</text:span><text:span text:style-name="T16">&lt;/</text:span><text:span text:style-name="T21">setPolicy</text:span><text:span text:style-name="T16">&gt;</text:span></text:p>
      <text:p text:style-name="P48"><text:span text:style-name="T11"><text:tab/><text:tab/><text:tab/><text:tab/></text:span><text:span text:style-name="T16">&lt;</text:span><text:span text:style-name="T21">traverse</text:span><text:span text:style-name="T16">&gt;</text:span><text:span text:style-name="T11">true</text:span><text:span text:style-name="T16">&lt;/</text:span><text:span text:style-name="T21">traverse</text:span><text:span text:style-name="T16">&gt;</text:span></text:p>
      <text:p text:style-name="P48"><text:span text:style-name="T11"><text:tab/><text:tab/><text:tab/><text:tab/></text:span><text:span text:style-name="T16">&lt;</text:span><text:span text:style-name="T21">members</text:span><text:span text:style-name="T16">&gt;</text:span></text:p>
      <text:p text:style-name="P48"><text:span text:style-name="T11"><text:tab/><text:tab/><text:tab/><text:tab/><text:tab/></text:span><text:span text:style-name="T16">&lt;</text:span><text:span text:style-name="T21">role</text:span><text:span text:style-name="T16">&gt;</text:span><text:span text:style-name="T11">QSWorklistUser</text:span><text:span text:style-name="T16">&lt;/</text:span><text:span text:style-name="T21">role</text:span><text:span text:style-name="T16">&gt;</text:span></text:p>
      <text:p text:style-name="P48"><text:span text:style-name="T11"><text:tab/><text:tab/><text:tab/><text:tab/><text:tab/></text:span><text:span text:style-name="T16">&lt;</text:span><text:span text:style-name="T21">role</text:span><text:span text:style-name="T16">&gt;</text:span><text:span text:style-name="T11">WorklistUser</text:span><text:span text:style-name="T16">&lt;/</text:span><text:span text:style-name="T21">role</text:span><text:span text:style-name="T16">&gt;</text:span></text:p>
      <text:p text:style-name="P48"><text:span text:style-name="T11"><text:tab/><text:tab/><text:tab/><text:tab/></text:span><text:span text:style-name="T16">&lt;/</text:span><text:span text:style-name="T21">members</text:span><text:span text:style-name="T16">&gt;</text:span></text:p>
      <text:p text:style-name="P48"><text:span text:style-name="T11"><text:tab/><text:tab/><text:tab/></text:span><text:span text:style-name="T16">&lt;/</text:span><text:span text:style-name="T21">permission</text:span><text:span text:style-name="T16">&gt;</text:span></text:p>
      <text:p text:style-name="P48"><text:span text:style-name="T11"><text:tab/><text:tab/><text:tab/></text:span><text:span text:style-name="T16">&lt;</text:span><text:span text:style-name="T21">features</text:span><text:span text:style-name="T16">&gt;</text:span></text:p>
      <text:p text:style-name="P48"><text:soft-page-break/><text:span text:style-name="T11"><text:tab/><text:tab/><text:tab/><text:tab/></text:span><text:span text:style-name="T16">&lt;</text:span><text:span text:style-name="T21">feature</text:span><text:span text:style-name="T16">&gt;</text:span></text:p>
      <text:p text:style-name="P48"><text:span text:style-name="T11"><text:tab/><text:tab/><text:tab/><text:tab/><text:tab/></text:span><text:span text:style-name="T16">&lt;</text:span><text:span text:style-name="T21">name</text:span><text:span text:style-name="T16">&gt;</text:span><text:span text:style-name="T11">Context Menu</text:span><text:span text:style-name="T16">&lt;/</text:span><text:span text:style-name="T21">name</text:span><text:span text:style-name="T16">&gt;</text:span></text:p>
      <text:p text:style-name="P48"><text:span text:style-name="T11"><text:tab/><text:tab/><text:tab/><text:tab/><text:tab/></text:span><text:span text:style-name="T16">&lt;</text:span><text:span text:style-name="T21">permission</text:span><text:span text:style-name="T16">&gt;</text:span></text:p>
      <text:p text:style-name="P48"><text:span text:style-name="T11"><text:tab/><text:tab/><text:tab/><text:tab/><text:tab/><text:tab/></text:span><text:span text:style-name="T16">&lt;</text:span><text:span text:style-name="T21">read</text:span><text:span text:style-name="T16">&gt;</text:span><text:span text:style-name="T11">true</text:span><text:span text:style-name="T16">&lt;/</text:span><text:span text:style-name="T21">read</text:span><text:span text:style-name="T16">&gt;</text:span></text:p>
      <text:p text:style-name="P48"><text:span text:style-name="T11"><text:tab/><text:tab/><text:tab/><text:tab/><text:tab/><text:tab/></text:span><text:span text:style-name="T16">&lt;</text:span><text:span text:style-name="T21">write</text:span><text:span text:style-name="T16">&gt;</text:span><text:span text:style-name="T11">false</text:span><text:span text:style-name="T16">&lt;/</text:span><text:span text:style-name="T21">write</text:span><text:span text:style-name="T16">&gt;</text:span></text:p>
      <text:p text:style-name="P48"><text:span text:style-name="T11"><text:tab/><text:tab/><text:tab/><text:tab/><text:tab/><text:tab/></text:span><text:span text:style-name="T16">&lt;</text:span><text:span text:style-name="T21">execute</text:span><text:span text:style-name="T16">&gt;</text:span><text:span text:style-name="T11">true</text:span><text:span text:style-name="T16">&lt;/</text:span><text:span text:style-name="T21">execute</text:span><text:span text:style-name="T16">&gt;</text:span></text:p>
      <text:p text:style-name="P48"><text:span text:style-name="T11"><text:tab/><text:tab/><text:tab/><text:tab/><text:tab/><text:tab/></text:span><text:span text:style-name="T16">&lt;</text:span><text:span text:style-name="T21">setPolicy</text:span><text:span text:style-name="T16">&gt;</text:span><text:span text:style-name="T11">false</text:span><text:span text:style-name="T16">&lt;/</text:span><text:span text:style-name="T21">setPolicy</text:span><text:span text:style-name="T16">&gt;</text:span></text:p>
      <text:p text:style-name="P48"><text:span text:style-name="T11"><text:tab/><text:tab/><text:tab/><text:tab/><text:tab/><text:tab/></text:span><text:span text:style-name="T16">&lt;</text:span><text:span text:style-name="T21">traverse</text:span><text:span text:style-name="T16">&gt;</text:span><text:span text:style-name="T11">false</text:span><text:span text:style-name="T16">&lt;/</text:span><text:span text:style-name="T21">traverse</text:span><text:span text:style-name="T16">&gt;</text:span></text:p>
      <text:p text:style-name="P48"><text:span text:style-name="T11"><text:tab/><text:tab/><text:tab/><text:tab/><text:tab/><text:tab/></text:span><text:span text:style-name="T16">&lt;</text:span><text:span text:style-name="T21">members</text:span><text:span text:style-name="T16">&gt;</text:span></text:p>
      <text:p text:style-name="P48"><text:span text:style-name="T11"><text:tab/><text:tab/><text:tab/><text:tab/><text:tab/><text:tab/><text:tab/></text:span><text:span text:style-name="T16">&lt;</text:span><text:span text:style-name="T21">role</text:span><text:span text:style-name="T16">&gt;</text:span><text:span text:style-name="T11">QSWorklistUser</text:span><text:span text:style-name="T16">&lt;/</text:span><text:span text:style-name="T21">role</text:span><text:span text:style-name="T16">&gt;</text:span></text:p>
      <text:p text:style-name="P48"><text:span text:style-name="T11"><text:tab/><text:tab/><text:tab/><text:tab/><text:tab/><text:tab/><text:tab/></text:span><text:span text:style-name="T16">&lt;</text:span><text:span text:style-name="T21">role</text:span><text:span text:style-name="T16">&gt;</text:span><text:span text:style-name="T11">WorklistUser</text:span><text:span text:style-name="T16">&lt;/</text:span><text:span text:style-name="T21">role</text:span><text:span text:style-name="T16">&gt;</text:span></text:p>
      <text:p text:style-name="P48"><text:span text:style-name="T11"><text:tab/><text:tab/><text:tab/><text:tab/><text:tab/><text:tab/></text:span><text:span text:style-name="T16">&lt;/</text:span><text:span text:style-name="T21">members</text:span><text:span text:style-name="T16">&gt;</text:span></text:p>
      <text:p text:style-name="P48"><text:span text:style-name="T11"><text:tab/><text:tab/><text:tab/><text:tab/><text:tab/></text:span><text:span text:style-name="T16">&lt;/</text:span><text:span text:style-name="T21">permission</text:span><text:span text:style-name="T16">&gt;</text:span></text:p>
      <text:p text:style-name="P48"><text:span text:style-name="T11"><text:tab/><text:tab/><text:tab/><text:tab/></text:span><text:span text:style-name="T16">&lt;/</text:span><text:span text:style-name="T21">feature</text:span><text:span text:style-name="T16">&gt;</text:span></text:p>
      <text:p text:style-name="P48"><text:span text:style-name="T11"><text:tab/><text:tab/><text:tab/><text:tab/></text:span><text:span text:style-name="T16">&lt;</text:span><text:span text:style-name="T21">feature</text:span><text:span text:style-name="T16">&gt;</text:span></text:p>
      <text:p text:style-name="P48"><text:span text:style-name="T11"><text:tab/><text:tab/><text:tab/><text:tab/><text:tab/></text:span><text:span text:style-name="T16">&lt;</text:span><text:span text:style-name="T21">name</text:span><text:span text:style-name="T16">&gt;</text:span><text:span text:style-name="T11">Selection</text:span><text:span text:style-name="T16">&lt;/</text:span><text:span text:style-name="T21">name</text:span><text:span text:style-name="T16">&gt;</text:span></text:p>
      <text:p text:style-name="P48"><text:span text:style-name="T11"><text:tab/><text:tab/><text:tab/><text:tab/><text:tab/></text:span><text:span text:style-name="T16">&lt;</text:span><text:span text:style-name="T21">permission</text:span><text:span text:style-name="T16">&gt;</text:span></text:p>
      <text:p text:style-name="P48"><text:span text:style-name="T11"><text:tab/><text:tab/><text:tab/><text:tab/><text:tab/><text:tab/></text:span><text:span text:style-name="T16">&lt;</text:span><text:span text:style-name="T21">read</text:span><text:span text:style-name="T16">&gt;</text:span><text:span text:style-name="T11">true</text:span><text:span text:style-name="T16">&lt;/</text:span><text:span text:style-name="T21">read</text:span><text:span text:style-name="T16">&gt;</text:span></text:p>
      <text:p text:style-name="P48"><text:span text:style-name="T11"><text:tab/><text:tab/><text:tab/><text:tab/><text:tab/><text:tab/></text:span><text:span text:style-name="T16">&lt;</text:span><text:span text:style-name="T21">write</text:span><text:span text:style-name="T16">&gt;</text:span><text:span text:style-name="T11">false</text:span><text:span text:style-name="T16">&lt;/</text:span><text:span text:style-name="T21">write</text:span><text:span text:style-name="T16">&gt;</text:span></text:p>
      <text:p text:style-name="P48"><text:span text:style-name="T11"><text:tab/><text:tab/><text:tab/><text:tab/><text:tab/><text:tab/></text:span><text:span text:style-name="T16">&lt;</text:span><text:span text:style-name="T21">execute</text:span><text:span text:style-name="T16">&gt;</text:span><text:span text:style-name="T11">true</text:span><text:span text:style-name="T16">&lt;/</text:span><text:span text:style-name="T21">execute</text:span><text:span text:style-name="T16">&gt;</text:span></text:p>
      <text:p text:style-name="P48"><text:span text:style-name="T11"><text:tab/><text:tab/><text:tab/><text:tab/><text:tab/><text:tab/></text:span><text:span text:style-name="T16">&lt;</text:span><text:span text:style-name="T21">setPolicy</text:span><text:span text:style-name="T16">&gt;</text:span><text:span text:style-name="T11">false</text:span><text:span text:style-name="T16">&lt;/</text:span><text:span text:style-name="T21">setPolicy</text:span><text:span text:style-name="T16">&gt;</text:span></text:p>
      <text:p text:style-name="P48"><text:span text:style-name="T11"><text:tab/><text:tab/><text:tab/><text:tab/><text:tab/><text:tab/></text:span><text:span text:style-name="T16">&lt;</text:span><text:span text:style-name="T21">traverse</text:span><text:span text:style-name="T16">&gt;</text:span><text:span text:style-name="T11">false</text:span><text:span text:style-name="T16">&lt;/</text:span><text:span text:style-name="T21">traverse</text:span><text:span text:style-name="T16">&gt;</text:span></text:p>
      <text:p text:style-name="P48"><text:span text:style-name="T11"><text:tab/><text:tab/><text:tab/><text:tab/><text:tab/><text:tab/></text:span><text:span text:style-name="T16">&lt;</text:span><text:span text:style-name="T21">members</text:span><text:span text:style-name="T16">&gt;</text:span></text:p>
      <text:p text:style-name="P48"><text:span text:style-name="T11"><text:tab/><text:tab/><text:tab/><text:tab/><text:tab/><text:tab/><text:tab/></text:span><text:span text:style-name="T16">&lt;</text:span><text:span text:style-name="T21">role</text:span><text:span text:style-name="T16">&gt;</text:span><text:span text:style-name="T11">QSWorklistUser</text:span><text:span text:style-name="T16">&lt;/</text:span><text:span text:style-name="T21">role</text:span><text:span text:style-name="T16">&gt;</text:span></text:p>
      <text:p text:style-name="P48"><text:span text:style-name="T11"><text:tab/><text:tab/><text:tab/><text:tab/><text:tab/><text:tab/><text:tab/></text:span><text:span text:style-name="T16">&lt;</text:span><text:span text:style-name="T21">role</text:span><text:span text:style-name="T16">&gt;</text:span><text:span text:style-name="T11">WorklistUser</text:span><text:span text:style-name="T16">&lt;/</text:span><text:span text:style-name="T21">role</text:span><text:span text:style-name="T16">&gt;</text:span></text:p>
      <text:p text:style-name="P48"><text:span text:style-name="T11"><text:tab/><text:tab/><text:tab/><text:tab/><text:tab/><text:tab/></text:span><text:span text:style-name="T16">&lt;/</text:span><text:span text:style-name="T21">members</text:span><text:span text:style-name="T16">&gt;</text:span></text:p>
      <text:p text:style-name="P48"><text:span text:style-name="T11"><text:tab/><text:tab/><text:tab/><text:tab/><text:tab/></text:span><text:span text:style-name="T16">&lt;/</text:span><text:span text:style-name="T21">permission</text:span><text:span text:style-name="T16">&gt;</text:span></text:p>
      <text:p text:style-name="P48"><text:span text:style-name="T11"><text:tab/><text:tab/><text:tab/><text:tab/></text:span><text:span text:style-name="T16">&lt;/</text:span><text:span text:style-name="T21">feature</text:span><text:span text:style-name="T16">&gt;</text:span></text:p>
      <text:p text:style-name="P48"><text:span text:style-name="T11"><text:tab/><text:tab/><text:tab/><text:tab/></text:span><text:span text:style-name="T16">&lt;</text:span><text:span text:style-name="T21">feature</text:span><text:span text:style-name="T16">&gt;</text:span></text:p>
      <text:p text:style-name="P48"><text:span text:style-name="T11"><text:tab/><text:tab/><text:tab/><text:tab/><text:tab/></text:span><text:span text:style-name="T16">&lt;</text:span><text:span text:style-name="T21">name</text:span><text:span text:style-name="T16">&gt;</text:span><text:span text:style-name="T11">Run With Options</text:span><text:span text:style-name="T16">&lt;/</text:span><text:span text:style-name="T21">name</text:span><text:span text:style-name="T16">&gt;</text:span></text:p>
      <text:p text:style-name="P48"><text:span text:style-name="T11"><text:tab/><text:tab/><text:tab/><text:tab/><text:tab/></text:span><text:span text:style-name="T16">&lt;</text:span><text:span text:style-name="T21">permission</text:span><text:span text:style-name="T16">&gt;</text:span></text:p>
      <text:p text:style-name="P48"><text:span text:style-name="T11"><text:tab/><text:tab/><text:tab/><text:tab/><text:tab/><text:tab/></text:span><text:span text:style-name="T16">&lt;</text:span><text:span text:style-name="T21">read</text:span><text:span text:style-name="T16">&gt;</text:span><text:span text:style-name="T11">false</text:span><text:span text:style-name="T16">&lt;/</text:span><text:span text:style-name="T21">read</text:span><text:span text:style-name="T16">&gt;</text:span></text:p>
      <text:p text:style-name="P48"><text:span text:style-name="T11"><text:tab/><text:tab/><text:tab/><text:tab/><text:tab/><text:tab/></text:span><text:span text:style-name="T16">&lt;</text:span><text:span text:style-name="T21">write</text:span><text:span text:style-name="T16">&gt;</text:span><text:span text:style-name="T11">false</text:span><text:span text:style-name="T16">&lt;/</text:span><text:span text:style-name="T21">write</text:span><text:span text:style-name="T16">&gt;</text:span></text:p>
      <text:p text:style-name="P48"><text:span text:style-name="T11"><text:tab/><text:tab/><text:tab/><text:tab/><text:tab/><text:tab/></text:span><text:span text:style-name="T16">&lt;</text:span><text:span text:style-name="T21">execute</text:span><text:span text:style-name="T16">&gt;</text:span><text:span text:style-name="T11">false</text:span><text:span text:style-name="T16">&lt;/</text:span><text:span text:style-name="T21">execute</text:span><text:span text:style-name="T16">&gt;</text:span></text:p>
      <text:p text:style-name="P48"><text:span text:style-name="T11"><text:tab/><text:tab/><text:tab/><text:tab/><text:tab/><text:tab/></text:span><text:span text:style-name="T16">&lt;</text:span><text:span text:style-name="T21">setPolicy</text:span><text:span text:style-name="T16">&gt;</text:span><text:span text:style-name="T11">false</text:span><text:span text:style-name="T16">&lt;/</text:span><text:span text:style-name="T21">setPolicy</text:span><text:span text:style-name="T16">&gt;</text:span></text:p>
      <text:p text:style-name="P48"><text:span text:style-name="T11"><text:tab/><text:tab/><text:tab/><text:tab/><text:tab/><text:tab/></text:span><text:span text:style-name="T16">&lt;</text:span><text:span text:style-name="T21">traverse</text:span><text:span text:style-name="T16">&gt;</text:span><text:span text:style-name="T11">false</text:span><text:span text:style-name="T16">&lt;/</text:span><text:span text:style-name="T21">traverse</text:span><text:span text:style-name="T16">&gt;</text:span></text:p>
      <text:p text:style-name="P48"><text:span text:style-name="T11"><text:tab/><text:tab/><text:tab/><text:tab/><text:tab/><text:tab/></text:span><text:span text:style-name="T16">&lt;</text:span><text:span text:style-name="T21">members</text:span><text:span text:style-name="T16">&gt;</text:span></text:p>
      <text:p text:style-name="P48"><text:span text:style-name="T11"><text:tab/><text:tab/><text:tab/><text:tab/><text:tab/><text:tab/><text:tab/></text:span><text:span text:style-name="T16">&lt;</text:span><text:span text:style-name="T21">role</text:span><text:span text:style-name="T16">&gt;</text:span><text:span text:style-name="T11">QSWorklistUser</text:span><text:span text:style-name="T16">&lt;/</text:span><text:span text:style-name="T21">role</text:span><text:span text:style-name="T16">&gt;</text:span></text:p>
      <text:p text:style-name="P48"><text:span text:style-name="T11"><text:tab/><text:tab/><text:tab/><text:tab/><text:tab/><text:tab/><text:tab/></text:span><text:span text:style-name="T16">&lt;</text:span><text:span text:style-name="T21">role</text:span><text:span text:style-name="T16">&gt;</text:span><text:span text:style-name="T11">WorklistUser</text:span><text:span text:style-name="T16">&lt;/</text:span><text:span text:style-name="T21">role</text:span><text:span text:style-name="T16">&gt;</text:span></text:p>
      <text:p text:style-name="P48"><text:span text:style-name="T11"><text:tab/><text:tab/><text:tab/><text:tab/><text:tab/><text:tab/></text:span><text:span text:style-name="T16">&lt;/</text:span><text:span text:style-name="T21">members</text:span><text:span text:style-name="T16">&gt;</text:span></text:p>
      <text:p text:style-name="P48"><text:span text:style-name="T11"><text:tab/><text:tab/><text:tab/><text:tab/><text:tab/></text:span><text:span text:style-name="T16">&lt;/</text:span><text:span text:style-name="T21">permission</text:span><text:span text:style-name="T16">&gt;</text:span></text:p>
      <text:p text:style-name="P48"><text:span text:style-name="T11"><text:tab/><text:tab/><text:tab/><text:tab/></text:span><text:span text:style-name="T16">&lt;/</text:span><text:span text:style-name="T21">feature</text:span><text:span text:style-name="T16">&gt;</text:span></text:p>
      <text:p text:style-name="P48"><text:span text:style-name="T11"><text:tab/><text:tab/><text:tab/><text:tab/></text:span><text:span text:style-name="T16">&lt;</text:span><text:span text:style-name="T21">feature</text:span><text:span text:style-name="T16">&gt;</text:span></text:p>
      <text:p text:style-name="P48"><text:span text:style-name="T11"><text:tab/><text:tab/><text:tab/><text:tab/><text:tab/></text:span><text:span text:style-name="T16">&lt;</text:span><text:span text:style-name="T21">name</text:span><text:span text:style-name="T16">&gt;</text:span><text:span text:style-name="T11">Toolbar</text:span><text:span text:style-name="T16">&lt;/</text:span><text:span text:style-name="T21">name</text:span><text:span text:style-name="T16">&gt;</text:span></text:p>
      <text:p text:style-name="P48"><text:span text:style-name="T11"><text:tab/><text:tab/><text:tab/><text:tab/><text:tab/></text:span><text:span text:style-name="T16">&lt;</text:span><text:span text:style-name="T21">permission</text:span><text:span text:style-name="T16">&gt;</text:span></text:p>
      <text:p text:style-name="P48"><text:span text:style-name="T11"><text:tab/><text:tab/><text:tab/><text:tab/><text:tab/><text:tab/></text:span><text:span text:style-name="T16">&lt;</text:span><text:span text:style-name="T21">read</text:span><text:span text:style-name="T16">&gt;</text:span><text:span text:style-name="T11">false</text:span><text:span text:style-name="T16">&lt;/</text:span><text:span text:style-name="T21">read</text:span><text:span text:style-name="T16">&gt;</text:span></text:p>
      <text:p text:style-name="P48"><text:span text:style-name="T11"><text:tab/><text:tab/><text:tab/><text:tab/><text:tab/><text:tab/></text:span><text:span text:style-name="T16">&lt;</text:span><text:span text:style-name="T21">write</text:span><text:span text:style-name="T16">&gt;</text:span><text:span text:style-name="T11">false</text:span><text:span text:style-name="T16">&lt;/</text:span><text:span text:style-name="T21">write</text:span><text:span text:style-name="T16">&gt;</text:span></text:p>
      <text:p text:style-name="P48"><text:span text:style-name="T11"><text:tab/><text:tab/><text:tab/><text:tab/><text:tab/><text:tab/></text:span><text:span text:style-name="T16">&lt;</text:span><text:span text:style-name="T21">execute</text:span><text:span text:style-name="T16">&gt;</text:span><text:span text:style-name="T11">false</text:span><text:span text:style-name="T16">&lt;/</text:span><text:span text:style-name="T21">execute</text:span><text:span text:style-name="T16">&gt;</text:span></text:p>
      <text:p text:style-name="P48"><text:span text:style-name="T11"><text:tab/><text:tab/><text:tab/><text:tab/><text:tab/><text:tab/></text:span><text:span text:style-name="T16">&lt;</text:span><text:span text:style-name="T21">setPolicy</text:span><text:span text:style-name="T16">&gt;</text:span><text:span text:style-name="T11">false</text:span><text:span text:style-name="T16">&lt;/</text:span><text:span text:style-name="T21">setPolicy</text:span><text:span text:style-name="T16">&gt;</text:span></text:p>
      <text:p text:style-name="P48"><text:span text:style-name="T11"><text:tab/><text:tab/><text:tab/><text:tab/><text:tab/><text:tab/></text:span><text:span text:style-name="T16">&lt;</text:span><text:span text:style-name="T21">traverse</text:span><text:span text:style-name="T16">&gt;</text:span><text:span text:style-name="T11">false</text:span><text:span text:style-name="T16">&lt;/</text:span><text:span text:style-name="T21">traverse</text:span><text:span text:style-name="T16">&gt;</text:span></text:p>
      <text:p text:style-name="P48"><text:span text:style-name="T11"><text:tab/><text:tab/><text:tab/><text:tab/><text:tab/><text:tab/></text:span><text:span text:style-name="T16">&lt;</text:span><text:span text:style-name="T21">members</text:span><text:span text:style-name="T16">&gt;</text:span></text:p>
      <text:p text:style-name="P48"><text:span text:style-name="T11"><text:tab/><text:tab/><text:tab/><text:tab/><text:tab/><text:tab/><text:tab/></text:span><text:span text:style-name="T16">&lt;</text:span><text:span text:style-name="T21">role</text:span><text:span text:style-name="T16">&gt;</text:span><text:span text:style-name="T11">QSWorklistUser</text:span><text:span text:style-name="T16">&lt;/</text:span><text:span text:style-name="T21">role</text:span><text:span text:style-name="T16">&gt;</text:span></text:p>
      <text:p text:style-name="P48"><text:span text:style-name="T11"><text:tab/><text:tab/><text:tab/><text:tab/><text:tab/><text:tab/><text:tab/></text:span><text:span text:style-name="T16">&lt;</text:span><text:span text:style-name="T21">role</text:span><text:span text:style-name="T16">&gt;</text:span><text:span text:style-name="T11">WorklistUser</text:span><text:span text:style-name="T16">&lt;/</text:span><text:span text:style-name="T21">role</text:span><text:span text:style-name="T16">&gt;</text:span></text:p>
      <text:p text:style-name="P48"><text:span text:style-name="T11"><text:tab/><text:tab/><text:tab/><text:tab/><text:tab/><text:tab/></text:span><text:span text:style-name="T16">&lt;/</text:span><text:span text:style-name="T21">members</text:span><text:span text:style-name="T16">&gt;</text:span></text:p>
      <text:p text:style-name="P48"><text:span text:style-name="T11"><text:tab/><text:tab/><text:tab/><text:tab/><text:tab/></text:span><text:span text:style-name="T16">&lt;/</text:span><text:span text:style-name="T21">permission</text:span><text:span text:style-name="T16">&gt;</text:span></text:p>
      <text:p text:style-name="P48"><text:span text:style-name="T11"><text:tab/><text:tab/><text:tab/><text:tab/></text:span><text:span text:style-name="T16">&lt;/</text:span><text:span text:style-name="T21">feature</text:span><text:span text:style-name="T16">&gt;</text:span></text:p>
      <text:p text:style-name="P48"><text:span text:style-name="T11"><text:tab/><text:tab/><text:tab/></text:span><text:span text:style-name="T16">&lt;/</text:span><text:span text:style-name="T21">features</text:span><text:span text:style-name="T16">&gt;</text:span></text:p>
      <text:p text:style-name="P48"><text:span text:style-name="T11"><text:tab/><text:tab/></text:span><text:span text:style-name="T16">&lt;/</text:span><text:span text:style-name="T21">capability</text:span><text:span text:style-name="T16">&gt;</text:span></text:p>
      <text:p text:style-name="P48"/>
      <text:p text:style-name="P48"><text:span text:style-name="T11"><text:tab/><text:tab/></text:span><text:span text:style-name="T16">&lt;</text:span><text:span text:style-name="T21">capability</text:span><text:span text:style-name="T16">&gt;</text:span></text:p>
      <text:p text:style-name="P48"><text:span text:style-name="T11"><text:tab/><text:tab/><text:tab/></text:span><text:span text:style-name="T16">&lt;</text:span><text:span text:style-name="T21">name</text:span><text:span text:style-name="T16">&gt;</text:span><text:span text:style-name="T11">Administration</text:span><text:span text:style-name="T16">&lt;/</text:span><text:span text:style-name="T21">name</text:span><text:span text:style-name="T16">&gt;</text:span></text:p>
      <text:p text:style-name="P48"><text:span text:style-name="T11"><text:tab/><text:tab/><text:tab/></text:span><text:span text:style-name="T16">&lt;</text:span><text:span text:style-name="T21">permission</text:span><text:span text:style-name="T16">&gt;</text:span></text:p>
      <text:p text:style-name="P48"><text:span text:style-name="T11"><text:tab/><text:tab/><text:tab/><text:tab/></text:span><text:span text:style-name="T16">&lt;</text:span><text:span text:style-name="T21">read</text:span><text:span text:style-name="T16">&gt;</text:span><text:span text:style-name="T11">false</text:span><text:span text:style-name="T16">&lt;/</text:span><text:span text:style-name="T21">read</text:span><text:span text:style-name="T16">&gt;</text:span></text:p>
      <text:p text:style-name="P48"><text:span text:style-name="T11"><text:tab/><text:tab/><text:tab/><text:tab/></text:span><text:span text:style-name="T16">&lt;</text:span><text:span text:style-name="T21">write</text:span><text:span text:style-name="T16">&gt;</text:span><text:span text:style-name="T11">false</text:span><text:span text:style-name="T16">&lt;/</text:span><text:span text:style-name="T21">write</text:span><text:span text:style-name="T16">&gt;</text:span></text:p>
      <text:p text:style-name="P48"><text:span text:style-name="T11"><text:tab/><text:tab/><text:tab/><text:tab/></text:span><text:span text:style-name="T16">&lt;</text:span><text:span text:style-name="T21">execute</text:span><text:span text:style-name="T16">&gt;</text:span><text:span text:style-name="T11">false</text:span><text:span text:style-name="T16">&lt;/</text:span><text:span text:style-name="T21">execute</text:span><text:span text:style-name="T16">&gt;</text:span></text:p>
      <text:p text:style-name="P48"><text:span text:style-name="T11"><text:tab/><text:tab/><text:tab/><text:tab/></text:span><text:span text:style-name="T16">&lt;</text:span><text:span text:style-name="T21">setPolicy</text:span><text:span text:style-name="T16">&gt;</text:span><text:span text:style-name="T11">false</text:span><text:span text:style-name="T16">&lt;/</text:span><text:span text:style-name="T21">setPolicy</text:span><text:span text:style-name="T16">&gt;</text:span></text:p>
      <text:p text:style-name="P48"><text:span text:style-name="T11"><text:tab/><text:tab/><text:tab/><text:tab/></text:span><text:span text:style-name="T16">&lt;</text:span><text:span text:style-name="T21">traverse</text:span><text:span text:style-name="T16">&gt;</text:span><text:span text:style-name="T11">false</text:span><text:span text:style-name="T16">&lt;/</text:span><text:span text:style-name="T21">traverse</text:span><text:span text:style-name="T16">&gt;</text:span></text:p>
      <text:p text:style-name="P48"><text:span text:style-name="T11"><text:tab/><text:tab/><text:tab/><text:tab/></text:span><text:span text:style-name="T16">&lt;</text:span><text:span text:style-name="T21">members</text:span><text:span text:style-name="T16">&gt;</text:span></text:p>
      <text:p text:style-name="P48"><text:span text:style-name="T11"><text:tab/><text:tab/><text:tab/><text:tab/><text:tab/></text:span><text:span text:style-name="T16">&lt;</text:span><text:span text:style-name="T21">role</text:span><text:span text:style-name="T16">&gt;</text:span><text:span text:style-name="T11">QSWorklistUser</text:span><text:span text:style-name="T16">&lt;/</text:span><text:span text:style-name="T21">role</text:span><text:span text:style-name="T16">&gt;</text:span></text:p>
      <text:p text:style-name="P48"><text:span text:style-name="T11"><text:tab/><text:tab/><text:tab/><text:tab/><text:tab/></text:span><text:span text:style-name="T16">&lt;</text:span><text:span text:style-name="T21">role</text:span><text:span text:style-name="T16">&gt;</text:span><text:span text:style-name="T11">WorklistUser</text:span><text:span text:style-name="T16">&lt;/</text:span><text:span text:style-name="T21">role</text:span><text:span text:style-name="T16">&gt;</text:span></text:p>
      <text:p text:style-name="P48"><text:span text:style-name="T11"><text:tab/><text:tab/><text:tab/><text:tab/></text:span><text:span text:style-name="T16">&lt;/</text:span><text:span text:style-name="T21">members</text:span><text:span text:style-name="T16">&gt;</text:span></text:p>
      <text:p text:style-name="P48"><text:span text:style-name="T11"><text:tab/><text:tab/><text:tab/></text:span><text:span text:style-name="T16">&lt;/</text:span><text:span text:style-name="T21">permission</text:span><text:span text:style-name="T16">&gt;</text:span></text:p>
      <text:p text:style-name="P48"><text:span text:style-name="T11"><text:tab/><text:tab/><text:tab/></text:span><text:span text:style-name="T16">&lt;</text:span><text:span text:style-name="T21">features</text:span><text:span text:style-name="T16">&gt;</text:span></text:p>
      <text:p text:style-name="P48"><text:span text:style-name="T11"><text:tab/><text:tab/><text:tab/></text:span><text:span text:style-name="T16">&lt;/</text:span><text:span text:style-name="T21">features</text:span><text:span text:style-name="T16">&gt;</text:span></text:p>
      <text:p text:style-name="P48"><text:span text:style-name="T11"><text:tab/><text:tab/></text:span><text:span text:style-name="T16">&lt;/</text:span><text:span text:style-name="T21">capability</text:span><text:span text:style-name="T16">&gt;</text:span></text:p>
      <text:p text:style-name="P48"><text:soft-page-break/></text:p>
      <text:p text:style-name="P48"><text:span text:style-name="T11"><text:tab/><text:tab/></text:span><text:span text:style-name="T16">&lt;</text:span><text:span text:style-name="T21">capability</text:span><text:span text:style-name="T16">&gt;</text:span></text:p>
      <text:p text:style-name="P48"><text:span text:style-name="T11"><text:tab/><text:tab/><text:tab/></text:span><text:span text:style-name="T16">&lt;</text:span><text:span text:style-name="T21">name</text:span><text:span text:style-name="T16">&gt;</text:span><text:span text:style-name="T11">Administration</text:span><text:span text:style-name="T16">&lt;/</text:span><text:span text:style-name="T21">name</text:span><text:span text:style-name="T16">&gt;</text:span></text:p>
      <text:p text:style-name="P48"><text:span text:style-name="T11"><text:tab/><text:tab/><text:tab/></text:span><text:span text:style-name="T16">&lt;</text:span><text:span text:style-name="T21">permission</text:span><text:span text:style-name="T16">&gt;</text:span></text:p>
      <text:p text:style-name="P48"><text:span text:style-name="T11"><text:tab/><text:tab/><text:tab/><text:tab/></text:span><text:span text:style-name="T16">&lt;</text:span><text:span text:style-name="T21">read</text:span><text:span text:style-name="T16">&gt;</text:span><text:span text:style-name="T11">true</text:span><text:span text:style-name="T16">&lt;/</text:span><text:span text:style-name="T21">read</text:span><text:span text:style-name="T16">&gt;</text:span></text:p>
      <text:p text:style-name="P48"><text:span text:style-name="T11"><text:tab/><text:tab/><text:tab/><text:tab/></text:span><text:span text:style-name="T16">&lt;</text:span><text:span text:style-name="T21">write</text:span><text:span text:style-name="T16">&gt;</text:span><text:span text:style-name="T11">true</text:span><text:span text:style-name="T16">&lt;/</text:span><text:span text:style-name="T21">write</text:span><text:span text:style-name="T16">&gt;</text:span></text:p>
      <text:p text:style-name="P48"><text:span text:style-name="T11"><text:tab/><text:tab/><text:tab/><text:tab/></text:span><text:span text:style-name="T16">&lt;</text:span><text:span text:style-name="T21">execute</text:span><text:span text:style-name="T16">&gt;</text:span><text:span text:style-name="T11">true</text:span><text:span text:style-name="T16">&lt;/</text:span><text:span text:style-name="T21">execute</text:span><text:span text:style-name="T16">&gt;</text:span></text:p>
      <text:p text:style-name="P48"><text:span text:style-name="T11"><text:tab/><text:tab/><text:tab/><text:tab/></text:span><text:span text:style-name="T16">&lt;</text:span><text:span text:style-name="T21">setPolicy</text:span><text:span text:style-name="T16">&gt;</text:span><text:span text:style-name="T11">true</text:span><text:span text:style-name="T16">&lt;/</text:span><text:span text:style-name="T21">setPolicy</text:span><text:span text:style-name="T16">&gt;</text:span></text:p>
      <text:p text:style-name="P48"><text:span text:style-name="T11"><text:tab/><text:tab/><text:tab/><text:tab/></text:span><text:span text:style-name="T16">&lt;</text:span><text:span text:style-name="T21">traverse</text:span><text:span text:style-name="T16">&gt;</text:span><text:span text:style-name="T11">true</text:span><text:span text:style-name="T16">&lt;/</text:span><text:span text:style-name="T21">traverse</text:span><text:span text:style-name="T16">&gt;</text:span></text:p>
      <text:p text:style-name="P48"><text:span text:style-name="T11"><text:tab/><text:tab/><text:tab/><text:tab/></text:span><text:span text:style-name="T16">&lt;</text:span><text:span text:style-name="T21">members</text:span><text:span text:style-name="T16">&gt;</text:span></text:p>
      <text:p text:style-name="P48"><text:span text:style-name="T11"><text:tab/><text:tab/><text:tab/><text:tab/><text:tab/></text:span><text:span text:style-name="T16">&lt;</text:span><text:span text:style-name="T21">role</text:span><text:span text:style-name="T16">&gt;</text:span><text:span text:style-name="T11">System Administrators</text:span><text:span text:style-name="T16">&lt;/</text:span><text:span text:style-name="T21">role</text:span><text:span text:style-name="T16">&gt;</text:span></text:p>
      <text:p text:style-name="P48"><text:span text:style-name="T11"><text:tab/><text:tab/><text:tab/><text:tab/></text:span><text:span text:style-name="T16">&lt;/</text:span><text:span text:style-name="T21">members</text:span><text:span text:style-name="T16">&gt;</text:span></text:p>
      <text:p text:style-name="P48"><text:span text:style-name="T11"><text:tab/><text:tab/><text:tab/></text:span><text:span text:style-name="T16">&lt;/</text:span><text:span text:style-name="T21">permission</text:span><text:span text:style-name="T16">&gt;</text:span></text:p>
      <text:p text:style-name="P48"><text:span text:style-name="T11"><text:tab/><text:tab/><text:tab/></text:span><text:span text:style-name="T16">&lt;</text:span><text:span text:style-name="T21">features</text:span><text:span text:style-name="T16">&gt;</text:span></text:p>
      <text:p text:style-name="P48"><text:span text:style-name="T11"><text:tab/><text:tab/><text:tab/></text:span><text:span text:style-name="T16">&lt;/</text:span><text:span text:style-name="T21">features</text:span><text:span text:style-name="T16">&gt;</text:span></text:p>
      <text:p text:style-name="P48"><text:span text:style-name="T11"><text:tab/><text:tab/></text:span><text:span text:style-name="T16">&lt;/</text:span><text:span text:style-name="T21">capability</text:span><text:span text:style-name="T16">&gt;</text:span></text:p>
      <text:p text:style-name="P50"><text:tab/><text:tab/></text:p>
      <text:p text:style-name="P48"><text:span text:style-name="T11"><text:tab/><text:tab/></text:span><text:span text:style-name="T16">&lt;</text:span><text:span text:style-name="T21">capability</text:span><text:span text:style-name="T16">&gt;</text:span></text:p>
      <text:p text:style-name="P48"><text:span text:style-name="T11"><text:tab/><text:tab/><text:tab/></text:span><text:span text:style-name="T16">&lt;</text:span><text:span text:style-name="T21">name</text:span><text:span text:style-name="T16">&gt;</text:span><text:span text:style-name="T11">Analysis Studio</text:span><text:span text:style-name="T16">&lt;/</text:span><text:span text:style-name="T21">name</text:span><text:span text:style-name="T16">&gt;</text:span></text:p>
      <text:p text:style-name="P48"><text:span text:style-name="T11"><text:tab/><text:tab/><text:tab/></text:span><text:span text:style-name="T16">&lt;</text:span><text:span text:style-name="T21">permission</text:span><text:span text:style-name="T16">&gt;</text:span></text:p>
      <text:p text:style-name="P48"><text:span text:style-name="T11"><text:tab/><text:tab/><text:tab/><text:tab/></text:span><text:span text:style-name="T16">&lt;</text:span><text:span text:style-name="T21">read</text:span><text:span text:style-name="T16">&gt;</text:span><text:span text:style-name="T11">false</text:span><text:span text:style-name="T16">&lt;/</text:span><text:span text:style-name="T21">read</text:span><text:span text:style-name="T16">&gt;</text:span></text:p>
      <text:p text:style-name="P48"><text:span text:style-name="T11"><text:tab/><text:tab/><text:tab/><text:tab/></text:span><text:span text:style-name="T16">&lt;</text:span><text:span text:style-name="T21">write</text:span><text:span text:style-name="T16">&gt;</text:span><text:span text:style-name="T11">false</text:span><text:span text:style-name="T16">&lt;/</text:span><text:span text:style-name="T21">write</text:span><text:span text:style-name="T16">&gt;</text:span></text:p>
      <text:p text:style-name="P48"><text:span text:style-name="T11"><text:tab/><text:tab/><text:tab/><text:tab/></text:span><text:span text:style-name="T16">&lt;</text:span><text:span text:style-name="T21">execute</text:span><text:span text:style-name="T16">&gt;</text:span><text:span text:style-name="T11">false</text:span><text:span text:style-name="T16">&lt;/</text:span><text:span text:style-name="T21">execute</text:span><text:span text:style-name="T16">&gt;</text:span></text:p>
      <text:p text:style-name="P48"><text:span text:style-name="T11"><text:tab/><text:tab/><text:tab/><text:tab/></text:span><text:span text:style-name="T16">&lt;</text:span><text:span text:style-name="T21">setPolicy</text:span><text:span text:style-name="T16">&gt;</text:span><text:span text:style-name="T11">false</text:span><text:span text:style-name="T16">&lt;/</text:span><text:span text:style-name="T21">setPolicy</text:span><text:span text:style-name="T16">&gt;</text:span></text:p>
      <text:p text:style-name="P48"><text:span text:style-name="T11"><text:tab/><text:tab/><text:tab/><text:tab/></text:span><text:span text:style-name="T16">&lt;</text:span><text:span text:style-name="T21">traverse</text:span><text:span text:style-name="T16">&gt;</text:span><text:span text:style-name="T11">false</text:span><text:span text:style-name="T16">&lt;/</text:span><text:span text:style-name="T21">traverse</text:span><text:span text:style-name="T16">&gt;</text:span></text:p>
      <text:p text:style-name="P48"><text:span text:style-name="T11"><text:tab/><text:tab/><text:tab/><text:tab/></text:span><text:span text:style-name="T16">&lt;</text:span><text:span text:style-name="T21">members</text:span><text:span text:style-name="T16">&gt;</text:span></text:p>
      <text:p text:style-name="P48"><text:span text:style-name="T11"><text:tab/><text:tab/><text:tab/><text:tab/><text:tab/></text:span><text:span text:style-name="T16">&lt;</text:span><text:span text:style-name="T21">role</text:span><text:span text:style-name="T16">&gt;</text:span><text:span text:style-name="T11">QSWorklistUser</text:span><text:span text:style-name="T16">&lt;/</text:span><text:span text:style-name="T21">role</text:span><text:span text:style-name="T16">&gt;</text:span></text:p>
      <text:p text:style-name="P48"><text:span text:style-name="T11"><text:tab/><text:tab/><text:tab/><text:tab/><text:tab/></text:span><text:span text:style-name="T16">&lt;</text:span><text:span text:style-name="T21">role</text:span><text:span text:style-name="T16">&gt;</text:span><text:span text:style-name="T11">WorklistUser</text:span><text:span text:style-name="T16">&lt;/</text:span><text:span text:style-name="T21">role</text:span><text:span text:style-name="T16">&gt;</text:span></text:p>
      <text:p text:style-name="P48"><text:span text:style-name="T11"><text:tab/><text:tab/><text:tab/><text:tab/></text:span><text:span text:style-name="T16">&lt;/</text:span><text:span text:style-name="T21">members</text:span><text:span text:style-name="T16">&gt;</text:span></text:p>
      <text:p text:style-name="P48"><text:span text:style-name="T11"><text:tab/><text:tab/><text:tab/></text:span><text:span text:style-name="T16">&lt;/</text:span><text:span text:style-name="T21">permission</text:span><text:span text:style-name="T16">&gt;</text:span></text:p>
      <text:p text:style-name="P48"><text:span text:style-name="T11"><text:tab/><text:tab/><text:tab/></text:span><text:span text:style-name="T16">&lt;</text:span><text:span text:style-name="T21">features</text:span><text:span text:style-name="T16">&gt;</text:span></text:p>
      <text:p text:style-name="P48"><text:span text:style-name="T11"><text:tab/><text:tab/><text:tab/></text:span><text:span text:style-name="T16">&lt;/</text:span><text:span text:style-name="T21">features</text:span><text:span text:style-name="T16">&gt;</text:span></text:p>
      <text:p text:style-name="P48"><text:span text:style-name="T11"><text:tab/><text:tab/></text:span><text:span text:style-name="T16">&lt;/</text:span><text:span text:style-name="T21">capability</text:span><text:span text:style-name="T16">&gt;</text:span></text:p>
      <text:p text:style-name="P48"/>
      <text:p text:style-name="P48"><text:span text:style-name="T11"><text:tab/><text:tab/></text:span><text:span text:style-name="T16">&lt;</text:span><text:span text:style-name="T21">capability</text:span><text:span text:style-name="T16">&gt;</text:span></text:p>
      <text:p text:style-name="P48"><text:span text:style-name="T11"><text:tab/><text:tab/><text:tab/></text:span><text:span text:style-name="T16">&lt;</text:span><text:span text:style-name="T21">name</text:span><text:span text:style-name="T16">&gt;</text:span><text:span text:style-name="T11">Event Studio</text:span><text:span text:style-name="T16">&lt;/</text:span><text:span text:style-name="T21">name</text:span><text:span text:style-name="T16">&gt;</text:span></text:p>
      <text:p text:style-name="P48"><text:span text:style-name="T11"><text:tab/><text:tab/><text:tab/></text:span><text:span text:style-name="T16">&lt;</text:span><text:span text:style-name="T21">permission</text:span><text:span text:style-name="T16">&gt;</text:span></text:p>
      <text:p text:style-name="P48"><text:span text:style-name="T11"><text:tab/><text:tab/><text:tab/><text:tab/></text:span><text:span text:style-name="T16">&lt;</text:span><text:span text:style-name="T21">read</text:span><text:span text:style-name="T16">&gt;</text:span><text:span text:style-name="T11">false</text:span><text:span text:style-name="T16">&lt;/</text:span><text:span text:style-name="T21">read</text:span><text:span text:style-name="T16">&gt;</text:span></text:p>
      <text:p text:style-name="P48"><text:span text:style-name="T11"><text:tab/><text:tab/><text:tab/><text:tab/></text:span><text:span text:style-name="T16">&lt;</text:span><text:span text:style-name="T21">write</text:span><text:span text:style-name="T16">&gt;</text:span><text:span text:style-name="T11">false</text:span><text:span text:style-name="T16">&lt;/</text:span><text:span text:style-name="T21">write</text:span><text:span text:style-name="T16">&gt;</text:span></text:p>
      <text:p text:style-name="P48"><text:span text:style-name="T11"><text:tab/><text:tab/><text:tab/><text:tab/></text:span><text:span text:style-name="T16">&lt;</text:span><text:span text:style-name="T21">execute</text:span><text:span text:style-name="T16">&gt;</text:span><text:span text:style-name="T11">true</text:span><text:span text:style-name="T16">&lt;/</text:span><text:span text:style-name="T21">execute</text:span><text:span text:style-name="T16">&gt;</text:span></text:p>
      <text:p text:style-name="P48"><text:span text:style-name="T11"><text:tab/><text:tab/><text:tab/><text:tab/></text:span><text:span text:style-name="T16">&lt;</text:span><text:span text:style-name="T21">setPolicy</text:span><text:span text:style-name="T16">&gt;</text:span><text:span text:style-name="T11">false</text:span><text:span text:style-name="T16">&lt;/</text:span><text:span text:style-name="T21">setPolicy</text:span><text:span text:style-name="T16">&gt;</text:span></text:p>
      <text:p text:style-name="P48"><text:span text:style-name="T11"><text:tab/><text:tab/><text:tab/><text:tab/></text:span><text:span text:style-name="T16">&lt;</text:span><text:span text:style-name="T21">traverse</text:span><text:span text:style-name="T16">&gt;</text:span><text:span text:style-name="T11">false</text:span><text:span text:style-name="T16">&lt;/</text:span><text:span text:style-name="T21">traverse</text:span><text:span text:style-name="T16">&gt;</text:span></text:p>
      <text:p text:style-name="P48"><text:span text:style-name="T11"><text:tab/><text:tab/><text:tab/><text:tab/></text:span><text:span text:style-name="T16">&lt;</text:span><text:span text:style-name="T21">members</text:span><text:span text:style-name="T16">&gt;</text:span></text:p>
      <text:p text:style-name="P48"><text:span text:style-name="T11"><text:tab/><text:tab/><text:tab/><text:tab/><text:tab/></text:span><text:span text:style-name="T16">&lt;</text:span><text:span text:style-name="T21">role</text:span><text:span text:style-name="T16">&gt;</text:span><text:span text:style-name="T11">QSWorklistUser</text:span><text:span text:style-name="T16">&lt;/</text:span><text:span text:style-name="T21">role</text:span><text:span text:style-name="T16">&gt;</text:span></text:p>
      <text:p text:style-name="P48"><text:span text:style-name="T11"><text:tab/><text:tab/><text:tab/><text:tab/><text:tab/></text:span><text:span text:style-name="T16">&lt;</text:span><text:span text:style-name="T21">role</text:span><text:span text:style-name="T16">&gt;</text:span><text:span text:style-name="T11">WorklistUser</text:span><text:span text:style-name="T16">&lt;/</text:span><text:span text:style-name="T21">role</text:span><text:span text:style-name="T16">&gt;</text:span></text:p>
      <text:p text:style-name="P48"><text:span text:style-name="T11"><text:tab/><text:tab/><text:tab/><text:tab/></text:span><text:span text:style-name="T16">&lt;/</text:span><text:span text:style-name="T21">members</text:span><text:span text:style-name="T16">&gt;</text:span></text:p>
      <text:p text:style-name="P48"><text:span text:style-name="T11"><text:tab/><text:tab/><text:tab/></text:span><text:span text:style-name="T16">&lt;/</text:span><text:span text:style-name="T21">permission</text:span><text:span text:style-name="T16">&gt;</text:span></text:p>
      <text:p text:style-name="P48"><text:span text:style-name="T11"><text:tab/><text:tab/><text:tab/></text:span><text:span text:style-name="T16">&lt;</text:span><text:span text:style-name="T21">features</text:span><text:span text:style-name="T16">&gt;</text:span></text:p>
      <text:p text:style-name="P48"><text:span text:style-name="T11"><text:tab/><text:tab/><text:tab/></text:span><text:span text:style-name="T16">&lt;/</text:span><text:span text:style-name="T21">features</text:span><text:span text:style-name="T16">&gt;</text:span></text:p>
      <text:p text:style-name="P48"><text:span text:style-name="T11"><text:tab/><text:tab/></text:span><text:span text:style-name="T16">&lt;/</text:span><text:span text:style-name="T21">capability</text:span><text:span text:style-name="T16">&gt;</text:span></text:p>
      <text:p text:style-name="P50"><text:tab/><text:tab/></text:p>
      <text:p text:style-name="P48"><text:span text:style-name="T11"><text:tab/><text:tab/></text:span><text:span text:style-name="T16">&lt;</text:span><text:span text:style-name="T21">capability</text:span><text:span text:style-name="T16">&gt;</text:span></text:p>
      <text:p text:style-name="P48"><text:span text:style-name="T11"><text:tab/><text:tab/><text:tab/></text:span><text:span text:style-name="T16">&lt;</text:span><text:span text:style-name="T21">name</text:span><text:span text:style-name="T16">&gt;</text:span><text:span text:style-name="T11">Metric Studio</text:span><text:span text:style-name="T16">&lt;/</text:span><text:span text:style-name="T21">name</text:span><text:span text:style-name="T16">&gt;</text:span></text:p>
      <text:p text:style-name="P48"><text:span text:style-name="T11"><text:tab/><text:tab/><text:tab/></text:span><text:span text:style-name="T16">&lt;</text:span><text:span text:style-name="T21">permission</text:span><text:span text:style-name="T16">&gt;</text:span></text:p>
      <text:p text:style-name="P48"><text:span text:style-name="T11"><text:tab/><text:tab/><text:tab/><text:tab/></text:span><text:span text:style-name="T16">&lt;</text:span><text:span text:style-name="T21">read</text:span><text:span text:style-name="T16">&gt;</text:span><text:span text:style-name="T11">false</text:span><text:span text:style-name="T16">&lt;/</text:span><text:span text:style-name="T21">read</text:span><text:span text:style-name="T16">&gt;</text:span></text:p>
      <text:p text:style-name="P48"><text:span text:style-name="T11"><text:tab/><text:tab/><text:tab/><text:tab/></text:span><text:span text:style-name="T16">&lt;</text:span><text:span text:style-name="T21">write</text:span><text:span text:style-name="T16">&gt;</text:span><text:span text:style-name="T11">false</text:span><text:span text:style-name="T16">&lt;/</text:span><text:span text:style-name="T21">write</text:span><text:span text:style-name="T16">&gt;</text:span></text:p>
      <text:p text:style-name="P48"><text:span text:style-name="T11"><text:tab/><text:tab/><text:tab/><text:tab/></text:span><text:span text:style-name="T16">&lt;</text:span><text:span text:style-name="T21">execute</text:span><text:span text:style-name="T16">&gt;</text:span><text:span text:style-name="T11">false</text:span><text:span text:style-name="T16">&lt;/</text:span><text:span text:style-name="T21">execute</text:span><text:span text:style-name="T16">&gt;</text:span></text:p>
      <text:p text:style-name="P48"><text:span text:style-name="T11"><text:tab/><text:tab/><text:tab/><text:tab/></text:span><text:span text:style-name="T16">&lt;</text:span><text:span text:style-name="T21">setPolicy</text:span><text:span text:style-name="T16">&gt;</text:span><text:span text:style-name="T11">false</text:span><text:span text:style-name="T16">&lt;/</text:span><text:span text:style-name="T21">setPolicy</text:span><text:span text:style-name="T16">&gt;</text:span></text:p>
      <text:p text:style-name="P48"><text:span text:style-name="T11"><text:tab/><text:tab/><text:tab/><text:tab/></text:span><text:span text:style-name="T16">&lt;</text:span><text:span text:style-name="T21">traverse</text:span><text:span text:style-name="T16">&gt;</text:span><text:span text:style-name="T11">false</text:span><text:span text:style-name="T16">&lt;/</text:span><text:span text:style-name="T21">traverse</text:span><text:span text:style-name="T16">&gt;</text:span></text:p>
      <text:p text:style-name="P48"><text:span text:style-name="T11"><text:tab/><text:tab/><text:tab/><text:tab/></text:span><text:span text:style-name="T16">&lt;</text:span><text:span text:style-name="T21">members</text:span><text:span text:style-name="T16">&gt;</text:span></text:p>
      <text:p text:style-name="P48"><text:span text:style-name="T11"><text:tab/><text:tab/><text:tab/><text:tab/><text:tab/></text:span><text:span text:style-name="T16">&lt;</text:span><text:span text:style-name="T21">role</text:span><text:span text:style-name="T16">&gt;</text:span><text:span text:style-name="T11">QSWorklistUser</text:span><text:span text:style-name="T16">&lt;/</text:span><text:span text:style-name="T21">role</text:span><text:span text:style-name="T16">&gt;</text:span></text:p>
      <text:p text:style-name="P48"><text:span text:style-name="T11"><text:tab/><text:tab/><text:tab/><text:tab/><text:tab/></text:span><text:span text:style-name="T16">&lt;</text:span><text:span text:style-name="T21">role</text:span><text:span text:style-name="T16">&gt;</text:span><text:span text:style-name="T11">WorklistUser</text:span><text:span text:style-name="T16">&lt;/</text:span><text:span text:style-name="T21">role</text:span><text:span text:style-name="T16">&gt;</text:span></text:p>
      <text:p text:style-name="P48"><text:span text:style-name="T11"><text:tab/><text:tab/><text:tab/><text:tab/></text:span><text:span text:style-name="T16">&lt;/</text:span><text:span text:style-name="T21">members</text:span><text:span text:style-name="T16">&gt;</text:span></text:p>
      <text:p text:style-name="P48"><text:span text:style-name="T11"><text:tab/><text:tab/><text:tab/></text:span><text:span text:style-name="T16">&lt;/</text:span><text:span text:style-name="T21">permission</text:span><text:span text:style-name="T16">&gt;</text:span></text:p>
      <text:p text:style-name="P48"><text:span text:style-name="T11"><text:tab/><text:tab/><text:tab/></text:span><text:span text:style-name="T16">&lt;</text:span><text:span text:style-name="T21">features</text:span><text:span text:style-name="T16">&gt;</text:span></text:p>
      <text:p text:style-name="P48"><text:span text:style-name="T11"><text:tab/><text:tab/><text:tab/></text:span><text:span text:style-name="T16">&lt;/</text:span><text:span text:style-name="T21">features</text:span><text:span text:style-name="T16">&gt;</text:span></text:p>
      <text:p text:style-name="P48"><text:span text:style-name="T11"><text:tab/><text:tab/></text:span><text:span text:style-name="T16">&lt;/</text:span><text:span text:style-name="T21">capability</text:span><text:span text:style-name="T16">&gt;</text:span></text:p>
      <text:p text:style-name="P50"><text:tab/><text:tab/></text:p>
      <text:p text:style-name="P48"><text:span text:style-name="T11"><text:tab/><text:tab/></text:span><text:span text:style-name="T16">&lt;</text:span><text:span text:style-name="T21">capability</text:span><text:span text:style-name="T16">&gt;</text:span></text:p>
      <text:p text:style-name="P48"><text:span text:style-name="T11"><text:tab/><text:tab/><text:tab/></text:span><text:span text:style-name="T16">&lt;</text:span><text:span text:style-name="T21">name</text:span><text:span text:style-name="T16">&gt;</text:span><text:span text:style-name="T11">Controller Studio</text:span><text:span text:style-name="T16">&lt;/</text:span><text:span text:style-name="T21">name</text:span><text:span text:style-name="T16">&gt;</text:span></text:p>
      <text:p text:style-name="P48"><text:span text:style-name="T11"><text:tab/><text:tab/><text:tab/></text:span><text:span text:style-name="T16">&lt;</text:span><text:span text:style-name="T21">permission</text:span><text:span text:style-name="T16">&gt;</text:span></text:p>
      <text:p text:style-name="P48"><text:span text:style-name="T11"><text:tab/><text:tab/><text:tab/><text:tab/></text:span><text:span text:style-name="T16">&lt;</text:span><text:span text:style-name="T21">read</text:span><text:span text:style-name="T16">&gt;</text:span><text:span text:style-name="T11">false</text:span><text:span text:style-name="T16">&lt;/</text:span><text:span text:style-name="T21">read</text:span><text:span text:style-name="T16">&gt;</text:span></text:p>
      <text:p text:style-name="P48"><text:span text:style-name="T11"><text:tab/><text:tab/><text:tab/><text:tab/></text:span><text:span text:style-name="T16">&lt;</text:span><text:span text:style-name="T21">write</text:span><text:span text:style-name="T16">&gt;</text:span><text:span text:style-name="T11">false</text:span><text:span text:style-name="T16">&lt;/</text:span><text:span text:style-name="T21">write</text:span><text:span text:style-name="T16">&gt;</text:span></text:p>
      <text:p text:style-name="P48"><text:span text:style-name="T11"><text:tab/><text:tab/><text:tab/><text:tab/></text:span><text:span text:style-name="T16">&lt;</text:span><text:span text:style-name="T21">execute</text:span><text:span text:style-name="T16">&gt;</text:span><text:span text:style-name="T11">false</text:span><text:span text:style-name="T16">&lt;/</text:span><text:span text:style-name="T21">execute</text:span><text:span text:style-name="T16">&gt;</text:span></text:p>
      <text:p text:style-name="P48"><text:span text:style-name="T11"><text:tab/><text:tab/><text:tab/><text:tab/></text:span><text:span text:style-name="T16">&lt;</text:span><text:span text:style-name="T21">setPolicy</text:span><text:span text:style-name="T16">&gt;</text:span><text:span text:style-name="T11">false</text:span><text:span text:style-name="T16">&lt;/</text:span><text:span text:style-name="T21">setPolicy</text:span><text:span text:style-name="T16">&gt;</text:span></text:p>
      <text:p text:style-name="P48"><text:soft-page-break/><text:span text:style-name="T11"><text:tab/><text:tab/><text:tab/><text:tab/></text:span><text:span text:style-name="T16">&lt;</text:span><text:span text:style-name="T21">traverse</text:span><text:span text:style-name="T16">&gt;</text:span><text:span text:style-name="T11">false</text:span><text:span text:style-name="T16">&lt;/</text:span><text:span text:style-name="T21">traverse</text:span><text:span text:style-name="T16">&gt;</text:span></text:p>
      <text:p text:style-name="P48"><text:span text:style-name="T11"><text:tab/><text:tab/><text:tab/><text:tab/></text:span><text:span text:style-name="T16">&lt;</text:span><text:span text:style-name="T21">members</text:span><text:span text:style-name="T16">&gt;</text:span></text:p>
      <text:p text:style-name="P48"><text:span text:style-name="T11"><text:tab/><text:tab/><text:tab/><text:tab/><text:tab/></text:span><text:span text:style-name="T16">&lt;</text:span><text:span text:style-name="T21">role</text:span><text:span text:style-name="T16">&gt;</text:span><text:span text:style-name="T11">QSWorklistUser</text:span><text:span text:style-name="T16">&lt;/</text:span><text:span text:style-name="T21">role</text:span><text:span text:style-name="T16">&gt;</text:span></text:p>
      <text:p text:style-name="P48"><text:span text:style-name="T11"><text:tab/><text:tab/><text:tab/><text:tab/><text:tab/></text:span><text:span text:style-name="T16">&lt;</text:span><text:span text:style-name="T21">role</text:span><text:span text:style-name="T16">&gt;</text:span><text:span text:style-name="T11">WorklistUser</text:span><text:span text:style-name="T16">&lt;/</text:span><text:span text:style-name="T21">role</text:span><text:span text:style-name="T16">&gt;</text:span></text:p>
      <text:p text:style-name="P48"><text:span text:style-name="T11"><text:tab/><text:tab/><text:tab/><text:tab/></text:span><text:span text:style-name="T16">&lt;/</text:span><text:span text:style-name="T21">members</text:span><text:span text:style-name="T16">&gt;</text:span></text:p>
      <text:p text:style-name="P48"><text:span text:style-name="T11"><text:tab/><text:tab/><text:tab/></text:span><text:span text:style-name="T16">&lt;/</text:span><text:span text:style-name="T21">permission</text:span><text:span text:style-name="T16">&gt;</text:span></text:p>
      <text:p text:style-name="P48"><text:span text:style-name="T11"><text:tab/><text:tab/><text:tab/></text:span><text:span text:style-name="T16">&lt;</text:span><text:span text:style-name="T21">features</text:span><text:span text:style-name="T16">&gt;</text:span></text:p>
      <text:p text:style-name="P48"><text:span text:style-name="T11"><text:tab/><text:tab/><text:tab/></text:span><text:span text:style-name="T16">&lt;/</text:span><text:span text:style-name="T21">features</text:span><text:span text:style-name="T16">&gt;</text:span></text:p>
      <text:p text:style-name="P48"><text:span text:style-name="T11"><text:tab/><text:tab/></text:span><text:span text:style-name="T16">&lt;/</text:span><text:span text:style-name="T21">capability</text:span><text:span text:style-name="T16">&gt;</text:span></text:p>
      <text:p text:style-name="P50"><text:tab/><text:tab/></text:p>
      <text:p text:style-name="P48"><text:span text:style-name="T11"><text:tab/><text:tab/></text:span><text:span text:style-name="T16">&lt;</text:span><text:span text:style-name="T21">capability</text:span><text:span text:style-name="T16">&gt;</text:span></text:p>
      <text:p text:style-name="P48"><text:span text:style-name="T11"><text:tab/><text:tab/><text:tab/></text:span><text:span text:style-name="T16">&lt;</text:span><text:span text:style-name="T21">name</text:span><text:span text:style-name="T16">&gt;</text:span><text:span text:style-name="T11">Planning Contributor</text:span><text:span text:style-name="T16">&lt;/</text:span><text:span text:style-name="T21">name</text:span><text:span text:style-name="T16">&gt;</text:span></text:p>
      <text:p text:style-name="P48"><text:span text:style-name="T11"><text:tab/><text:tab/><text:tab/></text:span><text:span text:style-name="T16">&lt;</text:span><text:span text:style-name="T21">permission</text:span><text:span text:style-name="T16">&gt;</text:span></text:p>
      <text:p text:style-name="P48"><text:span text:style-name="T11"><text:tab/><text:tab/><text:tab/><text:tab/></text:span><text:span text:style-name="T16">&lt;</text:span><text:span text:style-name="T21">read</text:span><text:span text:style-name="T16">&gt;</text:span><text:span text:style-name="T11">false</text:span><text:span text:style-name="T16">&lt;/</text:span><text:span text:style-name="T21">read</text:span><text:span text:style-name="T16">&gt;</text:span></text:p>
      <text:p text:style-name="P48"><text:span text:style-name="T11"><text:tab/><text:tab/><text:tab/><text:tab/></text:span><text:span text:style-name="T16">&lt;</text:span><text:span text:style-name="T21">write</text:span><text:span text:style-name="T16">&gt;</text:span><text:span text:style-name="T11">false</text:span><text:span text:style-name="T16">&lt;/</text:span><text:span text:style-name="T21">write</text:span><text:span text:style-name="T16">&gt;</text:span></text:p>
      <text:p text:style-name="P48"><text:span text:style-name="T11"><text:tab/><text:tab/><text:tab/><text:tab/></text:span><text:span text:style-name="T16">&lt;</text:span><text:span text:style-name="T21">execute</text:span><text:span text:style-name="T16">&gt;</text:span><text:span text:style-name="T11">false</text:span><text:span text:style-name="T16">&lt;/</text:span><text:span text:style-name="T21">execute</text:span><text:span text:style-name="T16">&gt;</text:span></text:p>
      <text:p text:style-name="P48"><text:span text:style-name="T11"><text:tab/><text:tab/><text:tab/><text:tab/></text:span><text:span text:style-name="T16">&lt;</text:span><text:span text:style-name="T21">setPolicy</text:span><text:span text:style-name="T16">&gt;</text:span><text:span text:style-name="T11">false</text:span><text:span text:style-name="T16">&lt;/</text:span><text:span text:style-name="T21">setPolicy</text:span><text:span text:style-name="T16">&gt;</text:span></text:p>
      <text:p text:style-name="P48"><text:span text:style-name="T11"><text:tab/><text:tab/><text:tab/><text:tab/></text:span><text:span text:style-name="T16">&lt;</text:span><text:span text:style-name="T21">traverse</text:span><text:span text:style-name="T16">&gt;</text:span><text:span text:style-name="T11">false</text:span><text:span text:style-name="T16">&lt;/</text:span><text:span text:style-name="T21">traverse</text:span><text:span text:style-name="T16">&gt;</text:span></text:p>
      <text:p text:style-name="P48"><text:span text:style-name="T11"><text:tab/><text:tab/><text:tab/><text:tab/></text:span><text:span text:style-name="T16">&lt;</text:span><text:span text:style-name="T21">members</text:span><text:span text:style-name="T16">&gt;</text:span></text:p>
      <text:p text:style-name="P48"><text:span text:style-name="T11"><text:tab/><text:tab/><text:tab/><text:tab/><text:tab/></text:span><text:span text:style-name="T16">&lt;</text:span><text:span text:style-name="T21">role</text:span><text:span text:style-name="T16">&gt;</text:span><text:span text:style-name="T11">QSWorklistUser</text:span><text:span text:style-name="T16">&lt;/</text:span><text:span text:style-name="T21">role</text:span><text:span text:style-name="T16">&gt;</text:span></text:p>
      <text:p text:style-name="P48"><text:span text:style-name="T11"><text:tab/><text:tab/><text:tab/><text:tab/><text:tab/></text:span><text:span text:style-name="T16">&lt;</text:span><text:span text:style-name="T21">role</text:span><text:span text:style-name="T16">&gt;</text:span><text:span text:style-name="T11">WorklistUser</text:span><text:span text:style-name="T16">&lt;/</text:span><text:span text:style-name="T21">role</text:span><text:span text:style-name="T16">&gt;</text:span></text:p>
      <text:p text:style-name="P48"><text:span text:style-name="T11"><text:tab/><text:tab/><text:tab/><text:tab/></text:span><text:span text:style-name="T16">&lt;/</text:span><text:span text:style-name="T21">members</text:span><text:span text:style-name="T16">&gt;</text:span></text:p>
      <text:p text:style-name="P48"><text:span text:style-name="T11"><text:tab/><text:tab/><text:tab/></text:span><text:span text:style-name="T16">&lt;/</text:span><text:span text:style-name="T21">permission</text:span><text:span text:style-name="T16">&gt;</text:span></text:p>
      <text:p text:style-name="P48"><text:span text:style-name="T11"><text:tab/><text:tab/><text:tab/></text:span><text:span text:style-name="T16">&lt;</text:span><text:span text:style-name="T21">features</text:span><text:span text:style-name="T16">&gt;</text:span></text:p>
      <text:p text:style-name="P48"><text:span text:style-name="T11"><text:tab/><text:tab/><text:tab/></text:span><text:span text:style-name="T16">&lt;/</text:span><text:span text:style-name="T21">features</text:span><text:span text:style-name="T16">&gt;</text:span></text:p>
      <text:p text:style-name="P48"><text:span text:style-name="T11"><text:tab/><text:tab/></text:span><text:span text:style-name="T16">&lt;/</text:span><text:span text:style-name="T21">capability</text:span><text:span text:style-name="T16">&gt;</text:span></text:p>
      <text:p text:style-name="P50"><text:tab/><text:tab/></text:p>
      <text:p text:style-name="P48"><text:span text:style-name="T11"><text:tab/><text:tab/></text:span><text:span text:style-name="T16">&lt;</text:span><text:span text:style-name="T21">capability</text:span><text:span text:style-name="T16">&gt;</text:span></text:p>
      <text:p text:style-name="P48"><text:span text:style-name="T11"><text:tab/><text:tab/><text:tab/></text:span><text:span text:style-name="T16">&lt;</text:span><text:span text:style-name="T21">name</text:span><text:span text:style-name="T16">&gt;</text:span><text:span text:style-name="T11">Specification Execution</text:span><text:span text:style-name="T16">&lt;/</text:span><text:span text:style-name="T21">name</text:span><text:span text:style-name="T16">&gt;</text:span></text:p>
      <text:p text:style-name="P48"><text:span text:style-name="T11"><text:tab/><text:tab/><text:tab/></text:span><text:span text:style-name="T16">&lt;</text:span><text:span text:style-name="T21">permission</text:span><text:span text:style-name="T16">&gt;</text:span></text:p>
      <text:p text:style-name="P48"><text:span text:style-name="T11"><text:tab/><text:tab/><text:tab/><text:tab/></text:span><text:span text:style-name="T16">&lt;</text:span><text:span text:style-name="T21">read</text:span><text:span text:style-name="T16">&gt;</text:span><text:span text:style-name="T11">false</text:span><text:span text:style-name="T16">&lt;/</text:span><text:span text:style-name="T21">read</text:span><text:span text:style-name="T16">&gt;</text:span></text:p>
      <text:p text:style-name="P48"><text:span text:style-name="T11"><text:tab/><text:tab/><text:tab/><text:tab/></text:span><text:span text:style-name="T16">&lt;</text:span><text:span text:style-name="T21">write</text:span><text:span text:style-name="T16">&gt;</text:span><text:span text:style-name="T11">false</text:span><text:span text:style-name="T16">&lt;/</text:span><text:span text:style-name="T21">write</text:span><text:span text:style-name="T16">&gt;</text:span></text:p>
      <text:p text:style-name="P48"><text:span text:style-name="T11"><text:tab/><text:tab/><text:tab/><text:tab/></text:span><text:span text:style-name="T16">&lt;</text:span><text:span text:style-name="T21">execute</text:span><text:span text:style-name="T16">&gt;</text:span><text:span text:style-name="T11">false</text:span><text:span text:style-name="T16">&lt;/</text:span><text:span text:style-name="T21">execute</text:span><text:span text:style-name="T16">&gt;</text:span></text:p>
      <text:p text:style-name="P48"><text:span text:style-name="T11"><text:tab/><text:tab/><text:tab/><text:tab/></text:span><text:span text:style-name="T16">&lt;</text:span><text:span text:style-name="T21">setPolicy</text:span><text:span text:style-name="T16">&gt;</text:span><text:span text:style-name="T11">false</text:span><text:span text:style-name="T16">&lt;/</text:span><text:span text:style-name="T21">setPolicy</text:span><text:span text:style-name="T16">&gt;</text:span></text:p>
      <text:p text:style-name="P48"><text:span text:style-name="T11"><text:tab/><text:tab/><text:tab/><text:tab/></text:span><text:span text:style-name="T16">&lt;</text:span><text:span text:style-name="T21">traverse</text:span><text:span text:style-name="T16">&gt;</text:span><text:span text:style-name="T11">false</text:span><text:span text:style-name="T16">&lt;/</text:span><text:span text:style-name="T21">traverse</text:span><text:span text:style-name="T16">&gt;</text:span></text:p>
      <text:p text:style-name="P48"><text:span text:style-name="T11"><text:tab/><text:tab/><text:tab/><text:tab/></text:span><text:span text:style-name="T16">&lt;</text:span><text:span text:style-name="T21">members</text:span><text:span text:style-name="T16">&gt;</text:span></text:p>
      <text:p text:style-name="P48"><text:span text:style-name="T11"><text:tab/><text:tab/><text:tab/><text:tab/><text:tab/></text:span><text:span text:style-name="T16">&lt;</text:span><text:span text:style-name="T21">role</text:span><text:span text:style-name="T16">&gt;</text:span><text:span text:style-name="T11">QSWorklistUser</text:span><text:span text:style-name="T16">&lt;/</text:span><text:span text:style-name="T21">role</text:span><text:span text:style-name="T16">&gt;</text:span></text:p>
      <text:p text:style-name="P48"><text:span text:style-name="T11"><text:tab/><text:tab/><text:tab/><text:tab/><text:tab/></text:span><text:span text:style-name="T16">&lt;</text:span><text:span text:style-name="T21">role</text:span><text:span text:style-name="T16">&gt;</text:span><text:span text:style-name="T11">WorklistUser</text:span><text:span text:style-name="T16">&lt;/</text:span><text:span text:style-name="T21">role</text:span><text:span text:style-name="T16">&gt;</text:span></text:p>
      <text:p text:style-name="P48"><text:span text:style-name="T11"><text:tab/><text:tab/><text:tab/><text:tab/></text:span><text:span text:style-name="T16">&lt;/</text:span><text:span text:style-name="T21">members</text:span><text:span text:style-name="T16">&gt;</text:span></text:p>
      <text:p text:style-name="P48"><text:span text:style-name="T11"><text:tab/><text:tab/><text:tab/></text:span><text:span text:style-name="T16">&lt;/</text:span><text:span text:style-name="T21">permission</text:span><text:span text:style-name="T16">&gt;</text:span></text:p>
      <text:p text:style-name="P48"><text:span text:style-name="T11"><text:tab/><text:tab/><text:tab/></text:span><text:span text:style-name="T16">&lt;</text:span><text:span text:style-name="T21">features</text:span><text:span text:style-name="T16">&gt;</text:span></text:p>
      <text:p text:style-name="P48"><text:span text:style-name="T11"><text:tab/><text:tab/><text:tab/></text:span><text:span text:style-name="T16">&lt;/</text:span><text:span text:style-name="T21">features</text:span><text:span text:style-name="T16">&gt;</text:span></text:p>
      <text:p text:style-name="P48"><text:span text:style-name="T11"><text:tab/><text:tab/></text:span><text:span text:style-name="T16">&lt;/</text:span><text:span text:style-name="T21">capability</text:span><text:span text:style-name="T16">&gt;</text:span></text:p>
      <text:p text:style-name="P50"><text:tab/><text:tab/></text:p>
      <text:p text:style-name="P48"><text:span text:style-name="T11"><text:tab/><text:tab/></text:span><text:span text:style-name="T16">&lt;</text:span><text:span text:style-name="T21">capability</text:span><text:span text:style-name="T16">&gt;</text:span></text:p>
      <text:p text:style-name="P48"><text:span text:style-name="T11"><text:tab/><text:tab/><text:tab/></text:span><text:span text:style-name="T16">&lt;</text:span><text:span text:style-name="T21">name</text:span><text:span text:style-name="T16">&gt;</text:span><text:span text:style-name="T11">Scheduling</text:span><text:span text:style-name="T16">&lt;/</text:span><text:span text:style-name="T21">name</text:span><text:span text:style-name="T16">&gt;</text:span></text:p>
      <text:p text:style-name="P48"><text:span text:style-name="T11"><text:tab/><text:tab/><text:tab/></text:span><text:span text:style-name="T16">&lt;</text:span><text:span text:style-name="T21">permission</text:span><text:span text:style-name="T16">&gt;</text:span></text:p>
      <text:p text:style-name="P48"><text:span text:style-name="T11"><text:tab/><text:tab/><text:tab/><text:tab/></text:span><text:span text:style-name="T16">&lt;</text:span><text:span text:style-name="T21">read</text:span><text:span text:style-name="T16">&gt;</text:span><text:span text:style-name="T11">false</text:span><text:span text:style-name="T16">&lt;/</text:span><text:span text:style-name="T21">read</text:span><text:span text:style-name="T16">&gt;</text:span></text:p>
      <text:p text:style-name="P48"><text:span text:style-name="T11"><text:tab/><text:tab/><text:tab/><text:tab/></text:span><text:span text:style-name="T16">&lt;</text:span><text:span text:style-name="T21">write</text:span><text:span text:style-name="T16">&gt;</text:span><text:span text:style-name="T11">false</text:span><text:span text:style-name="T16">&lt;/</text:span><text:span text:style-name="T21">write</text:span><text:span text:style-name="T16">&gt;</text:span></text:p>
      <text:p text:style-name="P48"><text:span text:style-name="T11"><text:tab/><text:tab/><text:tab/><text:tab/></text:span><text:span text:style-name="T16">&lt;</text:span><text:span text:style-name="T21">execute</text:span><text:span text:style-name="T16">&gt;</text:span><text:span text:style-name="T11">false</text:span><text:span text:style-name="T16">&lt;/</text:span><text:span text:style-name="T21">execute</text:span><text:span text:style-name="T16">&gt;</text:span></text:p>
      <text:p text:style-name="P48"><text:span text:style-name="T11"><text:tab/><text:tab/><text:tab/><text:tab/></text:span><text:span text:style-name="T16">&lt;</text:span><text:span text:style-name="T21">setPolicy</text:span><text:span text:style-name="T16">&gt;</text:span><text:span text:style-name="T11">false</text:span><text:span text:style-name="T16">&lt;/</text:span><text:span text:style-name="T21">setPolicy</text:span><text:span text:style-name="T16">&gt;</text:span></text:p>
      <text:p text:style-name="P48"><text:span text:style-name="T11"><text:tab/><text:tab/><text:tab/><text:tab/></text:span><text:span text:style-name="T16">&lt;</text:span><text:span text:style-name="T21">traverse</text:span><text:span text:style-name="T16">&gt;</text:span><text:span text:style-name="T11">false</text:span><text:span text:style-name="T16">&lt;/</text:span><text:span text:style-name="T21">traverse</text:span><text:span text:style-name="T16">&gt;</text:span></text:p>
      <text:p text:style-name="P48"><text:span text:style-name="T11"><text:tab/><text:tab/><text:tab/><text:tab/></text:span><text:span text:style-name="T16">&lt;</text:span><text:span text:style-name="T21">members</text:span><text:span text:style-name="T16">&gt;</text:span></text:p>
      <text:p text:style-name="P48"><text:span text:style-name="T11"><text:tab/><text:tab/><text:tab/><text:tab/><text:tab/></text:span><text:span text:style-name="T16">&lt;</text:span><text:span text:style-name="T21">role</text:span><text:span text:style-name="T16">&gt;</text:span><text:span text:style-name="T11">QSWorklistUser</text:span><text:span text:style-name="T16">&lt;/</text:span><text:span text:style-name="T21">role</text:span><text:span text:style-name="T16">&gt;</text:span></text:p>
      <text:p text:style-name="P48"><text:span text:style-name="T11"><text:tab/><text:tab/><text:tab/><text:tab/><text:tab/></text:span><text:span text:style-name="T16">&lt;</text:span><text:span text:style-name="T21">role</text:span><text:span text:style-name="T16">&gt;</text:span><text:span text:style-name="T11">WorklistUser</text:span><text:span text:style-name="T16">&lt;/</text:span><text:span text:style-name="T21">role</text:span><text:span text:style-name="T16">&gt;</text:span></text:p>
      <text:p text:style-name="P48"><text:span text:style-name="T11"><text:tab/><text:tab/><text:tab/><text:tab/></text:span><text:span text:style-name="T16">&lt;/</text:span><text:span text:style-name="T21">members</text:span><text:span text:style-name="T16">&gt;</text:span></text:p>
      <text:p text:style-name="P48"><text:span text:style-name="T11"><text:tab/><text:tab/><text:tab/></text:span><text:span text:style-name="T16">&lt;/</text:span><text:span text:style-name="T21">permission</text:span><text:span text:style-name="T16">&gt;</text:span></text:p>
      <text:p text:style-name="P48"><text:span text:style-name="T11"><text:tab/><text:tab/><text:tab/></text:span><text:span text:style-name="T16">&lt;</text:span><text:span text:style-name="T21">features</text:span><text:span text:style-name="T16">&gt;</text:span></text:p>
      <text:p text:style-name="P48"><text:span text:style-name="T11"><text:tab/><text:tab/><text:tab/></text:span><text:span text:style-name="T16">&lt;/</text:span><text:span text:style-name="T21">features</text:span><text:span text:style-name="T16">&gt;</text:span></text:p>
      <text:p text:style-name="P48"><text:span text:style-name="T11"><text:tab/><text:tab/></text:span><text:span text:style-name="T16">&lt;/</text:span><text:span text:style-name="T21">capability</text:span><text:span text:style-name="T16">&gt;</text:span></text:p>
      <text:p text:style-name="P50"><text:tab/><text:tab/></text:p>
      <text:p text:style-name="P48"><text:span text:style-name="T11"><text:tab/><text:tab/></text:span><text:span text:style-name="T16">&lt;</text:span><text:span text:style-name="T21">capability</text:span><text:span text:style-name="T16">&gt;</text:span></text:p>
      <text:p text:style-name="P48"><text:span text:style-name="T11"><text:tab/><text:tab/><text:tab/></text:span><text:span text:style-name="T16">&lt;</text:span><text:span text:style-name="T21">name</text:span><text:span text:style-name="T16">&gt;</text:span><text:span text:style-name="T11">Detailed Errors</text:span><text:span text:style-name="T16">&lt;/</text:span><text:span text:style-name="T21">name</text:span><text:span text:style-name="T16">&gt;</text:span></text:p>
      <text:p text:style-name="P48"><text:span text:style-name="T11"><text:tab/><text:tab/><text:tab/></text:span><text:span text:style-name="T16">&lt;</text:span><text:span text:style-name="T21">permission</text:span><text:span text:style-name="T16">&gt;</text:span></text:p>
      <text:p text:style-name="P48"><text:span text:style-name="T11"><text:tab/><text:tab/><text:tab/><text:tab/></text:span><text:span text:style-name="T16">&lt;</text:span><text:span text:style-name="T21">read</text:span><text:span text:style-name="T16">&gt;</text:span><text:span text:style-name="T11">false</text:span><text:span text:style-name="T16">&lt;/</text:span><text:span text:style-name="T21">read</text:span><text:span text:style-name="T16">&gt;</text:span></text:p>
      <text:p text:style-name="P48"><text:span text:style-name="T11"><text:tab/><text:tab/><text:tab/><text:tab/></text:span><text:span text:style-name="T16">&lt;</text:span><text:span text:style-name="T21">write</text:span><text:span text:style-name="T16">&gt;</text:span><text:span text:style-name="T11">false</text:span><text:span text:style-name="T16">&lt;/</text:span><text:span text:style-name="T21">write</text:span><text:span text:style-name="T16">&gt;</text:span></text:p>
      <text:p text:style-name="P48"><text:span text:style-name="T11"><text:tab/><text:tab/><text:tab/><text:tab/></text:span><text:span text:style-name="T16">&lt;</text:span><text:span text:style-name="T21">execute</text:span><text:span text:style-name="T16">&gt;</text:span><text:span text:style-name="T11">false</text:span><text:span text:style-name="T16">&lt;/</text:span><text:span text:style-name="T21">execute</text:span><text:span text:style-name="T16">&gt;</text:span></text:p>
      <text:p text:style-name="P48"><text:span text:style-name="T11"><text:tab/><text:tab/><text:tab/><text:tab/></text:span><text:span text:style-name="T16">&lt;</text:span><text:span text:style-name="T21">setPolicy</text:span><text:span text:style-name="T16">&gt;</text:span><text:span text:style-name="T11">false</text:span><text:span text:style-name="T16">&lt;/</text:span><text:span text:style-name="T21">setPolicy</text:span><text:span text:style-name="T16">&gt;</text:span></text:p>
      <text:p text:style-name="P48"><text:span text:style-name="T11"><text:tab/><text:tab/><text:tab/><text:tab/></text:span><text:span text:style-name="T16">&lt;</text:span><text:span text:style-name="T21">traverse</text:span><text:span text:style-name="T16">&gt;</text:span><text:span text:style-name="T11">false</text:span><text:span text:style-name="T16">&lt;/</text:span><text:span text:style-name="T21">traverse</text:span><text:span text:style-name="T16">&gt;</text:span></text:p>
      <text:p text:style-name="P48"><text:span text:style-name="T11"><text:tab/><text:tab/><text:tab/><text:tab/></text:span><text:span text:style-name="T16">&lt;</text:span><text:span text:style-name="T21">members</text:span><text:span text:style-name="T16">&gt;</text:span></text:p>
      <text:p text:style-name="P48"><text:span text:style-name="T11"><text:tab/><text:tab/><text:tab/><text:tab/><text:tab/></text:span><text:span text:style-name="T16">&lt;</text:span><text:span text:style-name="T21">role</text:span><text:span text:style-name="T16">&gt;</text:span><text:span text:style-name="T11">QSWorklistUser</text:span><text:span text:style-name="T16">&lt;/</text:span><text:span text:style-name="T21">role</text:span><text:span text:style-name="T16">&gt;</text:span></text:p>
      <text:p text:style-name="P48"><text:span text:style-name="T11"><text:tab/><text:tab/><text:tab/><text:tab/><text:tab/></text:span><text:span text:style-name="T16">&lt;</text:span><text:span text:style-name="T21">role</text:span><text:span text:style-name="T16">&gt;</text:span><text:span text:style-name="T11">WorklistUser</text:span><text:span text:style-name="T16">&lt;/</text:span><text:span text:style-name="T21">role</text:span><text:span text:style-name="T16">&gt;</text:span></text:p>
      <text:p text:style-name="P48"><text:span text:style-name="T11"><text:tab/><text:tab/><text:tab/><text:tab/></text:span><text:span text:style-name="T16">&lt;/</text:span><text:span text:style-name="T21">members</text:span><text:span text:style-name="T16">&gt;</text:span></text:p>
      <text:p text:style-name="P48"><text:span text:style-name="T11"><text:tab/><text:tab/><text:tab/></text:span><text:span text:style-name="T16">&lt;/</text:span><text:span text:style-name="T21">permission</text:span><text:span text:style-name="T16">&gt;</text:span></text:p>
      <text:p text:style-name="P48"><text:span text:style-name="T11"><text:tab/><text:tab/><text:tab/></text:span><text:span text:style-name="T16">&lt;</text:span><text:span text:style-name="T21">features</text:span><text:span text:style-name="T16">&gt;</text:span></text:p>
      <text:p text:style-name="P48"><text:soft-page-break/><text:span text:style-name="T11"><text:tab/><text:tab/><text:tab/></text:span><text:span text:style-name="T16">&lt;/</text:span><text:span text:style-name="T21">features</text:span><text:span text:style-name="T16">&gt;</text:span></text:p>
      <text:p text:style-name="P48"><text:span text:style-name="T11"><text:tab/><text:tab/></text:span><text:span text:style-name="T16">&lt;/</text:span><text:span text:style-name="T21">capability</text:span><text:span text:style-name="T16">&gt;</text:span></text:p>
      <text:p text:style-name="P50"><text:tab/><text:tab/></text:p>
      <text:p text:style-name="P48"><text:span text:style-name="T11"><text:tab/><text:tab/></text:span><text:span text:style-name="T25">&lt;!-- ======================= --&gt;</text:span></text:p>
      <text:p text:style-name="P48"><text:span text:style-name="T11"><text:tab/><text:tab/></text:span><text:span text:style-name="T25">&lt;!-- READONLY Administrators --&gt;</text:span></text:p>
      <text:p text:style-name="P48"><text:span text:style-name="T11"><text:tab/><text:tab/></text:span><text:span text:style-name="T25">&lt;!-- ======================= --&gt;</text:span></text:p>
      <text:p text:style-name="P48"/>
      <text:p text:style-name="P48"><text:span text:style-name="T11"><text:tab/><text:tab/></text:span><text:span text:style-name="T16">&lt;</text:span><text:span text:style-name="T21">capability</text:span><text:span text:style-name="T16">&gt;</text:span></text:p>
      <text:p text:style-name="P48"><text:span text:style-name="T11"><text:tab/><text:tab/><text:tab/></text:span><text:span text:style-name="T16">&lt;</text:span><text:span text:style-name="T21">name</text:span><text:span text:style-name="T16">&gt;</text:span><text:span text:style-name="T11">Administration</text:span><text:span text:style-name="T16">&lt;/</text:span><text:span text:style-name="T21">name</text:span><text:span text:style-name="T16">&gt;</text:span></text:p>
      <text:p text:style-name="P48"><text:span text:style-name="T11"><text:tab/><text:tab/><text:tab/></text:span><text:span text:style-name="T16">&lt;</text:span><text:span text:style-name="T21">permission</text:span><text:span text:style-name="T16">&gt;</text:span></text:p>
      <text:p text:style-name="P48"><text:span text:style-name="T11"><text:tab/><text:tab/><text:tab/><text:tab/></text:span><text:span text:style-name="T16">&lt;</text:span><text:span text:style-name="T21">read</text:span><text:span text:style-name="T16">&gt;</text:span><text:span text:style-name="T11">true</text:span><text:span text:style-name="T16">&lt;/</text:span><text:span text:style-name="T21">read</text:span><text:span text:style-name="T16">&gt;</text:span></text:p>
      <text:p text:style-name="P48"><text:span text:style-name="T11"><text:tab/><text:tab/><text:tab/><text:tab/></text:span><text:span text:style-name="T16">&lt;</text:span><text:span text:style-name="T21">write</text:span><text:span text:style-name="T16">&gt;</text:span><text:span text:style-name="T11">false</text:span><text:span text:style-name="T16">&lt;/</text:span><text:span text:style-name="T21">write</text:span><text:span text:style-name="T16">&gt;</text:span></text:p>
      <text:p text:style-name="P48"><text:span text:style-name="T11"><text:tab/><text:tab/><text:tab/><text:tab/></text:span><text:span text:style-name="T16">&lt;</text:span><text:span text:style-name="T21">execute</text:span><text:span text:style-name="T16">&gt;</text:span><text:span text:style-name="T11">true</text:span><text:span text:style-name="T16">&lt;/</text:span><text:span text:style-name="T21">execute</text:span><text:span text:style-name="T16">&gt;</text:span></text:p>
      <text:p text:style-name="P48"><text:span text:style-name="T11"><text:tab/><text:tab/><text:tab/><text:tab/></text:span><text:span text:style-name="T16">&lt;</text:span><text:span text:style-name="T21">setPolicy</text:span><text:span text:style-name="T16">&gt;</text:span><text:span text:style-name="T11">true</text:span><text:span text:style-name="T16">&lt;/</text:span><text:span text:style-name="T21">setPolicy</text:span><text:span text:style-name="T16">&gt;</text:span></text:p>
      <text:p text:style-name="P48"><text:span text:style-name="T11"><text:tab/><text:tab/><text:tab/><text:tab/></text:span><text:span text:style-name="T16">&lt;</text:span><text:span text:style-name="T21">traverse</text:span><text:span text:style-name="T16">&gt;</text:span><text:span text:style-name="T11">true</text:span><text:span text:style-name="T16">&lt;/</text:span><text:span text:style-name="T21">traverse</text:span><text:span text:style-name="T16">&gt;</text:span></text:p>
      <text:p text:style-name="P48"><text:span text:style-name="T11"><text:tab/><text:tab/><text:tab/><text:tab/></text:span><text:span text:style-name="T16">&lt;</text:span><text:span text:style-name="T21">members</text:span><text:span text:style-name="T16">&gt;</text:span></text:p>
      <text:p text:style-name="P48"><text:span text:style-name="T11"><text:tab/><text:tab/><text:tab/><text:tab/><text:tab/></text:span><text:span text:style-name="T16">&lt;</text:span><text:span text:style-name="T21">role</text:span><text:span text:style-name="T16">&gt;</text:span><text:span text:style-name="T11">System Administrators (ReadOnly)</text:span><text:span text:style-name="T16">&lt;/</text:span><text:span text:style-name="T21">role</text:span><text:span text:style-name="T16">&gt;</text:span></text:p>
      <text:p text:style-name="P48"><text:span text:style-name="T11"><text:tab/><text:tab/><text:tab/><text:tab/></text:span><text:span text:style-name="T16">&lt;/</text:span><text:span text:style-name="T21">members</text:span><text:span text:style-name="T16">&gt;</text:span></text:p>
      <text:p text:style-name="P48"><text:span text:style-name="T11"><text:tab/><text:tab/><text:tab/></text:span><text:span text:style-name="T16">&lt;/</text:span><text:span text:style-name="T21">permission</text:span><text:span text:style-name="T16">&gt;</text:span></text:p>
      <text:p text:style-name="P48"><text:span text:style-name="T11"><text:tab/><text:tab/><text:tab/></text:span><text:span text:style-name="T16">&lt;</text:span><text:span text:style-name="T21">features</text:span><text:span text:style-name="T16">&gt;</text:span></text:p>
      <text:p text:style-name="P48"><text:span text:style-name="T11"><text:tab/><text:tab/><text:tab/><text:tab/></text:span><text:span text:style-name="T16">&lt;</text:span><text:span text:style-name="T21">feature</text:span><text:span text:style-name="T16">&gt;</text:span></text:p>
      <text:p text:style-name="P48"><text:span text:style-name="T11"><text:tab/><text:tab/><text:tab/><text:tab/><text:tab/></text:span><text:span text:style-name="T16">&lt;</text:span><text:span text:style-name="T21">name</text:span><text:span text:style-name="T16">&gt;</text:span><text:span text:style-name="T11">Adaptive Analytics Administration</text:span><text:span text:style-name="T16">&lt;/</text:span><text:span text:style-name="T21">name</text:span><text:span text:style-name="T16">&gt;</text:span></text:p>
      <text:p text:style-name="P48"><text:span text:style-name="T11"><text:tab/><text:tab/><text:tab/><text:tab/><text:tab/></text:span><text:span text:style-name="T16">&lt;</text:span><text:span text:style-name="T21">permission</text:span><text:span text:style-name="T16">&gt;</text:span></text:p>
      <text:p text:style-name="P48"><text:span text:style-name="T11"><text:tab/><text:tab/><text:tab/><text:tab/><text:tab/><text:tab/></text:span><text:span text:style-name="T16">&lt;</text:span><text:span text:style-name="T21">read</text:span><text:span text:style-name="T16">&gt;</text:span><text:span text:style-name="T11">true</text:span><text:span text:style-name="T16">&lt;/</text:span><text:span text:style-name="T21">read</text:span><text:span text:style-name="T16">&gt;</text:span></text:p>
      <text:p text:style-name="P48"><text:span text:style-name="T11"><text:tab/><text:tab/><text:tab/><text:tab/><text:tab/><text:tab/></text:span><text:span text:style-name="T16">&lt;</text:span><text:span text:style-name="T21">write</text:span><text:span text:style-name="T16">&gt;</text:span><text:span text:style-name="T11">false</text:span><text:span text:style-name="T16">&lt;/</text:span><text:span text:style-name="T21">write</text:span><text:span text:style-name="T16">&gt;</text:span></text:p>
      <text:p text:style-name="P48"><text:span text:style-name="T11"><text:tab/><text:tab/><text:tab/><text:tab/><text:tab/><text:tab/></text:span><text:span text:style-name="T16">&lt;</text:span><text:span text:style-name="T21">execute</text:span><text:span text:style-name="T16">&gt;</text:span><text:span text:style-name="T11">true</text:span><text:span text:style-name="T16">&lt;/</text:span><text:span text:style-name="T21">execute</text:span><text:span text:style-name="T16">&gt;</text:span></text:p>
      <text:p text:style-name="P48"><text:span text:style-name="T11"><text:tab/><text:tab/><text:tab/><text:tab/><text:tab/><text:tab/></text:span><text:span text:style-name="T16">&lt;</text:span><text:span text:style-name="T21">setPolicy</text:span><text:span text:style-name="T16">&gt;</text:span><text:span text:style-name="T11">false</text:span><text:span text:style-name="T16">&lt;/</text:span><text:span text:style-name="T21">setPolicy</text:span><text:span text:style-name="T16">&gt;</text:span></text:p>
      <text:p text:style-name="P48"><text:span text:style-name="T11"><text:tab/><text:tab/><text:tab/><text:tab/><text:tab/><text:tab/></text:span><text:span text:style-name="T16">&lt;</text:span><text:span text:style-name="T21">traverse</text:span><text:span text:style-name="T16">&gt;</text:span><text:span text:style-name="T11">true</text:span><text:span text:style-name="T16">&lt;/</text:span><text:span text:style-name="T21">traverse</text:span><text:span text:style-name="T16">&gt;</text:span></text:p>
      <text:p text:style-name="P48"><text:span text:style-name="T11"><text:tab/><text:tab/><text:tab/><text:tab/><text:tab/><text:tab/></text:span><text:span text:style-name="T16">&lt;</text:span><text:span text:style-name="T21">members</text:span><text:span text:style-name="T16">&gt;</text:span></text:p>
      <text:p text:style-name="P48"><text:span text:style-name="T11"><text:tab/><text:tab/><text:tab/><text:tab/><text:tab/><text:tab/><text:tab/></text:span><text:span text:style-name="T16">&lt;</text:span><text:span text:style-name="T21">role</text:span><text:span text:style-name="T16">&gt;</text:span><text:span text:style-name="T11">System Administrators (ReadOnly)</text:span><text:span text:style-name="T16">&lt;/</text:span><text:span text:style-name="T21">role</text:span><text:span text:style-name="T16">&gt;</text:span></text:p>
      <text:p text:style-name="P48"><text:span text:style-name="T11"><text:tab/><text:tab/><text:tab/><text:tab/><text:tab/><text:tab/></text:span><text:span text:style-name="T16">&lt;/</text:span><text:span text:style-name="T21">members</text:span><text:span text:style-name="T16">&gt;</text:span></text:p>
      <text:p text:style-name="P48"><text:span text:style-name="T11"><text:tab/><text:tab/><text:tab/><text:tab/><text:tab/></text:span><text:span text:style-name="T16">&lt;/</text:span><text:span text:style-name="T21">permission</text:span><text:span text:style-name="T16">&gt;</text:span></text:p>
      <text:p text:style-name="P48"><text:span text:style-name="T11"><text:tab/><text:tab/><text:tab/><text:tab/></text:span><text:span text:style-name="T16">&lt;/</text:span><text:span text:style-name="T21">feature</text:span><text:span text:style-name="T16">&gt;</text:span></text:p>
      <text:p text:style-name="P48"><text:span text:style-name="T11"><text:tab/><text:tab/><text:tab/><text:tab/></text:span><text:span text:style-name="T16">&lt;</text:span><text:span text:style-name="T21">feature</text:span><text:span text:style-name="T16">&gt;</text:span></text:p>
      <text:p text:style-name="P48"><text:span text:style-name="T11"><text:tab/><text:tab/><text:tab/><text:tab/><text:tab/></text:span><text:span text:style-name="T16">&lt;</text:span><text:span text:style-name="T21">name</text:span><text:span text:style-name="T16">&gt;</text:span><text:span text:style-name="T11">Administration tasks</text:span><text:span text:style-name="T16">&lt;/</text:span><text:span text:style-name="T21">name</text:span><text:span text:style-name="T16">&gt;</text:span></text:p>
      <text:p text:style-name="P48"><text:span text:style-name="T11"><text:tab/><text:tab/><text:tab/><text:tab/><text:tab/></text:span><text:span text:style-name="T16">&lt;</text:span><text:span text:style-name="T21">permission</text:span><text:span text:style-name="T16">&gt;</text:span></text:p>
      <text:p text:style-name="P48"><text:span text:style-name="T11"><text:tab/><text:tab/><text:tab/><text:tab/><text:tab/><text:tab/></text:span><text:span text:style-name="T16">&lt;</text:span><text:span text:style-name="T21">read</text:span><text:span text:style-name="T16">&gt;</text:span><text:span text:style-name="T11">true</text:span><text:span text:style-name="T16">&lt;/</text:span><text:span text:style-name="T21">read</text:span><text:span text:style-name="T16">&gt;</text:span></text:p>
      <text:p text:style-name="P48"><text:span text:style-name="T11"><text:tab/><text:tab/><text:tab/><text:tab/><text:tab/><text:tab/></text:span><text:span text:style-name="T16">&lt;</text:span><text:span text:style-name="T21">write</text:span><text:span text:style-name="T16">&gt;</text:span><text:span text:style-name="T11">false</text:span><text:span text:style-name="T16">&lt;/</text:span><text:span text:style-name="T21">write</text:span><text:span text:style-name="T16">&gt;</text:span></text:p>
      <text:p text:style-name="P48"><text:span text:style-name="T11"><text:tab/><text:tab/><text:tab/><text:tab/><text:tab/><text:tab/></text:span><text:span text:style-name="T16">&lt;</text:span><text:span text:style-name="T21">execute</text:span><text:span text:style-name="T16">&gt;</text:span><text:span text:style-name="T11">true</text:span><text:span text:style-name="T16">&lt;/</text:span><text:span text:style-name="T21">execute</text:span><text:span text:style-name="T16">&gt;</text:span></text:p>
      <text:p text:style-name="P48"><text:span text:style-name="T11"><text:tab/><text:tab/><text:tab/><text:tab/><text:tab/><text:tab/></text:span><text:span text:style-name="T16">&lt;</text:span><text:span text:style-name="T21">setPolicy</text:span><text:span text:style-name="T16">&gt;</text:span><text:span text:style-name="T11">false</text:span><text:span text:style-name="T16">&lt;/</text:span><text:span text:style-name="T21">setPolicy</text:span><text:span text:style-name="T16">&gt;</text:span></text:p>
      <text:p text:style-name="P48"><text:span text:style-name="T11"><text:tab/><text:tab/><text:tab/><text:tab/><text:tab/><text:tab/></text:span><text:span text:style-name="T16">&lt;</text:span><text:span text:style-name="T21">traverse</text:span><text:span text:style-name="T16">&gt;</text:span><text:span text:style-name="T11">true</text:span><text:span text:style-name="T16">&lt;/</text:span><text:span text:style-name="T21">traverse</text:span><text:span text:style-name="T16">&gt;</text:span></text:p>
      <text:p text:style-name="P48"><text:span text:style-name="T11"><text:tab/><text:tab/><text:tab/><text:tab/><text:tab/><text:tab/></text:span><text:span text:style-name="T16">&lt;</text:span><text:span text:style-name="T21">members</text:span><text:span text:style-name="T16">&gt;</text:span></text:p>
      <text:p text:style-name="P48"><text:span text:style-name="T11"><text:tab/><text:tab/><text:tab/><text:tab/><text:tab/><text:tab/><text:tab/></text:span><text:span text:style-name="T16">&lt;</text:span><text:span text:style-name="T21">role</text:span><text:span text:style-name="T16">&gt;</text:span><text:span text:style-name="T11">System Administrators (ReadOnly)</text:span><text:span text:style-name="T16">&lt;/</text:span><text:span text:style-name="T21">role</text:span><text:span text:style-name="T16">&gt;</text:span></text:p>
      <text:p text:style-name="P48"><text:span text:style-name="T11"><text:tab/><text:tab/><text:tab/><text:tab/><text:tab/><text:tab/></text:span><text:span text:style-name="T16">&lt;/</text:span><text:span text:style-name="T21">members</text:span><text:span text:style-name="T16">&gt;</text:span></text:p>
      <text:p text:style-name="P48"><text:span text:style-name="T11"><text:tab/><text:tab/><text:tab/><text:tab/><text:tab/></text:span><text:span text:style-name="T16">&lt;/</text:span><text:span text:style-name="T21">permission</text:span><text:span text:style-name="T16">&gt;</text:span></text:p>
      <text:p text:style-name="P48"><text:span text:style-name="T11"><text:tab/><text:tab/><text:tab/><text:tab/></text:span><text:span text:style-name="T16">&lt;/</text:span><text:span text:style-name="T21">feature</text:span><text:span text:style-name="T16">&gt;</text:span></text:p>
      <text:p text:style-name="P48"><text:span text:style-name="T11"><text:tab/><text:tab/><text:tab/><text:tab/></text:span><text:span text:style-name="T16">&lt;</text:span><text:span text:style-name="T21">feature</text:span><text:span text:style-name="T16">&gt;</text:span></text:p>
      <text:p text:style-name="P48"><text:span text:style-name="T11"><text:tab/><text:tab/><text:tab/><text:tab/><text:tab/></text:span><text:span text:style-name="T16">&lt;</text:span><text:span text:style-name="T21">name</text:span><text:span text:style-name="T16">&gt;</text:span><text:span text:style-name="T11">Configure and manage the system</text:span><text:span text:style-name="T16">&lt;/</text:span><text:span text:style-name="T21">name</text:span><text:span text:style-name="T16">&gt;</text:span></text:p>
      <text:p text:style-name="P48"><text:span text:style-name="T11"><text:tab/><text:tab/><text:tab/><text:tab/><text:tab/></text:span><text:span text:style-name="T16">&lt;</text:span><text:span text:style-name="T21">permission</text:span><text:span text:style-name="T16">&gt;</text:span></text:p>
      <text:p text:style-name="P48"><text:span text:style-name="T11"><text:tab/><text:tab/><text:tab/><text:tab/><text:tab/><text:tab/></text:span><text:span text:style-name="T16">&lt;</text:span><text:span text:style-name="T21">read</text:span><text:span text:style-name="T16">&gt;</text:span><text:span text:style-name="T11">true</text:span><text:span text:style-name="T16">&lt;/</text:span><text:span text:style-name="T21">read</text:span><text:span text:style-name="T16">&gt;</text:span></text:p>
      <text:p text:style-name="P48"><text:span text:style-name="T11"><text:tab/><text:tab/><text:tab/><text:tab/><text:tab/><text:tab/></text:span><text:span text:style-name="T16">&lt;</text:span><text:span text:style-name="T21">write</text:span><text:span text:style-name="T16">&gt;</text:span><text:span text:style-name="T11">false</text:span><text:span text:style-name="T16">&lt;/</text:span><text:span text:style-name="T21">write</text:span><text:span text:style-name="T16">&gt;</text:span></text:p>
      <text:p text:style-name="P48"><text:span text:style-name="T11"><text:tab/><text:tab/><text:tab/><text:tab/><text:tab/><text:tab/></text:span><text:span text:style-name="T16">&lt;</text:span><text:span text:style-name="T21">execute</text:span><text:span text:style-name="T16">&gt;</text:span><text:span text:style-name="T11">true</text:span><text:span text:style-name="T16">&lt;/</text:span><text:span text:style-name="T21">execute</text:span><text:span text:style-name="T16">&gt;</text:span></text:p>
      <text:p text:style-name="P48"><text:span text:style-name="T11"><text:tab/><text:tab/><text:tab/><text:tab/><text:tab/><text:tab/></text:span><text:span text:style-name="T16">&lt;</text:span><text:span text:style-name="T21">setPolicy</text:span><text:span text:style-name="T16">&gt;</text:span><text:span text:style-name="T11">false</text:span><text:span text:style-name="T16">&lt;/</text:span><text:span text:style-name="T21">setPolicy</text:span><text:span text:style-name="T16">&gt;</text:span></text:p>
      <text:p text:style-name="P48"><text:span text:style-name="T11"><text:tab/><text:tab/><text:tab/><text:tab/><text:tab/><text:tab/></text:span><text:span text:style-name="T16">&lt;</text:span><text:span text:style-name="T21">traverse</text:span><text:span text:style-name="T16">&gt;</text:span><text:span text:style-name="T11">true</text:span><text:span text:style-name="T16">&lt;/</text:span><text:span text:style-name="T21">traverse</text:span><text:span text:style-name="T16">&gt;</text:span></text:p>
      <text:p text:style-name="P48"><text:span text:style-name="T11"><text:tab/><text:tab/><text:tab/><text:tab/><text:tab/><text:tab/></text:span><text:span text:style-name="T16">&lt;</text:span><text:span text:style-name="T21">members</text:span><text:span text:style-name="T16">&gt;</text:span></text:p>
      <text:p text:style-name="P48"><text:span text:style-name="T11"><text:tab/><text:tab/><text:tab/><text:tab/><text:tab/><text:tab/><text:tab/></text:span><text:span text:style-name="T16">&lt;</text:span><text:span text:style-name="T21">role</text:span><text:span text:style-name="T16">&gt;</text:span><text:span text:style-name="T11">System Administrators (ReadOnly)</text:span><text:span text:style-name="T16">&lt;/</text:span><text:span text:style-name="T21">role</text:span><text:span text:style-name="T16">&gt;</text:span></text:p>
      <text:p text:style-name="P48"><text:span text:style-name="T11"><text:tab/><text:tab/><text:tab/><text:tab/><text:tab/><text:tab/></text:span><text:span text:style-name="T16">&lt;/</text:span><text:span text:style-name="T21">members</text:span><text:span text:style-name="T16">&gt;</text:span></text:p>
      <text:p text:style-name="P48"><text:span text:style-name="T11"><text:tab/><text:tab/><text:tab/><text:tab/><text:tab/></text:span><text:span text:style-name="T16">&lt;/</text:span><text:span text:style-name="T21">permission</text:span><text:span text:style-name="T16">&gt;</text:span></text:p>
      <text:p text:style-name="P48"><text:span text:style-name="T11"><text:tab/><text:tab/><text:tab/><text:tab/></text:span><text:span text:style-name="T16">&lt;/</text:span><text:span text:style-name="T21">feature</text:span><text:span text:style-name="T16">&gt;</text:span></text:p>
      <text:p text:style-name="P48"><text:span text:style-name="T11"><text:tab/><text:tab/><text:tab/><text:tab/></text:span><text:span text:style-name="T16">&lt;</text:span><text:span text:style-name="T21">feature</text:span><text:span text:style-name="T16">&gt;</text:span></text:p>
      <text:p text:style-name="P48"><text:span text:style-name="T11"><text:tab/><text:tab/><text:tab/><text:tab/><text:tab/></text:span><text:span text:style-name="T16">&lt;</text:span><text:span text:style-name="T21">name</text:span><text:span text:style-name="T16">&gt;</text:span><text:span text:style-name="T11">Controller Administration</text:span><text:span text:style-name="T16">&lt;/</text:span><text:span text:style-name="T21">name</text:span><text:span text:style-name="T16">&gt;</text:span></text:p>
      <text:p text:style-name="P48"><text:span text:style-name="T11"><text:tab/><text:tab/><text:tab/><text:tab/><text:tab/></text:span><text:span text:style-name="T16">&lt;</text:span><text:span text:style-name="T21">permission</text:span><text:span text:style-name="T16">&gt;</text:span></text:p>
      <text:p text:style-name="P48"><text:span text:style-name="T11"><text:tab/><text:tab/><text:tab/><text:tab/><text:tab/><text:tab/></text:span><text:span text:style-name="T16">&lt;</text:span><text:span text:style-name="T21">read</text:span><text:span text:style-name="T16">&gt;</text:span><text:span text:style-name="T11">true</text:span><text:span text:style-name="T16">&lt;/</text:span><text:span text:style-name="T21">read</text:span><text:span text:style-name="T16">&gt;</text:span></text:p>
      <text:p text:style-name="P48"><text:span text:style-name="T11"><text:tab/><text:tab/><text:tab/><text:tab/><text:tab/><text:tab/></text:span><text:span text:style-name="T16">&lt;</text:span><text:span text:style-name="T21">write</text:span><text:span text:style-name="T16">&gt;</text:span><text:span text:style-name="T11">false</text:span><text:span text:style-name="T16">&lt;/</text:span><text:span text:style-name="T21">write</text:span><text:span text:style-name="T16">&gt;</text:span></text:p>
      <text:p text:style-name="P48"><text:span text:style-name="T11"><text:tab/><text:tab/><text:tab/><text:tab/><text:tab/><text:tab/></text:span><text:span text:style-name="T16">&lt;</text:span><text:span text:style-name="T21">execute</text:span><text:span text:style-name="T16">&gt;</text:span><text:span text:style-name="T11">true</text:span><text:span text:style-name="T16">&lt;/</text:span><text:span text:style-name="T21">execute</text:span><text:span text:style-name="T16">&gt;</text:span></text:p>
      <text:p text:style-name="P48"><text:span text:style-name="T11"><text:tab/><text:tab/><text:tab/><text:tab/><text:tab/><text:tab/></text:span><text:span text:style-name="T16">&lt;</text:span><text:span text:style-name="T21">setPolicy</text:span><text:span text:style-name="T16">&gt;</text:span><text:span text:style-name="T11">false</text:span><text:span text:style-name="T16">&lt;/</text:span><text:span text:style-name="T21">setPolicy</text:span><text:span text:style-name="T16">&gt;</text:span></text:p>
      <text:p text:style-name="P48"><text:span text:style-name="T11"><text:tab/><text:tab/><text:tab/><text:tab/><text:tab/><text:tab/></text:span><text:span text:style-name="T16">&lt;</text:span><text:span text:style-name="T21">traverse</text:span><text:span text:style-name="T16">&gt;</text:span><text:span text:style-name="T11">true</text:span><text:span text:style-name="T16">&lt;/</text:span><text:span text:style-name="T21">traverse</text:span><text:span text:style-name="T16">&gt;</text:span></text:p>
      <text:p text:style-name="P48"><text:span text:style-name="T11"><text:tab/><text:tab/><text:tab/><text:tab/><text:tab/><text:tab/></text:span><text:span text:style-name="T16">&lt;</text:span><text:span text:style-name="T21">members</text:span><text:span text:style-name="T16">&gt;</text:span></text:p>
      <text:p text:style-name="P48"><text:span text:style-name="T11"><text:tab/><text:tab/><text:tab/><text:tab/><text:tab/><text:tab/><text:tab/></text:span><text:span text:style-name="T16">&lt;</text:span><text:span text:style-name="T21">role</text:span><text:span text:style-name="T16">&gt;</text:span><text:span text:style-name="T11">System Administrators (ReadOnly)</text:span><text:span text:style-name="T16">&lt;/</text:span><text:span text:style-name="T21">role</text:span><text:span text:style-name="T16">&gt;</text:span></text:p>
      <text:p text:style-name="P48"><text:span text:style-name="T11"><text:tab/><text:tab/><text:tab/><text:tab/><text:tab/><text:tab/></text:span><text:span text:style-name="T16">&lt;/</text:span><text:span text:style-name="T21">members</text:span><text:span text:style-name="T16">&gt;</text:span></text:p>
      <text:p text:style-name="P48"><text:span text:style-name="T11"><text:tab/><text:tab/><text:tab/><text:tab/><text:tab/></text:span><text:span text:style-name="T16">&lt;/</text:span><text:span text:style-name="T21">permission</text:span><text:span text:style-name="T16">&gt;</text:span></text:p>
      <text:p text:style-name="P48"><text:span text:style-name="T11"><text:tab/><text:tab/><text:tab/><text:tab/></text:span><text:span text:style-name="T16">&lt;/</text:span><text:span text:style-name="T21">feature</text:span><text:span text:style-name="T16">&gt;</text:span></text:p>
      <text:p text:style-name="P48"><text:span text:style-name="T11"><text:tab/><text:tab/><text:tab/><text:tab/></text:span><text:span text:style-name="T16">&lt;</text:span><text:span text:style-name="T21">feature</text:span><text:span text:style-name="T16">&gt;</text:span></text:p>
      <text:p text:style-name="P48"><text:span text:style-name="T11"><text:tab/><text:tab/><text:tab/><text:tab/><text:tab/></text:span><text:span text:style-name="T16">&lt;</text:span><text:span text:style-name="T21">name</text:span><text:span text:style-name="T16">&gt;</text:span><text:span text:style-name="T11">Data Source Connections</text:span><text:span text:style-name="T16">&lt;/</text:span><text:span text:style-name="T21">name</text:span><text:span text:style-name="T16">&gt;</text:span></text:p>
      <text:p text:style-name="P48"><text:span text:style-name="T11"><text:tab/><text:tab/><text:tab/><text:tab/><text:tab/></text:span><text:span text:style-name="T16">&lt;</text:span><text:span text:style-name="T21">permission</text:span><text:span text:style-name="T16">&gt;</text:span></text:p>
      <text:p text:style-name="P48"><text:soft-page-break/><text:span text:style-name="T11"><text:tab/><text:tab/><text:tab/><text:tab/><text:tab/><text:tab/></text:span><text:span text:style-name="T16">&lt;</text:span><text:span text:style-name="T21">read</text:span><text:span text:style-name="T16">&gt;</text:span><text:span text:style-name="T11">true</text:span><text:span text:style-name="T16">&lt;/</text:span><text:span text:style-name="T21">read</text:span><text:span text:style-name="T16">&gt;</text:span></text:p>
      <text:p text:style-name="P48"><text:span text:style-name="T11"><text:tab/><text:tab/><text:tab/><text:tab/><text:tab/><text:tab/></text:span><text:span text:style-name="T16">&lt;</text:span><text:span text:style-name="T21">write</text:span><text:span text:style-name="T16">&gt;</text:span><text:span text:style-name="T11">false</text:span><text:span text:style-name="T16">&lt;/</text:span><text:span text:style-name="T21">write</text:span><text:span text:style-name="T16">&gt;</text:span></text:p>
      <text:p text:style-name="P48"><text:span text:style-name="T11"><text:tab/><text:tab/><text:tab/><text:tab/><text:tab/><text:tab/></text:span><text:span text:style-name="T16">&lt;</text:span><text:span text:style-name="T21">execute</text:span><text:span text:style-name="T16">&gt;</text:span><text:span text:style-name="T11">true</text:span><text:span text:style-name="T16">&lt;/</text:span><text:span text:style-name="T21">execute</text:span><text:span text:style-name="T16">&gt;</text:span></text:p>
      <text:p text:style-name="P48"><text:span text:style-name="T11"><text:tab/><text:tab/><text:tab/><text:tab/><text:tab/><text:tab/></text:span><text:span text:style-name="T16">&lt;</text:span><text:span text:style-name="T21">setPolicy</text:span><text:span text:style-name="T16">&gt;</text:span><text:span text:style-name="T11">false</text:span><text:span text:style-name="T16">&lt;/</text:span><text:span text:style-name="T21">setPolicy</text:span><text:span text:style-name="T16">&gt;</text:span></text:p>
      <text:p text:style-name="P48"><text:span text:style-name="T11"><text:tab/><text:tab/><text:tab/><text:tab/><text:tab/><text:tab/></text:span><text:span text:style-name="T16">&lt;</text:span><text:span text:style-name="T21">traverse</text:span><text:span text:style-name="T16">&gt;</text:span><text:span text:style-name="T11">true</text:span><text:span text:style-name="T16">&lt;/</text:span><text:span text:style-name="T21">traverse</text:span><text:span text:style-name="T16">&gt;</text:span></text:p>
      <text:p text:style-name="P48"><text:span text:style-name="T11"><text:tab/><text:tab/><text:tab/><text:tab/><text:tab/><text:tab/></text:span><text:span text:style-name="T16">&lt;</text:span><text:span text:style-name="T21">members</text:span><text:span text:style-name="T16">&gt;</text:span></text:p>
      <text:p text:style-name="P48"><text:span text:style-name="T11"><text:tab/><text:tab/><text:tab/><text:tab/><text:tab/><text:tab/><text:tab/></text:span><text:span text:style-name="T16">&lt;</text:span><text:span text:style-name="T21">role</text:span><text:span text:style-name="T16">&gt;</text:span><text:span text:style-name="T11">System Administrators (ReadOnly)</text:span><text:span text:style-name="T16">&lt;/</text:span><text:span text:style-name="T21">role</text:span><text:span text:style-name="T16">&gt;</text:span></text:p>
      <text:p text:style-name="P48"><text:span text:style-name="T11"><text:tab/><text:tab/><text:tab/><text:tab/><text:tab/><text:tab/></text:span><text:span text:style-name="T16">&lt;/</text:span><text:span text:style-name="T21">members</text:span><text:span text:style-name="T16">&gt;</text:span></text:p>
      <text:p text:style-name="P48"><text:span text:style-name="T11"><text:tab/><text:tab/><text:tab/><text:tab/><text:tab/></text:span><text:span text:style-name="T16">&lt;/</text:span><text:span text:style-name="T21">permission</text:span><text:span text:style-name="T16">&gt;</text:span></text:p>
      <text:p text:style-name="P48"><text:span text:style-name="T11"><text:tab/><text:tab/><text:tab/><text:tab/></text:span><text:span text:style-name="T16">&lt;/</text:span><text:span text:style-name="T21">feature</text:span><text:span text:style-name="T16">&gt;</text:span></text:p>
      <text:p text:style-name="P48"><text:span text:style-name="T11"><text:tab/><text:tab/><text:tab/><text:tab/></text:span><text:span text:style-name="T16">&lt;</text:span><text:span text:style-name="T21">feature</text:span><text:span text:style-name="T16">&gt;</text:span></text:p>
      <text:p text:style-name="P48"><text:span text:style-name="T11"><text:tab/><text:tab/><text:tab/><text:tab/><text:tab/></text:span><text:span text:style-name="T16">&lt;</text:span><text:span text:style-name="T21">name</text:span><text:span text:style-name="T16">&gt;</text:span><text:span text:style-name="T11">Distribution Lists and Contacts</text:span><text:span text:style-name="T16">&lt;/</text:span><text:span text:style-name="T21">name</text:span><text:span text:style-name="T16">&gt;</text:span></text:p>
      <text:p text:style-name="P48"><text:span text:style-name="T11"><text:tab/><text:tab/><text:tab/><text:tab/><text:tab/></text:span><text:span text:style-name="T16">&lt;</text:span><text:span text:style-name="T21">permission</text:span><text:span text:style-name="T16">&gt;</text:span></text:p>
      <text:p text:style-name="P48"><text:span text:style-name="T11"><text:tab/><text:tab/><text:tab/><text:tab/><text:tab/><text:tab/></text:span><text:span text:style-name="T16">&lt;</text:span><text:span text:style-name="T21">read</text:span><text:span text:style-name="T16">&gt;</text:span><text:span text:style-name="T11">true</text:span><text:span text:style-name="T16">&lt;/</text:span><text:span text:style-name="T21">read</text:span><text:span text:style-name="T16">&gt;</text:span></text:p>
      <text:p text:style-name="P48"><text:span text:style-name="T11"><text:tab/><text:tab/><text:tab/><text:tab/><text:tab/><text:tab/></text:span><text:span text:style-name="T16">&lt;</text:span><text:span text:style-name="T21">write</text:span><text:span text:style-name="T16">&gt;</text:span><text:span text:style-name="T11">false</text:span><text:span text:style-name="T16">&lt;/</text:span><text:span text:style-name="T21">write</text:span><text:span text:style-name="T16">&gt;</text:span></text:p>
      <text:p text:style-name="P48"><text:span text:style-name="T11"><text:tab/><text:tab/><text:tab/><text:tab/><text:tab/><text:tab/></text:span><text:span text:style-name="T16">&lt;</text:span><text:span text:style-name="T21">execute</text:span><text:span text:style-name="T16">&gt;</text:span><text:span text:style-name="T11">true</text:span><text:span text:style-name="T16">&lt;/</text:span><text:span text:style-name="T21">execute</text:span><text:span text:style-name="T16">&gt;</text:span></text:p>
      <text:p text:style-name="P48"><text:span text:style-name="T11"><text:tab/><text:tab/><text:tab/><text:tab/><text:tab/><text:tab/></text:span><text:span text:style-name="T16">&lt;</text:span><text:span text:style-name="T21">setPolicy</text:span><text:span text:style-name="T16">&gt;</text:span><text:span text:style-name="T11">false</text:span><text:span text:style-name="T16">&lt;/</text:span><text:span text:style-name="T21">setPolicy</text:span><text:span text:style-name="T16">&gt;</text:span></text:p>
      <text:p text:style-name="P48"><text:span text:style-name="T11"><text:tab/><text:tab/><text:tab/><text:tab/><text:tab/><text:tab/></text:span><text:span text:style-name="T16">&lt;</text:span><text:span text:style-name="T21">traverse</text:span><text:span text:style-name="T16">&gt;</text:span><text:span text:style-name="T11">true</text:span><text:span text:style-name="T16">&lt;/</text:span><text:span text:style-name="T21">traverse</text:span><text:span text:style-name="T16">&gt;</text:span></text:p>
      <text:p text:style-name="P48"><text:span text:style-name="T11"><text:tab/><text:tab/><text:tab/><text:tab/><text:tab/><text:tab/></text:span><text:span text:style-name="T16">&lt;</text:span><text:span text:style-name="T21">members</text:span><text:span text:style-name="T16">&gt;</text:span></text:p>
      <text:p text:style-name="P48"><text:span text:style-name="T11"><text:tab/><text:tab/><text:tab/><text:tab/><text:tab/><text:tab/><text:tab/></text:span><text:span text:style-name="T16">&lt;</text:span><text:span text:style-name="T21">role</text:span><text:span text:style-name="T16">&gt;</text:span><text:span text:style-name="T11">System Administrators (ReadOnly)</text:span><text:span text:style-name="T16">&lt;/</text:span><text:span text:style-name="T21">role</text:span><text:span text:style-name="T16">&gt;</text:span></text:p>
      <text:p text:style-name="P48"><text:span text:style-name="T11"><text:tab/><text:tab/><text:tab/><text:tab/><text:tab/><text:tab/></text:span><text:span text:style-name="T16">&lt;/</text:span><text:span text:style-name="T21">members</text:span><text:span text:style-name="T16">&gt;</text:span></text:p>
      <text:p text:style-name="P48"><text:span text:style-name="T11"><text:tab/><text:tab/><text:tab/><text:tab/><text:tab/></text:span><text:span text:style-name="T16">&lt;/</text:span><text:span text:style-name="T21">permission</text:span><text:span text:style-name="T16">&gt;</text:span></text:p>
      <text:p text:style-name="P48"><text:span text:style-name="T11"><text:tab/><text:tab/><text:tab/><text:tab/></text:span><text:span text:style-name="T16">&lt;/</text:span><text:span text:style-name="T21">feature</text:span><text:span text:style-name="T16">&gt;</text:span></text:p>
      <text:p text:style-name="P48"><text:span text:style-name="T11"><text:tab/><text:tab/><text:tab/><text:tab/></text:span><text:span text:style-name="T16">&lt;</text:span><text:span text:style-name="T21">feature</text:span><text:span text:style-name="T16">&gt;</text:span></text:p>
      <text:p text:style-name="P48"><text:span text:style-name="T11"><text:tab/><text:tab/><text:tab/><text:tab/><text:tab/></text:span><text:span text:style-name="T16">&lt;</text:span><text:span text:style-name="T21">name</text:span><text:span text:style-name="T16">&gt;</text:span><text:span text:style-name="T11">Metric Studio Administration</text:span><text:span text:style-name="T16">&lt;/</text:span><text:span text:style-name="T21">name</text:span><text:span text:style-name="T16">&gt;</text:span></text:p>
      <text:p text:style-name="P48"><text:span text:style-name="T11"><text:tab/><text:tab/><text:tab/><text:tab/><text:tab/></text:span><text:span text:style-name="T16">&lt;</text:span><text:span text:style-name="T21">permission</text:span><text:span text:style-name="T16">&gt;</text:span></text:p>
      <text:p text:style-name="P48"><text:span text:style-name="T11"><text:tab/><text:tab/><text:tab/><text:tab/><text:tab/><text:tab/></text:span><text:span text:style-name="T16">&lt;</text:span><text:span text:style-name="T21">read</text:span><text:span text:style-name="T16">&gt;</text:span><text:span text:style-name="T11">true</text:span><text:span text:style-name="T16">&lt;/</text:span><text:span text:style-name="T21">read</text:span><text:span text:style-name="T16">&gt;</text:span></text:p>
      <text:p text:style-name="P48"><text:span text:style-name="T11"><text:tab/><text:tab/><text:tab/><text:tab/><text:tab/><text:tab/></text:span><text:span text:style-name="T16">&lt;</text:span><text:span text:style-name="T21">write</text:span><text:span text:style-name="T16">&gt;</text:span><text:span text:style-name="T11">false</text:span><text:span text:style-name="T16">&lt;/</text:span><text:span text:style-name="T21">write</text:span><text:span text:style-name="T16">&gt;</text:span></text:p>
      <text:p text:style-name="P48"><text:span text:style-name="T11"><text:tab/><text:tab/><text:tab/><text:tab/><text:tab/><text:tab/></text:span><text:span text:style-name="T16">&lt;</text:span><text:span text:style-name="T21">execute</text:span><text:span text:style-name="T16">&gt;</text:span><text:span text:style-name="T11">true</text:span><text:span text:style-name="T16">&lt;/</text:span><text:span text:style-name="T21">execute</text:span><text:span text:style-name="T16">&gt;</text:span></text:p>
      <text:p text:style-name="P48"><text:span text:style-name="T11"><text:tab/><text:tab/><text:tab/><text:tab/><text:tab/><text:tab/></text:span><text:span text:style-name="T16">&lt;</text:span><text:span text:style-name="T21">setPolicy</text:span><text:span text:style-name="T16">&gt;</text:span><text:span text:style-name="T11">false</text:span><text:span text:style-name="T16">&lt;/</text:span><text:span text:style-name="T21">setPolicy</text:span><text:span text:style-name="T16">&gt;</text:span></text:p>
      <text:p text:style-name="P48"><text:span text:style-name="T11"><text:tab/><text:tab/><text:tab/><text:tab/><text:tab/><text:tab/></text:span><text:span text:style-name="T16">&lt;</text:span><text:span text:style-name="T21">traverse</text:span><text:span text:style-name="T16">&gt;</text:span><text:span text:style-name="T11">true</text:span><text:span text:style-name="T16">&lt;/</text:span><text:span text:style-name="T21">traverse</text:span><text:span text:style-name="T16">&gt;</text:span></text:p>
      <text:p text:style-name="P48"><text:span text:style-name="T11"><text:tab/><text:tab/><text:tab/><text:tab/><text:tab/><text:tab/></text:span><text:span text:style-name="T16">&lt;</text:span><text:span text:style-name="T21">members</text:span><text:span text:style-name="T16">&gt;</text:span></text:p>
      <text:p text:style-name="P48"><text:span text:style-name="T11"><text:tab/><text:tab/><text:tab/><text:tab/><text:tab/><text:tab/><text:tab/></text:span><text:span text:style-name="T16">&lt;</text:span><text:span text:style-name="T21">role</text:span><text:span text:style-name="T16">&gt;</text:span><text:span text:style-name="T11">System Administrators (ReadOnly)</text:span><text:span text:style-name="T16">&lt;/</text:span><text:span text:style-name="T21">role</text:span><text:span text:style-name="T16">&gt;</text:span></text:p>
      <text:p text:style-name="P48"><text:span text:style-name="T11"><text:tab/><text:tab/><text:tab/><text:tab/><text:tab/><text:tab/></text:span><text:span text:style-name="T16">&lt;/</text:span><text:span text:style-name="T21">members</text:span><text:span text:style-name="T16">&gt;</text:span></text:p>
      <text:p text:style-name="P48"><text:span text:style-name="T11"><text:tab/><text:tab/><text:tab/><text:tab/><text:tab/></text:span><text:span text:style-name="T16">&lt;/</text:span><text:span text:style-name="T21">permission</text:span><text:span text:style-name="T16">&gt;</text:span></text:p>
      <text:p text:style-name="P48"><text:span text:style-name="T11"><text:tab/><text:tab/><text:tab/><text:tab/></text:span><text:span text:style-name="T16">&lt;/</text:span><text:span text:style-name="T21">feature</text:span><text:span text:style-name="T16">&gt;</text:span></text:p>
      <text:p text:style-name="P48"><text:span text:style-name="T11"><text:tab/><text:tab/><text:tab/><text:tab/></text:span><text:span text:style-name="T16">&lt;</text:span><text:span text:style-name="T21">feature</text:span><text:span text:style-name="T16">&gt;</text:span></text:p>
      <text:p text:style-name="P48"><text:span text:style-name="T11"><text:tab/><text:tab/><text:tab/><text:tab/><text:tab/></text:span><text:span text:style-name="T16">&lt;</text:span><text:span text:style-name="T21">name</text:span><text:span text:style-name="T16">&gt;</text:span><text:span text:style-name="T11">Planning Administration</text:span><text:span text:style-name="T16">&lt;/</text:span><text:span text:style-name="T21">name</text:span><text:span text:style-name="T16">&gt;</text:span></text:p>
      <text:p text:style-name="P48"><text:span text:style-name="T11"><text:tab/><text:tab/><text:tab/><text:tab/><text:tab/></text:span><text:span text:style-name="T16">&lt;</text:span><text:span text:style-name="T21">permission</text:span><text:span text:style-name="T16">&gt;</text:span></text:p>
      <text:p text:style-name="P48"><text:span text:style-name="T11"><text:tab/><text:tab/><text:tab/><text:tab/><text:tab/><text:tab/></text:span><text:span text:style-name="T16">&lt;</text:span><text:span text:style-name="T21">read</text:span><text:span text:style-name="T16">&gt;</text:span><text:span text:style-name="T11">true</text:span><text:span text:style-name="T16">&lt;/</text:span><text:span text:style-name="T21">read</text:span><text:span text:style-name="T16">&gt;</text:span></text:p>
      <text:p text:style-name="P48"><text:span text:style-name="T11"><text:tab/><text:tab/><text:tab/><text:tab/><text:tab/><text:tab/></text:span><text:span text:style-name="T16">&lt;</text:span><text:span text:style-name="T21">write</text:span><text:span text:style-name="T16">&gt;</text:span><text:span text:style-name="T11">false</text:span><text:span text:style-name="T16">&lt;/</text:span><text:span text:style-name="T21">write</text:span><text:span text:style-name="T16">&gt;</text:span></text:p>
      <text:p text:style-name="P48"><text:span text:style-name="T11"><text:tab/><text:tab/><text:tab/><text:tab/><text:tab/><text:tab/></text:span><text:span text:style-name="T16">&lt;</text:span><text:span text:style-name="T21">execute</text:span><text:span text:style-name="T16">&gt;</text:span><text:span text:style-name="T11">true</text:span><text:span text:style-name="T16">&lt;/</text:span><text:span text:style-name="T21">execute</text:span><text:span text:style-name="T16">&gt;</text:span></text:p>
      <text:p text:style-name="P48"><text:span text:style-name="T11"><text:tab/><text:tab/><text:tab/><text:tab/><text:tab/><text:tab/></text:span><text:span text:style-name="T16">&lt;</text:span><text:span text:style-name="T21">setPolicy</text:span><text:span text:style-name="T16">&gt;</text:span><text:span text:style-name="T11">false</text:span><text:span text:style-name="T16">&lt;/</text:span><text:span text:style-name="T21">setPolicy</text:span><text:span text:style-name="T16">&gt;</text:span></text:p>
      <text:p text:style-name="P48"><text:span text:style-name="T11"><text:tab/><text:tab/><text:tab/><text:tab/><text:tab/><text:tab/></text:span><text:span text:style-name="T16">&lt;</text:span><text:span text:style-name="T21">traverse</text:span><text:span text:style-name="T16">&gt;</text:span><text:span text:style-name="T11">true</text:span><text:span text:style-name="T16">&lt;/</text:span><text:span text:style-name="T21">traverse</text:span><text:span text:style-name="T16">&gt;</text:span></text:p>
      <text:p text:style-name="P48"><text:span text:style-name="T11"><text:tab/><text:tab/><text:tab/><text:tab/><text:tab/><text:tab/></text:span><text:span text:style-name="T16">&lt;</text:span><text:span text:style-name="T21">members</text:span><text:span text:style-name="T16">&gt;</text:span></text:p>
      <text:p text:style-name="P48"><text:span text:style-name="T11"><text:tab/><text:tab/><text:tab/><text:tab/><text:tab/><text:tab/><text:tab/></text:span><text:span text:style-name="T16">&lt;</text:span><text:span text:style-name="T21">role</text:span><text:span text:style-name="T16">&gt;</text:span><text:span text:style-name="T11">System Administrators (ReadOnly)</text:span><text:span text:style-name="T16">&lt;/</text:span><text:span text:style-name="T21">role</text:span><text:span text:style-name="T16">&gt;</text:span></text:p>
      <text:p text:style-name="P48"><text:span text:style-name="T11"><text:tab/><text:tab/><text:tab/><text:tab/><text:tab/><text:tab/></text:span><text:span text:style-name="T16">&lt;/</text:span><text:span text:style-name="T21">members</text:span><text:span text:style-name="T16">&gt;</text:span></text:p>
      <text:p text:style-name="P48"><text:span text:style-name="T11"><text:tab/><text:tab/><text:tab/><text:tab/><text:tab/></text:span><text:span text:style-name="T16">&lt;/</text:span><text:span text:style-name="T21">permission</text:span><text:span text:style-name="T16">&gt;</text:span></text:p>
      <text:p text:style-name="P48"><text:span text:style-name="T11"><text:tab/><text:tab/><text:tab/><text:tab/></text:span><text:span text:style-name="T16">&lt;/</text:span><text:span text:style-name="T21">feature</text:span><text:span text:style-name="T16">&gt;</text:span></text:p>
      <text:p text:style-name="P48"><text:span text:style-name="T11"><text:tab/><text:tab/><text:tab/><text:tab/></text:span><text:span text:style-name="T16">&lt;</text:span><text:span text:style-name="T21">feature</text:span><text:span text:style-name="T16">&gt;</text:span></text:p>
      <text:p text:style-name="P48"><text:span text:style-name="T11"><text:tab/><text:tab/><text:tab/><text:tab/><text:tab/></text:span><text:span text:style-name="T16">&lt;</text:span><text:span text:style-name="T21">name</text:span><text:span text:style-name="T16">&gt;</text:span><text:span text:style-name="T11">PowerPlay Servers</text:span><text:span text:style-name="T16">&lt;/</text:span><text:span text:style-name="T21">name</text:span><text:span text:style-name="T16">&gt;</text:span></text:p>
      <text:p text:style-name="P48"><text:span text:style-name="T11"><text:tab/><text:tab/><text:tab/><text:tab/><text:tab/></text:span><text:span text:style-name="T16">&lt;</text:span><text:span text:style-name="T21">permission</text:span><text:span text:style-name="T16">&gt;</text:span></text:p>
      <text:p text:style-name="P48"><text:span text:style-name="T11"><text:tab/><text:tab/><text:tab/><text:tab/><text:tab/><text:tab/></text:span><text:span text:style-name="T16">&lt;</text:span><text:span text:style-name="T21">read</text:span><text:span text:style-name="T16">&gt;</text:span><text:span text:style-name="T11">true</text:span><text:span text:style-name="T16">&lt;/</text:span><text:span text:style-name="T21">read</text:span><text:span text:style-name="T16">&gt;</text:span></text:p>
      <text:p text:style-name="P48"><text:span text:style-name="T11"><text:tab/><text:tab/><text:tab/><text:tab/><text:tab/><text:tab/></text:span><text:span text:style-name="T16">&lt;</text:span><text:span text:style-name="T21">write</text:span><text:span text:style-name="T16">&gt;</text:span><text:span text:style-name="T11">false</text:span><text:span text:style-name="T16">&lt;/</text:span><text:span text:style-name="T21">write</text:span><text:span text:style-name="T16">&gt;</text:span></text:p>
      <text:p text:style-name="P48"><text:span text:style-name="T11"><text:tab/><text:tab/><text:tab/><text:tab/><text:tab/><text:tab/></text:span><text:span text:style-name="T16">&lt;</text:span><text:span text:style-name="T21">execute</text:span><text:span text:style-name="T16">&gt;</text:span><text:span text:style-name="T11">true</text:span><text:span text:style-name="T16">&lt;/</text:span><text:span text:style-name="T21">execute</text:span><text:span text:style-name="T16">&gt;</text:span></text:p>
      <text:p text:style-name="P48"><text:span text:style-name="T11"><text:tab/><text:tab/><text:tab/><text:tab/><text:tab/><text:tab/></text:span><text:span text:style-name="T16">&lt;</text:span><text:span text:style-name="T21">setPolicy</text:span><text:span text:style-name="T16">&gt;</text:span><text:span text:style-name="T11">false</text:span><text:span text:style-name="T16">&lt;/</text:span><text:span text:style-name="T21">setPolicy</text:span><text:span text:style-name="T16">&gt;</text:span></text:p>
      <text:p text:style-name="P48"><text:span text:style-name="T11"><text:tab/><text:tab/><text:tab/><text:tab/><text:tab/><text:tab/></text:span><text:span text:style-name="T16">&lt;</text:span><text:span text:style-name="T21">traverse</text:span><text:span text:style-name="T16">&gt;</text:span><text:span text:style-name="T11">true</text:span><text:span text:style-name="T16">&lt;/</text:span><text:span text:style-name="T21">traverse</text:span><text:span text:style-name="T16">&gt;</text:span></text:p>
      <text:p text:style-name="P48"><text:span text:style-name="T11"><text:tab/><text:tab/><text:tab/><text:tab/><text:tab/><text:tab/></text:span><text:span text:style-name="T16">&lt;</text:span><text:span text:style-name="T21">members</text:span><text:span text:style-name="T16">&gt;</text:span></text:p>
      <text:p text:style-name="P48"><text:span text:style-name="T11"><text:tab/><text:tab/><text:tab/><text:tab/><text:tab/><text:tab/><text:tab/></text:span><text:span text:style-name="T16">&lt;</text:span><text:span text:style-name="T21">role</text:span><text:span text:style-name="T16">&gt;</text:span><text:span text:style-name="T11">System Administrators (ReadOnly)</text:span><text:span text:style-name="T16">&lt;/</text:span><text:span text:style-name="T21">role</text:span><text:span text:style-name="T16">&gt;</text:span></text:p>
      <text:p text:style-name="P48"><text:span text:style-name="T11"><text:tab/><text:tab/><text:tab/><text:tab/><text:tab/><text:tab/></text:span><text:span text:style-name="T16">&lt;/</text:span><text:span text:style-name="T21">members</text:span><text:span text:style-name="T16">&gt;</text:span></text:p>
      <text:p text:style-name="P48"><text:span text:style-name="T11"><text:tab/><text:tab/><text:tab/><text:tab/><text:tab/></text:span><text:span text:style-name="T16">&lt;/</text:span><text:span text:style-name="T21">permission</text:span><text:span text:style-name="T16">&gt;</text:span></text:p>
      <text:p text:style-name="P48"><text:span text:style-name="T11"><text:tab/><text:tab/><text:tab/><text:tab/></text:span><text:span text:style-name="T16">&lt;/</text:span><text:span text:style-name="T21">feature</text:span><text:span text:style-name="T16">&gt;</text:span></text:p>
      <text:p text:style-name="P48"><text:span text:style-name="T11"><text:tab/><text:tab/><text:tab/><text:tab/></text:span><text:span text:style-name="T16">&lt;</text:span><text:span text:style-name="T21">feature</text:span><text:span text:style-name="T16">&gt;</text:span></text:p>
      <text:p text:style-name="P48"><text:span text:style-name="T11"><text:tab/><text:tab/><text:tab/><text:tab/><text:tab/></text:span><text:span text:style-name="T16">&lt;</text:span><text:span text:style-name="T21">name</text:span><text:span text:style-name="T16">&gt;</text:span><text:span text:style-name="T11">Printers</text:span><text:span text:style-name="T16">&lt;/</text:span><text:span text:style-name="T21">name</text:span><text:span text:style-name="T16">&gt;</text:span></text:p>
      <text:p text:style-name="P48"><text:span text:style-name="T11"><text:tab/><text:tab/><text:tab/><text:tab/><text:tab/></text:span><text:span text:style-name="T16">&lt;</text:span><text:span text:style-name="T21">permission</text:span><text:span text:style-name="T16">&gt;</text:span></text:p>
      <text:p text:style-name="P48"><text:span text:style-name="T11"><text:tab/><text:tab/><text:tab/><text:tab/><text:tab/><text:tab/></text:span><text:span text:style-name="T16">&lt;</text:span><text:span text:style-name="T21">read</text:span><text:span text:style-name="T16">&gt;</text:span><text:span text:style-name="T11">true</text:span><text:span text:style-name="T16">&lt;/</text:span><text:span text:style-name="T21">read</text:span><text:span text:style-name="T16">&gt;</text:span></text:p>
      <text:p text:style-name="P48"><text:span text:style-name="T11"><text:tab/><text:tab/><text:tab/><text:tab/><text:tab/><text:tab/></text:span><text:span text:style-name="T16">&lt;</text:span><text:span text:style-name="T21">write</text:span><text:span text:style-name="T16">&gt;</text:span><text:span text:style-name="T11">false</text:span><text:span text:style-name="T16">&lt;/</text:span><text:span text:style-name="T21">write</text:span><text:span text:style-name="T16">&gt;</text:span></text:p>
      <text:p text:style-name="P48"><text:span text:style-name="T11"><text:tab/><text:tab/><text:tab/><text:tab/><text:tab/><text:tab/></text:span><text:span text:style-name="T16">&lt;</text:span><text:span text:style-name="T21">execute</text:span><text:span text:style-name="T16">&gt;</text:span><text:span text:style-name="T11">true</text:span><text:span text:style-name="T16">&lt;/</text:span><text:span text:style-name="T21">execute</text:span><text:span text:style-name="T16">&gt;</text:span></text:p>
      <text:p text:style-name="P48"><text:span text:style-name="T11"><text:tab/><text:tab/><text:tab/><text:tab/><text:tab/><text:tab/></text:span><text:span text:style-name="T16">&lt;</text:span><text:span text:style-name="T21">setPolicy</text:span><text:span text:style-name="T16">&gt;</text:span><text:span text:style-name="T11">false</text:span><text:span text:style-name="T16">&lt;/</text:span><text:span text:style-name="T21">setPolicy</text:span><text:span text:style-name="T16">&gt;</text:span></text:p>
      <text:p text:style-name="P48"><text:span text:style-name="T11"><text:tab/><text:tab/><text:tab/><text:tab/><text:tab/><text:tab/></text:span><text:span text:style-name="T16">&lt;</text:span><text:span text:style-name="T21">traverse</text:span><text:span text:style-name="T16">&gt;</text:span><text:span text:style-name="T11">true</text:span><text:span text:style-name="T16">&lt;/</text:span><text:span text:style-name="T21">traverse</text:span><text:span text:style-name="T16">&gt;</text:span></text:p>
      <text:p text:style-name="P48"><text:span text:style-name="T11"><text:tab/><text:tab/><text:tab/><text:tab/><text:tab/><text:tab/></text:span><text:span text:style-name="T16">&lt;</text:span><text:span text:style-name="T21">members</text:span><text:span text:style-name="T16">&gt;</text:span></text:p>
      <text:p text:style-name="P48"><text:span text:style-name="T11"><text:tab/><text:tab/><text:tab/><text:tab/><text:tab/><text:tab/><text:tab/></text:span><text:span text:style-name="T16">&lt;</text:span><text:span text:style-name="T21">role</text:span><text:span text:style-name="T16">&gt;</text:span><text:span text:style-name="T11">System Administrators (ReadOnly)</text:span><text:span text:style-name="T16">&lt;/</text:span><text:span text:style-name="T21">role</text:span><text:span text:style-name="T16">&gt;</text:span></text:p>
      <text:p text:style-name="P48"><text:span text:style-name="T11"><text:tab/><text:tab/><text:tab/><text:tab/><text:tab/><text:tab/></text:span><text:span text:style-name="T16">&lt;/</text:span><text:span text:style-name="T21">members</text:span><text:span text:style-name="T16">&gt;</text:span></text:p>
      <text:p text:style-name="P48"><text:span text:style-name="T11"><text:tab/><text:tab/><text:tab/><text:tab/><text:tab/></text:span><text:span text:style-name="T16">&lt;/</text:span><text:span text:style-name="T21">permission</text:span><text:span text:style-name="T16">&gt;</text:span></text:p>
      <text:p text:style-name="P48"><text:span text:style-name="T11"><text:tab/><text:tab/><text:tab/><text:tab/></text:span><text:span text:style-name="T16">&lt;/</text:span><text:span text:style-name="T21">feature</text:span><text:span text:style-name="T16">&gt;</text:span></text:p>
      <text:p text:style-name="P48"><text:soft-page-break/><text:span text:style-name="T11"><text:tab/><text:tab/><text:tab/><text:tab/></text:span><text:span text:style-name="T16">&lt;</text:span><text:span text:style-name="T21">feature</text:span><text:span text:style-name="T16">&gt;</text:span></text:p>
      <text:p text:style-name="P48"><text:span text:style-name="T11"><text:tab/><text:tab/><text:tab/><text:tab/><text:tab/></text:span><text:span text:style-name="T16">&lt;</text:span><text:span text:style-name="T21">name</text:span><text:span text:style-name="T16">&gt;</text:span><text:span text:style-name="T11">Run activities and schedules</text:span><text:span text:style-name="T16">&lt;/</text:span><text:span text:style-name="T21">name</text:span><text:span text:style-name="T16">&gt;</text:span></text:p>
      <text:p text:style-name="P48"><text:span text:style-name="T11"><text:tab/><text:tab/><text:tab/><text:tab/><text:tab/></text:span><text:span text:style-name="T16">&lt;</text:span><text:span text:style-name="T21">permission</text:span><text:span text:style-name="T16">&gt;</text:span></text:p>
      <text:p text:style-name="P48"><text:span text:style-name="T11"><text:tab/><text:tab/><text:tab/><text:tab/><text:tab/><text:tab/></text:span><text:span text:style-name="T16">&lt;</text:span><text:span text:style-name="T21">read</text:span><text:span text:style-name="T16">&gt;</text:span><text:span text:style-name="T11">true</text:span><text:span text:style-name="T16">&lt;/</text:span><text:span text:style-name="T21">read</text:span><text:span text:style-name="T16">&gt;</text:span></text:p>
      <text:p text:style-name="P48"><text:span text:style-name="T11"><text:tab/><text:tab/><text:tab/><text:tab/><text:tab/><text:tab/></text:span><text:span text:style-name="T16">&lt;</text:span><text:span text:style-name="T21">write</text:span><text:span text:style-name="T16">&gt;</text:span><text:span text:style-name="T11">false</text:span><text:span text:style-name="T16">&lt;/</text:span><text:span text:style-name="T21">write</text:span><text:span text:style-name="T16">&gt;</text:span></text:p>
      <text:p text:style-name="P48"><text:span text:style-name="T11"><text:tab/><text:tab/><text:tab/><text:tab/><text:tab/><text:tab/></text:span><text:span text:style-name="T16">&lt;</text:span><text:span text:style-name="T21">execute</text:span><text:span text:style-name="T16">&gt;</text:span><text:span text:style-name="T11">true</text:span><text:span text:style-name="T16">&lt;/</text:span><text:span text:style-name="T21">execute</text:span><text:span text:style-name="T16">&gt;</text:span></text:p>
      <text:p text:style-name="P48"><text:span text:style-name="T11"><text:tab/><text:tab/><text:tab/><text:tab/><text:tab/><text:tab/></text:span><text:span text:style-name="T16">&lt;</text:span><text:span text:style-name="T21">setPolicy</text:span><text:span text:style-name="T16">&gt;</text:span><text:span text:style-name="T11">false</text:span><text:span text:style-name="T16">&lt;/</text:span><text:span text:style-name="T21">setPolicy</text:span><text:span text:style-name="T16">&gt;</text:span></text:p>
      <text:p text:style-name="P48"><text:span text:style-name="T11"><text:tab/><text:tab/><text:tab/><text:tab/><text:tab/><text:tab/></text:span><text:span text:style-name="T16">&lt;</text:span><text:span text:style-name="T21">traverse</text:span><text:span text:style-name="T16">&gt;</text:span><text:span text:style-name="T11">true</text:span><text:span text:style-name="T16">&lt;/</text:span><text:span text:style-name="T21">traverse</text:span><text:span text:style-name="T16">&gt;</text:span></text:p>
      <text:p text:style-name="P48"><text:span text:style-name="T11"><text:tab/><text:tab/><text:tab/><text:tab/><text:tab/><text:tab/></text:span><text:span text:style-name="T16">&lt;</text:span><text:span text:style-name="T21">members</text:span><text:span text:style-name="T16">&gt;</text:span></text:p>
      <text:p text:style-name="P48"><text:span text:style-name="T11"><text:tab/><text:tab/><text:tab/><text:tab/><text:tab/><text:tab/><text:tab/></text:span><text:span text:style-name="T16">&lt;</text:span><text:span text:style-name="T21">role</text:span><text:span text:style-name="T16">&gt;</text:span><text:span text:style-name="T11">System Administrators (ReadOnly)</text:span><text:span text:style-name="T16">&lt;/</text:span><text:span text:style-name="T21">role</text:span><text:span text:style-name="T16">&gt;</text:span></text:p>
      <text:p text:style-name="P48"><text:span text:style-name="T11"><text:tab/><text:tab/><text:tab/><text:tab/><text:tab/><text:tab/></text:span><text:span text:style-name="T16">&lt;/</text:span><text:span text:style-name="T21">members</text:span><text:span text:style-name="T16">&gt;</text:span></text:p>
      <text:p text:style-name="P48"><text:span text:style-name="T11"><text:tab/><text:tab/><text:tab/><text:tab/><text:tab/></text:span><text:span text:style-name="T16">&lt;/</text:span><text:span text:style-name="T21">permission</text:span><text:span text:style-name="T16">&gt;</text:span></text:p>
      <text:p text:style-name="P48"><text:span text:style-name="T11"><text:tab/><text:tab/><text:tab/><text:tab/></text:span><text:span text:style-name="T16">&lt;/</text:span><text:span text:style-name="T21">feature</text:span><text:span text:style-name="T16">&gt;</text:span></text:p>
      <text:p text:style-name="P48"><text:span text:style-name="T11"><text:tab/><text:tab/><text:tab/><text:tab/></text:span><text:span text:style-name="T16">&lt;</text:span><text:span text:style-name="T21">feature</text:span><text:span text:style-name="T16">&gt;</text:span></text:p>
      <text:p text:style-name="P48"><text:span text:style-name="T11"><text:tab/><text:tab/><text:tab/><text:tab/><text:tab/></text:span><text:span text:style-name="T16">&lt;</text:span><text:span text:style-name="T21">name</text:span><text:span text:style-name="T16">&gt;</text:span><text:span text:style-name="T11">Set capabilities and manage UI profiles</text:span><text:span text:style-name="T16">&lt;/</text:span><text:span text:style-name="T21">name</text:span><text:span text:style-name="T16">&gt;</text:span></text:p>
      <text:p text:style-name="P48"><text:span text:style-name="T11"><text:tab/><text:tab/><text:tab/><text:tab/><text:tab/></text:span><text:span text:style-name="T16">&lt;</text:span><text:span text:style-name="T21">permission</text:span><text:span text:style-name="T16">&gt;</text:span></text:p>
      <text:p text:style-name="P48"><text:span text:style-name="T11"><text:tab/><text:tab/><text:tab/><text:tab/><text:tab/><text:tab/></text:span><text:span text:style-name="T16">&lt;</text:span><text:span text:style-name="T21">read</text:span><text:span text:style-name="T16">&gt;</text:span><text:span text:style-name="T11">true</text:span><text:span text:style-name="T16">&lt;/</text:span><text:span text:style-name="T21">read</text:span><text:span text:style-name="T16">&gt;</text:span></text:p>
      <text:p text:style-name="P48"><text:span text:style-name="T11"><text:tab/><text:tab/><text:tab/><text:tab/><text:tab/><text:tab/></text:span><text:span text:style-name="T16">&lt;</text:span><text:span text:style-name="T21">write</text:span><text:span text:style-name="T16">&gt;</text:span><text:span text:style-name="T11">false</text:span><text:span text:style-name="T16">&lt;/</text:span><text:span text:style-name="T21">write</text:span><text:span text:style-name="T16">&gt;</text:span></text:p>
      <text:p text:style-name="P48"><text:span text:style-name="T11"><text:tab/><text:tab/><text:tab/><text:tab/><text:tab/><text:tab/></text:span><text:span text:style-name="T16">&lt;</text:span><text:span text:style-name="T21">execute</text:span><text:span text:style-name="T16">&gt;</text:span><text:span text:style-name="T11">true</text:span><text:span text:style-name="T16">&lt;/</text:span><text:span text:style-name="T21">execute</text:span><text:span text:style-name="T16">&gt;</text:span></text:p>
      <text:p text:style-name="P48"><text:span text:style-name="T11"><text:tab/><text:tab/><text:tab/><text:tab/><text:tab/><text:tab/></text:span><text:span text:style-name="T16">&lt;</text:span><text:span text:style-name="T21">setPolicy</text:span><text:span text:style-name="T16">&gt;</text:span><text:span text:style-name="T11">false</text:span><text:span text:style-name="T16">&lt;/</text:span><text:span text:style-name="T21">setPolicy</text:span><text:span text:style-name="T16">&gt;</text:span></text:p>
      <text:p text:style-name="P48"><text:span text:style-name="T11"><text:tab/><text:tab/><text:tab/><text:tab/><text:tab/><text:tab/></text:span><text:span text:style-name="T16">&lt;</text:span><text:span text:style-name="T21">traverse</text:span><text:span text:style-name="T16">&gt;</text:span><text:span text:style-name="T11">true</text:span><text:span text:style-name="T16">&lt;/</text:span><text:span text:style-name="T21">traverse</text:span><text:span text:style-name="T16">&gt;</text:span></text:p>
      <text:p text:style-name="P48"><text:span text:style-name="T11"><text:tab/><text:tab/><text:tab/><text:tab/><text:tab/><text:tab/></text:span><text:span text:style-name="T16">&lt;</text:span><text:span text:style-name="T21">members</text:span><text:span text:style-name="T16">&gt;</text:span></text:p>
      <text:p text:style-name="P48"><text:span text:style-name="T11"><text:tab/><text:tab/><text:tab/><text:tab/><text:tab/><text:tab/><text:tab/></text:span><text:span text:style-name="T16">&lt;</text:span><text:span text:style-name="T21">role</text:span><text:span text:style-name="T16">&gt;</text:span><text:span text:style-name="T11">System Administrators (ReadOnly)</text:span><text:span text:style-name="T16">&lt;/</text:span><text:span text:style-name="T21">role</text:span><text:span text:style-name="T16">&gt;</text:span></text:p>
      <text:p text:style-name="P48"><text:span text:style-name="T11"><text:tab/><text:tab/><text:tab/><text:tab/><text:tab/><text:tab/></text:span><text:span text:style-name="T16">&lt;/</text:span><text:span text:style-name="T21">members</text:span><text:span text:style-name="T16">&gt;</text:span></text:p>
      <text:p text:style-name="P48"><text:span text:style-name="T11"><text:tab/><text:tab/><text:tab/><text:tab/><text:tab/></text:span><text:span text:style-name="T16">&lt;/</text:span><text:span text:style-name="T21">permission</text:span><text:span text:style-name="T16">&gt;</text:span></text:p>
      <text:p text:style-name="P48"><text:span text:style-name="T11"><text:tab/><text:tab/><text:tab/><text:tab/></text:span><text:span text:style-name="T16">&lt;/</text:span><text:span text:style-name="T21">feature</text:span><text:span text:style-name="T16">&gt;</text:span></text:p>
      <text:p text:style-name="P48"><text:span text:style-name="T11"><text:tab/><text:tab/><text:tab/><text:tab/></text:span><text:span text:style-name="T16">&lt;</text:span><text:span text:style-name="T21">feature</text:span><text:span text:style-name="T16">&gt;</text:span></text:p>
      <text:p text:style-name="P48"><text:span text:style-name="T11"><text:tab/><text:tab/><text:tab/><text:tab/><text:tab/></text:span><text:span text:style-name="T16">&lt;</text:span><text:span text:style-name="T21">name</text:span><text:span text:style-name="T16">&gt;</text:span><text:span text:style-name="T11">Styles and portlets</text:span><text:span text:style-name="T16">&lt;/</text:span><text:span text:style-name="T21">name</text:span><text:span text:style-name="T16">&gt;</text:span></text:p>
      <text:p text:style-name="P48"><text:span text:style-name="T11"><text:tab/><text:tab/><text:tab/><text:tab/><text:tab/></text:span><text:span text:style-name="T16">&lt;</text:span><text:span text:style-name="T21">permission</text:span><text:span text:style-name="T16">&gt;</text:span></text:p>
      <text:p text:style-name="P48"><text:span text:style-name="T11"><text:tab/><text:tab/><text:tab/><text:tab/><text:tab/><text:tab/></text:span><text:span text:style-name="T16">&lt;</text:span><text:span text:style-name="T21">read</text:span><text:span text:style-name="T16">&gt;</text:span><text:span text:style-name="T11">true</text:span><text:span text:style-name="T16">&lt;/</text:span><text:span text:style-name="T21">read</text:span><text:span text:style-name="T16">&gt;</text:span></text:p>
      <text:p text:style-name="P48"><text:span text:style-name="T11"><text:tab/><text:tab/><text:tab/><text:tab/><text:tab/><text:tab/></text:span><text:span text:style-name="T16">&lt;</text:span><text:span text:style-name="T21">write</text:span><text:span text:style-name="T16">&gt;</text:span><text:span text:style-name="T11">false</text:span><text:span text:style-name="T16">&lt;/</text:span><text:span text:style-name="T21">write</text:span><text:span text:style-name="T16">&gt;</text:span></text:p>
      <text:p text:style-name="P48"><text:span text:style-name="T11"><text:tab/><text:tab/><text:tab/><text:tab/><text:tab/><text:tab/></text:span><text:span text:style-name="T16">&lt;</text:span><text:span text:style-name="T21">execute</text:span><text:span text:style-name="T16">&gt;</text:span><text:span text:style-name="T11">true</text:span><text:span text:style-name="T16">&lt;/</text:span><text:span text:style-name="T21">execute</text:span><text:span text:style-name="T16">&gt;</text:span></text:p>
      <text:p text:style-name="P48"><text:span text:style-name="T11"><text:tab/><text:tab/><text:tab/><text:tab/><text:tab/><text:tab/></text:span><text:span text:style-name="T16">&lt;</text:span><text:span text:style-name="T21">setPolicy</text:span><text:span text:style-name="T16">&gt;</text:span><text:span text:style-name="T11">false</text:span><text:span text:style-name="T16">&lt;/</text:span><text:span text:style-name="T21">setPolicy</text:span><text:span text:style-name="T16">&gt;</text:span></text:p>
      <text:p text:style-name="P48"><text:span text:style-name="T11"><text:tab/><text:tab/><text:tab/><text:tab/><text:tab/><text:tab/></text:span><text:span text:style-name="T16">&lt;</text:span><text:span text:style-name="T21">traverse</text:span><text:span text:style-name="T16">&gt;</text:span><text:span text:style-name="T11">true</text:span><text:span text:style-name="T16">&lt;/</text:span><text:span text:style-name="T21">traverse</text:span><text:span text:style-name="T16">&gt;</text:span></text:p>
      <text:p text:style-name="P48"><text:span text:style-name="T11"><text:tab/><text:tab/><text:tab/><text:tab/><text:tab/><text:tab/></text:span><text:span text:style-name="T16">&lt;</text:span><text:span text:style-name="T21">members</text:span><text:span text:style-name="T16">&gt;</text:span></text:p>
      <text:p text:style-name="P48"><text:span text:style-name="T11"><text:tab/><text:tab/><text:tab/><text:tab/><text:tab/><text:tab/><text:tab/></text:span><text:span text:style-name="T16">&lt;</text:span><text:span text:style-name="T21">role</text:span><text:span text:style-name="T16">&gt;</text:span><text:span text:style-name="T11">System Administrators (ReadOnly)</text:span><text:span text:style-name="T16">&lt;/</text:span><text:span text:style-name="T21">role</text:span><text:span text:style-name="T16">&gt;</text:span></text:p>
      <text:p text:style-name="P48"><text:span text:style-name="T11"><text:tab/><text:tab/><text:tab/><text:tab/><text:tab/><text:tab/></text:span><text:span text:style-name="T16">&lt;/</text:span><text:span text:style-name="T21">members</text:span><text:span text:style-name="T16">&gt;</text:span></text:p>
      <text:p text:style-name="P48"><text:span text:style-name="T11"><text:tab/><text:tab/><text:tab/><text:tab/><text:tab/></text:span><text:span text:style-name="T16">&lt;/</text:span><text:span text:style-name="T21">permission</text:span><text:span text:style-name="T16">&gt;</text:span></text:p>
      <text:p text:style-name="P48"><text:span text:style-name="T11"><text:tab/><text:tab/><text:tab/><text:tab/></text:span><text:span text:style-name="T16">&lt;/</text:span><text:span text:style-name="T21">feature</text:span><text:span text:style-name="T16">&gt;</text:span></text:p>
      <text:p text:style-name="P48"><text:span text:style-name="T11"><text:tab/><text:tab/><text:tab/><text:tab/></text:span><text:span text:style-name="T16">&lt;</text:span><text:span text:style-name="T21">feature</text:span><text:span text:style-name="T16">&gt;</text:span></text:p>
      <text:p text:style-name="P48"><text:span text:style-name="T11"><text:tab/><text:tab/><text:tab/><text:tab/><text:tab/></text:span><text:span text:style-name="T16">&lt;</text:span><text:span text:style-name="T21">name</text:span><text:span text:style-name="T16">&gt;</text:span><text:span text:style-name="T11">Users\, Groups\, and Roles</text:span><text:span text:style-name="T16">&lt;/</text:span><text:span text:style-name="T21">name</text:span><text:span text:style-name="T16">&gt;</text:span></text:p>
      <text:p text:style-name="P48"><text:span text:style-name="T11"><text:tab/><text:tab/><text:tab/><text:tab/><text:tab/></text:span><text:span text:style-name="T16">&lt;</text:span><text:span text:style-name="T21">permission</text:span><text:span text:style-name="T16">&gt;</text:span></text:p>
      <text:p text:style-name="P48"><text:span text:style-name="T11"><text:tab/><text:tab/><text:tab/><text:tab/><text:tab/><text:tab/></text:span><text:span text:style-name="T16">&lt;</text:span><text:span text:style-name="T21">read</text:span><text:span text:style-name="T16">&gt;</text:span><text:span text:style-name="T11">true</text:span><text:span text:style-name="T16">&lt;/</text:span><text:span text:style-name="T21">read</text:span><text:span text:style-name="T16">&gt;</text:span></text:p>
      <text:p text:style-name="P48"><text:span text:style-name="T11"><text:tab/><text:tab/><text:tab/><text:tab/><text:tab/><text:tab/></text:span><text:span text:style-name="T16">&lt;</text:span><text:span text:style-name="T21">write</text:span><text:span text:style-name="T16">&gt;</text:span><text:span text:style-name="T11">false</text:span><text:span text:style-name="T16">&lt;/</text:span><text:span text:style-name="T21">write</text:span><text:span text:style-name="T16">&gt;</text:span></text:p>
      <text:p text:style-name="P48"><text:span text:style-name="T11"><text:tab/><text:tab/><text:tab/><text:tab/><text:tab/><text:tab/></text:span><text:span text:style-name="T16">&lt;</text:span><text:span text:style-name="T21">execute</text:span><text:span text:style-name="T16">&gt;</text:span><text:span text:style-name="T11">true</text:span><text:span text:style-name="T16">&lt;/</text:span><text:span text:style-name="T21">execute</text:span><text:span text:style-name="T16">&gt;</text:span></text:p>
      <text:p text:style-name="P48"><text:span text:style-name="T11"><text:tab/><text:tab/><text:tab/><text:tab/><text:tab/><text:tab/></text:span><text:span text:style-name="T16">&lt;</text:span><text:span text:style-name="T21">setPolicy</text:span><text:span text:style-name="T16">&gt;</text:span><text:span text:style-name="T11">false</text:span><text:span text:style-name="T16">&lt;/</text:span><text:span text:style-name="T21">setPolicy</text:span><text:span text:style-name="T16">&gt;</text:span></text:p>
      <text:p text:style-name="P48"><text:span text:style-name="T11"><text:tab/><text:tab/><text:tab/><text:tab/><text:tab/><text:tab/></text:span><text:span text:style-name="T16">&lt;</text:span><text:span text:style-name="T21">traverse</text:span><text:span text:style-name="T16">&gt;</text:span><text:span text:style-name="T11">true</text:span><text:span text:style-name="T16">&lt;/</text:span><text:span text:style-name="T21">traverse</text:span><text:span text:style-name="T16">&gt;</text:span></text:p>
      <text:p text:style-name="P48"><text:span text:style-name="T11"><text:tab/><text:tab/><text:tab/><text:tab/><text:tab/><text:tab/></text:span><text:span text:style-name="T16">&lt;</text:span><text:span text:style-name="T21">members</text:span><text:span text:style-name="T16">&gt;</text:span></text:p>
      <text:p text:style-name="P48"><text:span text:style-name="T11"><text:tab/><text:tab/><text:tab/><text:tab/><text:tab/><text:tab/><text:tab/></text:span><text:span text:style-name="T16">&lt;</text:span><text:span text:style-name="T21">role</text:span><text:span text:style-name="T16">&gt;</text:span><text:span text:style-name="T11">System Administrators (ReadOnly)</text:span><text:span text:style-name="T16">&lt;/</text:span><text:span text:style-name="T21">role</text:span><text:span text:style-name="T16">&gt;</text:span></text:p>
      <text:p text:style-name="P48"><text:span text:style-name="T11"><text:tab/><text:tab/><text:tab/><text:tab/><text:tab/><text:tab/></text:span><text:span text:style-name="T16">&lt;/</text:span><text:span text:style-name="T21">members</text:span><text:span text:style-name="T16">&gt;</text:span></text:p>
      <text:p text:style-name="P48"><text:span text:style-name="T11"><text:tab/><text:tab/><text:tab/><text:tab/><text:tab/></text:span><text:span text:style-name="T16">&lt;/</text:span><text:span text:style-name="T21">permission</text:span><text:span text:style-name="T16">&gt;</text:span></text:p>
      <text:p text:style-name="P48"><text:span text:style-name="T11"><text:tab/><text:tab/><text:tab/><text:tab/></text:span><text:span text:style-name="T16">&lt;/</text:span><text:span text:style-name="T21">feature</text:span><text:span text:style-name="T16">&gt;</text:span><text:span text:style-name="T11"><text:tab/><text:tab/><text:tab/></text:span></text:p>
      <text:p text:style-name="P48"><text:span text:style-name="T11"><text:tab/><text:tab/><text:tab/></text:span><text:span text:style-name="T16">&lt;/</text:span><text:span text:style-name="T21">features</text:span><text:span text:style-name="T16">&gt;</text:span></text:p>
      <text:p text:style-name="P48"><text:span text:style-name="T11"><text:tab/><text:tab/></text:span><text:span text:style-name="T16">&lt;/</text:span><text:span text:style-name="T21">capability</text:span><text:span text:style-name="T16">&gt;</text:span></text:p>
      <text:p text:style-name="P50"><text:tab/><text:tab/></text:p>
      <text:p text:style-name="P50"><text:tab/><text:tab/></text:p>
      <text:p text:style-name="P48"><text:span text:style-name="T11"><text:tab/><text:tab/></text:span><text:span text:style-name="T25">&lt;!-- =========================== --&gt;</text:span></text:p>
      <text:p text:style-name="P48"><text:span text:style-name="T11"><text:tab/><text:tab/></text:span><text:span text:style-name="T25">&lt;!-- Remove 'Show Hidden' option --&gt;</text:span></text:p>
      <text:p text:style-name="P48"><text:span text:style-name="T11"><text:tab/><text:tab/></text:span><text:span text:style-name="T25">&lt;!-- =========================== --&gt;</text:span></text:p>
      <text:p text:style-name="P48"/>
      <text:p text:style-name="P48"><text:span text:style-name="T11"><text:tab/><text:tab/></text:span><text:span text:style-name="T16">&lt;</text:span><text:span text:style-name="T21">capability</text:span><text:span text:style-name="T16">&gt;</text:span></text:p>
      <text:p text:style-name="P48"><text:span text:style-name="T11"><text:tab/><text:tab/><text:tab/></text:span><text:span text:style-name="T16">&lt;</text:span><text:span text:style-name="T21">name</text:span><text:span text:style-name="T16">&gt;</text:span><text:span text:style-name="T11">Hide Entries</text:span><text:span text:style-name="T16">&lt;/</text:span><text:span text:style-name="T21">name</text:span><text:span text:style-name="T16">&gt;</text:span></text:p>
      <text:p text:style-name="P48"><text:span text:style-name="T11"><text:tab/><text:tab/><text:tab/></text:span><text:span text:style-name="T16">&lt;</text:span><text:span text:style-name="T21">permission</text:span><text:span text:style-name="T16">&gt;</text:span></text:p>
      <text:p text:style-name="P48"><text:span text:style-name="T11"><text:tab/><text:tab/><text:tab/><text:tab/></text:span><text:span text:style-name="T16">&lt;</text:span><text:span text:style-name="T21">read</text:span><text:span text:style-name="T16">&gt;</text:span><text:span text:style-name="T11">false</text:span><text:span text:style-name="T16">&lt;/</text:span><text:span text:style-name="T21">read</text:span><text:span text:style-name="T16">&gt;</text:span></text:p>
      <text:p text:style-name="P48"><text:span text:style-name="T11"><text:tab/><text:tab/><text:tab/><text:tab/></text:span><text:span text:style-name="T16">&lt;</text:span><text:span text:style-name="T21">write</text:span><text:span text:style-name="T16">&gt;</text:span><text:span text:style-name="T11">false</text:span><text:span text:style-name="T16">&lt;/</text:span><text:span text:style-name="T21">write</text:span><text:span text:style-name="T16">&gt;</text:span></text:p>
      <text:p text:style-name="P48"><text:span text:style-name="T11"><text:tab/><text:tab/><text:tab/><text:tab/></text:span><text:span text:style-name="T16">&lt;</text:span><text:span text:style-name="T21">execute</text:span><text:span text:style-name="T16">&gt;</text:span><text:span text:style-name="T11">false</text:span><text:span text:style-name="T16">&lt;/</text:span><text:span text:style-name="T21">execute</text:span><text:span text:style-name="T16">&gt;</text:span></text:p>
      <text:p text:style-name="P48"><text:span text:style-name="T11"><text:tab/><text:tab/><text:tab/><text:tab/></text:span><text:span text:style-name="T16">&lt;</text:span><text:span text:style-name="T21">setPolicy</text:span><text:span text:style-name="T16">&gt;</text:span><text:span text:style-name="T11">false</text:span><text:span text:style-name="T16">&lt;/</text:span><text:span text:style-name="T21">setPolicy</text:span><text:span text:style-name="T16">&gt;</text:span></text:p>
      <text:p text:style-name="P48"><text:span text:style-name="T11"><text:tab/><text:tab/><text:tab/><text:tab/></text:span><text:span text:style-name="T16">&lt;</text:span><text:span text:style-name="T21">traverse</text:span><text:span text:style-name="T16">&gt;</text:span><text:span text:style-name="T11">false</text:span><text:span text:style-name="T16">&lt;/</text:span><text:span text:style-name="T21">traverse</text:span><text:span text:style-name="T16">&gt;</text:span></text:p>
      <text:p text:style-name="P48"><text:span text:style-name="T11"><text:tab/><text:tab/><text:tab/><text:tab/></text:span><text:span text:style-name="T16">&lt;</text:span><text:span text:style-name="T21">members</text:span><text:span text:style-name="T16">&gt;</text:span></text:p>
      <text:p text:style-name="P48"><text:span text:style-name="T11"><text:tab/><text:tab/><text:tab/><text:tab/><text:tab/></text:span><text:span text:style-name="T16">&lt;</text:span><text:span text:style-name="T21">role</text:span><text:span text:style-name="T16">&gt;</text:span><text:span text:style-name="T11">QSWorklistUser</text:span><text:span text:style-name="T16">&lt;/</text:span><text:span text:style-name="T21">role</text:span><text:span text:style-name="T16">&gt;</text:span></text:p>
      <text:p text:style-name="P48"><text:span text:style-name="T11"><text:tab/><text:tab/><text:tab/><text:tab/><text:tab/></text:span><text:span text:style-name="T16">&lt;</text:span><text:span text:style-name="T21">role</text:span><text:span text:style-name="T16">&gt;</text:span><text:span text:style-name="T11">WorklistUser</text:span><text:span text:style-name="T16">&lt;/</text:span><text:span text:style-name="T21">role</text:span><text:span text:style-name="T16">&gt;</text:span></text:p>
      <text:p text:style-name="P48"><text:span text:style-name="T11"><text:tab/><text:tab/><text:tab/><text:tab/></text:span><text:span text:style-name="T16">&lt;/</text:span><text:span text:style-name="T21">members</text:span><text:span text:style-name="T16">&gt;</text:span></text:p>
      <text:p text:style-name="P48"><text:span text:style-name="T11"><text:tab/><text:tab/><text:tab/></text:span><text:span text:style-name="T16">&lt;/</text:span><text:span text:style-name="T21">permission</text:span><text:span text:style-name="T16">&gt;</text:span></text:p>
      <text:p text:style-name="P48"><text:span text:style-name="T11"><text:tab/><text:tab/><text:tab/></text:span><text:span text:style-name="T16">&lt;</text:span><text:span text:style-name="T21">features</text:span><text:span text:style-name="T16">&gt;</text:span></text:p>
      <text:p text:style-name="P48"><text:span text:style-name="T11"><text:tab/><text:tab/><text:tab/></text:span><text:span text:style-name="T16">&lt;/</text:span><text:span text:style-name="T21">features</text:span><text:span text:style-name="T16">&gt;</text:span></text:p>
      <text:p text:style-name="P48"><text:soft-page-break/><text:span text:style-name="T11"><text:tab/><text:tab/></text:span><text:span text:style-name="T16">&lt;/</text:span><text:span text:style-name="T21">capability</text:span><text:span text:style-name="T16">&gt;</text:span></text:p>
      <text:p text:style-name="P50"><text:tab/><text:tab/></text:p>
      <text:p text:style-name="P48"/>
      <text:p text:style-name="P48"><text:span text:style-name="T11"><text:tab/></text:span><text:span text:style-name="T16">&lt;/</text:span><text:span text:style-name="T21">capabilities</text:span><text:span text:style-name="T16">&gt;</text:span></text:p>
      <text:p text:style-name="P42"><text:span text:style-name="T11"><text:tab/></text:span><text:span text:style-name="T16">&lt;</text:span><text:span text:style-name="T21">restrictedContent</text:span><text:span text:style-name="T16">&gt;</text:span></text:p>
      <text:p text:style-name="P49"><text:span text:style-name="T11"><text:tab/><text:tab/></text:span><text:span text:style-name="T16">&lt;</text:span><text:span text:style-name="T21">unrestricted</text:span><text:span text:style-name="T16">&gt;</text:span></text:p>
      <text:p text:style-name="P49"><text:span text:style-name="T11"><text:tab/><text:tab/><text:tab/></text:span><text:span text:style-name="T16">&lt;</text:span><text:span text:style-name="T21">role</text:span><text:span text:style-name="T16">&gt;</text:span><text:span text:style-name="T11">System Administrators</text:span><text:span text:style-name="T16">&lt;/</text:span><text:span text:style-name="T21">role</text:span><text:span text:style-name="T16">&gt;</text:span></text:p>
      <text:p text:style-name="P49"><text:span text:style-name="T11"><text:tab/><text:tab/></text:span><text:span text:style-name="T16">&lt;/</text:span><text:span text:style-name="T21">unrestricted</text:span><text:span text:style-name="T16">&gt;</text:span></text:p>
      <text:p text:style-name="P49"><text:span text:style-name="T11"><text:tab/><text:tab/></text:span><text:span text:style-name="T16">&lt;</text:span><text:span text:style-name="T21">visible</text:span><text:span text:style-name="T16">&gt;</text:span></text:p>
      <text:p text:style-name="P49"><text:span text:style-name="T11"><text:tab/><text:tab/><text:tab/></text:span><text:span text:style-name="T16">&lt;</text:span><text:span text:style-name="T21">searchPath</text:span><text:span text:style-name="T16">&gt;</text:span><text:span text:style-name="T11">/content/folder[@name='MIF_QueryStudio']</text:span><text:span text:style-name="T16">&lt;/</text:span><text:span text:style-name="T21">searchPath</text:span><text:span text:style-name="T16">&gt;</text:span></text:p>
      <text:p text:style-name="P49"><text:span text:style-name="T11"><text:tab/><text:tab/></text:span><text:span text:style-name="T16">&lt;/</text:span><text:span text:style-name="T21">visible</text:span><text:span text:style-name="T16">&gt;</text:span></text:p>
      <text:p text:style-name="P51"><text:span text:style-name="T12"><text:tab/></text:span><text:span text:style-name="T17">&lt;/</text:span><text:span text:style-name="T22">restrictedContent</text:span><text:span text:style-name="T17">&gt;</text:span></text:p>
      <text:h text:style-name="P23" text:outline-level="2"><text:bookmark-start text:name="__RefHeading__172_1125058665"/>Configure Password<text:bookmark-end text:name="__RefHeading__172_1125058665"/></text:h>
      <text:p text:style-name="P15">The password is recorded in a crypted manor. </text:p>
      <text:p text:style-name="P15">To encrypt a different or new password, run the program with command-line options: </text:p>
      <text:p text:style-name="P15"><text:tab/><text:span text:style-name="T14">java -jar CoCoMa_C102_fat.jar --</text:span><text:span text:style-name="T15">config config.xml </text:span><text:s/>-- setpass</text:p>
      <text:p text:style-name="P15">“--crypt &lt;password&gt;” as commandline option will encrypted the cleartext password: </text:p>
      <text:p text:style-name="P15"><text:tab/><text:span text:style-name="T14">java -jar CoCoMa_C102_fat.jar --crypt &lt;cleartext password&gt;</text:span></text:p>
      <text:p text:style-name="P15">Be careful using the --crypt option, as passwords may be stored in commandline history.</text:p>
      <text:h text:style-name="P21" text:outline-level="2"><text:bookmark-start text:name="__RefHeading__174_1125058665"/>Using Searchpath<text:bookmark-end text:name="__RefHeading__174_1125058665"/></text:h>
      <text:p text:style-name="P15">The IBM Cognos searchpath is Xpath encoded (see example documentation http://www.ibm.com/developerworks/data/library/cognos/development/how_to/page129.html?ca=drs-)</text:p>
      <text:p text:style-name="P15"/>
      <text:p text:style-name="P15">Generally speaking each item in Cognos Connection has a search-path, it can be retrieved using the properties icon &gt; general tab &gt; upper right corner &gt; searchpath.</text:p>
      <text:p text:style-name="P15">Adding „&lt;searchpath&gt;//query“ will retrieve all QueryStudio Reports </text:p>
      <text:p text:style-name="P15">Adding „&lt;searchpath&gt;//report“ will retrieve all QueryStudio Reports.</text:p>
      <text:p text:style-name="P5">Multiple searchpathes can be concatenated with a pipe („|“)</text:p>
      <text:p text:style-name="P15">A searchpath of „//report | //query“ retrieves all QS and RS reports in the whole Cognos System (!be carefull!).</text:p>
      <text:p text:style-name="P17">Hint: The searchpath is case sensitive and language sensitive. If you paste a german searchpath and the user retrieving the report via the program has an English default profile, this may cause unstable behavior.</text:p>
      <text:p text:style-name="P18">WARNING! Be carefull when using the options above on production machines with more than 1000 reports. The server load produced in the ContentManager Service can rise significant. To evaluate the programmed functions it is preferable to start with a subfolder folder or one single report.</text:p>
      <text:p text:style-name="P18"/>
      <text:p text:style-name="P15"><text:soft-page-break/>Example: </text:p>
      <text:p text:style-name="P16">&lt;reportSearchPath&gt;</text:p>
      <text:p text:style-name="P16"><text:tab/>&lt;!-- reportSearchPath is a CognosSearchPath from Cognos Connection --&gt;</text:p>
      <text:p text:style-name="P16"><text:tab/>&lt;!-- /content/folder[@name='Beispiele']//report | /content/folder[@name='Beispiele']//query --&gt; </text:p>
      <text:p text:style-name="P16"><text:tab/>/content/folder[@name='Samples']/folder[@name='00 - Berichtsvorlagen']//report | <text:tab/><text:tab/><text:tab/>/content/folder[@name='samples']/folder[@name='00 - Berichtsvorlagen']//query</text:p>
      <text:p text:style-name="P16">&lt;/reportSearchPath&gt;</text:p>
      <text:h text:style-name="P22" text:outline-level="2"><text:bookmark-start text:name="__RefHeading__182_1125058665"/>Loglevel<text:bookmark-end text:name="__RefHeading__182_1125058665"/></text:h>
      <text:p text:style-name="P3">The tag loglevel defines the amount of logfile information written to log4.log. It can be INFO (general information) or DEBUG (lots of information).</text:p>
      <text:p text:style-name="P3">Also see log4j.properties for further configuration.</text:p>
      <text:p text:style-name="P3">A logfile may be written outside of CoCoMa directory, if set so in log4j.properties.</text:p>
      <text:p text:style-name="P3"/>
      <text:h text:style-name="P28" text:outline-level="1"><text:bookmark-start text:name="__RefHeading__776_30617906"/>Command Line parameters<text:bookmark-end text:name="__RefHeading__776_30617906"/></text:h>
      <text:p text:style-name="P41"><text:span text:style-name="T5">--donotaskforbackup</text:span></text:p>
      <text:p text:style-name="P41"><text:span text:style-name="T5">--config &lt;configfile.xml&gt;</text:span></text:p>
      <text:p text:style-name="P41"><text:span text:style-name="T5">--check</text:span></text:p>
      <text:p text:style-name="P41"><text:span text:style-name="T5">--setpass</text:span></text:p>
      <text:p text:style-name="P41"><text:span text:style-name="T5">--phasedeployment</text:span></text:p>
      <text:p text:style-name="P41"><text:span text:style-name="T5">--console</text:span></text:p>
      <text:p text:style-name="P41"><text:span text:style-name="T5">--dispatcherinfo</text:span></text:p>
      <text:p text:style-name="P41"><text:span text:style-name="T5">--version</text:span></text:p>
      <text:p text:style-name="P38"><text:span text:style-name="T5">--</text:span><text:span text:style-name="T7">phasedpeloyment</text:span></text:p>
      <text:p text:style-name="P38"><text:span text:style-name="T7">--phasecontent</text:span></text:p>
      <text:p text:style-name="P38"><text:span text:style-name="T7">--phasebasic</text:span></text:p>
      <text:p text:style-name="P38"><text:span text:style-name="T7">--advancedDispacherSetting</text:span></text:p>
      <text:p text:style-name="P41"><text:span text:style-name="T6"/></text:p>
      <text:h text:style-name="P28" text:outline-level="1"><text:bookmark-start text:name="__RefHeading__184_1125058665"/>Execute CoCoMa<text:bookmark-end text:name="__RefHeading__184_1125058665"/></text:h>
      <text:p text:style-name="P3">Open a command line (DOS box or bash) and execute: </text:p>
      <text:p text:style-name="P3"><text:tab/>java -jar CoCoMa_C102_fat.jar --config &lt;configfile.xml&gt;</text:p>
      <text:p text:style-name="P3"/>
      <text:p text:style-name="P4"><text:span text:style-name="T3">The details to setup the configfile have been described before. </text:span></text:p>
      <text:h text:style-name="P28" text:outline-level="1"><text:bookmark-start text:name="__RefHeading__651_1163373423"/>Warranty / Disclaimer<text:bookmark-end text:name="__RefHeading__651_1163373423"/></text:h>
      <text:p text:style-name="P3">There is no warranty that the program will not harm your environment. We have tested and taken any action possible to deliver everything needed to make the program save, stable, easy to handle and behave accurate in any way. But still your environment, your usage or other not foreseen circumstances may however lead to improper function which might result in damage or loss of data. We can not be held liable for any infringement or damage or loss caused by the use of the program.</text:p>
      <text:p text:style-name="P3">The program uses IBM Cognos SDK examples. You might need a proper, different or other license for IBM Cognos to operate the program. See license for details. We can not be held liable for any infringement caused by improperly licensed environments or changed license resulting from using this program. We hereby inform you to contact your local IBM representative to obtain such a license.</text:p>
      <text:h text:style-name="P28" text:outline-level="1"><text:bookmark-start text:name="__RefHeading__653_1163373423"/>License<text:bookmark-end text:name="__RefHeading__653_1163373423"/></text:h>
      <text:p text:style-name="P3">The usage of CoCoMa is unlimited and free of charge for Daimler AG, Stuttgart.</text:p>
      <text:p text:style-name="P3">CoCoMa is not open source. If CoCoMa is used frequently without evaluation purpose and produces benefits a proper license for usage must be acquired through us (see contact details).</text:p>
      <text:p text:style-name="P3">CoCoMa uses code from IBM Cognos SDK examples. A proper license for IBM Cognos might be required to use Validator. Please contact your local IBM representative for details. Call us if your need help.</text:p>
      <text:p text:style-name="P2"/>
      <text:h text:style-name="P29" text:outline-level="1"><text:bookmark-start text:name="__RefHeading__690_441195037"/>Contact<text:bookmark-end text:name="__RefHeading__690_441195037"/></text:h>
      <text:p text:style-name="P2"/>
      <text:p text:style-name="P2">AMVARA CONSULTING S.L.</text:p>
      <text:p text:style-name="P2">Gran Via de les Corts Catalanes 636 Princ. 1B</text:p>
      <text:p text:style-name="P2">08010 Barcelona</text:p>
      <text:p text:style-name="P2">Spain</text:p>
      <text:p text:style-name="P2"><text:tab/></text:p>
      <text:p text:style-name="P2"><text:a xlink:type="simple" xlink:href="http://www.amvara.de/" text:style-name="Internet_20_link" text:visited-style-name="Visited_20_Internet_20_Link">www.amvara.de</text:a> </text:p>
      <text:p text:style-name="P2">Mail:<text:tab/><text:tab/><text:a xlink:type="simple" xlink:href="mailto:info@amvara.de" text:style-name="Internet_20_link" text:visited-style-name="Visited_20_Internet_20_Link">info@amvara.de</text:a></text:p>
      <text:p text:style-name="P2">Phone:<text:tab/><text:tab/>++49-711-89467029 or ++49-170-7547196</text:p>
      <text:p text:style-name="P2"/>
      <text:p text:style-name="P2"/>
      <text:h text:style-name="P29" text:outline-level="1"><text:bookmark-start text:name="__RefHeading__238_1125058665"/>Courtesy<text:bookmark-end text:name="__RefHeading__238_1125058665"/></text:h>
      <text:p text:style-name="P2">CoCoMa is copyrighted by Ralf Roeber, AMVARA Consulting, Barcelona, 2011-2015. <text:s/>The very first CoCoMa version implemented ideas and functionallity described by Ralf Roeber, development was done by Christian Riedel.</text:p>
      <text:p text:style-name="P2">Some code used from IBM Cognos SDK examples. IBM Cognos is a trademark of International Business Machines Corporation, registered in many jurisdictions worldwide. Java is a trademark of Oracle.</text:p>
      <text:p text:style-name="P2"/>
      <text:p text:style-name="P11"><text:bookmark-start text:name="_PictureBullets"/><draw:frame draw:style-name="fr2" draw:name="Grafik11" text:anchor-type="as-char" svg:width="0.529cm" svg:height="0.529cm" draw:z-index="0"><draw:image xlink:href="Pictures/100000000000000F0000000F10988300.jpg" xlink:type="simple" xlink:show="embed" xlink:actuate="onLoad"/></draw:frame><text:bookmark-end text:name="_PictureBulle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Courier New1" svg:font-family="'Courier New'" style:font-family-generic="modern" style:font-pitch="fixed"/>
    <style:font-face style:name="AcadEref" svg:font-family="AcadEref" style:font-pitch="variable"/>
    <style:font-face style:name="Times New Roman" svg:font-family="'Times New Roman'" style:font-family-generic="roman" style:font-pitch="variable"/>
    <style:font-face style:name="Arial" svg:font-family="Arial" style:font-family-generic="swiss" style:font-pitch="variable"/>
    <style:font-face style:name="Dresdner Bank AG" svg:font-family="'Dresdner Bank AG', Arial"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de" fo:country="D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423cm" fo:margin-bottom="0cm" fo:text-align="justify" style:justify-single-word="false" fo:orphans="2" fo:widows="2" fo:hyphenation-ladder-count="no-limit" style:writing-mode="lr-tb"/>
      <style:text-properties style:use-window-font-color="true" style:font-name="Arial" fo:font-size="11pt" fo:language="de" fo:country="DE" style:font-name-asian="Times New Roman" style:font-size-asian="11pt" style:font-name-complex="Arial" style:font-size-complex="11pt" style:language-complex="ar" style:country-complex="SA" fo:hyphenate="tru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text-properties fo:font-style="italic" style:font-style-asian="italic" style:font-style-complex="italic"/>
    </style:style>
    <style:style style:name="List" style:family="paragraph" style:parent-style-name="Text_20_body" style:class="list">
      <style:text-properties style:font-name-complex="Tahoma"/>
    </style:style>
    <style:style style:name="Caption" style:family="paragraph" style:parent-style-name="Standard" style:next-style-name="Standard" style:class="extra">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
    </style:style>
    <style:style style:name="Standard_20_Gliederung" style:display-name="Standard Gliederung" style:family="paragraph" style:parent-style-name="Standard" style:next-style-name="Standard">
      <style:paragraph-properties fo:margin-left="1.501cm" fo:margin-right="0cm" fo:margin-top="0.847cm" fo:margin-bottom="0cm" fo:text-align="start" style:justify-single-word="false" fo:keep-together="always" fo:text-indent="-1.501cm" style:auto-text-indent="false" fo:keep-with-next="always"/>
      <style:text-properties style:font-name="Arial"/>
    </style:style>
    <style:style style:name="Heading_20_1" style:display-name="Heading 1" style:family="paragraph" style:parent-style-name="Standard_20_Gliederung" style:next-style-name="Standard" style:default-outline-level="1" style:class="text" style:master-page-name="">
      <style:paragraph-properties fo:margin-left="1.501cm" fo:margin-right="0.501cm" fo:margin-top="1.058cm" fo:margin-bottom="0cm" fo:keep-together="auto" fo:text-indent="-1.501cm" style:auto-text-indent="false" style:page-number="auto" fo:break-before="page"/>
      <style:text-properties fo:font-size="16pt" style:font-size-asian="16pt" style:font-size-complex="16pt"/>
    </style:style>
    <style:style style:name="Heading_20_2" style:display-name="Heading 2" style:family="paragraph" style:parent-style-name="Standard_20_Gliederung" style:next-style-name="Standard" style:default-outline-level="2" style:class="text">
      <style:paragraph-properties fo:margin-left="0cm" fo:margin-right="0cm" fo:margin-top="0.847cm" fo:margin-bottom="0.141cm" fo:keep-together="auto" fo:text-indent="0cm" style:auto-text-indent="false"/>
      <style:text-properties fo:font-size="14pt" style:font-size-asian="14pt" style:font-size-complex="14pt"/>
    </style:style>
    <style:style style:name="Heading_20_3" style:display-name="Heading 3" style:family="paragraph" style:parent-style-name="Standard_20_Gliederung" style:next-style-name="Standard" style:default-outline-level="3" style:class="text">
      <style:paragraph-properties fo:margin-left="0cm" fo:margin-right="0cm" fo:margin-top="0.847cm" fo:margin-bottom="0.141cm" fo:keep-together="auto" fo:text-indent="0cm" style:auto-text-indent="false"/>
      <style:text-properties fo:font-size="12pt" style:font-size-asian="12pt" style:font-size-complex="12pt"/>
    </style:style>
    <style:style style:name="Heading_20_4" style:display-name="Heading 4" style:family="paragraph" style:parent-style-name="Standard_20_Gliederung" style:next-style-name="Standard" style:default-outline-level="4" style:class="text">
      <style:paragraph-properties fo:margin-left="0cm" fo:margin-right="0cm" fo:margin-top="0.847cm" fo:margin-bottom="0.141cm" fo:keep-together="auto" fo:text-indent="0cm" style:auto-text-indent="false"/>
    </style:style>
    <style:style style:name="Heading_20_5" style:display-name="Heading 5" style:family="paragraph" style:parent-style-name="Standard_20_Gliederung" style:next-style-name="Standard" style:default-outline-level="5" style:class="text">
      <style:paragraph-properties fo:margin-left="0cm" fo:margin-right="0cm" fo:margin-top="0.847cm" fo:margin-bottom="0.141cm" fo:keep-together="auto" fo:text-indent="0cm" style:auto-text-indent="false"/>
    </style:style>
    <style:style style:name="Heading_20_6" style:display-name="Heading 6" style:family="paragraph" style:parent-style-name="Standard_20_Gliederung" style:next-style-name="Standard" style:default-outline-level="6" style:class="text">
      <style:paragraph-properties fo:margin-left="0cm" fo:margin-right="0cm" fo:margin-top="0.847cm" fo:margin-bottom="0.141cm" fo:keep-together="auto" fo:text-indent="0cm" style:auto-text-indent="false"/>
    </style:style>
    <style:style style:name="Heading_20_7" style:display-name="Heading 7" style:family="paragraph" style:parent-style-name="Standard_20_Gliederung" style:next-style-name="Standard" style:default-outline-level="7" style:class="text">
      <style:paragraph-properties fo:margin-left="0cm" fo:margin-right="0cm" fo:margin-top="0.847cm" fo:margin-bottom="0.141cm" fo:keep-together="auto" fo:text-indent="0cm" style:auto-text-indent="false"/>
    </style:style>
    <style:style style:name="Heading_20_8" style:display-name="Heading 8" style:family="paragraph" style:parent-style-name="Standard_20_Gliederung" style:next-style-name="Standard" style:default-outline-level="8" style:class="text">
      <style:paragraph-properties fo:margin-left="0cm" fo:margin-right="0cm" fo:margin-top="0.847cm" fo:margin-bottom="0.141cm" fo:keep-together="auto" fo:text-indent="0cm" style:auto-text-indent="false"/>
    </style:style>
    <style:style style:name="Heading_20_9" style:display-name="Heading 9" style:family="paragraph" style:parent-style-name="Standard_20_Gliederung" style:next-style-name="Standard" style:default-outline-level="9" style:class="text">
      <style:paragraph-properties fo:margin-left="0cm" fo:margin-right="0cm" fo:margin-top="0.847cm" fo:margin-bottom="0.141cm" fo:keep-together="auto" fo:text-indent="0cm" style:auto-text-indent="false"/>
    </style:style>
    <style:style style:name="Beschriftung1" style:family="paragraph" style:parent-style-name="Standard" style:next-style-name="Standard">
      <style:paragraph-properties fo:margin-top="0.212cm" fo:margin-bottom="0.212cm" fo:text-align="center" style:justify-single-word="false"/>
      <style:text-properties style:font-name="Times New Roman" fo:font-style="italic" style:font-style-asian="italic" style:font-name-complex="Times New Roman" style:font-style-complex="italic"/>
    </style:style>
    <style:style style:name="Footnote" style:family="paragraph" style:parent-style-name="Standard" style:class="extra">
      <style:paragraph-properties fo:margin-left="1cm" fo:margin-right="0cm" fo:margin-top="0.106cm" fo:margin-bottom="0cm" fo:keep-together="always" fo:text-indent="-0.501cm" style:auto-text-indent="false"/>
      <style:text-properties fo:font-size="9pt" style:font-size-asian="9pt" style:font-size-complex="9pt"/>
    </style:style>
    <style:style style:name="Standard_20_Deckblatt" style:display-name="Standard Deckblatt" style:family="paragraph" style:parent-style-name="Standard">
      <style:paragraph-properties fo:margin-left="4.401cm" fo:margin-right="0cm" fo:margin-top="0cm" fo:margin-bottom="0cm" fo:text-align="start" style:justify-single-word="false" fo:text-indent="0cm" style:auto-text-indent="false">
        <style:tab-stops>
          <style:tab-stop style:position="6.502cm"/>
        </style:tab-stops>
      </style:paragraph-properties>
      <style:text-properties fo:font-size="14pt" style:font-size-asian="14pt" style:font-size-complex="14pt"/>
    </style:style>
    <style:style style:name="Standard_20_Kopf_26_Fuß" style:display-name="Standard Kopf&amp;Fuß" style:family="paragraph" style:parent-style-name="Standard">
      <style:paragraph-properties fo:margin-top="0cm" fo:margin-bottom="0cm" fo:text-align="start" style:justify-single-word="false"/>
      <style:text-properties fo:font-size="9pt" style:font-size-asian="9pt" style:font-size-complex="9pt"/>
    </style:style>
    <style:style style:name="Standard_20_Tabelle" style:display-name="Standard Tabelle" style:family="paragraph" style:parent-style-name="Standard">
      <style:paragraph-properties fo:margin-top="0.212cm" fo:margin-bottom="0.212cm" fo:text-align="start" style:justify-single-word="false"/>
    </style:style>
    <style:style style:name="Standard_20_Verzeichnis" style:display-name="Standard Verzeichnis" style:family="paragraph" style:parent-style-name="Standard">
      <style:paragraph-properties fo:margin-left="0.501cm" fo:margin-right="0.501cm" fo:margin-top="0.106cm" fo:margin-bottom="0cm" fo:text-align="start" style:justify-single-word="false" fo:keep-together="always" fo:text-indent="-0.501cm" style:auto-text-indent="false">
        <style:tab-stops>
          <style:tab-stop style:position="15.503cm" style:type="right"/>
        </style:tab-stops>
      </style:paragraph-properties>
      <style:text-properties fo:language="zxx" fo:country="none"/>
    </style:style>
    <style:style style:name="Standardeinzug1" style:family="paragraph" style:parent-style-name="Standard">
      <style:paragraph-properties fo:margin-left="1.249cm" fo:margin-right="0cm" fo:margin-top="0cm" fo:margin-bottom="0cm" fo:text-indent="0cm" style:auto-text-indent="false"/>
    </style:style>
    <style:style style:name="Deckblatt_20_Autor" style:display-name="Deckblatt Autor" style:family="paragraph" style:parent-style-name="Standard_20_Deckblatt">
      <style:paragraph-properties fo:margin-top="0.423cm" fo:margin-bottom="0.706cm"/>
    </style:style>
    <style:style style:name="Contents_20_1" style:display-name="Contents 1" style:family="paragraph" style:parent-style-name="Standard_20_Verzeichnis" style:class="index">
      <style:paragraph-properties fo:margin-left="0.501cm" fo:margin-right="1.3cm" fo:margin-top="0.423cm" fo:margin-bottom="0cm" fo:text-indent="-0.501cm" style:auto-text-indent="false"/>
      <style:text-properties fo:font-weight="bold" style:font-weight-asian="bold" style:font-weight-complex="bold"/>
    </style:style>
    <style:style style:name="Contents_20_2" style:display-name="Contents 2" style:family="paragraph" style:parent-style-name="Standard_20_Verzeichnis" style:class="index">
      <style:paragraph-properties fo:margin-left="1.501cm" fo:margin-right="1.3cm" fo:margin-top="0.212cm" fo:margin-bottom="0cm" fo:text-indent="-1cm" style:auto-text-indent="false"/>
    </style:style>
    <style:style style:name="Contents_20_3" style:display-name="Contents 3" style:family="paragraph" style:parent-style-name="Standard_20_Verzeichnis" style:class="index">
      <style:paragraph-properties fo:margin-left="2.752cm" fo:margin-right="1.3cm" fo:margin-top="0cm" fo:margin-bottom="0cm" fo:text-indent="-1.251cm" style:auto-text-indent="false"/>
    </style:style>
    <style:style style:name="Contents_20_4" style:display-name="Contents 4" style:family="paragraph" style:parent-style-name="Standard_20_Verzeichnis" style:class="index">
      <style:paragraph-properties fo:margin-left="4.251cm" fo:margin-right="1.3cm" fo:margin-top="0cm" fo:margin-bottom="0cm" fo:text-indent="-1.501cm" style:auto-text-indent="false"/>
    </style:style>
    <style:style style:name="Aufzählungszeichen1" style:family="paragraph" style:parent-style-name="Standard">
      <style:paragraph-properties fo:margin-left="0cm" fo:margin-right="0cm" fo:margin-top="0cm" fo:margin-bottom="0cm" fo:orphans="0" fo:widows="0" fo:text-indent="0cm" style:auto-text-indent="false"/>
      <style:text-properties style:font-name="Times New Roman" style:font-name-complex="Times New Roman"/>
    </style:style>
    <style:style style:name="Deckblatt_20_Titel" style:display-name="Deckblatt Titel" style:family="paragraph" style:parent-style-name="Standard_20_Deckblatt" style:next-style-name="Deckblatt_20_Untertitel">
      <style:paragraph-properties fo:margin-top="4.798cm" fo:margin-bottom="0cm"/>
      <style:text-properties fo:font-size="20pt" style:font-size-asian="20pt" style:font-size-complex="20pt"/>
    </style:style>
    <style:style style:name="Deckblatt_20_Untertitel" style:display-name="Deckblatt Untertitel" style:family="paragraph" style:parent-style-name="Standard_20_Deckblatt">
      <style:paragraph-properties fo:margin-top="0.635cm" fo:margin-bottom="1.058cm"/>
      <style:text-properties fo:font-size="20pt" style:font-size-asian="20pt" style:font-size-complex="20pt"/>
    </style:style>
    <style:style style:name="Deckblatt_20_Adresse" style:display-name="Deckblatt Adresse" style:family="paragraph" style:parent-style-name="Standard_20_Kopf_26_Fuß">
      <style:paragraph-properties fo:line-height="100%">
        <style:tab-stops>
          <style:tab-stop style:position="1.251cm"/>
        </style:tab-stops>
      </style:paragraph-properties>
    </style:style>
    <style:style style:name="Footer" style:family="paragraph" style:parent-style-name="Standard_20_Kopf_26_Fuß" style:class="extra">
      <style:paragraph-properties fo:line-height="100%" fo:padding-left="0cm" fo:padding-right="0cm" fo:padding-top="0.035cm" fo:padding-bottom="0cm" fo:border-left="none" fo:border-right="none" fo:border-top="0.018cm solid #000000" fo:border-bottom="none">
        <style:tab-stops>
          <style:tab-stop style:position="15.503cm" style:type="right"/>
        </style:tab-stops>
      </style:paragraph-properties>
    </style:style>
    <style:style style:name="Header" style:family="paragraph" style:parent-style-name="Standard_20_Kopf_26_Fuß" style:class="extra">
      <style:paragraph-properties fo:margin-left="0cm" fo:margin-right="4.5cm" fo:margin-top="0cm" fo:margin-bottom="0cm" fo:line-height="100%" fo:text-indent="0cm" style:auto-text-indent="false"/>
    </style:style>
    <style:style style:name="Illustration" style:family="paragraph" style:parent-style-name="Standard" style:class="extra">
      <style:paragraph-properties fo:text-align="center" style:justify-single-word="false" fo:keep-with-next="always"/>
      <style:text-properties style:font-name="Times New Roman" style:font-name-complex="Times New Roman"/>
    </style:style>
    <style:style style:name="Unterschriftzeile" style:family="paragraph" style:parent-style-name="Standard">
      <style:paragraph-properties fo:margin-top="0.847cm" fo:margin-bottom="0cm" fo:text-align="start" style:justify-single-word="false" fo:orphans="0" fo:widows="0">
        <style:tab-stops>
          <style:tab-stop style:position="6.001cm"/>
        </style:tab-stops>
      </style:paragraph-properties>
    </style:style>
    <style:style style:name="Contents_20_5" style:display-name="Contents 5" style:family="paragraph" style:parent-style-name="Standard_20_Verzeichnis" style:next-style-name="Standard" style:class="index">
      <style:paragraph-properties fo:margin-left="6.251cm" fo:margin-right="1.3cm" fo:margin-top="0cm" fo:margin-bottom="0cm" fo:text-indent="-2cm" style:auto-text-indent="false"/>
    </style:style>
    <style:style style:name="Contents_20_6" style:display-name="Contents 6" style:family="paragraph" style:parent-style-name="Standard_20_Verzeichnis" style:next-style-name="Standard" style:class="index">
      <style:paragraph-properties fo:margin-left="7.003cm" fo:margin-right="1.3cm" fo:margin-top="0cm" fo:margin-bottom="0cm" fo:text-indent="-2.501cm" style:auto-text-indent="false"/>
    </style:style>
    <style:style style:name="Contents_20_7" style:display-name="Contents 7" style:family="paragraph" style:parent-style-name="Standard_20_Verzeichnis" style:next-style-name="Standard" style:class="index">
      <style:paragraph-properties fo:margin-left="7.751cm" fo:margin-right="1.3cm" fo:margin-top="0cm" fo:margin-bottom="0cm" fo:text-indent="-3cm" style:auto-text-indent="false"/>
    </style:style>
    <style:style style:name="Contents_20_8" style:display-name="Contents 8" style:family="paragraph" style:parent-style-name="Standard_20_Verzeichnis" style:next-style-name="Standard" style:class="index">
      <style:paragraph-properties fo:margin-left="8.251cm" fo:margin-right="1.3cm" fo:margin-top="0cm" fo:margin-bottom="0cm" fo:text-indent="-3.251cm" style:auto-text-indent="false"/>
    </style:style>
    <style:style style:name="Contents_20_9" style:display-name="Contents 9" style:family="paragraph" style:parent-style-name="Standard_20_Verzeichnis" style:next-style-name="Standard" style:class="index">
      <style:paragraph-properties fo:margin-left="8.752cm" fo:margin-right="1.3cm" fo:margin-top="0cm" fo:margin-bottom="0cm" fo:text-indent="-3.501cm" style:auto-text-indent="false"/>
    </style:style>
    <style:style style:name="Zwischenüber_20_2" style:display-name="Zwischenüber 2" style:family="paragraph" style:parent-style-name="Standard" style:next-style-name="Standard">
      <style:paragraph-properties fo:keep-together="always" fo:keep-with-next="always"/>
      <style:text-properties fo:font-size="14pt" style:font-size-asian="14pt" style:font-size-complex="14pt"/>
    </style:style>
    <style:style style:name="Zwischenüber_20_1" style:display-name="Zwischenüber 1" style:family="paragraph" style:parent-style-name="Standard" style:next-style-name="Standard">
      <style:paragraph-properties fo:margin-top="1.058cm" fo:margin-bottom="0cm" fo:keep-together="always" fo:keep-with-next="always"/>
      <style:text-properties fo:font-size="16pt" style:font-size-asian="16pt" style:font-size-complex="16pt"/>
    </style:style>
    <style:style style:name="S0" style:family="paragraph">
      <style:paragraph-properties fo:margin-top="0.423cm" fo:margin-bottom="0cm" fo:text-align="justify" style:justify-single-word="false" fo:orphans="2" fo:widows="2" fo:hyphenation-ladder-count="no-limit"/>
      <style:text-properties style:use-window-font-color="true" style:font-name="Times New Roman" fo:font-size="12pt" fo:language="de" fo:country="DE" style:font-name-asian="Arial" style:font-size-asian="12pt" style:font-name-complex="Times New Roman" style:font-size-complex="12pt" style:language-complex="ar" style:country-complex="SA" fo:hyphenate="false" fo:hyphenation-remain-char-count="2" fo:hyphenation-push-char-count="2"/>
    </style:style>
    <style:style style:name="P1" style:family="paragraph" style:parent-style-name="Standard">
      <style:paragraph-properties fo:margin-left="0cm" fo:margin-right="0cm" fo:margin-top="0.141cm" fo:margin-bottom="0.141cm" fo:text-indent="0cm" style:auto-text-indent="false"/>
      <style:text-properties style:font-name="Dresdner Bank AG" fo:font-size="11pt" style:font-size-asian="11pt"/>
    </style:style>
    <style:style style:name="Tabelleneintrag" style:family="paragraph" style:parent-style-name="Standard">
      <style:paragraph-properties fo:margin-top="0.071cm" fo:margin-bottom="0.071cm" fo:text-align="start" style:justify-single-word="false"/>
      <style:text-properties style:font-name="Dresdner Bank AG" fo:font-size="11pt" style:font-size-asian="11pt"/>
    </style:style>
    <style:style style:name="Tabellentitel" style:family="paragraph" style:parent-style-name="Tabelleneintrag">
      <style:text-properties fo:font-weight="bold" style:font-weight-asian="bold" style:font-weight-complex="bold"/>
    </style:style>
    <style:style style:name="Kommentartext1" style:family="paragraph" style:parent-style-name="Standard">
      <style:text-properties fo:font-size="10pt" style:font-size-asian="10pt" style:font-size-complex="10pt"/>
    </style:style>
    <style:style style:name="Abbildungsverzeichnis1" style:family="paragraph" style:parent-style-name="Standard" style:next-style-name="Standard">
      <style:paragraph-properties fo:margin-left="0.776cm" fo:margin-right="0cm" fo:margin-top="0cm" fo:margin-bottom="0cm" fo:text-indent="-0.776cm" style:auto-text-indent="false"/>
    </style:style>
    <style:style style:name="Textkörper_20_21" style:display-name="Textkörper 21" style:family="paragraph" style:parent-style-name="Standard">
      <style:text-properties fo:color="#0000ff"/>
    </style:style>
    <style:style style:name="Sprechblasentext" style:family="paragraph" style:parent-style-name="Standard">
      <style:text-properties style:font-name="Tahoma" fo:font-size="8pt" style:font-size-asian="8pt" style:font-size-complex="8pt"/>
    </style:style>
    <style:style style:name="Kommentarthema" style:family="paragraph" style:parent-style-name="Kommentartext1" style:next-style-name="Kommentartext1">
      <style:text-properties fo:font-weight="bold" style:font-weight-asian="bold"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margin-top="0cm" fo:margin-bottom="0cm" fo:text-indent="0cm" style:auto-text-indent="false">
        <style:tab-stops>
          <style:tab-stop style:position="16.999cm" style:type="right" style:leader-style="dotted" style:leader-text="."/>
        </style:tab-stops>
      </style:paragraph-properties>
    </style:style>
    <style:style style:name="Liste_20_2" style:display-name="Liste 2" style:family="paragraph" style:parent-style-name="Standard">
      <style:paragraph-properties fo:margin-left="0.998cm" fo:margin-right="0cm" fo:margin-top="0cm" fo:margin-bottom="0cm" fo:text-indent="-0.499cm" style:auto-text-indent="false"/>
    </style:style>
    <style:style style:name="Liste_20_3" style:display-name="Liste 3" style:family="paragraph" style:parent-style-name="Standard">
      <style:paragraph-properties fo:margin-left="1.498cm" fo:margin-right="0cm" fo:margin-top="0cm" fo:margin-bottom="0cm" fo:text-indent="-0.499cm" style:auto-text-indent="false"/>
    </style:style>
    <style:style style:name="Datum" style:family="paragraph" style:parent-style-name="Standard" style:next-style-name="Standard"/>
    <style:style style:name="Aufzählungszeichen_20_2" style:display-name="Aufzählungszeichen 2" style:family="paragraph" style:parent-style-name="Standard" style:list-style-name="WW8Num1"/>
    <style:style style:name="Title" style:family="paragraph" style:parent-style-name="Standard" style:next-style-name="Subtitle" style:class="chapter">
      <style:paragraph-properties fo:margin-top="0.423cm" fo:margin-bottom="0.106cm" fo:text-align="center" style:justify-single-word="false"/>
      <style:text-properties fo:font-size="16pt" fo:font-weight="bold" style:letter-kerning="true" style:font-size-asian="16pt" style:font-weight-asian="bold" style:font-size-complex="16pt" style:font-weight-complex="bold"/>
    </style:style>
    <style:style style:name="Subtitle" style:family="paragraph" style:parent-style-name="Standard" style:next-style-name="Text_20_body" style:class="chapter">
      <style:paragraph-properties fo:margin-top="0.423cm" fo:margin-bottom="0.106cm" fo:text-align="center" style:justify-single-word="false"/>
      <style:text-properties fo:font-size="12pt" style:font-size-asian="12pt" style:font-size-complex="12pt"/>
    </style:style>
    <style:style style:name="Stnard" style:family="paragraph" style:parent-style-name="Heading_20_3" style:default-outline-level="" style:list-style-name="">
      <style:text-properties fo:language="en" fo:country="GB"/>
    </style:style>
    <style:style style:name="Frame_20_contents" style:display-name="Frame contents" style:family="paragraph" style:parent-style-name="Text_20_body" style:class="extra"/>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WW8Num1z0" style:family="text">
      <style:text-properties style:font-name="Symbol"/>
    </style:style>
    <style:style style:name="WW8Num3z3" style:family="text">
      <style:text-properties fo:font-weight="normal" style:font-weight-asian="normal" style:font-weight-complex="bold"/>
    </style:style>
    <style:style style:name="WW8Num5z3" style:family="text">
      <style:text-properties style:font-name="Symbol"/>
    </style:style>
    <style:style style:name="WW8Num7z0" style:family="text">
      <style:text-properties style:font-name="Wingdings" style:font-name-asian="Times New Roman" style:font-name-complex="Times New Roman"/>
    </style:style>
    <style:style style:name="WW8Num7z1" style:family="text">
      <style:text-properties style:font-name="Symbol"/>
    </style:style>
    <style:style style:name="WW8Num7z2" style:family="text">
      <style:text-properties style:font-name="Wingdings"/>
    </style:style>
    <style:style style:name="WW8Num7z3" style:family="text">
      <style:text-properties style:font-name="Symbol"/>
    </style:style>
    <style:style style:name="Absatz-Standardschriftart" style:family="text"/>
    <style:style style:name="WW8Num1z3" style:family="text">
      <style:text-properties fo:font-weight="normal" style:font-weight-asian="normal" style:font-weight-complex="bold"/>
    </style:style>
    <style:style style:name="WW8Num2z0" style:family="text">
      <style:text-properties style:font-name="Symbol"/>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4z1" style:family="text">
      <style:text-properties style:font-name="Arial" style:font-name-asian="Times New Roman" style:font-name-complex="Arial"/>
    </style:style>
    <style:style style:name="WW8Num5z0" style:family="text">
      <style:text-properties style:font-name="Arial" style:font-name-asian="Times New Roman" style:font-name-complex="Arial"/>
    </style:style>
    <style:style style:name="WW8Num5z1" style:family="text">
      <style:text-properties style:font-name="Courier New" style:font-name-complex="Courier New"/>
    </style:style>
    <style:style style:name="WW8Num5z2" style:family="text">
      <style:text-properties style:font-name="Wingdings"/>
    </style:style>
    <style:style style:name="WW8Num8z0" style:family="text">
      <style:text-properties style:font-name="Arial" style:font-name-asian="Times New Roman" style:font-name-complex="Arial"/>
    </style:style>
    <style:style style:name="WW8Num8z1" style:family="text">
      <style:text-properties style:font-name="Courier New"/>
    </style:style>
    <style:style style:name="WW8Num8z2" style:family="text">
      <style:text-properties style:font-name="Wingdings"/>
    </style:style>
    <style:style style:name="WW8Num8z3" style:family="text">
      <style:text-properties style:font-name="Symbol"/>
    </style:style>
    <style:style style:name="WW8Num9z0" style:family="text">
      <style:text-properties style:font-name="Symbol"/>
    </style:style>
    <style:style style:name="WW8Num10z0" style:family="text">
      <style:text-properties style:font-name="Symbol" style:font-name-asian="Times New Roman" style:font-name-complex="Arial"/>
    </style:style>
    <style:style style:name="WW8Num10z1" style:family="text">
      <style:text-properties style:font-name="Courier New"/>
    </style:style>
    <style:style style:name="WW8Num10z2" style:family="text">
      <style:text-properties style:font-name="Wingdings"/>
    </style:style>
    <style:style style:name="WW8Num10z3" style:family="text">
      <style:text-properties style:font-name="Symbol"/>
    </style:style>
    <style:style style:name="WW8Num11z0" style:family="text">
      <style:text-properties style:font-name="Symbol" style:font-name-asian="Times New Roman" style:font-name-complex="Arial"/>
    </style:style>
    <style:style style:name="WW8Num11z1" style:family="text">
      <style:text-properties style:font-name="Courier New"/>
    </style:style>
    <style:style style:name="WW8Num11z2" style:family="text">
      <style:text-properties style:font-name="Wingdings"/>
    </style:style>
    <style:style style:name="WW8Num11z3" style:family="text">
      <style:text-properties style:font-name="Symbol"/>
    </style:style>
    <style:style style:name="WW8Num13z0" style:family="text">
      <style:text-properties style:font-name="Symbol" style:font-name-asian="Times New Roman" style:font-name-complex="Arial"/>
    </style:style>
    <style:style style:name="WW8Num13z1" style:family="text">
      <style:text-properties style:font-name="Courier New"/>
    </style:style>
    <style:style style:name="WW8Num13z2" style:family="text">
      <style:text-properties style:font-name="Wingdings"/>
    </style:style>
    <style:style style:name="WW8Num13z3" style:family="text">
      <style:text-properties style:font-name="Symbol"/>
    </style:style>
    <style:style style:name="WW8Num14z0" style:family="text">
      <style:text-properties style:font-name="Symbol"/>
    </style:style>
    <style:style style:name="WW8Num14z1" style:family="text">
      <style:text-properties style:font-name="Courier New" style:font-name-complex="Courier New"/>
    </style:style>
    <style:style style:name="WW8Num14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7z0" style:family="text">
      <style:text-properties style:font-name="Symbol" style:font-name-asian="Times New Roman" style:font-name-complex="Arial"/>
    </style:style>
    <style:style style:name="WW8Num17z1" style:family="text">
      <style:text-properties style:font-name="Courier New"/>
    </style:style>
    <style:style style:name="WW8Num17z2" style:family="text">
      <style:text-properties style:font-name="Wingdings"/>
    </style:style>
    <style:style style:name="WW8Num17z3" style:family="text">
      <style:text-properties style:font-name="Symbol"/>
    </style:style>
    <style:style style:name="WW8Num18z0" style:family="text">
      <style:text-properties style:font-name="Symbol"/>
    </style:style>
    <style:style style:name="Absatz-Standardschriftart1" style:family="text"/>
    <style:style style:name="Page_20_Number" style:display-name="Page Number" style:family="text" style:parent-style-name="Absatz-Standardschriftart1"/>
    <style:style style:name="Fußnotenzeichen1" style:family="text" style:parent-style-name="Absatz-Standardschriftart1">
      <style:text-properties style:text-position="33% 100%" fo:font-size="9pt" style:font-size-asian="9pt" style:font-size-complex="9pt"/>
    </style:style>
    <style:style style:name="Code-Standardschriftart" style:family="text" style:parent-style-name="Absatz-Standardschriftart1">
      <style:text-properties style:font-name="Courier New" fo:font-size="11pt" fo:language="zxx" fo:country="none" style:font-size-asian="11pt" style:font-size-complex="11pt"/>
    </style:style>
    <style:style style:name="Internet_20_link" style:display-name="Internet link" style:family="text" style:parent-style-name="Absatz-Standardschriftart1">
      <style:text-properties fo:color="#0000ff" style:text-underline-style="solid" style:text-underline-width="auto" style:text-underline-color="font-color"/>
    </style:style>
    <style:style style:name="Kommentarzeichen1" style:family="text" style:parent-style-name="Absatz-Standardschriftart1">
      <style:text-properties fo:font-size="8pt" style:font-size-asian="8pt" style:font-size-complex="8pt"/>
    </style:style>
    <style:style style:name="Visited_20_Internet_20_Link" style:display-name="Visited Internet Link" style:family="text" style:parent-style-name="Absatz-Standardschriftart1">
      <style:text-properties fo:color="#800080" style:text-underline-style="solid" style:text-underline-width="auto" style:text-underline-color="font-color"/>
    </style:style>
    <style:style style:name="Standard_20_Gliederung_20_Char" style:display-name="Standard Gliederung Char" style:family="text" style:parent-style-name="Absatz-Standardschriftart1">
      <style:text-properties style:font-name="Arial" fo:font-size="11pt" fo:language="de" fo:country="DE" style:font-size-asian="11pt" style:font-name-complex="Arial" style:font-size-complex="11pt" style:language-complex="ar" style:country-complex="SA"/>
    </style:style>
    <style:style style:name="_20_Zchn_20_Zchn1" style:display-name=" Zchn Zchn1" style:family="text" style:parent-style-name="Standard_20_Gliederung_20_Char">
      <style:text-properties fo:font-size="14pt" style:font-size-asian="14pt" style:font-size-complex="14pt"/>
    </style:style>
    <style:style style:name="_20_Zchn_20_Zchn" style:display-name=" Zchn Zchn" style:family="text" style:parent-style-name="Standard_20_Gliederung_20_Char">
      <style:text-properties fo:font-size="12pt" style:font-size-asian="12pt" style:font-size-complex="12pt"/>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WW8Num3z3"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3z3"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format="1">
        <style:list-level-properties text:list-level-position-and-space-mode="label-alignment">
          <style:list-level-label-alignment text:label-followed-by="nothing"/>
        </style:list-level-properties>
      </text:list-level-style-number>
      <text:list-level-style-number text:level="2" style:num-format="1" text:display-levels="2">
        <style:list-level-properties text:list-level-position-and-space-mode="label-alignment">
          <style:list-level-label-alignment text:label-followed-by="nothing"/>
        </style:list-level-properties>
      </text:list-level-style-number>
      <text:list-level-style-number text:level="3" style:num-format="1" text:display-levels="3">
        <style:list-level-properties text:list-level-position-and-space-mode="label-alignment">
          <style:list-level-label-alignment text:label-followed-by="nothing"/>
        </style:list-level-properties>
      </text:list-level-style-number>
      <text:list-level-style-number text:level="4" text:style-name="WW8Num5z3" style:num-format="1" text:display-levels="4">
        <style:list-level-properties text:list-level-position-and-space-mode="label-alignment">
          <style:list-level-label-alignment text:label-followed-by="nothing"/>
        </style:list-level-properties>
      </text:list-level-style-number>
      <text:list-level-style-number text:level="5" style:num-format="1" text:display-levels="5">
        <style:list-level-properties text:list-level-position-and-space-mode="label-alignment">
          <style:list-level-label-alignment text:label-followed-by="nothing"/>
        </style:list-level-properties>
      </text:list-level-style-number>
      <text:list-level-style-number text:level="6" style:num-format="1" text:display-levels="6">
        <style:list-level-properties text:list-level-position-and-space-mode="label-alignment">
          <style:list-level-label-alignment text:label-followed-by="nothing"/>
        </style:list-level-properties>
      </text:list-level-style-number>
      <text:list-level-style-number text:level="7" style:num-format="1" text:display-levels="7">
        <style:list-level-properties text:list-level-position-and-space-mode="label-alignment">
          <style:list-level-label-alignment text:label-followed-by="nothing"/>
        </style:list-level-properties>
      </text:list-level-style-number>
      <text:list-level-style-number text:level="8" style:num-format="1" text:display-levels="8">
        <style:list-level-properties text:list-level-position-and-space-mode="label-alignment">
          <style:list-level-label-alignment text:label-followed-by="nothing"/>
        </style:list-level-properties>
      </text:list-level-style-number>
      <text:list-level-style-number text:level="9" style:num-format="1" text:display-levels="9">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7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7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7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7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cm" fo:margin-right="0cm" fo:text-align="start" style:justify-single-word="false" fo:orphans="2" fo:widows="2" fo:hyphenation-ladder-count="no-limit" fo:text-indent="0cm" style:auto-text-indent="false" fo:padding-left="0cm" fo:padding-right="0cm" fo:padding-top="0cm" fo:padding-bottom="0.035cm" fo:border-left="none" fo:border-right="none" fo:border-top="none" fo:border-bottom="0.018cm solid #000000" style:writing-mode="lr-tb">
        <style:tab-stops>
          <style:tab-stop style:position="16.503cm" style:type="right"/>
        </style:tab-stops>
      </style:paragraph-properties>
      <style:text-properties fo:hyphenate="true" fo:hyphenation-remain-char-count="2" fo:hyphenation-push-char-count="2"/>
    </style:style>
    <style:style style:name="MP2" style:family="paragraph" style:parent-style-name="Footer">
      <style:paragraph-properties fo:margin-left="0cm" fo:margin-right="-0.002cm" fo:text-indent="0cm" style:auto-text-indent="false">
        <style:tab-stops>
          <style:tab-stop style:position="1.251cm"/>
          <style:tab-stop style:position="8.251cm" style:type="center"/>
          <style:tab-stop style:position="16.503cm" style:type="right"/>
        </style:tab-stops>
      </style:paragraph-properties>
    </style:style>
    <style:style style:name="MT1" style:family="text">
      <style:text-properties fo:language="zxx" fo:country="none" style:language-asian="zxx" style:country-asian="none"/>
    </style:style>
    <style:style style:name="MT2" style:family="text">
      <style:text-properties style:use-window-font-color="true" style:font-name="Arial" fo:font-size="12pt" fo:language="de" fo:country="DE" style:font-name-asian="Times New Roman" style:font-size-asian="12pt" style:language-asian="zxx" style:country-asian="none" style:font-name-complex="Arial" style:font-size-complex="12pt" style:language-complex="ar" style:country-complex="SA"/>
    </style:style>
    <style:style style:name="MT3" style:family="text">
      <style:text-properties fo:font-size="12pt" fo:language="de" fo:country="DE" style:font-size-asian="12pt" style:language-asian="zxx" style:country-asian="none" style:font-size-complex="12pt"/>
    </style:style>
    <style:style style:name="MT4" style:family="text"/>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401cm" fo:margin-bottom="1.3cm" fo:margin-left="2.501cm" fo:margin-right="2cm" fo:background-color="#ffffff" style:writing-mode="lr-tb" style:layout-grid-color="#c0c0c0" style:layout-grid-lines="42" style:layout-grid-base-height="0.635cm" style:layout-grid-ruby-height="0cm" style:layout-grid-mode="none" style:layout-grid-ruby-below="false" style:layout-grid-print="false" style:layout-grid-display="false" style:layout-grid-base-width="0.388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1.6cm" fo:margin-left="0cm" fo:margin-right="0cm" fo:margin-bottom="1.501cm" style:dynamic-spacing="true"/>
      </style:header-style>
      <style:footer-style>
        <style:header-footer-properties fo:min-height="1.201cm" fo:margin-left="0cm" fo:margin-right="0cm" fo:margin-top="1.102cm" style:dynamic-spacing="true"/>
      </style:footer-style>
    </style:page-layout>
    <style:page-layout style:name="Mpm2">
      <style:page-layout-properties fo:page-width="21.001cm" fo:page-height="29.7cm" style:num-format="1" style:print-orientation="portrait" fo:margin-top="3cm" fo:margin-bottom="2.501cm" fo:margin-left="2.501cm" fo:margin-right="2cm" fo:background-color="#ffffff"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header>
        <text:p text:style-name="MP1"><text:span text:style-name="MT1"><text:tab/></text:span><text:span text:style-name="MT2">CoCoMa </text:span><text:span text:style-name="MT3">for IBM Cognos - Documentation</text:span></text:p>
      </style:header>
      <style:footer>
        <text:p text:style-name="MP2"><draw:frame draw:style-name="Mfr1" draw:name="Grafik2" text:anchor-type="paragraph" svg:x="-0.023cm" svg:y="0.074cm" svg:width="2.999cm" svg:height="0.586cm" draw:z-index="7"><draw:image xlink:href="Pictures/100000000000021A00000069A4CB2CBE.png" xlink:type="simple" xlink:show="embed" xlink:actuate="onLoad"/></draw:frame><text:tab/><text:tab/>Seite <text:span text:style-name="Page_20_Number"><text:page-number text:select-page="current">1</text:page-number></text:span><text:tab/>Druckdatum: <text:date style:data-style-name="N36" text:date-value="2015-05-07T11:16:44.93">07.05.2015</text:date></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MIF Titel</dc:title>
    <dc:subject>MIF Thema</dc:subject>
    <dc:description>&lt;Status&gt;</dc:description>
    <meta:initial-creator>Ralf Roeber</meta:initial-creator>
    <meta:creation-date>2009-06-10T11:12:00</meta:creation-date>
    <dc:creator>Ralf Roeber</dc:creator>
    <dc:date>2015-05-07T11:16:44.75</dc:date>
    <meta:print-date>2015-05-07T11:13:10.82</meta:print-date>
    <meta:editing-cycles>88</meta:editing-cycles>
    <meta:generator>OpenOffice/4.1.1$Win32 OpenOffice.org_project/411m6$Build-9775</meta:generator>
    <meta:editing-duration>P2DT3H50M31S</meta:editing-duration>
    <meta:printed-by>Ralf Roeber</meta:printed-by>
    <meta:document-statistic meta:table-count="0" meta:image-count="2" meta:object-count="0" meta:page-count="30" meta:paragraph-count="1103" meta:word-count="2967" meta:character-count="34679"/>
  </office:meta>
</office:document-meta>
</file>